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1.71pt"/>
    </style:style>
    <style:style style:name="co2" style:family="table-column">
      <style:table-column-properties fo:break-before="auto" style:column-width="63.64pt"/>
    </style:style>
    <style:style style:name="co3" style:family="table-column">
      <style:table-column-properties fo:break-before="auto" style:column-width="60.94pt"/>
    </style:style>
    <style:style style:name="co4" style:family="table-column">
      <style:table-column-properties fo:break-before="auto" style:column-width="218.69pt"/>
    </style:style>
    <style:style style:name="co5" style:family="table-column">
      <style:table-column-properties fo:break-before="auto" style:column-width="42.66pt"/>
    </style:style>
    <style:style style:name="co6" style:family="table-column">
      <style:table-column-properties fo:break-before="auto" style:column-width="51.45pt"/>
    </style:style>
    <style:style style:name="co7" style:family="table-column">
      <style:table-column-properties fo:break-before="auto" style:column-width="50.09pt"/>
    </style:style>
    <style:style style:name="co8" style:family="table-column">
      <style:table-column-properties fo:break-before="auto" style:column-width="98.84pt"/>
    </style:style>
    <style:style style:name="co9" style:family="table-column">
      <style:table-column-properties fo:break-before="auto" style:column-width="79.91pt"/>
    </style:style>
    <style:style style:name="co10" style:family="table-column">
      <style:table-column-properties fo:break-before="auto" style:column-width="148.31pt"/>
    </style:style>
    <style:style style:name="co11" style:family="table-column">
      <style:table-column-properties fo:break-before="auto" style:column-width="27.81pt"/>
    </style:style>
    <style:style style:name="co12" style:family="table-column">
      <style:table-column-properties fo:break-before="auto" style:column-width="41.36pt"/>
    </style:style>
    <style:style style:name="co13" style:family="table-column">
      <style:table-column-properties fo:break-before="auto" style:column-width="31.8pt"/>
    </style:style>
    <style:style style:name="co14" style:family="table-column">
      <style:table-column-properties fo:break-before="auto" style:column-width="33.14pt"/>
    </style:style>
    <style:style style:name="co15" style:family="table-column">
      <style:table-column-properties fo:break-before="auto" style:column-width="62.31pt"/>
    </style:style>
    <style:style style:name="co16" style:family="table-column">
      <style:table-column-properties fo:break-before="auto" style:column-width="39.94pt"/>
    </style:style>
    <style:style style:name="co17" style:family="table-column">
      <style:table-column-properties fo:break-before="auto" style:column-width="76.56pt"/>
    </style:style>
    <style:style style:name="co18" style:family="table-column">
      <style:table-column-properties fo:break-before="auto" style:column-width="92.75pt"/>
    </style:style>
    <style:style style:name="co19" style:family="table-column">
      <style:table-column-properties fo:break-before="auto" style:column-width="81.89pt"/>
    </style:style>
    <style:style style:name="co20" style:family="table-column">
      <style:table-column-properties fo:break-before="auto" style:column-width="67.04pt"/>
    </style:style>
    <style:style style:name="co21" style:family="table-column">
      <style:table-column-properties fo:break-before="auto" style:column-width="84.64pt"/>
    </style:style>
    <style:style style:name="co22" style:family="table-column">
      <style:table-column-properties fo:break-before="auto" style:column-width="252.54pt"/>
    </style:style>
    <style:style style:name="co23" style:family="table-column">
      <style:table-column-properties fo:break-before="auto" style:column-width="68.3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Items">
      <style:table-properties table:display="true" style:writing-mode="lr-tb"/>
    </style:style>
    <style:style style:name="ce1" style:family="table-cell" style:parent-style-name="Default">
      <style:table-cell-properties fo:background-color="#5b95f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4a86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e8f0f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e8f0f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4a86e8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ackground-color="#5b95f9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ackground-color="#5b95f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4a86e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tem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100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nimationId</text:p>
          </table:table-cell>
          <table:table-cell table:style-name="ce1" office:value-type="string" calcext:value-type="string">
            <text:p>consumabl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ffects</text:p>
          </table:table-cell>
          <table:table-cell table:style-name="ce1" office:value-type="string" calcext:value-type="string">
            <text:p>hitType</text:p>
          </table:table-cell>
          <table:table-cell table:style-name="ce1" office:value-type="string" calcext:value-type="string">
            <text:p>iconIndex</text:p>
          </table:table-cell>
          <table:table-cell table:style-name="ce1" office:value-type="string" calcext:value-type="string">
            <text:p>itypeId</text:p>
          </table:table-cell>
          <table:table-cell table:style-name="ce9" office:value-type="string" calcext:value-type="string">
            <text:p>name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occasion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repeats</text:p>
          </table:table-cell>
          <table:table-cell table:style-name="ce1" office:value-type="string" calcext:value-type="string">
            <text:p>scope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successRate</text:p>
          </table:table-cell>
          <table:table-cell table:style-name="ce1" office:value-type="string" calcext:value-type="string">
            <text:p>tpGain</text:p>
          </table:table-cell>
          <table:table-cell table:style-name="ce1" office:value-type="string" calcext:value-type="string">
            <text:p>damage_critical</text:p>
          </table:table-cell>
          <table:table-cell table:style-name="ce1" office:value-type="string" calcext:value-type="string">
            <text:p>damage_elementId</text:p>
          </table:table-cell>
          <table:table-cell table:style-name="ce1" office:value-type="string" calcext:value-type="string">
            <text:p>damage_formula</text:p>
          </table:table-cell>
          <table:table-cell table:style-name="ce1" office:value-type="string" calcext:value-type="string">
            <text:p>damage_type</text:p>
          </table:table-cell>
          <table:table-cell table:style-name="ce1" office:value-type="string" calcext:value-type="string">
            <text:p>damage_variance</text:p>
          </table:table-cell>
          <table:table-cell table:style-name="ce10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Animation Id</text:p>
          </table:table-cell>
          <table:table-cell table:style-name="ce2" office:value-type="string" calcext:value-type="string">
            <text:p>Consumable</text:p>
          </table:table-cell>
          <table:table-cell table:style-name="ce8" office:value-type="string" calcext:value-type="string">
            <text:p>Description</text:p>
          </table:table-cell>
          <table:table-cell table:style-name="ce2" office:value-type="string" calcext:value-type="string">
            <text:p>Effects</text:p>
          </table:table-cell>
          <table:table-cell table:style-name="ce2" office:value-type="string" calcext:value-type="string">
            <text:p>Hit Type</text:p>
          </table:table-cell>
          <table:table-cell table:style-name="ce2" office:value-type="string" calcext:value-type="string">
            <text:p>Icon Index</text:p>
          </table:table-cell>
          <table:table-cell table:style-name="ce2" office:value-type="string" calcext:value-type="string">
            <text:p>Item Type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Note</text:p>
          </table:table-cell>
          <table:table-cell table:style-name="ce2" office:value-type="string" calcext:value-type="string">
            <text:p>Occasion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Repeats</text:p>
          </table:table-cell>
          <table:table-cell table:style-name="ce2" office:value-type="string" calcext:value-type="string">
            <text:p>Scope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Success Rate</text:p>
          </table:table-cell>
          <table:table-cell table:style-name="ce2" office:value-type="string" calcext:value-type="string">
            <text:p>TP Gain</text:p>
          </table:table-cell>
          <table:table-cell table:style-name="ce2" office:value-type="string" calcext:value-type="string">
            <text:p>Damage Critical</text:p>
          </table:table-cell>
          <table:table-cell table:style-name="ce2" office:value-type="string" calcext:value-type="string">
            <text:p>Damage Element Id</text:p>
          </table:table-cell>
          <table:table-cell table:style-name="ce2" office:value-type="string" calcext:value-type="string">
            <text:p>Damage Formula</text:p>
          </table:table-cell>
          <table:table-cell table:style-name="ce2" office:value-type="string" calcext:value-type="string">
            <text:p>Damage Type</text:p>
          </table:table-cell>
          <table:table-cell table:style-name="ce2" office:value-type="string" calcext:value-type="string">
            <text:p>Damage Variance</text:p>
          </table:table-cell>
          <table:table-cell table:style-name="ce11" table:number-columns-repeated="4"/>
          <table:table-cell table:number-columns-repeated="99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Plan extérieur</text:p>
          </table:table-cell>
          <table:table-cell table:style-name="ce6" office:value-type="string" calcext:value-type="string">
            <text:p>&lt;Menu Category: Object&gt;</text:p>
            <text:p>&lt;Picture: Objects_map&gt;</text:p>
            <text:p/>
            <text:p>&lt;Info Text Top&gt;</text:p>
            <text:p>Description</text:p>
            <text:p>Ligne 2</text:p>
            <text:p>Ligne 3</text:p>
            <text:p>Ligne 4</text:p>
            <text:p>Ligne 5</text:p>
            <text:p>Ligne 6</text:p>
            <text:p>Ligne 7</text:p>
            <text:p>Ligne 8</text:p>
            <text:p>Ligne 9</text:p>
            <text:p>Ligne 10</text:p>
            <text:p>Ligne 11 FIN</text:p>
            <text:p>&lt;/Info Text Top&gt;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Plan sous-sol</text:p>
          </table:table-cell>
          <table:table-cell table:style-name="ce7" office:value-type="string" calcext:value-type="string">
            <text:p>&lt;Menu Category: Object&gt;</text:p>
            <text:p>&lt;Picture: Objects_map&gt;</text:p>
            <text:p/>
            <text:p>&lt;Info Text Top&gt;</text:p>
            <text:p>Description</text:p>
            <text:p>Ligne 2</text:p>
            <text:p>Ligne 3</text:p>
            <text:p>Ligne 4</text:p>
            <text:p>Ligne 5</text:p>
            <text:p>Ligne 6</text:p>
            <text:p>Ligne 7</text:p>
            <text:p>Ligne 8</text:p>
            <text:p>Ligne 9</text:p>
            <text:p>Ligne 10</text:p>
            <text:p>Ligne 11 FIN</text:p>
            <text:p>&lt;/Info Text Top&gt;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Pan Bat-P RDC</text:p>
          </table:table-cell>
          <table:table-cell table:style-name="ce6" office:value-type="string" calcext:value-type="string">
            <text:p>&lt;Menu Category: Object&gt;</text:p>
            <text:p>&lt;Picture: Objects_map&gt;</text:p>
            <text:p/>
            <text:p>&lt;Info Text Top&gt;</text:p>
            <text:p>Description</text:p>
            <text:p>Ligne 2</text:p>
            <text:p>Ligne 3</text:p>
            <text:p>Ligne 4</text:p>
            <text:p>Ligne 5</text:p>
            <text:p>Ligne 6</text:p>
            <text:p>Ligne 7</text:p>
            <text:p>Ligne 8</text:p>
            <text:p>Ligne 9</text:p>
            <text:p>Ligne 10</text:p>
            <text:p>Ligne 11 FIN</text:p>
            <text:p>&lt;/Info Text Top&gt;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Plan Bat-P 1er</text:p>
          </table:table-cell>
          <table:table-cell table:style-name="ce7" office:value-type="string" calcext:value-type="string">
            <text:p>&lt;Menu Category: Object&gt;</text:p>
            <text:p>&lt;Picture: Objects_map&gt;</text:p>
            <text:p/>
            <text:p>&lt;Info Text Top&gt;</text:p>
            <text:p>Description</text:p>
            <text:p>Ligne 2</text:p>
            <text:p>Ligne 3</text:p>
            <text:p>Ligne 4</text:p>
            <text:p>Ligne 5</text:p>
            <text:p>Ligne 6</text:p>
            <text:p>Ligne 7</text:p>
            <text:p>Ligne 8</text:p>
            <text:p>Ligne 9</text:p>
            <text:p>Ligne 10</text:p>
            <text:p>Ligne 11 FIN</text:p>
            <text:p>&lt;/Info Text Top&gt;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Plan entrepôt</text:p>
          </table:table-cell>
          <table:table-cell table:style-name="ce6" office:value-type="string" calcext:value-type="string">
            <text:p>&lt;Menu Category: Object&gt;</text:p>
            <text:p>&lt;Picture: Objects_map&gt;</text:p>
            <text:p/>
            <text:p>&lt;Info Text Top&gt;</text:p>
            <text:p>Description</text:p>
            <text:p>Ligne 2</text:p>
            <text:p>Ligne 3</text:p>
            <text:p>Ligne 4</text:p>
            <text:p>Ligne 5</text:p>
            <text:p>Ligne 6</text:p>
            <text:p>Ligne 7</text:p>
            <text:p>Ligne 8</text:p>
            <text:p>Ligne 9</text:p>
            <text:p>Ligne 10</text:p>
            <text:p>Ligne 11 FIN</text:p>
            <text:p>&lt;/Info Text Top&gt;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Plan infirmerie</text:p>
          </table:table-cell>
          <table:table-cell table:style-name="ce7" office:value-type="string" calcext:value-type="string">
            <text:p>&lt;Menu Category: Object&gt;</text:p>
            <text:p>&lt;Picture: Objects_map&gt;</text:p>
            <text:p/>
            <text:p>&lt;Info Text Top&gt;</text:p>
            <text:p>Description</text:p>
            <text:p>Ligne 2</text:p>
            <text:p>Ligne 3</text:p>
            <text:p>Ligne 4</text:p>
            <text:p>Ligne 5</text:p>
            <text:p>Ligne 6</text:p>
            <text:p>Ligne 7</text:p>
            <text:p>Ligne 8</text:p>
            <text:p>Ligne 9</text:p>
            <text:p>Ligne 10</text:p>
            <text:p>Ligne 11 FIN</text:p>
            <text:p>&lt;/Info Text Top&gt;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Plan dortoir élèves</text:p>
          </table:table-cell>
          <table:table-cell table:style-name="ce6" office:value-type="string" calcext:value-type="string">
            <text:p>&lt;Menu Category: Object&gt;</text:p>
            <text:p>&lt;Picture: Objects_map&gt;</text:p>
            <text:p/>
            <text:p>&lt;Info Text Top&gt;</text:p>
            <text:p>Description</text:p>
            <text:p>Ligne 2</text:p>
            <text:p>Ligne 3</text:p>
            <text:p>Ligne 4</text:p>
            <text:p>Ligne 5</text:p>
            <text:p>Ligne 6</text:p>
            <text:p>Ligne 7</text:p>
            <text:p>Ligne 8</text:p>
            <text:p>Ligne 9</text:p>
            <text:p>Ligne 10</text:p>
            <text:p>Ligne 11 FIN</text:p>
            <text:p>&lt;/Info Text Top&gt;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Plan dortoir prof RDC</text:p>
          </table:table-cell>
          <table:table-cell table:style-name="ce7" office:value-type="string" calcext:value-type="string">
            <text:p>&lt;Menu Category: Object&gt;</text:p>
            <text:p>&lt;Picture: Objects_map&gt;</text:p>
            <text:p/>
            <text:p>&lt;Info Text Top&gt;</text:p>
            <text:p>Description</text:p>
            <text:p>Ligne 2</text:p>
            <text:p>Ligne 3</text:p>
            <text:p>Ligne 4</text:p>
            <text:p>Ligne 5</text:p>
            <text:p>Ligne 6</text:p>
            <text:p>Ligne 7</text:p>
            <text:p>Ligne 8</text:p>
            <text:p>Ligne 9</text:p>
            <text:p>Ligne 10</text:p>
            <text:p>Ligne 11 FIN</text:p>
            <text:p>&lt;/Info Text Top&gt;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Plan dortoir prof 1er</text:p>
          </table:table-cell>
          <table:table-cell table:style-name="ce6" office:value-type="string" calcext:value-type="string">
            <text:p>&lt;Menu Category: Object&gt;</text:p>
            <text:p>&lt;Picture: Objects_map&gt;</text:p>
            <text:p/>
            <text:p>&lt;Info Text Top&gt;</text:p>
            <text:p>Description</text:p>
            <text:p>Ligne 2</text:p>
            <text:p>Ligne 3</text:p>
            <text:p>Ligne 4</text:p>
            <text:p>Ligne 5</text:p>
            <text:p>Ligne 6</text:p>
            <text:p>Ligne 7</text:p>
            <text:p>Ligne 8</text:p>
            <text:p>Ligne 9</text:p>
            <text:p>Ligne 10</text:p>
            <text:p>Ligne 11 FIN</text:p>
            <text:p>&lt;/Info Text Top&gt;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Plan eglise</text:p>
          </table:table-cell>
          <table:table-cell table:style-name="ce7" office:value-type="string" calcext:value-type="string">
            <text:p>&lt;Menu Category: Object&gt;</text:p>
            <text:p>&lt;Picture: Objects_map&gt;</text:p>
            <text:p/>
            <text:p>&lt;Info Text Top&gt;</text:p>
            <text:p>Description</text:p>
            <text:p>Ligne 2</text:p>
            <text:p>Ligne 3</text:p>
            <text:p>Ligne 4</text:p>
            <text:p>Ligne 5</text:p>
            <text:p>Ligne 6</text:p>
            <text:p>Ligne 7</text:p>
            <text:p>Ligne 8</text:p>
            <text:p>Ligne 9</text:p>
            <text:p>Ligne 10</text:p>
            <text:p>Ligne 11 FIN</text:p>
            <text:p>&lt;/Info Text Top&gt;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Plan buanderie</text:p>
          </table:table-cell>
          <table:table-cell table:style-name="ce6" office:value-type="string" calcext:value-type="string">
            <text:p>&lt;Menu Category: Object&gt;</text:p>
            <text:p>&lt;Picture: Objects_map&gt;</text:p>
            <text:p/>
            <text:p>&lt;Info Text Top&gt;</text:p>
            <text:p>Description</text:p>
            <text:p>Ligne 2</text:p>
            <text:p>Ligne 3</text:p>
            <text:p>Ligne 4</text:p>
            <text:p>Ligne 5</text:p>
            <text:p>Ligne 6</text:p>
            <text:p>Ligne 7</text:p>
            <text:p>Ligne 8</text:p>
            <text:p>Ligne 9</text:p>
            <text:p>Ligne 10</text:p>
            <text:p>Ligne 11 FIN</text:p>
            <text:p>&lt;/Info Text Top&gt;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Plan caféteriat</text:p>
          </table:table-cell>
          <table:table-cell table:style-name="ce7" office:value-type="string" calcext:value-type="string">
            <text:p>&lt;Menu Category: Object&gt;</text:p>
            <text:p>&lt;Picture: Objects_map&gt;</text:p>
            <text:p/>
            <text:p>&lt;Info Text Top&gt;</text:p>
            <text:p>Description</text:p>
            <text:p>Ligne 2</text:p>
            <text:p>Ligne 3</text:p>
            <text:p>Ligne 4</text:p>
            <text:p>Ligne 5</text:p>
            <text:p>Ligne 6</text:p>
            <text:p>Ligne 7</text:p>
            <text:p>Ligne 8</text:p>
            <text:p>Ligne 9</text:p>
            <text:p>Ligne 10</text:p>
            <text:p>Ligne 11 FIN</text:p>
            <text:p>&lt;/Info Text Top&gt;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Plan nid</text:p>
          </table:table-cell>
          <table:table-cell table:style-name="ce6" office:value-type="string" calcext:value-type="string">
            <text:p>&lt;Menu Category: Object&gt;</text:p>
            <text:p>&lt;Picture: Objects_map&gt;</text:p>
            <text:p/>
            <text:p>&lt;Info Text Top&gt;</text:p>
            <text:p>Description</text:p>
            <text:p>Ligne 2</text:p>
            <text:p>Ligne 3</text:p>
            <text:p>Ligne 4</text:p>
            <text:p>Ligne 5</text:p>
            <text:p>Ligne 6</text:p>
            <text:p>Ligne 7</text:p>
            <text:p>Ligne 8</text:p>
            <text:p>Ligne 9</text:p>
            <text:p>Ligne 10</text:p>
            <text:p>Ligne 11 FIN</text:p>
            <text:p>&lt;/Info Text Top&gt;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Ancienne plan SS</text:p>
          </table:table-cell>
          <table:table-cell table:style-name="ce7" office:value-type="string" calcext:value-type="string">
            <text:p>&lt;Menu Category: Object&gt;</text:p>
            <text:p>&lt;Picture: Objects_map&gt;</text:p>
            <text:p/>
            <text:p>&lt;Info Text Top&gt;</text:p>
            <text:p>Description</text:p>
            <text:p>Ligne 2</text:p>
            <text:p>Ligne 3</text:p>
            <text:p>Ligne 4</text:p>
            <text:p>Ligne 5</text:p>
            <text:p>Ligne 6</text:p>
            <text:p>Ligne 7</text:p>
            <text:p>Ligne 8</text:p>
            <text:p>Ligne 9</text:p>
            <text:p>Ligne 10</text:p>
            <text:p>Ligne 11 FIN</text:p>
            <text:p>&lt;/Info Text Top&gt;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Plan laboratoire</text:p>
          </table:table-cell>
          <table:table-cell table:style-name="ce6" office:value-type="string" calcext:value-type="string">
            <text:p>&lt;Menu Category: Object&gt;</text:p>
            <text:p>&lt;Picture: Objects_map&gt;</text:p>
            <text:p/>
            <text:p>&lt;Info Text Top&gt;</text:p>
            <text:p>Description</text:p>
            <text:p>Ligne 2</text:p>
            <text:p>Ligne 3</text:p>
            <text:p>Ligne 4</text:p>
            <text:p>Ligne 5</text:p>
            <text:p>Ligne 6</text:p>
            <text:p>Ligne 7</text:p>
            <text:p>Ligne 8</text:p>
            <text:p>Ligne 9</text:p>
            <text:p>Ligne 10</text:p>
            <text:p>Ligne 11 FIN</text:p>
            <text:p>&lt;/Info Text Top&gt;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-----</text:p>
          </table:table-cell>
          <table:table-cell table:style-name="ce7"/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6"/>
          <table:table-cell table:style-name="ce3" office:value-type="string" calcext:value-type="string">
            <text:p>[{"code":44,"dataId":234,"value1":1,"value2":0}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Journal</text:p>
          </table:table-cell>
          <table:table-cell table:style-name="ce6" office:value-type="string" calcext:value-type="string">
            <text:p>&lt;Menu Category: Object&gt;</text:p>
            <text:p>&lt;Picture: Objects_journal&gt;</text:p>
            <text:p/>
            <text:p>&lt;Info Text Top&gt;</text:p>
            <text:p>\C[15]\oc[0]Mon journal, j'y écrit tout ce qui me </text:p>
            <text:p>\C[15]\oc[0]parais utile. </text:p>
            <text:p/>
            <text:p>\C[15]\oc[0]Comme mon quotidiens et mes objectifs </text:p>
            <text:p>\C[15]\oc[0]actuels. </text:p>
            <text:p>&lt;/Info Text Top&gt;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4" office:value-type="string" calcext:value-type="string">
            <text:p>[{"code":44,"dataId":234,"value1":1,"value2":0}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Botte en caoutchouc</text:p>
          </table:table-cell>
          <table:table-cell table:style-name="ce7" office:value-type="string" calcext:value-type="string">
            <text:p>&lt;Menu Category: Object&gt;</text:p>
            <text:p>&lt;Picture: Objects_bottes&gt;</text:p>
            <text:p/>
            <text:p>&lt;Info Text Top&gt;</text:p>
            <text:p>Description</text:p>
            <text:p>Ligne 2</text:p>
            <text:p>Ligne 3</text:p>
            <text:p>Ligne 4</text:p>
            <text:p>Ligne 5</text:p>
            <text:p>Ligne 6</text:p>
            <text:p>Ligne 7</text:p>
            <text:p>Ligne 8</text:p>
            <text:p>Ligne 9</text:p>
            <text:p>Ligne 10</text:p>
            <text:p>Ligne 11 FIN</text:p>
            <text:p>&lt;/Info Text Top&gt;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6"/>
          <table:table-cell table:style-name="ce3" office:value-type="string" calcext:value-type="string">
            <text:p>[{"code":44,"dataId":234,"value1":1,"value2":0}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Lampe</text:p>
          </table:table-cell>
          <table:table-cell table:style-name="ce6" office:value-type="string" calcext:value-type="string">
            <text:p>&lt;Menu Category: Object&gt;</text:p>
            <text:p>&lt;Picture: Objects_lampe_1&gt;</text:p>
            <text:p/>
            <text:p>&lt;Info Text Top&gt;</text:p>
            <text:p>Description</text:p>
            <text:p>Ligne 2</text:p>
            <text:p>Ligne 3</text:p>
            <text:p>Ligne 4</text:p>
            <text:p>Ligne 5</text:p>
            <text:p>Ligne 6</text:p>
            <text:p>Ligne 7</text:p>
            <text:p>Ligne 8</text:p>
            <text:p>Ligne 9</text:p>
            <text:p>Ligne 10</text:p>
            <text:p>Ligne 11 FIN</text:p>
            <text:p>&lt;/Info Text Top&gt;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4" office:value-type="string" calcext:value-type="string">
            <text:p>[{"code":44,"dataId":234,"value1":1,"value2":0}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Lampe magique</text:p>
          </table:table-cell>
          <table:table-cell table:style-name="ce7" office:value-type="string" calcext:value-type="string">
            <text:p>&lt;Menu Category: Object&gt;</text:p>
            <text:p>&lt;Picture: Objects_lampe_2&gt;</text:p>
            <text:p/>
            <text:p>&lt;Info Text Top&gt;</text:p>
            <text:p>Description</text:p>
            <text:p>Ligne 2</text:p>
            <text:p>Ligne 3</text:p>
            <text:p>Ligne 4</text:p>
            <text:p>Ligne 5</text:p>
            <text:p>Ligne 6</text:p>
            <text:p>Ligne 7</text:p>
            <text:p>Ligne 8</text:p>
            <text:p>Ligne 9</text:p>
            <text:p>Ligne 10</text:p>
            <text:p>Ligne 11 FIN</text:p>
            <text:p>&lt;/Info Text Top&gt;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6"/>
          <table:table-cell table:style-name="ce3" office:value-type="string" calcext:value-type="string">
            <text:p>[{"code":44,"dataId":234,"value1":1,"value2":0}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Crystal rouge</text:p>
          </table:table-cell>
          <table:table-cell table:style-name="ce6" office:value-type="string" calcext:value-type="string">
            <text:p>&lt;Menu Category: Object&gt;</text:p>
            <text:p>&lt;Picture: Objects_red_jewel_1&gt;</text:p>
            <text:p/>
            <text:p>&lt;Info Text Top&gt;</text:p>
            <text:p>Description</text:p>
            <text:p>Ligne 2</text:p>
            <text:p>Ligne 3</text:p>
            <text:p>Ligne 4</text:p>
            <text:p>Ligne 5</text:p>
            <text:p>Ligne 6</text:p>
            <text:p>Ligne 7</text:p>
            <text:p>Ligne 8</text:p>
            <text:p>Ligne 9</text:p>
            <text:p>Ligne 10</text:p>
            <text:p>Ligne 11 FIN</text:p>
            <text:p>&lt;/Info Text Top&gt;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4" office:value-type="string" calcext:value-type="string">
            <text:p>[{"code":44,"dataId":234,"value1":1,"value2":0}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Crystal rouge</text:p>
          </table:table-cell>
          <table:table-cell table:style-name="ce7" office:value-type="string" calcext:value-type="string">
            <text:p>&lt;Menu Category: Object&gt;</text:p>
            <text:p>&lt;Picture: Objects_red_jewel_2&gt;</text:p>
            <text:p/>
            <text:p>&lt;Info Text Top&gt;</text:p>
            <text:p>Description</text:p>
            <text:p>Ligne 2</text:p>
            <text:p>Ligne 3</text:p>
            <text:p>Ligne 4</text:p>
            <text:p>Ligne 5</text:p>
            <text:p>Ligne 6</text:p>
            <text:p>Ligne 7</text:p>
            <text:p>Ligne 8</text:p>
            <text:p>Ligne 9</text:p>
            <text:p>Ligne 10</text:p>
            <text:p>Ligne 11 FIN</text:p>
            <text:p>&lt;/Info Text Top&gt;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6"/>
          <table:table-cell table:style-name="ce3" office:value-type="string" calcext:value-type="string">
            <text:p>[{"code":44,"dataId":234,"value1":1,"value2":0}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Crystal rouge</text:p>
          </table:table-cell>
          <table:table-cell table:style-name="ce6" office:value-type="string" calcext:value-type="string">
            <text:p>&lt;Menu Category: Object&gt;</text:p>
            <text:p>&lt;Picture: Objects_red_jewel_3&gt;</text:p>
            <text:p/>
            <text:p>&lt;Info Text Top&gt;</text:p>
            <text:p>Description</text:p>
            <text:p>Ligne 2</text:p>
            <text:p>Ligne 3</text:p>
            <text:p>Ligne 4</text:p>
            <text:p>Ligne 5</text:p>
            <text:p>Ligne 6</text:p>
            <text:p>Ligne 7</text:p>
            <text:p>Ligne 8</text:p>
            <text:p>Ligne 9</text:p>
            <text:p>Ligne 10</text:p>
            <text:p>Ligne 11 FIN</text:p>
            <text:p>&lt;/Info Text Top&gt;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4" office:value-type="string" calcext:value-type="string">
            <text:p>[{"code":44,"dataId":234,"value1":1,"value2":0}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Crystal Charles</text:p>
          </table:table-cell>
          <table:table-cell table:style-name="ce7" office:value-type="string" calcext:value-type="string">
            <text:p>&lt;Menu Category: Object&gt;</text:p>
            <text:p>&lt;Picture: Objects_38&gt;</text:p>
            <text:p/>
            <text:p>&lt;Info Text Top&gt;</text:p>
            <text:p>Description</text:p>
            <text:p>Ligne 2</text:p>
            <text:p>Ligne 3</text:p>
            <text:p>Ligne 4</text:p>
            <text:p>Ligne 5</text:p>
            <text:p>Ligne 6</text:p>
            <text:p>Ligne 7</text:p>
            <text:p>Ligne 8</text:p>
            <text:p>Ligne 9</text:p>
            <text:p>Ligne 10</text:p>
            <text:p>Ligne 11 FIN</text:p>
            <text:p>&lt;/Info Text Top&gt;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6"/>
          <table:table-cell table:style-name="ce3" office:value-type="string" calcext:value-type="string">
            <text:p>[{"code":44,"dataId":234,"value1":1,"value2":0}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Crystal Charles</text:p>
          </table:table-cell>
          <table:table-cell table:style-name="ce6" office:value-type="string" calcext:value-type="string">
            <text:p>&lt;Menu Category: Object&gt;</text:p>
            <text:p>&lt;Picture: Objects_39&gt;</text:p>
            <text:p/>
            <text:p>&lt;Info Text Top&gt;</text:p>
            <text:p>Description</text:p>
            <text:p>Ligne 2</text:p>
            <text:p>Ligne 3</text:p>
            <text:p>Ligne 4</text:p>
            <text:p>Ligne 5</text:p>
            <text:p>Ligne 6</text:p>
            <text:p>Ligne 7</text:p>
            <text:p>Ligne 8</text:p>
            <text:p>Ligne 9</text:p>
            <text:p>Ligne 10</text:p>
            <text:p>Ligne 11 FIN</text:p>
            <text:p>&lt;/Info Text Top&gt;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4" office:value-type="string" calcext:value-type="string">
            <text:p>[{"code":44,"dataId":234,"value1":1,"value2":0}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Bague de Charles</text:p>
          </table:table-cell>
          <table:table-cell table:style-name="ce7" office:value-type="string" calcext:value-type="string">
            <text:p>&lt;Menu Category: Object&gt;</text:p>
            <text:p>&lt;Picture: Objects_bague&gt;</text:p>
            <text:p/>
            <text:p>&lt;Info Text Top&gt;</text:p>
            <text:p>Description</text:p>
            <text:p>Ligne 2</text:p>
            <text:p>Ligne 3</text:p>
            <text:p>Ligne 4</text:p>
            <text:p>Ligne 5</text:p>
            <text:p>Ligne 6</text:p>
            <text:p>Ligne 7</text:p>
            <text:p>Ligne 8</text:p>
            <text:p>Ligne 9</text:p>
            <text:p>Ligne 10</text:p>
            <text:p>Ligne 11 FIN</text:p>
            <text:p>&lt;/Info Text Top&gt;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clef du dortoir</text:p>
          </table:table-cell>
          <table:table-cell table:style-name="ce6" office:value-type="string" calcext:value-type="string">
            <text:p>&lt;Menu Category: Object&gt;</text:p>
            <text:p>&lt;Picture: Objects_clefs&gt;</text:p>
            <text:p/>
            <text:p>&lt;Info Text Top&gt;</text:p>
            <text:p>Description</text:p>
            <text:p>Ligne 2</text:p>
            <text:p>Ligne 3</text:p>
            <text:p>Ligne 4</text:p>
            <text:p>Ligne 5</text:p>
            <text:p>Ligne 6</text:p>
            <text:p>Ligne 7</text:p>
            <text:p>Ligne 8</text:p>
            <text:p>Ligne 9</text:p>
            <text:p>Ligne 10</text:p>
            <text:p>Ligne 11 FIN</text:p>
            <text:p>&lt;/Info Text Top&gt;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47" calcext:value-type="float">
            <text:p>47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49" calcext:value-type="float">
            <text:p>49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51" calcext:value-type="float">
            <text:p>5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65" calcext:value-type="float">
            <text:p>6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67" calcext:value-type="float">
            <text:p>67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71" calcext:value-type="float">
            <text:p>7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73" calcext:value-type="float">
            <text:p>73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77" calcext:value-type="float">
            <text:p>77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79" calcext:value-type="float">
            <text:p>79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81" calcext:value-type="float">
            <text:p>8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83" calcext:value-type="float">
            <text:p>83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85" calcext:value-type="float">
            <text:p>8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87" calcext:value-type="float">
            <text:p>87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89" calcext:value-type="float">
            <text:p>89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93" calcext:value-type="float">
            <text:p>93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95" calcext:value-type="float">
            <text:p>9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97" calcext:value-type="float">
            <text:p>97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99" calcext:value-type="float">
            <text:p>99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I[0]\I[0]\I[0]\I[0]\I[0] test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Indice</text:p>
          </table:table-cell>
          <table:table-cell table:style-name="ce6" office:value-type="string" calcext:value-type="string">
            <text:p>&lt;Menu Category: Indices&gt;</text:p>
            <text:p>&lt;Enable Requirements&gt;</text:p>
            <text:p>Switch On: 9999</text:p>
            <text:p>&lt;/Enable Requirements&gt;</text:p>
            <text:p>&lt;Picture: Indices_&gt;</text:p>
            <text:p/>
            <text:p>&lt;Info Text Top&gt;</text:p>
            <text:p>Description</text:p>
            <text:p>Ligne 2</text:p>
            <text:p>Ligne 3</text:p>
            <text:p>Ligne 4</text:p>
            <text:p>Ligne 5</text:p>
            <text:p>Ligne 6</text:p>
            <text:p>Ligne 7</text:p>
            <text:p>Ligne 8</text:p>
            <text:p>Ligne 9</text:p>
            <text:p>Ligne 10</text:p>
            <text:p>Ligne 11 FIN</text:p>
            <text:p>&lt;/Info Text Top&gt;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I[0]\I[0]\I[0]\I[0]\I[0] test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---Indices</text:p>
          </table:table-cell>
          <table:table-cell table:style-name="ce7" office:value-type="string" calcext:value-type="string">
            <text:p>&lt;Menu Category: Indices&gt;</text:p>
            <text:p>&lt;Enable Requirements&gt;</text:p>
            <text:p>Switch On: 9999</text:p>
            <text:p>&lt;/Enable Requirements&gt;</text:p>
            <text:p>&lt;Picture: Indices_&gt;</text:p>
            <text:p/>
            <text:p>&lt;Info Text Top&gt;</text:p>
            <text:p>Description</text:p>
            <text:p>Ligne 2</text:p>
            <text:p>Ligne 3</text:p>
            <text:p>Ligne 4</text:p>
            <text:p>Ligne 5</text:p>
            <text:p>Ligne 6</text:p>
            <text:p>Ligne 7</text:p>
            <text:p>Ligne 8</text:p>
            <text:p>Ligne 9</text:p>
            <text:p>Ligne 10</text:p>
            <text:p>Ligne 11 FIN</text:p>
            <text:p>&lt;/Info Text Top&gt;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Des pommes de terres fraiches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Pomme de terre</text:p>
          </table:table-cell>
          <table:table-cell table:style-name="ce6" office:value-type="string" calcext:value-type="string">
            <text:p>&lt;Menu Category: Indices&gt;</text:p>
            <text:p>&lt;Picture: Indices_&gt;</text:p>
            <text:p/>
            <text:p>&lt;Info Text Top&gt;</text:p>
            <text:p>Description</text:p>
            <text:p>Ligne 2</text:p>
            <text:p>Ligne 3</text:p>
            <text:p>Ligne 4</text:p>
            <text:p>Ligne 5</text:p>
            <text:p>Ligne 6</text:p>
            <text:p>Ligne 7</text:p>
            <text:p>Ligne 8</text:p>
            <text:p>Ligne 9</text:p>
            <text:p>Ligne 10</text:p>
            <text:p>Ligne 11 FIN</text:p>
            <text:p>&lt;/Info Text Top&gt;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Onions</text:p>
          </table:table-cell>
          <table:table-cell table:style-name="ce7" office:value-type="string" calcext:value-type="string">
            <text:p>&lt;Menu Category: Indices&gt;</text:p>
            <text:p>&lt;Picture: Indices_&gt;</text:p>
            <text:p/>
            <text:p>&lt;Info Text Top&gt;</text:p>
            <text:p>Description</text:p>
            <text:p>Ligne 2</text:p>
            <text:p>Ligne 3</text:p>
            <text:p>Ligne 4</text:p>
            <text:p>Ligne 5</text:p>
            <text:p>Ligne 6</text:p>
            <text:p>Ligne 7</text:p>
            <text:p>Ligne 8</text:p>
            <text:p>Ligne 9</text:p>
            <text:p>Ligne 10</text:p>
            <text:p>Ligne 11 FIN</text:p>
            <text:p>&lt;/Info Text Top&gt;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pices</text:p>
          </table:table-cell>
          <table:table-cell table:style-name="ce6" office:value-type="string" calcext:value-type="string">
            <text:p>&lt;Menu Category: Indices&gt;</text:p>
            <text:p>&lt;Picture: Indices_&gt;</text:p>
            <text:p/>
            <text:p>&lt;Info Text Top&gt;</text:p>
            <text:p>Description</text:p>
            <text:p>Ligne 2</text:p>
            <text:p>Ligne 3</text:p>
            <text:p>Ligne 4</text:p>
            <text:p>Ligne 5</text:p>
            <text:p>Ligne 6</text:p>
            <text:p>Ligne 7</text:p>
            <text:p>Ligne 8</text:p>
            <text:p>Ligne 9</text:p>
            <text:p>Ligne 10</text:p>
            <text:p>Ligne 11 FIN</text:p>
            <text:p>&lt;/Info Text Top&gt;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182" calcext:value-type="float">
            <text:p>18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[]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6"/>
          <table:table-cell table:style-name="ce3" office:value-type="string" calcext:value-type="string">
            <text:p>[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Renault</text:p>
            <text:p>\C[15]\oc[0]Prénom : \fr\C[9]\oc[0]Gilles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---Profils</text:p>
          </table:table-cell>
          <table:table-cell table:style-name="ce7" office:value-type="string" calcext:value-type="string">
            <text:p>&lt;Menu Category: Profils&gt;</text:p>
            <text:p>&lt;Picture: Profils_ETU_NPC_M1&gt;</text:p>
            <text:p>&lt;Enable Requirements&gt;Switch On: 9999&lt;/Enable Requirements&gt;</text:p>
            <text:p>&lt;Info Text Top&gt;</text:p>
            <text:p>\C[15]\oc[0]ID 1 86 11 51 745 09  Statut: ETU</text:p>
            <text:p>\C[15]\oc[0]Année :  \fr\C[9]\oc[0]1er \fr\C[15]\oc[0]\I[0]Genre : \fr\C[9]\oc[0]M \fr\C[15]\oc[0]\I[0]Age : \fr\C[9]\oc[0]27</text:p>
            <text:p>&lt;br&gt;</text:p>
            <text:p>\C[15]\oc[0]Evaluateur : Poulain Philibert</text:p>
            <text:p>\C[15]\oc[0]Combats \px[130]| Vol.Dragon \px[280]| Strategie </text:p>
            <text:p>\C[15]\oc[0]◈◇◇◇◇\px[130]| ◈◈◇◇◇\px[280]| ◈◇◇◇◇</text:p>
            <text:p>\fr\C[9]\oc[0]Concentration inébranlable sous pression,</text:p>
            <text:p>\fr\C[9]\oc[0]manque de confiance dans le combat.</text:p>
            <text:p/>
            <text:p>\C[15]\oc[0]Lignage : \fr\C[9]\oc[0]Citoyen\px[250]\fr\C[15]\oc[0] Valeur : \fr\C[9]\oc[0]Aucune</text:p>
            <text:p>\C[15]\oc[0]Notes : \fr\C[9]\oc[0]Orphelin</text:p>
            <text:p>\fr\C[9]\oc[0]</text:p>
            <text:p>&lt;/Info Text Top&gt;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201" calcext:value-type="float">
            <text:p>20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Bernard</text:p>
            <text:p>\C[15]\oc[0]Prénom : \fr\C[9]\oc[0]Charlott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TU-C.Bernard</text:p>
          </table:table-cell>
          <table:table-cell table:style-name="ce6" table:formula="of:=#REF!" office:value-type="string" office:string-value="" calcext:value-type="error">
            <text:p>#REF!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202" calcext:value-type="float">
            <text:p>20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Blanchard</text:p>
            <text:p>\C[15]\oc[0]Prénom : \fr\C[9]\oc[0]Victor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V.Blanchard</text:p>
          </table:table-cell>
          <table:table-cell table:style-name="ce7" office:value-type="string" calcext:value-type="string">
            <text:p>&lt;Menu Category: Profils&gt;</text:p>
            <text:p>&lt;Picture: Profils_ETU_IC_Victor&gt;</text:p>
            <text:p>&lt;Enable Requirements&gt;Switch On: 9999&lt;/Enable Requirements&gt;</text:p>
            <text:p>&lt;Info Text Top&gt;</text:p>
            <text:p>\C[15]\oc[0]ID 1 94 05 23 135 42  Statut: ETU</text:p>
            <text:p>\C[15]\oc[0]Année :  \fr\C[9]\oc[0]1er \fr\C[15]\oc[0]\I[0]Genre : \fr\C[9]\oc[0]H \fr\C[15]\oc[0]\I[0]Age : \fr\C[9]\oc[0]19</text:p>
            <text:p>&lt;br&gt;</text:p>
            <text:p>\C[15]\oc[0]Evaluateur : Leger Jérôme</text:p>
            <text:p>\C[15]\oc[0]Combats \px[130]| Vol.Dragon \px[280]| Strategie </text:p>
            <text:p>\C[15]\oc[0]◇◇◇◇◇\px[130]| ◈◇◇◇◇\px[280]| ◈◈◈◇◇</text:p>
            <text:p>\fr\C[9]\oc[0]Calme et réfléchi,</text:p>
            <text:p>\fr\C[9]\oc[0]ne supporte pas l'échec même mineur.</text:p>
            <text:p/>
            <text:p>\C[15]\oc[0]Lignage : \fr\C[9]\oc[0]Noble\px[250]\fr\C[15]\oc[0] Valeur : \fr\C[9]\oc[0]Moyenne</text:p>
            <text:p>\C[15]\oc[0]Notes : \fr\C[9]\oc[0]Famille de fonctionnaire</text:p>
            <text:p>\fr\C[9]\oc[0]Recomander par L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203" calcext:value-type="float">
            <text:p>20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Dubois</text:p>
            <text:p>\C[15]\oc[0]Prénom : \fr\C[9]\oc[0]Elisabeth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TU-E.Dubois</text:p>
          </table:table-cell>
          <table:table-cell table:style-name="ce6" office:value-type="string" calcext:value-type="string">
            <text:p>&lt;Menu Category: Profils&gt;</text:p>
            <text:p>&lt;Picture: Profils_ETU_IC_Elisabeth&gt;</text:p>
            <text:p>&lt;Enable Requirements&gt;Switch On: 9999&lt;/Enable Requirements&gt;</text:p>
            <text:p>&lt;Info Text Top&gt;</text:p>
            <text:p>\C[15]\oc[0]ID 2 94 01 24 517 40  Statut: ETU</text:p>
            <text:p>\C[15]\oc[0]Année :  \fr\C[9]\oc[0]1er \fr\C[15]\oc[0]\I[0]Genre : \fr\C[9]\oc[0]F \fr\C[15]\oc[0]\I[0]Age : \fr\C[9]\oc[0]19</text:p>
            <text:p>&lt;br&gt;</text:p>
            <text:p>\C[15]\oc[0]Evaluateur : Levasseur Charles</text:p>
            <text:p>\C[15]\oc[0]Combats \px[130]| Vol.Dragon \px[280]| Strategie </text:p>
            <text:p>\C[15]\oc[0]◈◈◇◇◇\px[130]| ◈◇◇◇◇\px[280]| ◈◇◇◇◇</text:p>
            <text:p>\fr\C[9]\oc[0]Excellent maniement de la lance,</text:p>
            <text:p>\fr\C[9]\oc[0]mais attitude arrogante.</text:p>
            <text:p/>
            <text:p>\C[15]\oc[0]Lignage : \fr\C[9]\oc[0]Noble\px[250]\fr\C[15]\oc[0] Valeur : \fr\C[9]\oc[0]Tres haute</text:p>
            <text:p>\C[15]\oc[0]Notes : \fr\C[9]\oc[0]Genereux donateur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204" calcext:value-type="float">
            <text:p>204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Duval</text:p>
            <text:p>\C[15]\oc[0]Prénom : \fr\C[9]\oc[0]Gabriel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G.Duval</text:p>
          </table:table-cell>
          <table:table-cell table:style-name="ce7" office:value-type="string" calcext:value-type="string">
            <text:p>&lt;Menu Category: Profils&gt;</text:p>
            <text:p>&lt;Picture: Profils_ETU_IC_Gabriel&gt;</text:p>
            <text:p>&lt;Enable Requirements&gt;Switch On: 9999&lt;/Enable Requirements&gt;</text:p>
            <text:p>&lt;Info Text Top&gt;</text:p>
            <text:p>\C[15]\oc[0]ID 1 94 11 38 914 04  Statut: ETU</text:p>
            <text:p>\C[15]\oc[0]Année :  \fr\C[9]\oc[0]1er \fr\C[15]\oc[0]\I[0]Genre : \fr\C[9]\oc[0]H \fr\C[15]\oc[0]\I[0]Age : \fr\C[9]\oc[0]19</text:p>
            <text:p>&lt;br&gt;</text:p>
            <text:p>\C[15]\oc[0]Evaluateur : Hoarau Ursula</text:p>
            <text:p>\C[15]\oc[0]Combats \px[130]| Vol.Dragon \px[280]| Strategie </text:p>
            <text:p>\C[15]\oc[0]◈◈◇◇◇\px[130]| ◈◈◇◇◇\px[280]| ◈◈◇◇◇</text:p>
            <text:p>\fr\C[9]\oc[0]Apprend rapidement,</text:p>
            <text:p>\fr\C[9]\oc[0]mais tendance à ignorer les conseils.</text:p>
            <text:p/>
            <text:p>\C[15]\oc[0]Lignage : \fr\C[9]\oc[0]Noble\px[250]\fr\C[15]\oc[0] Valeur : \fr\C[9]\oc[0]Haute</text:p>
            <text:p>\C[15]\oc[0]Notes : \fr\C[9]\oc[0]Famille militaire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205" calcext:value-type="float">
            <text:p>20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Girard</text:p>
            <text:p>\C[15]\oc[0]Prénom : \fr\C[9]\oc[0]Anatol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TU-A.Girard</text:p>
          </table:table-cell>
          <table:table-cell table:style-name="ce6" office:value-type="string" calcext:value-type="string">
            <text:p>&lt;Menu Category: Profils&gt;</text:p>
            <text:p>&lt;Picture: Profils_ETU_IC_Anatole&gt;</text:p>
            <text:p>&lt;Enable Requirements&gt;Switch On: 9999&lt;/Enable Requirements&gt;</text:p>
            <text:p>&lt;Info Text Top&gt;</text:p>
            <text:p>\C[15]\oc[0]ID 1 94 08 04 155 79  Statut: ETU</text:p>
            <text:p>\C[15]\oc[0]Année :  \fr\C[9]\oc[0]1er \fr\C[15]\oc[0]\I[0]Genre : \fr\C[9]\oc[0]H \fr\C[15]\oc[0]\I[0]Age : \fr\C[9]\oc[0]19</text:p>
            <text:p>&lt;br&gt;</text:p>
            <text:p>\C[15]\oc[0]Evaluateur : Levasseur Gontrand</text:p>
            <text:p>\C[15]\oc[0]Combats \px[130]| Vol.Dragon \px[280]| Strategie </text:p>
            <text:p>\C[15]\oc[0]◈◇◇◇◇\px[130]| ◈◈◇◇◇\px[280]| ◇◇◇◇◇</text:p>
            <text:p>\fr\C[9]\oc[0]Dextérité impressionnante en vol,</text:p>
            <text:p>\fr\C[9]\oc[0]mais tendance à bavarder.</text:p>
            <text:p/>
            <text:p>\C[15]\oc[0]Lignage : \fr\C[9]\oc[0]Noble\px[250]\fr\C[15]\oc[0] Valeur : \fr\C[9]\oc[0]Basse</text:p>
            <text:p>\C[15]\oc[0]Notes : \fr\C[9]\oc[0]Famille de marchand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206" calcext:value-type="float">
            <text:p>20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Lambert</text:p>
            <text:p>\C[15]\oc[0]Prénom : \fr\C[9]\oc[0]Louis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L.Lambert</text:p>
          </table:table-cell>
          <table:table-cell table:style-name="ce7" office:value-type="string" calcext:value-type="string">
            <text:p>&lt;Menu Category: Profils&gt;</text:p>
            <text:p>&lt;Picture: Profils_ETU_IC_Louis&gt;</text:p>
            <text:p>&lt;Enable Requirements&gt;Switch On: 9999&lt;/Enable Requirements&gt;</text:p>
            <text:p>&lt;Info Text Top&gt;</text:p>
            <text:p>\C[15]\oc[0]ID 1 94 02 27 996 53  Statut: ETU</text:p>
            <text:p>\C[15]\oc[0]Année :  \fr\C[9]\oc[0]1er \fr\C[15]\oc[0]\I[0]Genre : \fr\C[9]\oc[0]H \fr\C[15]\oc[0]\I[0]Age : \fr\C[9]\oc[0]19</text:p>
            <text:p>&lt;br&gt;</text:p>
            <text:p>\C[15]\oc[0]Evaluateur : Levasseur Gontrand</text:p>
            <text:p>\C[15]\oc[0]Combats \px[130]| Vol.Dragon \px[280]| Strategie </text:p>
            <text:p>\C[15]\oc[0]◇◇◇◇◇\px[130]| ◈◇◇◇◇\px[280]| ◈◇◇◇◇</text:p>
            <text:p>\fr\C[9]\oc[0]Toujours motivé et enjoué,</text:p>
            <text:p>\fr\C[9]\oc[0]mais néglige son propre entraînement.</text:p>
            <text:p/>
            <text:p>\C[15]\oc[0]Lignage : \fr\C[9]\oc[0]Noble\px[250]\fr\C[15]\oc[0] Valeur : \fr\C[9]\oc[0]Moyenne</text:p>
            <text:p>\C[15]\oc[0]Notes : \fr\C[9]\oc[0]Famille agricole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207" calcext:value-type="float">
            <text:p>20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Leclerc</text:p>
            <text:p>\C[15]\oc[0]Prénom : \fr\C[9]\oc[0]Alexandr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TU-A.Leclerc</text:p>
          </table:table-cell>
          <table:table-cell table:style-name="ce6" office:value-type="string" calcext:value-type="string">
            <text:p>&lt;Menu Category: Profils&gt;</text:p>
            <text:p>&lt;Picture: Profils_ETU_IC_Alexandre&gt;</text:p>
            <text:p>&lt;Enable Requirements&gt;Switch On: 9999&lt;/Enable Requirements&gt;</text:p>
            <text:p>&lt;Info Text Top&gt;</text:p>
            <text:p>\C[15]\oc[0]ID 1 94 01 11 965 14  Statut: ETU</text:p>
            <text:p>\C[15]\oc[0]Année :  \fr\C[9]\oc[0]1er \fr\C[15]\oc[0]\I[0]Genre : \fr\C[9]\oc[0]H \fr\C[15]\oc[0]\I[0]Age : \fr\C[9]\oc[0]19</text:p>
            <text:p>&lt;br&gt;</text:p>
            <text:p>\C[15]\oc[0]Evaluateur : Perrot Thècle</text:p>
            <text:p>\C[15]\oc[0]Combats \px[130]| Vol.Dragon \px[280]| Strategie </text:p>
            <text:p>\C[15]\oc[0]◈◈◇◇◇\px[130]| ◈◈◈◇◇\px[280]| ◈◇◇◇◇</text:p>
            <text:p>\fr\C[9]\oc[0]Aisance en vol acrobatique,</text:p>
            <text:p>\fr\C[9]\oc[0]mais souvent en retard.</text:p>
            <text:p/>
            <text:p>\C[15]\oc[0]Lignage : \fr\C[9]\oc[0]Noble\px[250]\fr\C[15]\oc[0] Valeur : \fr\C[9]\oc[0]Haute</text:p>
            <text:p>\C[15]\oc[0]Notes : \fr\C[9]\oc[0]Famille d'ancien élèves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208" calcext:value-type="float">
            <text:p>208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Lefevre</text:p>
            <text:p>\C[15]\oc[0]Prénom : \fr\C[9]\oc[0]Marie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M.Lefevre</text:p>
          </table:table-cell>
          <table:table-cell table:style-name="ce7" office:value-type="string" calcext:value-type="string">
            <text:p>&lt;Menu Category: Profils&gt;</text:p>
            <text:p>&lt;Picture: Profils_ETU_IC_Marie&gt;</text:p>
            <text:p>&lt;Enable Requirements&gt;Switch On: 9999&lt;/Enable Requirements&gt;</text:p>
            <text:p>&lt;Info Text Top&gt;</text:p>
            <text:p>\C[15]\oc[0]ID 2 94 06 55 282 83  Statut: ETU</text:p>
            <text:p>\C[15]\oc[0]Année :  \fr\C[9]\oc[0]1er \fr\C[15]\oc[0]\I[0]Genre : \fr\C[9]\oc[0]F \fr\C[15]\oc[0]\I[0]Age : \fr\C[9]\oc[0]19</text:p>
            <text:p>&lt;br&gt;</text:p>
            <text:p>\C[15]\oc[0]Evaluateur : Francois Marie-Ange</text:p>
            <text:p>\C[15]\oc[0]Combats \px[130]| Vol.Dragon \px[280]| Strategie </text:p>
            <text:p>\C[15]\oc[0]◈◇◇◇◇\px[130]| ◈◇◇◇◇\px[280]| ◈◈◇◇◇</text:p>
            <text:p>\fr\C[9]\oc[0]Concentration exemplaire,</text:p>
            <text:p>\fr\C[9]\oc[0]mais réagit mal aux imprévues.</text:p>
            <text:p/>
            <text:p>\C[15]\oc[0]Lignage : \fr\C[9]\oc[0]Noble\px[250]\fr\C[15]\oc[0] Valeur : \fr\C[9]\oc[0]Moyenne</text:p>
            <text:p>\C[15]\oc[0]Notes : \fr\C[9]\oc[0]Famille de fonctionnaire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209" calcext:value-type="float">
            <text:p>20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Leroy</text:p>
            <text:p>\C[15]\oc[0]Prénom : \fr\C[9]\oc[0]Juliett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TU-J.Leroy</text:p>
          </table:table-cell>
          <table:table-cell table:style-name="ce6" office:value-type="string" calcext:value-type="string">
            <text:p>&lt;Menu Category: Profils&gt;</text:p>
            <text:p>&lt;Picture: Profils_ETU_IC_Juliette&gt;</text:p>
            <text:p>&lt;Enable Requirements&gt;Switch On: 9999&lt;/Enable Requirements&gt;</text:p>
            <text:p>&lt;Info Text Top&gt;</text:p>
            <text:p>\C[15]\oc[0]ID 2 94 12 46 379 60  Statut: ETU</text:p>
            <text:p>\C[15]\oc[0]Année :  \fr\C[9]\oc[0]1er \fr\C[15]\oc[0]\I[0]Genre : \fr\C[9]\oc[0]F \fr\C[15]\oc[0]\I[0]Age : \fr\C[9]\oc[0]19</text:p>
            <text:p>&lt;br&gt;</text:p>
            <text:p>\C[15]\oc[0]Evaluateur : Delaunay Théophile</text:p>
            <text:p>\C[15]\oc[0]Combats \px[130]| Vol.Dragon \px[280]| Strategie </text:p>
            <text:p>\C[15]\oc[0]◈◈◇◇◇\px[130]| ◇◇◇◇◇\px[280]| ◈◇◇◇◇</text:p>
            <text:p>\fr\C[9]\oc[0]Esprit de camaraderie fort,</text:p>
            <text:p>\fr\C[9]\oc[0]mais néglige parfois la sécurité.</text:p>
            <text:p/>
            <text:p>\C[15]\oc[0]Lignage : \fr\C[9]\oc[0]Noble\px[250]\fr\C[15]\oc[0] Valeur : \fr\C[9]\oc[0]Moyenne</text:p>
            <text:p>\C[15]\oc[0]Notes : \fr\C[9]\oc[0]Famille militaire</text:p>
            <text:p>\fr\C[9]\oc[0]Recomander par L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210" calcext:value-type="float">
            <text:p>21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Lussier</text:p>
            <text:p>\C[15]\oc[0]Prénom : \fr\C[9]\oc[0]Christophe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C.Lussier</text:p>
          </table:table-cell>
          <table:table-cell table:style-name="ce7" office:value-type="string" calcext:value-type="string">
            <text:p>&lt;Menu Category: Profils&gt;</text:p>
            <text:p>&lt;Picture: Profils_ETU_MC_Christophe&gt;</text:p>
            <text:p>&lt;Enable Requirements&gt;Switch On: 9999&lt;/Enable Requirements&gt;</text:p>
            <text:p>&lt;Info Text Top&gt;</text:p>
            <text:p>\C[15]\oc[0]ID 1 94 09 54 208 96  Statut: ETU</text:p>
            <text:p>\C[15]\oc[0]Année :  \fr\C[9]\oc[0]1er \fr\C[15]\oc[0]\I[0]Genre : \fr\C[9]\oc[0]H \fr\C[15]\oc[0]\I[0]Age : \fr\C[9]\oc[0]19</text:p>
            <text:p>&lt;br&gt;</text:p>
            <text:p>\C[15]\oc[0]Evaluateur : Levasseur Charles</text:p>
            <text:p>\C[15]\oc[0]Combats \px[130]| Vol.Dragon \px[280]| Strategie </text:p>
            <text:p>\C[15]\oc[0]◈◈◈◇◇\px[130]| ◈◈◇◇◇\px[280]| ◈◈◇◇◇</text:p>
            <text:p>\fr\C[9]\oc[0]Motivé et volontaire,</text:p>
            <text:p>\fr\C[9]\oc[0]mais manque de planification.</text:p>
            <text:p/>
            <text:p>\C[15]\oc[0]Lignage : \fr\C[9]\oc[0]Noble\px[250]\fr\C[15]\oc[0] Valeur : \fr\C[9]\oc[0]Tres haute</text:p>
            <text:p>\C[15]\oc[0]Notes : \fr\C[9]\oc[0]Famille de haute noblesse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211" calcext:value-type="float">
            <text:p>21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Martin</text:p>
            <text:p>\C[15]\oc[0]Prénom : \fr\C[9]\oc[0]Etienn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TU-E.Martin</text:p>
          </table:table-cell>
          <table:table-cell table:style-name="ce6" office:value-type="string" calcext:value-type="string">
            <text:p>&lt;Menu Category: Profils&gt;</text:p>
            <text:p>&lt;Picture: Profils_ETU_IC_Etienne&gt;</text:p>
            <text:p>&lt;Enable Requirements&gt;Switch On: 9999&lt;/Enable Requirements&gt;</text:p>
            <text:p>&lt;Info Text Top&gt;</text:p>
            <text:p>\C[15]\oc[0]ID 1 94 10 55 325 33  Statut: ETU</text:p>
            <text:p>\C[15]\oc[0]Année :  \fr\C[9]\oc[0]1er \fr\C[15]\oc[0]\I[0]Genre : \fr\C[9]\oc[0]H \fr\C[15]\oc[0]\I[0]Age : \fr\C[9]\oc[0]19</text:p>
            <text:p>&lt;br&gt;</text:p>
            <text:p>\C[15]\oc[0]Evaluateur : Lemoine Juliette</text:p>
            <text:p>\C[15]\oc[0]Combats \px[130]| Vol.Dragon \px[280]| Strategie </text:p>
            <text:p>\C[15]\oc[0]◈◈◇◇◇\px[130]| ◇◇◇◇◇\px[280]| ◇◇◇◇◇</text:p>
            <text:p>\fr\C[9]\oc[0]Maîtrise des techniques défensives,</text:p>
            <text:p>\fr\C[9]\oc[0]mais trop peu offensif.</text:p>
            <text:p/>
            <text:p>\C[15]\oc[0]Lignage : \fr\C[9]\oc[0]Noble\px[250]\fr\C[15]\oc[0] Valeur : \fr\C[9]\oc[0]Basse</text:p>
            <text:p>\C[15]\oc[0]Notes : \fr\C[9]\oc[0]Ancienne famille ruiné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212" calcext:value-type="float">
            <text:p>21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Moreau</text:p>
            <text:p>\C[15]\oc[0]Prénom : \fr\C[9]\oc[0]Henri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H.Moreau</text:p>
          </table:table-cell>
          <table:table-cell table:style-name="ce7" office:value-type="string" calcext:value-type="string">
            <text:p>&lt;Menu Category: Profils&gt;</text:p>
            <text:p>&lt;Picture: Profils_ETU_IC_Henri&gt;</text:p>
            <text:p>&lt;Enable Requirements&gt;Switch On: 9999&lt;/Enable Requirements&gt;</text:p>
            <text:p>&lt;Info Text Top&gt;</text:p>
            <text:p>\C[15]\oc[0]ID 1 94 08 50 894 53  Statut: ETU</text:p>
            <text:p>\C[15]\oc[0]Année :  \fr\C[9]\oc[0]1er \fr\C[15]\oc[0]\I[0]Genre : \fr\C[9]\oc[0]H \fr\C[15]\oc[0]\I[0]Age : \fr\C[9]\oc[0]19</text:p>
            <text:p>&lt;br&gt;</text:p>
            <text:p>\C[15]\oc[0]Evaluateur : Faure Edgar</text:p>
            <text:p>\C[15]\oc[0]Combats \px[130]| Vol.Dragon \px[280]| Strategie </text:p>
            <text:p>\C[15]\oc[0]◈◇◇◇◇\px[130]| ◈◇◇◇◇\px[280]| ◈◈◈◇◇</text:p>
            <text:p>\fr\C[9]\oc[0]Apprend rapidement,</text:p>
            <text:p>\fr\C[9]\oc[0]mais manque d'implication personnelle.</text:p>
            <text:p/>
            <text:p>\C[15]\oc[0]Lignage : \fr\C[9]\oc[0]Citoyen\px[250]\fr\C[15]\oc[0] Valeur : \fr\C[9]\oc[0]Haute</text:p>
            <text:p>\C[15]\oc[0]Notes : \fr\C[9]\oc[0]Famille de riche marchand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213" calcext:value-type="float">
            <text:p>21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Petit</text:p>
            <text:p>\C[15]\oc[0]Prénom : \fr\C[9]\oc[0]Madelein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TU-M.Petit</text:p>
          </table:table-cell>
          <table:table-cell table:style-name="ce6" office:value-type="string" calcext:value-type="string">
            <text:p>&lt;Menu Category: Profils&gt;</text:p>
            <text:p>&lt;Picture: Profils_ETU_IC_Madeleine&gt;</text:p>
            <text:p>&lt;Enable Requirements&gt;Switch On: 9999&lt;/Enable Requirements&gt;</text:p>
            <text:p>&lt;Info Text Top&gt;</text:p>
            <text:p>\C[15]\oc[0]ID 2 94 06 54 873 23  Statut: ETU</text:p>
            <text:p>\C[15]\oc[0]Année :  \fr\C[9]\oc[0]1er \fr\C[15]\oc[0]\I[0]Genre : \fr\C[9]\oc[0]F \fr\C[15]\oc[0]\I[0]Age : \fr\C[9]\oc[0]19</text:p>
            <text:p>&lt;br&gt;</text:p>
            <text:p>\C[15]\oc[0]Evaluateur : Renaud Marie-France</text:p>
            <text:p>\C[15]\oc[0]Combats \px[130]| Vol.Dragon \px[280]| Strategie </text:p>
            <text:p>\C[15]\oc[0]◈◈◇◇◇\px[130]| ◈◈◇◇◇\px[280]| ◈◈◇◇◇</text:p>
            <text:p>\fr\C[9]\oc[0]Respectueux de la hiérarchie,</text:p>
            <text:p>\fr\C[9]\oc[0]mais en difficultés sous pression.</text:p>
            <text:p/>
            <text:p>\C[15]\oc[0]Lignage : \fr\C[9]\oc[0]Citoyen\px[250]\fr\C[15]\oc[0] Valeur : \fr\C[9]\oc[0]Aucune</text:p>
            <text:p>\C[15]\oc[0]Notes : \fr\C[9]\oc[0]Famille pauvre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214" calcext:value-type="float">
            <text:p>214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Renaud</text:p>
            <text:p>\C[15]\oc[0]Prénom : \fr\C[9]\oc[0]Sophie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S.Renaud</text:p>
          </table:table-cell>
          <table:table-cell table:style-name="ce7" office:value-type="string" calcext:value-type="string">
            <text:p>&lt;Menu Category: Profils&gt;</text:p>
            <text:p>&lt;Picture: Profils_ETU_IC_Sophie&gt;</text:p>
            <text:p>&lt;Enable Requirements&gt;Switch On: 9999&lt;/Enable Requirements&gt;</text:p>
            <text:p>&lt;Info Text Top&gt;</text:p>
            <text:p>\C[15]\oc[0]ID 2 94 02 14 204 74  Statut: ETU</text:p>
            <text:p>\C[15]\oc[0]Année :  \fr\C[9]\oc[0]1er \fr\C[15]\oc[0]\I[0]Genre : \fr\C[9]\oc[0]F \fr\C[15]\oc[0]\I[0]Age : \fr\C[9]\oc[0]19</text:p>
            <text:p>&lt;br&gt;</text:p>
            <text:p>\C[15]\oc[0]Evaluateur : Faure Edgar</text:p>
            <text:p>\C[15]\oc[0]Combats \px[130]| Vol.Dragon \px[280]| Strategie </text:p>
            <text:p>\C[15]\oc[0]◇◇◇◇◇\px[130]| ◈◇◇◇◇\px[280]| ◇◇◇◇◇</text:p>
            <text:p>\fr\C[9]\oc[0]A une approche unique du vol,</text:p>
            <text:p>\fr\C[9]\oc[0]mais tendance à bavarder.</text:p>
            <text:p/>
            <text:p>\C[15]\oc[0]Lignage : \fr\C[9]\oc[0]Noble\px[250]\fr\C[15]\oc[0] Valeur : \fr\C[9]\oc[0]Haute</text:p>
            <text:p>\C[15]\oc[0]Notes : \fr\C[9]\oc[0]Famille de riche marchand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215" calcext:value-type="float">
            <text:p>21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Rousseau</text:p>
            <text:p>\C[15]\oc[0]Prénom : \fr\C[9]\oc[0]Antoin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TU-A.Rousseau</text:p>
          </table:table-cell>
          <table:table-cell table:style-name="ce6" office:value-type="string" calcext:value-type="string">
            <text:p>&lt;Menu Category: Profils&gt;</text:p>
            <text:p>&lt;Picture: Profils_ETU_IC_Antoine&gt;</text:p>
            <text:p>&lt;Enable Requirements&gt;Switch On: 9999&lt;/Enable Requirements&gt;</text:p>
            <text:p>&lt;Info Text Top&gt;</text:p>
            <text:p>\C[15]\oc[0]ID 1 94 11 37 207 97  Statut: ETU</text:p>
            <text:p>\C[15]\oc[0]Année :  \fr\C[9]\oc[0]1er \fr\C[15]\oc[0]\I[0]Genre : \fr\C[9]\oc[0]H \fr\C[15]\oc[0]\I[0]Age : \fr\C[9]\oc[0]19</text:p>
            <text:p>&lt;br&gt;</text:p>
            <text:p>\C[15]\oc[0]Evaluateur : Francois Marie-Ange</text:p>
            <text:p>\C[15]\oc[0]Combats \px[130]| Vol.Dragon \px[280]| Strategie </text:p>
            <text:p>\C[15]\oc[0]◈◈◈◇◇\px[130]| ◈◈◈◇◇\px[280]| ◇◇◇◇◇</text:p>
            <text:p>\fr\C[9]\oc[0]Bonne maîtrise des armes,</text:p>
            <text:p>\fr\C[9]\oc[0]mais s'épuise mentalement.</text:p>
            <text:p/>
            <text:p>\C[15]\oc[0]Lignage : \fr\C[9]\oc[0]Noble\px[250]\fr\C[15]\oc[0] Valeur : \fr\C[9]\oc[0]Moyenne</text:p>
            <text:p>\C[15]\oc[0]Notes : \fr\C[9]\oc[0]Famille agricole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216" calcext:value-type="float">
            <text:p>21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Roussel</text:p>
            <text:p>\C[15]\oc[0]Prénom : \fr\C[9]\oc[0]Claire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C.Roussel</text:p>
          </table:table-cell>
          <table:table-cell table:style-name="ce7" office:value-type="string" calcext:value-type="string">
            <text:p>&lt;Menu Category: Profils&gt;</text:p>
            <text:p>&lt;Picture: Profils_ETU_IC_Claire&gt;</text:p>
            <text:p>&lt;Enable Requirements&gt;Switch On: 9999&lt;/Enable Requirements&gt;</text:p>
            <text:p>&lt;Info Text Top&gt;</text:p>
            <text:p>\C[15]\oc[0]ID 2 94 06 34 217 99  Statut: ETU</text:p>
            <text:p>\C[15]\oc[0]Année :  \fr\C[9]\oc[0]1er \fr\C[15]\oc[0]\I[0]Genre : \fr\C[9]\oc[0]F \fr\C[15]\oc[0]\I[0]Age : \fr\C[9]\oc[0]19</text:p>
            <text:p>&lt;br&gt;</text:p>
            <text:p>\C[15]\oc[0]Evaluateur : Levasseur Gontrand</text:p>
            <text:p>\C[15]\oc[0]Combats \px[130]| Vol.Dragon \px[280]| Strategie </text:p>
            <text:p>\C[15]\oc[0]◈◇◇◇◇\px[130]| ◈◇◇◇◇\px[280]| ◈◈◈◇◇</text:p>
            <text:p>\fr\C[9]\oc[0]Capacité exceptionnelle à improviser,</text:p>
            <text:p>\fr\C[9]\oc[0]mais néglige son entraînement.</text:p>
            <text:p/>
            <text:p>\C[15]\oc[0]Lignage : \fr\C[9]\oc[0]Noble\px[250]\fr\C[15]\oc[0] Valeur : \fr\C[9]\oc[0]Moyenne</text:p>
            <text:p>\C[15]\oc[0]Notes : \fr\C[9]\oc[0]Famille militaire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217" calcext:value-type="float">
            <text:p>21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Simon</text:p>
            <text:p>\C[15]\oc[0]Prénom : \fr\C[9]\oc[0]Louis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TU-L.Simon</text:p>
          </table:table-cell>
          <table:table-cell table:style-name="ce6" office:value-type="string" calcext:value-type="string">
            <text:p>&lt;Menu Category: Profils&gt;</text:p>
            <text:p>&lt;Picture: Profils_ETU_IC_Louise&gt;</text:p>
            <text:p>&lt;Enable Requirements&gt;Switch On: 9999&lt;/Enable Requirements&gt;</text:p>
            <text:p>&lt;Info Text Top&gt;</text:p>
            <text:p>\C[15]\oc[0]ID 2 94 09 47 456 54  Statut: ETU</text:p>
            <text:p>\C[15]\oc[0]Année :  \fr\C[9]\oc[0]1er \fr\C[15]\oc[0]\I[0]Genre : \fr\C[9]\oc[0]F \fr\C[15]\oc[0]\I[0]Age : \fr\C[9]\oc[0]19</text:p>
            <text:p>&lt;br&gt;</text:p>
            <text:p>\C[15]\oc[0]Evaluateur : Francois Marie-Ange</text:p>
            <text:p>\C[15]\oc[0]Combats \px[130]| Vol.Dragon \px[280]| Strategie </text:p>
            <text:p>\C[15]\oc[0]◈◈◇◇◇\px[130]| ◇◇◇◇◇\px[280]| ◈◇◇◇◇</text:p>
            <text:p>\fr\C[9]\oc[0]Capable de gérer des situations complexes,</text:p>
            <text:p>\fr\C[9]\oc[0]mais oublie l'entretien du dragon.</text:p>
            <text:p/>
            <text:p>\C[15]\oc[0]Lignage : \fr\C[9]\oc[0]Noble\px[250]\fr\C[15]\oc[0] Valeur : \fr\C[9]\oc[0]Tres haute</text:p>
            <text:p>\C[15]\oc[0]Notes : \fr\C[9]\oc[0]Famille de haute noblesse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218" calcext:value-type="float">
            <text:p>218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Vaugrenard</text:p>
            <text:p>\C[15]\oc[0]Prénom : \fr\C[9]\oc[0]Emmanuelle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E.Vaugrenard</text:p>
          </table:table-cell>
          <table:table-cell table:style-name="ce7" office:value-type="string" calcext:value-type="string">
            <text:p>&lt;Menu Category: Profils&gt;</text:p>
            <text:p>&lt;Picture: Profils_ETU_MC_Emmanuelle&gt;</text:p>
            <text:p>&lt;Enable Requirements&gt;Switch On: 9999&lt;/Enable Requirements&gt;</text:p>
            <text:p>&lt;Info Text Top&gt;</text:p>
            <text:p>\C[15]\oc[0]ID 2 94 10 23 723 12  Statut: ETU</text:p>
            <text:p>\C[15]\oc[0]Année :  \fr\C[9]\oc[0]1er \fr\C[15]\oc[0]\I[0]Genre : \fr\C[9]\oc[0]F \fr\C[15]\oc[0]\I[0]Age : \fr\C[9]\oc[0]19</text:p>
            <text:p>&lt;br&gt;</text:p>
            <text:p>\C[15]\oc[0]Evaluateur : Levasseur Charles</text:p>
            <text:p>\C[15]\oc[0]Combats \px[130]| Vol.Dragon \px[280]| Strategie </text:p>
            <text:p>\C[15]\oc[0]◈◈◇◇◇\px[130]| ◈◈◈◇◇\px[280]| ◈◈◇◇◇</text:p>
            <text:p>\fr\C[9]\oc[0]Talent naturel au tir à l'arc en vol,</text:p>
            <text:p>\fr\C[9]\oc[0]hésitante à prendre des décisions.</text:p>
            <text:p/>
            <text:p>\C[15]\oc[0]Lignage : \fr\C[9]\oc[0]Citoyen\px[250]\fr\C[15]\oc[0] Valeur : \fr\C[9]\oc[0]Moyenne</text:p>
            <text:p>\C[15]\oc[0]Notes : \fr\C[9]\oc[0]Orphelin</text:p>
            <text:p>\fr\C[9]\oc[0]Recomander par L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219" calcext:value-type="float">
            <text:p>21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classe</text:p>
            <text:p>\C[15]\oc[0]Prénom : \fr\C[9]\oc[0]2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-2.classe</text:p>
          </table:table-cell>
          <table:table-cell table:style-name="ce6" office:value-type="string" calcext:value-type="string">
            <text:p>&lt;Menu Category: Profils&gt;</text:p>
            <text:p/>
            <text:p>&lt;Enable Requirements&gt;Switch On: 9999&lt;/Enable Requirements&gt;</text:p>
            <text:p>&lt;Info Text Top&gt;</text:p>
            <text:p>\C[15]\oc[0]  Statut: </text:p>
            <text:p>\C[15]\oc[0]Année :  \fr\C[9]\oc[0] \fr\C[15]\oc[0]\I[0]Genre : \fr\C[9]\oc[0] \fr\C[15]\oc[0]\I[0]Age : \fr\C[9]\oc[0]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220" calcext:value-type="float">
            <text:p>22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Aubert</text:p>
            <text:p>\C[15]\oc[0]Prénom : \fr\C[9]\oc[0]Ghislain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G.Aubert</text:p>
          </table:table-cell>
          <table:table-cell table:style-name="ce7" office:value-type="string" calcext:value-type="string">
            <text:p>&lt;Menu Category: Profils&gt;</text:p>
            <text:p>&lt;Picture: Profils_ETU_NPC_M2&gt;</text:p>
            <text:p>&lt;Enable Requirements&gt;Switch On: 9999&lt;/Enable Requirements&gt;</text:p>
            <text:p>&lt;Info Text Top&gt;</text:p>
            <text:p>\C[15]\oc[0]ID 1 94 01 37 468 38  Statut: ETU</text:p>
            <text:p>\C[15]\oc[0]Année :  \fr\C[9]\oc[0]1er \fr\C[15]\oc[0]\I[0]Genre : \fr\C[9]\oc[0]H \fr\C[15]\oc[0]\I[0]Age : \fr\C[9]\oc[0]19</text:p>
            <text:p>&lt;br&gt;</text:p>
            <text:p>\C[15]\oc[0]Evaluateur : Levasseur Gontrand</text:p>
            <text:p>\C[15]\oc[0]Combats \px[130]| Vol.Dragon \px[280]| Strategie </text:p>
            <text:p>\C[15]\oc[0]◈◇◇◇◇\px[130]| ◈◇◇◇◇\px[280]| ◈◇◇◇◇</text:p>
            <text:p>\fr\C[9]\oc[0]Volontaire pour aider ses pairs,</text:p>
            <text:p>\fr\C[9]\oc[0]mais difficultés en strategie.</text:p>
            <text:p/>
            <text:p>\C[15]\oc[0]Lignage : \fr\C[9]\oc[0]Noble\px[250]\fr\C[15]\oc[0] Valeur : \fr\C[9]\oc[0]Basse</text:p>
            <text:p>\C[15]\oc[0]Notes : \fr\C[9]\oc[0]Famille endetter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221" calcext:value-type="float">
            <text:p>22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Baron</text:p>
            <text:p>\C[15]\oc[0]Prénom : \fr\C[9]\oc[0]Thècl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TU-T.Baron</text:p>
          </table:table-cell>
          <table:table-cell table:style-name="ce6" office:value-type="string" calcext:value-type="string">
            <text:p>&lt;Menu Category: Profils&gt;</text:p>
            <text:p>&lt;Picture: Profils_ETU_NPC_F1&gt;</text:p>
            <text:p>&lt;Enable Requirements&gt;Switch On: 9999&lt;/Enable Requirements&gt;</text:p>
            <text:p>&lt;Info Text Top&gt;</text:p>
            <text:p>\C[15]\oc[0]ID 2 94 10 32 914 57  Statut: ETU</text:p>
            <text:p>\C[15]\oc[0]Année :  \fr\C[9]\oc[0]1er \fr\C[15]\oc[0]\I[0]Genre : \fr\C[9]\oc[0]F \fr\C[15]\oc[0]\I[0]Age : \fr\C[9]\oc[0]19</text:p>
            <text:p>&lt;br&gt;</text:p>
            <text:p>\C[15]\oc[0]Evaluateur : Jean Stéphanie</text:p>
            <text:p>\C[15]\oc[0]Combats \px[130]| Vol.Dragon \px[280]| Strategie </text:p>
            <text:p>\C[15]\oc[0]◈◇◇◇◇\px[130]| ◈◇◇◇◇\px[280]| ◇◇◇◇◇</text:p>
            <text:p>\fr\C[9]\oc[0]Maîtrise parfaite du vol en groupe,</text:p>
            <text:p>\fr\C[9]\oc[0]a du mal à équilibrer ses émotions.</text:p>
            <text:p/>
            <text:p>\C[15]\oc[0]Lignage : \fr\C[9]\oc[0]Noble\px[250]\fr\C[15]\oc[0] Valeur : \fr\C[9]\oc[0]Tres haute</text:p>
            <text:p>\C[15]\oc[0]Notes : \fr\C[9]\oc[0]Famille de diplomates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222" calcext:value-type="float">
            <text:p>22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Bourgeois</text:p>
            <text:p>\C[15]\oc[0]Prénom : \fr\C[9]\oc[0]Pacôme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P.Bourgeois</text:p>
          </table:table-cell>
          <table:table-cell table:style-name="ce7" office:value-type="string" calcext:value-type="string">
            <text:p>&lt;Menu Category: Profils&gt;</text:p>
            <text:p>&lt;Picture: Profils_ETU_NPC_M1&gt;</text:p>
            <text:p>&lt;Enable Requirements&gt;Switch On: 9999&lt;/Enable Requirements&gt;</text:p>
            <text:p>&lt;Info Text Top&gt;</text:p>
            <text:p>\C[15]\oc[0]ID 1 94 04 27 618 01  Statut: ETU</text:p>
            <text:p>\C[15]\oc[0]Année :  \fr\C[9]\oc[0]1er \fr\C[15]\oc[0]\I[0]Genre : \fr\C[9]\oc[0]H \fr\C[15]\oc[0]\I[0]Age : \fr\C[9]\oc[0]19</text:p>
            <text:p>&lt;br&gt;</text:p>
            <text:p>\C[15]\oc[0]Evaluateur : Guillot Ariane</text:p>
            <text:p>\C[15]\oc[0]Combats \px[130]| Vol.Dragon \px[280]| Strategie </text:p>
            <text:p>\C[15]\oc[0]◈◈◇◇◇\px[130]| ◈◇◇◇◇\px[280]| ◈◈◇◇◇</text:p>
            <text:p>\fr\C[9]\oc[0]Esprit de camaraderie fort,</text:p>
            <text:p>\fr\C[9]\oc[0]a du mal à équilibrer ses émotions.</text:p>
            <text:p/>
            <text:p>\C[15]\oc[0]Lignage : \fr\C[9]\oc[0]Citoyen\px[250]\fr\C[15]\oc[0] Valeur : \fr\C[9]\oc[0]Aucune</text:p>
            <text:p>\C[15]\oc[0]Notes : \fr\C[9]\oc[0]Orphelin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2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223" calcext:value-type="float">
            <text:p>22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Bouvier</text:p>
            <text:p>\C[15]\oc[0]Prénom : \fr\C[9]\oc[0]Nicodèm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TU-N.Bouvier</text:p>
          </table:table-cell>
          <table:table-cell table:style-name="ce6" office:value-type="string" calcext:value-type="string">
            <text:p>&lt;Menu Category: Profils&gt;</text:p>
            <text:p>&lt;Picture: Profils_ETU_NPC_M3&gt;</text:p>
            <text:p>&lt;Enable Requirements&gt;Switch On: 9999&lt;/Enable Requirements&gt;</text:p>
            <text:p>&lt;Info Text Top&gt;</text:p>
            <text:p>\C[15]\oc[0]ID 1 94 06 18 196 94  Statut: ETU</text:p>
            <text:p>\C[15]\oc[0]Année :  \fr\C[9]\oc[0]1er \fr\C[15]\oc[0]\I[0]Genre : \fr\C[9]\oc[0]H \fr\C[15]\oc[0]\I[0]Age : \fr\C[9]\oc[0]19</text:p>
            <text:p>&lt;br&gt;</text:p>
            <text:p>\C[15]\oc[0]Evaluateur : Jean Stéphanie</text:p>
            <text:p>\C[15]\oc[0]Combats \px[130]| Vol.Dragon \px[280]| Strategie </text:p>
            <text:p>\C[15]\oc[0]◈◇◇◇◇\px[130]| ◈◇◇◇◇\px[280]| ◇◇◇◇◇</text:p>
            <text:p>\fr\C[9]\oc[0]Courageux lors des situations critiques,</text:p>
            <text:p>\fr\C[9]\oc[0]mais s'épuise mentalement.</text:p>
            <text:p/>
            <text:p>\C[15]\oc[0]Lignage : \fr\C[9]\oc[0]Noble\px[250]\fr\C[15]\oc[0] Valeur : \fr\C[9]\oc[0]Tres haute</text:p>
            <text:p>\C[15]\oc[0]Notes : \fr\C[9]\oc[0]Genereux donateur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224" calcext:value-type="float">
            <text:p>224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Francois</text:p>
            <text:p>\C[15]\oc[0]Prénom : \fr\C[9]\oc[0]Anne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A.Francois</text:p>
          </table:table-cell>
          <table:table-cell table:style-name="ce7" office:value-type="string" calcext:value-type="string">
            <text:p>&lt;Menu Category: Profils&gt;</text:p>
            <text:p>&lt;Picture: Profils_ETU_NPC_F2&gt;</text:p>
            <text:p>&lt;Enable Requirements&gt;Switch On: 9999&lt;/Enable Requirements&gt;</text:p>
            <text:p>&lt;Info Text Top&gt;</text:p>
            <text:p>\C[15]\oc[0]ID 2 94 06 52 834 34  Statut: ETU</text:p>
            <text:p>\C[15]\oc[0]Année :  \fr\C[9]\oc[0]1er \fr\C[15]\oc[0]\I[0]Genre : \fr\C[9]\oc[0]F \fr\C[15]\oc[0]\I[0]Age : \fr\C[9]\oc[0]19</text:p>
            <text:p>&lt;br&gt;</text:p>
            <text:p>\C[15]\oc[0]Evaluateur : Renaud Marie-France</text:p>
            <text:p>\C[15]\oc[0]Combats \px[130]| Vol.Dragon \px[280]| Strategie </text:p>
            <text:p>\C[15]\oc[0]◈◈◈◇◇\px[130]| ◈◇◇◇◇\px[280]| ◈◈◈◇◇</text:p>
            <text:p>\fr\C[9]\oc[0]Capable de gérer des situations complexes,</text:p>
            <text:p>\fr\C[9]\oc[0]peu fiable dans les plans détaillés.</text:p>
            <text:p/>
            <text:p>\C[15]\oc[0]Lignage : \fr\C[9]\oc[0]Noble\px[250]\fr\C[15]\oc[0] Valeur : \fr\C[9]\oc[0]Moyenne</text:p>
            <text:p>\C[15]\oc[0]Notes : \fr\C[9]\oc[0]Famille de marchand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Hoarau</text:p>
            <text:p>\C[15]\oc[0]Prénom : \fr\C[9]\oc[0]Corinn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TU-C.Hoarau</text:p>
          </table:table-cell>
          <table:table-cell table:style-name="ce6" office:value-type="string" calcext:value-type="string">
            <text:p>&lt;Menu Category: Profils&gt;</text:p>
            <text:p>&lt;Picture: Profils_ETU_NPC_F3&gt;</text:p>
            <text:p>&lt;Enable Requirements&gt;Switch On: 9999&lt;/Enable Requirements&gt;</text:p>
            <text:p>&lt;Info Text Top&gt;</text:p>
            <text:p>\C[15]\oc[0]ID 2 94 06 12 378 18  Statut: ETU</text:p>
            <text:p>\C[15]\oc[0]Année :  \fr\C[9]\oc[0]1er \fr\C[15]\oc[0]\I[0]Genre : \fr\C[9]\oc[0]F \fr\C[15]\oc[0]\I[0]Age : \fr\C[9]\oc[0]19</text:p>
            <text:p>&lt;br&gt;</text:p>
            <text:p>\C[15]\oc[0]Evaluateur : Levasseur Gontrand</text:p>
            <text:p>\C[15]\oc[0]Combats \px[130]| Vol.Dragon \px[280]| Strategie </text:p>
            <text:p>\C[15]\oc[0]◈◈◇◇◇\px[130]| ◈◇◇◇◇\px[280]| ◈◇◇◇◇</text:p>
            <text:p>\fr\C[9]\oc[0]Capable de gérer des situations complexes,</text:p>
            <text:p>\fr\C[9]\oc[0]mais peu de tolérance aux critiques.</text:p>
            <text:p/>
            <text:p>\C[15]\oc[0]Lignage : \fr\C[9]\oc[0]Citoyen\px[250]\fr\C[15]\oc[0] Valeur : \fr\C[9]\oc[0]Moyenne</text:p>
            <text:p>\C[15]\oc[0]Notes : \fr\C[9]\oc[0]Orphelin</text:p>
            <text:p>\fr\C[9]\oc[0]Recomander par L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226" calcext:value-type="float">
            <text:p>22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Hubert</text:p>
            <text:p>\C[15]\oc[0]Prénom : \fr\C[9]\oc[0]Dolorès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D.Hubert</text:p>
          </table:table-cell>
          <table:table-cell table:style-name="ce7" office:value-type="string" calcext:value-type="string">
            <text:p>&lt;Menu Category: Profils&gt;</text:p>
            <text:p>&lt;Picture: Profils_ETU_NPC_F3&gt;</text:p>
            <text:p>&lt;Enable Requirements&gt;Switch On: 9999&lt;/Enable Requirements&gt;</text:p>
            <text:p>&lt;Info Text Top&gt;</text:p>
            <text:p>\C[15]\oc[0]ID 2 94 09 40 963 64  Statut: ETU</text:p>
            <text:p>\C[15]\oc[0]Année :  \fr\C[9]\oc[0]1er \fr\C[15]\oc[0]\I[0]Genre : \fr\C[9]\oc[0]F \fr\C[15]\oc[0]\I[0]Age : \fr\C[9]\oc[0]19</text:p>
            <text:p>&lt;br&gt;</text:p>
            <text:p>\C[15]\oc[0]Evaluateur : Francois Marie-Ange</text:p>
            <text:p>\C[15]\oc[0]Combats \px[130]| Vol.Dragon \px[280]| Strategie </text:p>
            <text:p>\C[15]\oc[0]◈◈◇◇◇\px[130]| ◇◇◇◇◇\px[280]| ◈◈◇◇◇</text:p>
            <text:p>\fr\C[9]\oc[0]Très résistant physiquement,</text:p>
            <text:p>\fr\C[9]\oc[0]manque de confiance dans le combat.</text:p>
            <text:p/>
            <text:p>\C[15]\oc[0]Lignage : \fr\C[9]\oc[0]Noble\px[250]\fr\C[15]\oc[0] Valeur : \fr\C[9]\oc[0]Haute</text:p>
            <text:p>\C[15]\oc[0]Notes : \fr\C[9]\oc[0]Famille d'ancien élèves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227" calcext:value-type="float">
            <text:p>22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Huet</text:p>
            <text:p>\C[15]\oc[0]Prénom : \fr\C[9]\oc[0]Enguerrand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TU-E.Huet</text:p>
          </table:table-cell>
          <table:table-cell table:style-name="ce6" office:value-type="string" calcext:value-type="string">
            <text:p>&lt;Menu Category: Profils&gt;</text:p>
            <text:p>&lt;Picture: Profils_ETU_NPC_M1&gt;</text:p>
            <text:p>&lt;Enable Requirements&gt;Switch On: 9999&lt;/Enable Requirements&gt;</text:p>
            <text:p>&lt;Info Text Top&gt;</text:p>
            <text:p>\C[15]\oc[0]ID 1 94 05 31 401 34  Statut: ETU</text:p>
            <text:p>\C[15]\oc[0]Année :  \fr\C[9]\oc[0]1er \fr\C[15]\oc[0]\I[0]Genre : \fr\C[9]\oc[0]H \fr\C[15]\oc[0]\I[0]Age : \fr\C[9]\oc[0]19</text:p>
            <text:p>&lt;br&gt;</text:p>
            <text:p>\C[15]\oc[0]Evaluateur : Poulain Philibert</text:p>
            <text:p>\C[15]\oc[0]Combats \px[130]| Vol.Dragon \px[280]| Strategie </text:p>
            <text:p>\C[15]\oc[0]◇◇◇◇◇\px[130]| ◈◈◈◇◇\px[280]| ◈◈◇◇◇</text:p>
            <text:p>\fr\C[9]\oc[0]Curieux et inventif,</text:p>
            <text:p>\fr\C[9]\oc[0]mais a tendance à prendre des risques.</text:p>
            <text:p/>
            <text:p>\C[15]\oc[0]Lignage : \fr\C[9]\oc[0]Noble\px[250]\fr\C[15]\oc[0] Valeur : \fr\C[9]\oc[0]Basse</text:p>
            <text:p>\C[15]\oc[0]Notes : \fr\C[9]\oc[0]Ancienne famille ruiné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228" calcext:value-type="float">
            <text:p>228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Le Gall</text:p>
            <text:p>\C[15]\oc[0]Prénom : \fr\C[9]\oc[0]Zoé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Z.Le Gall</text:p>
          </table:table-cell>
          <table:table-cell table:style-name="ce7" office:value-type="string" calcext:value-type="string">
            <text:p>&lt;Menu Category: Profils&gt;</text:p>
            <text:p>&lt;Picture: Profils_ETU_NPC_F2&gt;</text:p>
            <text:p>&lt;Enable Requirements&gt;Switch On: 9999&lt;/Enable Requirements&gt;</text:p>
            <text:p>&lt;Info Text Top&gt;</text:p>
            <text:p>\C[15]\oc[0]ID 2 94 09 30 501 17  Statut: ETU</text:p>
            <text:p>\C[15]\oc[0]Année :  \fr\C[9]\oc[0]1er \fr\C[15]\oc[0]\I[0]Genre : \fr\C[9]\oc[0]F \fr\C[15]\oc[0]\I[0]Age : \fr\C[9]\oc[0]19</text:p>
            <text:p>&lt;br&gt;</text:p>
            <text:p>\C[15]\oc[0]Evaluateur : Delaunay Théophile</text:p>
            <text:p>\C[15]\oc[0]Combats \px[130]| Vol.Dragon \px[280]| Strategie </text:p>
            <text:p>\C[15]\oc[0]◈◇◇◇◇\px[130]| ◇◇◇◇◇\px[280]| ◈◇◇◇◇</text:p>
            <text:p>\fr\C[9]\oc[0]Capable de gérer des situations complexes,</text:p>
            <text:p>\fr\C[9]\oc[0]mais tendance à bavarder.</text:p>
            <text:p/>
            <text:p>\C[15]\oc[0]Lignage : \fr\C[9]\oc[0]Noble\px[250]\fr\C[15]\oc[0] Valeur : \fr\C[9]\oc[0]Tres haute</text:p>
            <text:p>\C[15]\oc[0]Notes : \fr\C[9]\oc[0]Famille de riche marchand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2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229" calcext:value-type="float">
            <text:p>22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Le Goff</text:p>
            <text:p>\C[15]\oc[0]Prénom : \fr\C[9]\oc[0]Florent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TU-F.Le Goff</text:p>
          </table:table-cell>
          <table:table-cell table:style-name="ce6" office:value-type="string" calcext:value-type="string">
            <text:p>&lt;Menu Category: Profils&gt;</text:p>
            <text:p>&lt;Picture: Profils_ETU_NPC_M1&gt;</text:p>
            <text:p>&lt;Enable Requirements&gt;Switch On: 9999&lt;/Enable Requirements&gt;</text:p>
            <text:p>&lt;Info Text Top&gt;</text:p>
            <text:p>\C[15]\oc[0]ID 1 94 04 42 792 22  Statut: ETU</text:p>
            <text:p>\C[15]\oc[0]Année :  \fr\C[9]\oc[0]1er \fr\C[15]\oc[0]\I[0]Genre : \fr\C[9]\oc[0]H \fr\C[15]\oc[0]\I[0]Age : \fr\C[9]\oc[0]19</text:p>
            <text:p>&lt;br&gt;</text:p>
            <text:p>\C[15]\oc[0]Evaluateur : Francois Marie-Ange</text:p>
            <text:p>\C[15]\oc[0]Combats \px[130]| Vol.Dragon \px[280]| Strategie </text:p>
            <text:p>\C[15]\oc[0]◇◇◇◇◇\px[130]| ◈◇◇◇◇\px[280]| ◇◇◇◇◇</text:p>
            <text:p>\fr\C[9]\oc[0]Engagé et passionné,</text:p>
            <text:p>\fr\C[9]\oc[0]mais manque de vision globale.</text:p>
            <text:p/>
            <text:p>\C[15]\oc[0]Lignage : \fr\C[9]\oc[0]Citoyen\px[250]\fr\C[15]\oc[0] Valeur : \fr\C[9]\oc[0]Basse</text:p>
            <text:p>\C[15]\oc[0]Notes : \fr\C[9]\oc[0]Orphelin</text:p>
            <text:p>\fr\C[9]\oc[0]Recomander par L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Lefevre</text:p>
            <text:p>\C[15]\oc[0]Prénom : \fr\C[9]\oc[0]Sabrine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S.Lefevre</text:p>
          </table:table-cell>
          <table:table-cell table:style-name="ce7" office:value-type="string" calcext:value-type="string">
            <text:p>&lt;Menu Category: Profils&gt;</text:p>
            <text:p>&lt;Picture: Profils_ETU_NPC_F2&gt;</text:p>
            <text:p>&lt;Enable Requirements&gt;Switch On: 9999&lt;/Enable Requirements&gt;</text:p>
            <text:p>&lt;Info Text Top&gt;</text:p>
            <text:p>\C[15]\oc[0]ID 2 94 04 38 011 11  Statut: ETU</text:p>
            <text:p>\C[15]\oc[0]Année :  \fr\C[9]\oc[0]1er \fr\C[15]\oc[0]\I[0]Genre : \fr\C[9]\oc[0]F \fr\C[15]\oc[0]\I[0]Age : \fr\C[9]\oc[0]19</text:p>
            <text:p>&lt;br&gt;</text:p>
            <text:p>\C[15]\oc[0]Evaluateur : Guichard Florence</text:p>
            <text:p>\C[15]\oc[0]Combats \px[130]| Vol.Dragon \px[280]| Strategie </text:p>
            <text:p>\C[15]\oc[0]◈◈◈◇◇\px[130]| ◇◇◇◇◇\px[280]| ◈◈◈◇◇</text:p>
            <text:p>\fr\C[9]\oc[0]Toujours motivé et enjoué,</text:p>
            <text:p>\fr\C[9]\oc[0]mais facilement distrait en selle.</text:p>
            <text:p/>
            <text:p>\C[15]\oc[0]Lignage : \fr\C[9]\oc[0]Noble\px[250]\fr\C[15]\oc[0] Valeur : \fr\C[9]\oc[0]Moyenne</text:p>
            <text:p>\C[15]\oc[0]Notes : \fr\C[9]\oc[0]Famille modeste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2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231" calcext:value-type="float">
            <text:p>23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Menard</text:p>
            <text:p>\C[15]\oc[0]Prénom : \fr\C[9]\oc[0]Catherin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TU-C.Menard</text:p>
          </table:table-cell>
          <table:table-cell table:style-name="ce6" office:value-type="string" calcext:value-type="string">
            <text:p>&lt;Menu Category: Profils&gt;</text:p>
            <text:p>&lt;Picture: Profils_ETU_NPC_F3&gt;</text:p>
            <text:p>&lt;Enable Requirements&gt;Switch On: 9999&lt;/Enable Requirements&gt;</text:p>
            <text:p>&lt;Info Text Top&gt;</text:p>
            <text:p>\C[15]\oc[0]ID 2 94 11 03 285 08  Statut: ETU</text:p>
            <text:p>\C[15]\oc[0]Année :  \fr\C[9]\oc[0]1er \fr\C[15]\oc[0]\I[0]Genre : \fr\C[9]\oc[0]F \fr\C[15]\oc[0]\I[0]Age : \fr\C[9]\oc[0]19</text:p>
            <text:p>&lt;br&gt;</text:p>
            <text:p>\C[15]\oc[0]Evaluateur : Roux Stéphanie</text:p>
            <text:p>\C[15]\oc[0]Combats \px[130]| Vol.Dragon \px[280]| Strategie </text:p>
            <text:p>\C[15]\oc[0]◈◈◈◇◇\px[130]| ◈◇◇◇◇\px[280]| ◈◈◇◇◇</text:p>
            <text:p>\fr\C[9]\oc[0]Maîtrise des techniques défensives,</text:p>
            <text:p>\fr\C[9]\oc[0]mais se rebelle contre l'autorité.</text:p>
            <text:p/>
            <text:p>\C[15]\oc[0]Lignage : \fr\C[9]\oc[0]Noble\px[250]\fr\C[15]\oc[0] Valeur : \fr\C[9]\oc[0]Basse</text:p>
            <text:p>\C[15]\oc[0]Notes : \fr\C[9]\oc[0]Famille pauvre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232" calcext:value-type="float">
            <text:p>23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Roussel</text:p>
            <text:p>\C[15]\oc[0]Prénom : \fr\C[9]\oc[0]Virgile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V.Roussel</text:p>
          </table:table-cell>
          <table:table-cell table:style-name="ce7" office:value-type="string" calcext:value-type="string">
            <text:p>&lt;Menu Category: Profils&gt;</text:p>
            <text:p>&lt;Picture: Profils_ETU_NPC_M2&gt;</text:p>
            <text:p>&lt;Enable Requirements&gt;Switch On: 9999&lt;/Enable Requirements&gt;</text:p>
            <text:p>&lt;Info Text Top&gt;</text:p>
            <text:p>\C[15]\oc[0]ID 1 94 06 26 701 52  Statut: ETU</text:p>
            <text:p>\C[15]\oc[0]Année :  \fr\C[9]\oc[0]1er \fr\C[15]\oc[0]\I[0]Genre : \fr\C[9]\oc[0]H \fr\C[15]\oc[0]\I[0]Age : \fr\C[9]\oc[0]19</text:p>
            <text:p>&lt;br&gt;</text:p>
            <text:p>\C[15]\oc[0]Evaluateur : Delaunay Théophile</text:p>
            <text:p>\C[15]\oc[0]Combats \px[130]| Vol.Dragon \px[280]| Strategie </text:p>
            <text:p>\C[15]\oc[0]◈◈◈◇◇\px[130]| ◈◇◇◇◇\px[280]| ◈◈◇◇◇</text:p>
            <text:p>\fr\C[9]\oc[0]Capacité exceptionnelle à improviser,</text:p>
            <text:p>\fr\C[9]\oc[0]manque de confiance dans le combat.</text:p>
            <text:p/>
            <text:p>\C[15]\oc[0]Lignage : \fr\C[9]\oc[0]Noble\px[250]\fr\C[15]\oc[0] Valeur : \fr\C[9]\oc[0]Tres haute</text:p>
            <text:p>\C[15]\oc[0]Notes : \fr\C[9]\oc[0]Famille d'ancien élèves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3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233" calcext:value-type="float">
            <text:p>23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Schmitt</text:p>
            <text:p>\C[15]\oc[0]Prénom : \fr\C[9]\oc[0]Victoir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TU-V.Schmitt</text:p>
          </table:table-cell>
          <table:table-cell table:style-name="ce6" office:value-type="string" calcext:value-type="string">
            <text:p>&lt;Menu Category: Profils&gt;</text:p>
            <text:p>&lt;Picture: Profils_ETU_NPC_F1&gt;</text:p>
            <text:p>&lt;Enable Requirements&gt;Switch On: 9999&lt;/Enable Requirements&gt;</text:p>
            <text:p>&lt;Info Text Top&gt;</text:p>
            <text:p>\C[15]\oc[0]ID 2 94 05 15 910 58  Statut: ETU</text:p>
            <text:p>\C[15]\oc[0]Année :  \fr\C[9]\oc[0]1er \fr\C[15]\oc[0]\I[0]Genre : \fr\C[9]\oc[0]F \fr\C[15]\oc[0]\I[0]Age : \fr\C[9]\oc[0]19</text:p>
            <text:p>&lt;br&gt;</text:p>
            <text:p>\C[15]\oc[0]Evaluateur : Renaud Marie-France</text:p>
            <text:p>\C[15]\oc[0]Combats \px[130]| Vol.Dragon \px[280]| Strategie </text:p>
            <text:p>\C[15]\oc[0]◈◈◈◇◇\px[130]| ◈◇◇◇◇\px[280]| ◈◇◇◇◇</text:p>
            <text:p>\fr\C[9]\oc[0]Courageux lors des situations critiques,</text:p>
            <text:p>\fr\C[9]\oc[0]mais difficultés à se concentrer.</text:p>
            <text:p/>
            <text:p>\C[15]\oc[0]Lignage : \fr\C[9]\oc[0]Noble\px[250]\fr\C[15]\oc[0] Valeur : \fr\C[9]\oc[0]Moyenne</text:p>
            <text:p>\C[15]\oc[0]Notes : \fr\C[9]\oc[0]Famille de marchand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234" calcext:value-type="float">
            <text:p>234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Vidal</text:p>
            <text:p>\C[15]\oc[0]Prénom : \fr\C[9]\oc[0]Anne-Lise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A.Vidal</text:p>
          </table:table-cell>
          <table:table-cell table:style-name="ce7" office:value-type="string" calcext:value-type="string">
            <text:p>&lt;Menu Category: Profils&gt;</text:p>
            <text:p>&lt;Picture: Profils_ETU_NPC_F1&gt;</text:p>
            <text:p>&lt;Enable Requirements&gt;Switch On: 9999&lt;/Enable Requirements&gt;</text:p>
            <text:p>&lt;Info Text Top&gt;</text:p>
            <text:p>\C[15]\oc[0]ID 2 94 09 26 167 67  Statut: ETU</text:p>
            <text:p>\C[15]\oc[0]Année :  \fr\C[9]\oc[0]1er \fr\C[15]\oc[0]\I[0]Genre : \fr\C[9]\oc[0]F \fr\C[15]\oc[0]\I[0]Age : \fr\C[9]\oc[0]19</text:p>
            <text:p>&lt;br&gt;</text:p>
            <text:p>\C[15]\oc[0]Evaluateur : Renaud Marie-France</text:p>
            <text:p>\C[15]\oc[0]Combats \px[130]| Vol.Dragon \px[280]| Strategie </text:p>
            <text:p>\C[15]\oc[0]◈◈◇◇◇\px[130]| ◈◈◇◇◇\px[280]| ◈◈◇◇◇</text:p>
            <text:p>\fr\C[9]\oc[0]Intelligent et rapide à apprendre,</text:p>
            <text:p>\fr\C[9]\oc[0]mais manque de planification.</text:p>
            <text:p/>
            <text:p>\C[15]\oc[0]Lignage : \fr\C[9]\oc[0]Citoyen\px[250]\fr\C[15]\oc[0] Valeur : \fr\C[9]\oc[0]Basse</text:p>
            <text:p>\C[15]\oc[0]Notes : \fr\C[9]\oc[0]Ancienne famille ruiné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3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235" calcext:value-type="float">
            <text:p>23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classe</text:p>
            <text:p>\C[15]\oc[0]Prénom : \fr\C[9]\oc[0]3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-3.classe</text:p>
          </table:table-cell>
          <table:table-cell table:style-name="ce6" office:value-type="string" calcext:value-type="string">
            <text:p>&lt;Menu Category: Profils&gt;</text:p>
            <text:p/>
            <text:p>&lt;Enable Requirements&gt;Switch On: 9999&lt;/Enable Requirements&gt;</text:p>
            <text:p>&lt;Info Text Top&gt;</text:p>
            <text:p>\C[15]\oc[0]  Statut: </text:p>
            <text:p>\C[15]\oc[0]Année :  \fr\C[9]\oc[0] \fr\C[15]\oc[0]\I[0]Genre : \fr\C[9]\oc[0] \fr\C[15]\oc[0]\I[0]Age : \fr\C[9]\oc[0]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236" calcext:value-type="float">
            <text:p>23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Bonnet</text:p>
            <text:p>\C[15]\oc[0]Prénom : \fr\C[9]\oc[0]Éléonore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É.Bonnet</text:p>
          </table:table-cell>
          <table:table-cell table:style-name="ce7" office:value-type="string" calcext:value-type="string">
            <text:p>&lt;Menu Category: Profils&gt;</text:p>
            <text:p>&lt;Picture: Profils_ETU_NPC_F2&gt;</text:p>
            <text:p>&lt;Enable Requirements&gt;Switch On: 9999&lt;/Enable Requirements&gt;</text:p>
            <text:p>&lt;Info Text Top&gt;</text:p>
            <text:p>\C[15]\oc[0]ID 2 93 03 26 439 35  Statut: ETU</text:p>
            <text:p>\C[15]\oc[0]Année :  \fr\C[9]\oc[0]2ème \fr\C[15]\oc[0]\I[0]Genre : \fr\C[9]\oc[0]F \fr\C[15]\oc[0]\I[0]Age : \fr\C[9]\oc[0]20</text:p>
            <text:p>&lt;br&gt;</text:p>
            <text:p>\C[15]\oc[0]Evaluateur : Roux Stéphanie</text:p>
            <text:p>\C[15]\oc[0]Combats \px[130]| Vol.Dragon \px[280]| Strategie </text:p>
            <text:p>\C[15]\oc[0]◈◈◈◈◇\px[130]| ◈◈◈◇◇\px[280]| ◈◈◈◈◇</text:p>
            <text:p>\fr\C[9]\oc[0]Bonne maîtrise des armes,</text:p>
            <text:p>\fr\C[9]\oc[0]mais difficultés en strategie.</text:p>
            <text:p/>
            <text:p>\C[15]\oc[0]Lignage : \fr\C[9]\oc[0]Noble\px[250]\fr\C[15]\oc[0] Valeur : \fr\C[9]\oc[0]Tres haute</text:p>
            <text:p>\C[15]\oc[0]Notes : \fr\C[9]\oc[0]Genereux donateur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3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237" calcext:value-type="float">
            <text:p>23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Bouvier</text:p>
            <text:p>\C[15]\oc[0]Prénom : \fr\C[9]\oc[0]Véra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TU-V.Bouvier</text:p>
          </table:table-cell>
          <table:table-cell table:style-name="ce6" office:value-type="string" calcext:value-type="string">
            <text:p>&lt;Menu Category: Profils&gt;</text:p>
            <text:p>&lt;Picture: Profils_ETU_NPC_F3&gt;</text:p>
            <text:p>&lt;Enable Requirements&gt;Switch On: 9999&lt;/Enable Requirements&gt;</text:p>
            <text:p>&lt;Info Text Top&gt;</text:p>
            <text:p>\C[15]\oc[0]ID 2 93 07 56 283 60  Statut: ETU</text:p>
            <text:p>\C[15]\oc[0]Année :  \fr\C[9]\oc[0]2ème \fr\C[15]\oc[0]\I[0]Genre : \fr\C[9]\oc[0]F \fr\C[15]\oc[0]\I[0]Age : \fr\C[9]\oc[0]20</text:p>
            <text:p>&lt;br&gt;</text:p>
            <text:p>\C[15]\oc[0]Evaluateur : Guillot Ariane</text:p>
            <text:p>\C[15]\oc[0]Combats \px[130]| Vol.Dragon \px[280]| Strategie </text:p>
            <text:p>\C[15]\oc[0]◈◈◈◇◇\px[130]| ◈◇◇◇◇\px[280]| ◈◈◈◇◇</text:p>
            <text:p>\fr\C[9]\oc[0]Technique impeccable,</text:p>
            <text:p>\fr\C[9]\oc[0]mais a tendance à prendre des risques.</text:p>
            <text:p/>
            <text:p>\C[15]\oc[0]Lignage : \fr\C[9]\oc[0]Citoyen\px[250]\fr\C[15]\oc[0] Valeur : \fr\C[9]\oc[0]Moyenne</text:p>
            <text:p>\C[15]\oc[0]Notes : \fr\C[9]\oc[0]Famille de fonctionnaire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Boyer</text:p>
            <text:p>\C[15]\oc[0]Prénom : \fr\C[9]\oc[0]Casimir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C.Boyer</text:p>
          </table:table-cell>
          <table:table-cell table:style-name="ce7" office:value-type="string" calcext:value-type="string">
            <text:p>&lt;Menu Category: Profils&gt;</text:p>
            <text:p>&lt;Picture: Profils_ETU_NPC_M2&gt;</text:p>
            <text:p>&lt;Enable Requirements&gt;Switch On: 9999&lt;/Enable Requirements&gt;</text:p>
            <text:p>&lt;Info Text Top&gt;</text:p>
            <text:p>\C[15]\oc[0]ID 1 93 09 06 249 71  Statut: ETU</text:p>
            <text:p>\C[15]\oc[0]Année :  \fr\C[9]\oc[0]2ème \fr\C[15]\oc[0]\I[0]Genre : \fr\C[9]\oc[0]H \fr\C[15]\oc[0]\I[0]Age : \fr\C[9]\oc[0]20</text:p>
            <text:p>&lt;br&gt;</text:p>
            <text:p>\C[15]\oc[0]Evaluateur : Hoarau Ursula</text:p>
            <text:p>\C[15]\oc[0]Combats \px[130]| Vol.Dragon \px[280]| Strategie </text:p>
            <text:p>\C[15]\oc[0]◈◈◈◇◇\px[130]| ◈◈◈◇◇\px[280]| ◈◇◇◇◇</text:p>
            <text:p>\fr\C[9]\oc[0]Très doué pour la tactique aérienne,</text:p>
            <text:p>\fr\C[9]\oc[0]mais facilement distrait en selle.</text:p>
            <text:p/>
            <text:p>\C[15]\oc[0]Lignage : \fr\C[9]\oc[0]Noble\px[250]\fr\C[15]\oc[0] Valeur : \fr\C[9]\oc[0]Basse</text:p>
            <text:p>\C[15]\oc[0]Notes : \fr\C[9]\oc[0]Famille de marchand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3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239" calcext:value-type="float">
            <text:p>23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Clement</text:p>
            <text:p>\C[15]\oc[0]Prénom : \fr\C[9]\oc[0]Hélèn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TU-H.Clement</text:p>
          </table:table-cell>
          <table:table-cell table:style-name="ce6" office:value-type="string" calcext:value-type="string">
            <text:p>&lt;Menu Category: Profils&gt;</text:p>
            <text:p>&lt;Picture: Profils_ETU_NPC_F3&gt;</text:p>
            <text:p>&lt;Enable Requirements&gt;Switch On: 9999&lt;/Enable Requirements&gt;</text:p>
            <text:p>&lt;Info Text Top&gt;</text:p>
            <text:p>\C[15]\oc[0]ID 2 93 04 47 345 38  Statut: ETU</text:p>
            <text:p>\C[15]\oc[0]Année :  \fr\C[9]\oc[0]2ème \fr\C[15]\oc[0]\I[0]Genre : \fr\C[9]\oc[0]F \fr\C[15]\oc[0]\I[0]Age : \fr\C[9]\oc[0]20</text:p>
            <text:p>&lt;br&gt;</text:p>
            <text:p>\C[15]\oc[0]Evaluateur : Guichard Florence</text:p>
            <text:p>\C[15]\oc[0]Combats \px[130]| Vol.Dragon \px[280]| Strategie </text:p>
            <text:p>\C[15]\oc[0]◈◇◇◇◇\px[130]| ◈◇◇◇◇\px[280]| ◈◈◈◇◇</text:p>
            <text:p>\fr\C[9]\oc[0]Bon mentor pour les jeunes recrues,</text:p>
            <text:p>\fr\C[9]\oc[0]hésitant à prendre des décisions.</text:p>
            <text:p/>
            <text:p>\C[15]\oc[0]Lignage : \fr\C[9]\oc[0]Citoyen\px[250]\fr\C[15]\oc[0] Valeur : \fr\C[9]\oc[0]Moyenne</text:p>
            <text:p>\C[15]\oc[0]Notes : \fr\C[9]\oc[0]Orphelin</text:p>
            <text:p>\fr\C[9]\oc[0]Recomander par L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Fournier</text:p>
            <text:p>\C[15]\oc[0]Prénom : \fr\C[9]\oc[0]Guénolé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G.Fournier</text:p>
          </table:table-cell>
          <table:table-cell table:style-name="ce7" office:value-type="string" calcext:value-type="string">
            <text:p>&lt;Menu Category: Profils&gt;</text:p>
            <text:p>&lt;Picture: Profils_ETU_NPC_M3&gt;</text:p>
            <text:p>&lt;Enable Requirements&gt;Switch On: 9999&lt;/Enable Requirements&gt;</text:p>
            <text:p>&lt;Info Text Top&gt;</text:p>
            <text:p>\C[15]\oc[0]ID 1 93 05 48 531 83  Statut: ETU</text:p>
            <text:p>\C[15]\oc[0]Année :  \fr\C[9]\oc[0]2ème \fr\C[15]\oc[0]\I[0]Genre : \fr\C[9]\oc[0]H \fr\C[15]\oc[0]\I[0]Age : \fr\C[9]\oc[0]20</text:p>
            <text:p>&lt;br&gt;</text:p>
            <text:p>\C[15]\oc[0]Evaluateur : Lemoine Juliette</text:p>
            <text:p>\C[15]\oc[0]Combats \px[130]| Vol.Dragon \px[280]| Strategie </text:p>
            <text:p>\C[15]\oc[0]◈◇◇◇◇\px[130]| ◈◈◈◇◇\px[280]| ◈◈◈◇◇</text:p>
            <text:p>\fr\C[9]\oc[0]Capacité exceptionnelle à improviser,</text:p>
            <text:p>\fr\C[9]\oc[0]mais attitude arrogante.</text:p>
            <text:p/>
            <text:p>\C[15]\oc[0]Lignage : \fr\C[9]\oc[0]Noble\px[250]\fr\C[15]\oc[0] Valeur : \fr\C[9]\oc[0]Moyenne</text:p>
            <text:p>\C[15]\oc[0]Notes : \fr\C[9]\oc[0]Famille agricole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3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Gillet</text:p>
            <text:p>\C[15]\oc[0]Prénom : \fr\C[9]\oc[0]Laurett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TU-L.Gillet</text:p>
          </table:table-cell>
          <table:table-cell table:style-name="ce6" office:value-type="string" calcext:value-type="string">
            <text:p>&lt;Menu Category: Profils&gt;</text:p>
            <text:p>&lt;Picture: Profils_ETU_NPC_F1&gt;</text:p>
            <text:p>&lt;Enable Requirements&gt;Switch On: 9999&lt;/Enable Requirements&gt;</text:p>
            <text:p>&lt;Info Text Top&gt;</text:p>
            <text:p>\C[15]\oc[0]ID 2 93 12 21 319 10  Statut: ETU</text:p>
            <text:p>\C[15]\oc[0]Année :  \fr\C[9]\oc[0]2ème \fr\C[15]\oc[0]\I[0]Genre : \fr\C[9]\oc[0]F \fr\C[15]\oc[0]\I[0]Age : \fr\C[9]\oc[0]20</text:p>
            <text:p>&lt;br&gt;</text:p>
            <text:p>\C[15]\oc[0]Evaluateur : Delaunay Théophile</text:p>
            <text:p>\C[15]\oc[0]Combats \px[130]| Vol.Dragon \px[280]| Strategie </text:p>
            <text:p>\C[15]\oc[0]◈◈◈◈◇\px[130]| ◈◈◈◈◇\px[280]| ◈◈◇◇◇</text:p>
            <text:p>\fr\C[9]\oc[0]Bon dans l'exécution des ordres,</text:p>
            <text:p>\fr\C[9]\oc[0]mais oublie l'entretien du dragon.</text:p>
            <text:p/>
            <text:p>\C[15]\oc[0]Lignage : \fr\C[9]\oc[0]Noble\px[250]\fr\C[15]\oc[0] Valeur : \fr\C[9]\oc[0]Basse</text:p>
            <text:p>\C[15]\oc[0]Notes : \fr\C[9]\oc[0]Famille pauvre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242" calcext:value-type="float">
            <text:p>24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Leblanc</text:p>
            <text:p>\C[15]\oc[0]Prénom : \fr\C[9]\oc[0]Eustache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E.Leblanc</text:p>
          </table:table-cell>
          <table:table-cell table:style-name="ce7" office:value-type="string" calcext:value-type="string">
            <text:p>&lt;Menu Category: Profils&gt;</text:p>
            <text:p>&lt;Picture: Profils_ETU_NPC_M3&gt;</text:p>
            <text:p>&lt;Enable Requirements&gt;Switch On: 9999&lt;/Enable Requirements&gt;</text:p>
            <text:p>&lt;Info Text Top&gt;</text:p>
            <text:p>\C[15]\oc[0]ID 1 93 12 49 634 23  Statut: ETU</text:p>
            <text:p>\C[15]\oc[0]Année :  \fr\C[9]\oc[0]2ème \fr\C[15]\oc[0]\I[0]Genre : \fr\C[9]\oc[0]H \fr\C[15]\oc[0]\I[0]Age : \fr\C[9]\oc[0]20</text:p>
            <text:p>&lt;br&gt;</text:p>
            <text:p>\C[15]\oc[0]Evaluateur : Faure Edgar</text:p>
            <text:p>\C[15]\oc[0]Combats \px[130]| Vol.Dragon \px[280]| Strategie </text:p>
            <text:p>\C[15]\oc[0]◈◈◈◈◇\px[130]| ◈◈◈◇◇\px[280]| ◈◈◈◇◇</text:p>
            <text:p>\fr\C[9]\oc[0]Très à l’aise avec les dragons,</text:p>
            <text:p>\fr\C[9]\oc[0]mais se rebelle contre l'autorité.</text:p>
            <text:p/>
            <text:p>\C[15]\oc[0]Lignage : \fr\C[9]\oc[0]Noble\px[250]\fr\C[15]\oc[0] Valeur : \fr\C[9]\oc[0]Haute</text:p>
            <text:p>\C[15]\oc[0]Notes : \fr\C[9]\oc[0]Famille d'ancien élèves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4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243" calcext:value-type="float">
            <text:p>24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Lebrun</text:p>
            <text:p>\C[15]\oc[0]Prénom : \fr\C[9]\oc[0]Annett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TU-A.Lebrun</text:p>
          </table:table-cell>
          <table:table-cell table:style-name="ce6" office:value-type="string" calcext:value-type="string">
            <text:p>&lt;Menu Category: Profils&gt;</text:p>
            <text:p>&lt;Picture: Profils_ETU_NPC_F3&gt;</text:p>
            <text:p>&lt;Enable Requirements&gt;Switch On: 9999&lt;/Enable Requirements&gt;</text:p>
            <text:p>&lt;Info Text Top&gt;</text:p>
            <text:p>\C[15]\oc[0]ID 2 93 01 32 172 43  Statut: ETU</text:p>
            <text:p>\C[15]\oc[0]Année :  \fr\C[9]\oc[0]2ème \fr\C[15]\oc[0]\I[0]Genre : \fr\C[9]\oc[0]F \fr\C[15]\oc[0]\I[0]Age : \fr\C[9]\oc[0]20</text:p>
            <text:p>&lt;br&gt;</text:p>
            <text:p>\C[15]\oc[0]Evaluateur : Poulain Philibert</text:p>
            <text:p>\C[15]\oc[0]Combats \px[130]| Vol.Dragon \px[280]| Strategie </text:p>
            <text:p>\C[15]\oc[0]◈◈◈◈◇\px[130]| ◈◈◈◇◇\px[280]| ◈◈◈◈◇</text:p>
            <text:p>\fr\C[9]\oc[0]Progrès réguliers,</text:p>
            <text:p>\fr\C[9]\oc[0]mais manque d'implication personnelle.</text:p>
            <text:p/>
            <text:p>\C[15]\oc[0]Lignage : \fr\C[9]\oc[0]Citoyen\px[250]\fr\C[15]\oc[0] Valeur : \fr\C[9]\oc[0]Aucune</text:p>
            <text:p>\C[15]\oc[0]Notes : \fr\C[9]\oc[0]Orphelin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244" calcext:value-type="float">
            <text:p>244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Lemoine</text:p>
            <text:p>\C[15]\oc[0]Prénom : \fr\C[9]\oc[0]Hélène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H.Lemoine</text:p>
          </table:table-cell>
          <table:table-cell table:style-name="ce7" office:value-type="string" calcext:value-type="string">
            <text:p>&lt;Menu Category: Profils&gt;</text:p>
            <text:p>&lt;Picture: Profils_ETU_NPC_F1&gt;</text:p>
            <text:p>&lt;Enable Requirements&gt;Switch On: 9999&lt;/Enable Requirements&gt;</text:p>
            <text:p>&lt;Info Text Top&gt;</text:p>
            <text:p>\C[15]\oc[0]ID 2 93 11 18 909 49  Statut: ETU</text:p>
            <text:p>\C[15]\oc[0]Année :  \fr\C[9]\oc[0]2ème \fr\C[15]\oc[0]\I[0]Genre : \fr\C[9]\oc[0]F \fr\C[15]\oc[0]\I[0]Age : \fr\C[9]\oc[0]20</text:p>
            <text:p>&lt;br&gt;</text:p>
            <text:p>\C[15]\oc[0]Evaluateur : Faure Edgar</text:p>
            <text:p>\C[15]\oc[0]Combats \px[130]| Vol.Dragon \px[280]| Strategie </text:p>
            <text:p>\C[15]\oc[0]◈◇◇◇◇\px[130]| ◈◇◇◇◇\px[280]| ◈◈◇◇◇</text:p>
            <text:p>\fr\C[9]\oc[0]Ressource fiable lors des manœuvres,</text:p>
            <text:p>\fr\C[9]\oc[0]mais tendance à ignorer les conseils.</text:p>
            <text:p/>
            <text:p>\C[15]\oc[0]Lignage : \fr\C[9]\oc[0]Noble\px[250]\fr\C[15]\oc[0] Valeur : \fr\C[9]\oc[0]Basse</text:p>
            <text:p>\C[15]\oc[0]Notes : \fr\C[9]\oc[0]Famille de marchand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4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245" calcext:value-type="float">
            <text:p>24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Marechal</text:p>
            <text:p>\C[15]\oc[0]Prénom : \fr\C[9]\oc[0]Guenièvr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TU-G.Marechal</text:p>
          </table:table-cell>
          <table:table-cell table:style-name="ce6" office:value-type="string" calcext:value-type="string">
            <text:p>&lt;Menu Category: Profils&gt;</text:p>
            <text:p>&lt;Picture: Profils_ETU_NPC_F3&gt;</text:p>
            <text:p>&lt;Enable Requirements&gt;Switch On: 9999&lt;/Enable Requirements&gt;</text:p>
            <text:p>&lt;Info Text Top&gt;</text:p>
            <text:p>\C[15]\oc[0]ID 2 93 06 26 368 91  Statut: ETU</text:p>
            <text:p>\C[15]\oc[0]Année :  \fr\C[9]\oc[0]2ème \fr\C[15]\oc[0]\I[0]Genre : \fr\C[9]\oc[0]F \fr\C[15]\oc[0]\I[0]Age : \fr\C[9]\oc[0]20</text:p>
            <text:p>&lt;br&gt;</text:p>
            <text:p>\C[15]\oc[0]Evaluateur : Perrot Thècle</text:p>
            <text:p>\C[15]\oc[0]Combats \px[130]| Vol.Dragon \px[280]| Strategie </text:p>
            <text:p>\C[15]\oc[0]◈◈◇◇◇\px[130]| ◈◈◇◇◇\px[280]| ◈◈◈◇◇</text:p>
            <text:p>\fr\C[9]\oc[0]Très à l’aise avec les dragons,</text:p>
            <text:p>\fr\C[9]\oc[0]mais manque de planification.</text:p>
            <text:p/>
            <text:p>\C[15]\oc[0]Lignage : \fr\C[9]\oc[0]Noble\px[250]\fr\C[15]\oc[0] Valeur : \fr\C[9]\oc[0]Haute</text:p>
            <text:p>\C[15]\oc[0]Notes : \fr\C[9]\oc[0]Famille d'ancien élèves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246" calcext:value-type="float">
            <text:p>24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Morel</text:p>
            <text:p>\C[15]\oc[0]Prénom : \fr\C[9]\oc[0]Ophélie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O.Morel</text:p>
          </table:table-cell>
          <table:table-cell table:style-name="ce7" office:value-type="string" calcext:value-type="string">
            <text:p>&lt;Menu Category: Profils&gt;</text:p>
            <text:p>&lt;Picture: Profils_ETU_NPC_F2&gt;</text:p>
            <text:p>&lt;Enable Requirements&gt;Switch On: 9999&lt;/Enable Requirements&gt;</text:p>
            <text:p>&lt;Info Text Top&gt;</text:p>
            <text:p>\C[15]\oc[0]ID 2 93 01 05 395 90  Statut: ETU</text:p>
            <text:p>\C[15]\oc[0]Année :  \fr\C[9]\oc[0]2ème \fr\C[15]\oc[0]\I[0]Genre : \fr\C[9]\oc[0]F \fr\C[15]\oc[0]\I[0]Age : \fr\C[9]\oc[0]20</text:p>
            <text:p>&lt;br&gt;</text:p>
            <text:p>\C[15]\oc[0]Evaluateur : Guichard Florence</text:p>
            <text:p>\C[15]\oc[0]Combats \px[130]| Vol.Dragon \px[280]| Strategie </text:p>
            <text:p>\C[15]\oc[0]◈◈◇◇◇\px[130]| ◈◇◇◇◇\px[280]| ◈◈◇◇◇</text:p>
            <text:p>\fr\C[9]\oc[0]Très résistant physiquement,</text:p>
            <text:p>\fr\C[9]\oc[0]mais attitude arrogante.</text:p>
            <text:p/>
            <text:p>\C[15]\oc[0]Lignage : \fr\C[9]\oc[0]Citoyen\px[250]\fr\C[15]\oc[0] Valeur : \fr\C[9]\oc[0]Basse</text:p>
            <text:p>\C[15]\oc[0]Notes : \fr\C[9]\oc[0]Orphelin</text:p>
            <text:p>\fr\C[9]\oc[0]Recomander par L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4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247" calcext:value-type="float">
            <text:p>24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Noel</text:p>
            <text:p>\C[15]\oc[0]Prénom : \fr\C[9]\oc[0]Odett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TU-O.Noel</text:p>
          </table:table-cell>
          <table:table-cell table:style-name="ce6" office:value-type="string" calcext:value-type="string">
            <text:p>&lt;Menu Category: Profils&gt;</text:p>
            <text:p>&lt;Picture: Profils_ETU_NPC_F3&gt;</text:p>
            <text:p>&lt;Enable Requirements&gt;Switch On: 9999&lt;/Enable Requirements&gt;</text:p>
            <text:p>&lt;Info Text Top&gt;</text:p>
            <text:p>\C[15]\oc[0]ID 2 93 07 13 256 10  Statut: ETU</text:p>
            <text:p>\C[15]\oc[0]Année :  \fr\C[9]\oc[0]2ème \fr\C[15]\oc[0]\I[0]Genre : \fr\C[9]\oc[0]F \fr\C[15]\oc[0]\I[0]Age : \fr\C[9]\oc[0]20</text:p>
            <text:p>&lt;br&gt;</text:p>
            <text:p>\C[15]\oc[0]Evaluateur : Jean Stéphanie</text:p>
            <text:p>\C[15]\oc[0]Combats \px[130]| Vol.Dragon \px[280]| Strategie </text:p>
            <text:p>\C[15]\oc[0]◈◈◈◇◇\px[130]| ◈◇◇◇◇\px[280]| ◈◈◇◇◇</text:p>
            <text:p>\fr\C[9]\oc[0]Esprit stratégique vif,</text:p>
            <text:p>\fr\C[9]\oc[0]mais difficultés à se concentrer.</text:p>
            <text:p/>
            <text:p>\C[15]\oc[0]Lignage : \fr\C[9]\oc[0]Noble\px[250]\fr\C[15]\oc[0] Valeur : \fr\C[9]\oc[0]Moyenne</text:p>
            <text:p>\C[15]\oc[0]Notes : \fr\C[9]\oc[0]Famille de marchand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248" calcext:value-type="float">
            <text:p>248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Pasquier</text:p>
            <text:p>\C[15]\oc[0]Prénom : \fr\C[9]\oc[0]Denise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D.Pasquier</text:p>
          </table:table-cell>
          <table:table-cell table:style-name="ce7" office:value-type="string" calcext:value-type="string">
            <text:p>&lt;Menu Category: Profils&gt;</text:p>
            <text:p>&lt;Picture: Profils_ETU_NPC_F3&gt;</text:p>
            <text:p>&lt;Enable Requirements&gt;Switch On: 9999&lt;/Enable Requirements&gt;</text:p>
            <text:p>&lt;Info Text Top&gt;</text:p>
            <text:p>\C[15]\oc[0]ID 2 93 10 04 981 09  Statut: ETU</text:p>
            <text:p>\C[15]\oc[0]Année :  \fr\C[9]\oc[0]2ème \fr\C[15]\oc[0]\I[0]Genre : \fr\C[9]\oc[0]F \fr\C[15]\oc[0]\I[0]Age : \fr\C[9]\oc[0]20</text:p>
            <text:p>&lt;br&gt;</text:p>
            <text:p>\C[15]\oc[0]Evaluateur : Lemoine Juliette</text:p>
            <text:p>\C[15]\oc[0]Combats \px[130]| Vol.Dragon \px[280]| Strategie </text:p>
            <text:p>\C[15]\oc[0]◈◈◈◈◇\px[130]| ◈◈◈◈◇\px[280]| ◈◈◈◈◇</text:p>
            <text:p>\fr\C[9]\oc[0]Curieux et inventif,</text:p>
            <text:p>\fr\C[9]\oc[0]mais difficultés en strategie.</text:p>
            <text:p/>
            <text:p>\C[15]\oc[0]Lignage : \fr\C[9]\oc[0]Citoyen\px[250]\fr\C[15]\oc[0] Valeur : \fr\C[9]\oc[0]Aucune</text:p>
            <text:p>\C[15]\oc[0]Notes : \fr\C[9]\oc[0]Orphelin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4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249" calcext:value-type="float">
            <text:p>24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Prevost</text:p>
            <text:p>\C[15]\oc[0]Prénom : \fr\C[9]\oc[0]Raphaëll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TU-R.Prevost</text:p>
          </table:table-cell>
          <table:table-cell table:style-name="ce6" office:value-type="string" calcext:value-type="string">
            <text:p>&lt;Menu Category: Profils&gt;</text:p>
            <text:p>&lt;Picture: Profils_ETU_NPC_F3&gt;</text:p>
            <text:p>&lt;Enable Requirements&gt;Switch On: 9999&lt;/Enable Requirements&gt;</text:p>
            <text:p>&lt;Info Text Top&gt;</text:p>
            <text:p>\C[15]\oc[0]ID 2 93 08 03 775 86  Statut: ETU</text:p>
            <text:p>\C[15]\oc[0]Année :  \fr\C[9]\oc[0]2ème \fr\C[15]\oc[0]\I[0]Genre : \fr\C[9]\oc[0]F \fr\C[15]\oc[0]\I[0]Age : \fr\C[9]\oc[0]20</text:p>
            <text:p>&lt;br&gt;</text:p>
            <text:p>\C[15]\oc[0]Evaluateur : Hoarau Ursula</text:p>
            <text:p>\C[15]\oc[0]Combats \px[130]| Vol.Dragon \px[280]| Strategie </text:p>
            <text:p>\C[15]\oc[0]◈◈◇◇◇\px[130]| ◈◈◈◇◇\px[280]| ◈◈◇◇◇</text:p>
            <text:p>\fr\C[9]\oc[0]Technique impeccable,</text:p>
            <text:p>\fr\C[9]\oc[0]manque de finesse en combat rapproché.</text:p>
            <text:p/>
            <text:p>\C[15]\oc[0]Lignage : \fr\C[9]\oc[0]Citoyen\px[250]\fr\C[15]\oc[0] Valeur : \fr\C[9]\oc[0]Aucune</text:p>
            <text:p>\C[15]\oc[0]Notes : \fr\C[9]\oc[0]Famille endetter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Roche</text:p>
            <text:p>\C[15]\oc[0]Prénom : \fr\C[9]\oc[0]Francis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F.Roche</text:p>
          </table:table-cell>
          <table:table-cell table:style-name="ce7" office:value-type="string" calcext:value-type="string">
            <text:p>&lt;Menu Category: Profils&gt;</text:p>
            <text:p>&lt;Picture: Profils_ETU_NPC_M3&gt;</text:p>
            <text:p>&lt;Enable Requirements&gt;Switch On: 9999&lt;/Enable Requirements&gt;</text:p>
            <text:p>&lt;Info Text Top&gt;</text:p>
            <text:p>\C[15]\oc[0]ID 1 93 11 30 820 85  Statut: ETU</text:p>
            <text:p>\C[15]\oc[0]Année :  \fr\C[9]\oc[0]2ème \fr\C[15]\oc[0]\I[0]Genre : \fr\C[9]\oc[0]H \fr\C[15]\oc[0]\I[0]Age : \fr\C[9]\oc[0]20</text:p>
            <text:p>&lt;br&gt;</text:p>
            <text:p>\C[15]\oc[0]Evaluateur : Levasseur Charles</text:p>
            <text:p>\C[15]\oc[0]Combats \px[130]| Vol.Dragon \px[280]| Strategie </text:p>
            <text:p>\C[15]\oc[0]◈◇◇◇◇\px[130]| ◈◈◇◇◇\px[280]| ◈◈◇◇◇</text:p>
            <text:p>\fr\C[9]\oc[0]Ressource fiable lors des manœuvres,</text:p>
            <text:p>\fr\C[9]\oc[0]mais souvent en retard.</text:p>
            <text:p/>
            <text:p>\C[15]\oc[0]Lignage : \fr\C[9]\oc[0]Citoyen\px[250]\fr\C[15]\oc[0] Valeur : \fr\C[9]\oc[0]Moyenne</text:p>
            <text:p>\C[15]\oc[0]Notes : \fr\C[9]\oc[0]Orphelin</text:p>
            <text:p>\fr\C[9]\oc[0]Recomander par L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4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classe</text:p>
            <text:p>\C[15]\oc[0]Prénom : \fr\C[9]\oc[0]4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-4.classe</text:p>
          </table:table-cell>
          <table:table-cell table:style-name="ce6" office:value-type="string" calcext:value-type="string">
            <text:p>&lt;Menu Category: Profils&gt;</text:p>
            <text:p/>
            <text:p>&lt;Enable Requirements&gt;Switch On: 9999&lt;/Enable Requirements&gt;</text:p>
            <text:p>&lt;Info Text Top&gt;</text:p>
            <text:p>\C[15]\oc[0]  Statut: </text:p>
            <text:p>\C[15]\oc[0]Année :  \fr\C[9]\oc[0] \fr\C[15]\oc[0]\I[0]Genre : \fr\C[9]\oc[0] \fr\C[15]\oc[0]\I[0]Age : \fr\C[9]\oc[0]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252" calcext:value-type="float">
            <text:p>25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Fabre</text:p>
            <text:p>\C[15]\oc[0]Prénom : \fr\C[9]\oc[0]Bérénice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B.Fabre</text:p>
          </table:table-cell>
          <table:table-cell table:style-name="ce7" office:value-type="string" calcext:value-type="string">
            <text:p>&lt;Menu Category: Profils&gt;</text:p>
            <text:p>&lt;Picture: Profils_ETU_NPC_F3&gt;</text:p>
            <text:p>&lt;Enable Requirements&gt;Switch On: 9999&lt;/Enable Requirements&gt;</text:p>
            <text:p>&lt;Info Text Top&gt;</text:p>
            <text:p>\C[15]\oc[0]ID 2 93 03 25 614 81  Statut: ETU</text:p>
            <text:p>\C[15]\oc[0]Année :  \fr\C[9]\oc[0]2ème \fr\C[15]\oc[0]\I[0]Genre : \fr\C[9]\oc[0]F \fr\C[15]\oc[0]\I[0]Age : \fr\C[9]\oc[0]20</text:p>
            <text:p>&lt;br&gt;</text:p>
            <text:p>\C[15]\oc[0]Evaluateur : Delaunay Théophile</text:p>
            <text:p>\C[15]\oc[0]Combats \px[130]| Vol.Dragon \px[280]| Strategie </text:p>
            <text:p>\C[15]\oc[0]◈◈◈◇◇\px[130]| ◈◈◈◇◇\px[280]| ◈◈◈◈◇</text:p>
            <text:p>\fr\C[9]\oc[0]Capable de gérer des situations complexes,</text:p>
            <text:p>\fr\C[9]\oc[0]mais trop peu offensif.</text:p>
            <text:p/>
            <text:p>\C[15]\oc[0]Lignage : \fr\C[9]\oc[0]Noble\px[250]\fr\C[15]\oc[0] Valeur : \fr\C[9]\oc[0]Basse</text:p>
            <text:p>\C[15]\oc[0]Notes : \fr\C[9]\oc[0]Famille de marchand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5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253" calcext:value-type="float">
            <text:p>25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Gaillard</text:p>
            <text:p>\C[15]\oc[0]Prénom : \fr\C[9]\oc[0]Joëll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TU-J.Gaillard</text:p>
          </table:table-cell>
          <table:table-cell table:style-name="ce6" office:value-type="string" calcext:value-type="string">
            <text:p>&lt;Menu Category: Profils&gt;</text:p>
            <text:p>&lt;Picture: Profils_ETU_NPC_F2&gt;</text:p>
            <text:p>&lt;Enable Requirements&gt;Switch On: 9999&lt;/Enable Requirements&gt;</text:p>
            <text:p>&lt;Info Text Top&gt;</text:p>
            <text:p>\C[15]\oc[0]ID 2 93 08 40 821 57  Statut: ETU</text:p>
            <text:p>\C[15]\oc[0]Année :  \fr\C[9]\oc[0]2ème \fr\C[15]\oc[0]\I[0]Genre : \fr\C[9]\oc[0]F \fr\C[15]\oc[0]\I[0]Age : \fr\C[9]\oc[0]20</text:p>
            <text:p>&lt;br&gt;</text:p>
            <text:p>\C[15]\oc[0]Evaluateur : Guichard Florence</text:p>
            <text:p>\C[15]\oc[0]Combats \px[130]| Vol.Dragon \px[280]| Strategie </text:p>
            <text:p>\C[15]\oc[0]◈◇◇◇◇\px[130]| ◈◈◇◇◇\px[280]| ◈◈◈◈◇</text:p>
            <text:p>\fr\C[9]\oc[0]Bon dans l'exécution des ordres,</text:p>
            <text:p>\fr\C[9]\oc[0]mais manque de discipline en vol.</text:p>
            <text:p/>
            <text:p>\C[15]\oc[0]Lignage : \fr\C[9]\oc[0]Noble\px[250]\fr\C[15]\oc[0] Valeur : \fr\C[9]\oc[0]Haute</text:p>
            <text:p>\C[15]\oc[0]Notes : \fr\C[9]\oc[0]Famille agricole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254" calcext:value-type="float">
            <text:p>254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Gauthier</text:p>
            <text:p>\C[15]\oc[0]Prénom : \fr\C[9]\oc[0]Émilien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É.Gauthier</text:p>
          </table:table-cell>
          <table:table-cell table:style-name="ce7" office:value-type="string" calcext:value-type="string">
            <text:p>&lt;Menu Category: Profils&gt;</text:p>
            <text:p>&lt;Picture: Profils_ETU_NPC_M2&gt;</text:p>
            <text:p>&lt;Enable Requirements&gt;Switch On: 9999&lt;/Enable Requirements&gt;</text:p>
            <text:p>&lt;Info Text Top&gt;</text:p>
            <text:p>\C[15]\oc[0]ID 1 93 03 30 033 23  Statut: ETU</text:p>
            <text:p>\C[15]\oc[0]Année :  \fr\C[9]\oc[0]2ème \fr\C[15]\oc[0]\I[0]Genre : \fr\C[9]\oc[0]H \fr\C[15]\oc[0]\I[0]Age : \fr\C[9]\oc[0]20</text:p>
            <text:p>&lt;br&gt;</text:p>
            <text:p>\C[15]\oc[0]Evaluateur : Leger Jérôme</text:p>
            <text:p>\C[15]\oc[0]Combats \px[130]| Vol.Dragon \px[280]| Strategie </text:p>
            <text:p>\C[15]\oc[0]◈◈◈◈◇\px[130]| ◈◇◇◇◇\px[280]| ◈◈◈◇◇</text:p>
            <text:p>\fr\C[9]\oc[0]Esprit de camaraderie fort,</text:p>
            <text:p>\fr\C[9]\oc[0]ne supporte pas l'échec même mineur.</text:p>
            <text:p/>
            <text:p>\C[15]\oc[0]Lignage : \fr\C[9]\oc[0]Noble\px[250]\fr\C[15]\oc[0] Valeur : \fr\C[9]\oc[0]Moyenne</text:p>
            <text:p>\C[15]\oc[0]Notes : \fr\C[9]\oc[0]Famille modeste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5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255" calcext:value-type="float">
            <text:p>25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Girard</text:p>
            <text:p>\C[15]\oc[0]Prénom : \fr\C[9]\oc[0]Capucin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TU-C.Girard</text:p>
          </table:table-cell>
          <table:table-cell table:style-name="ce6" office:value-type="string" calcext:value-type="string">
            <text:p>&lt;Menu Category: Profils&gt;</text:p>
            <text:p>&lt;Picture: Profils_ETU_NPC_F2&gt;</text:p>
            <text:p>&lt;Enable Requirements&gt;Switch On: 9999&lt;/Enable Requirements&gt;</text:p>
            <text:p>&lt;Info Text Top&gt;</text:p>
            <text:p>\C[15]\oc[0]ID 2 93 08 22 973 73  Statut: ETU</text:p>
            <text:p>\C[15]\oc[0]Année :  \fr\C[9]\oc[0]2ème \fr\C[15]\oc[0]\I[0]Genre : \fr\C[9]\oc[0]F \fr\C[15]\oc[0]\I[0]Age : \fr\C[9]\oc[0]20</text:p>
            <text:p>&lt;br&gt;</text:p>
            <text:p>\C[15]\oc[0]Evaluateur : Guillot Ariane</text:p>
            <text:p>\C[15]\oc[0]Combats \px[130]| Vol.Dragon \px[280]| Strategie </text:p>
            <text:p>\C[15]\oc[0]◈◈◈◇◇\px[130]| ◈◈◈◇◇\px[280]| ◈◇◇◇◇</text:p>
            <text:p>\fr\C[9]\oc[0]Esprit de camaraderie fort,</text:p>
            <text:p>\fr\C[9]\oc[0]mais néglige son entraînement.</text:p>
            <text:p/>
            <text:p>\C[15]\oc[0]Lignage : \fr\C[9]\oc[0]Noble\px[250]\fr\C[15]\oc[0] Valeur : \fr\C[9]\oc[0]Moyenne</text:p>
            <text:p>\C[15]\oc[0]Notes : \fr\C[9]\oc[0]Famille de fonctionnaire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256" calcext:value-type="float">
            <text:p>25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Humbert</text:p>
            <text:p>\C[15]\oc[0]Prénom : \fr\C[9]\oc[0]Maximilien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M.Humbert</text:p>
          </table:table-cell>
          <table:table-cell table:style-name="ce7" office:value-type="string" calcext:value-type="string">
            <text:p>&lt;Menu Category: Profils&gt;</text:p>
            <text:p>&lt;Picture: Profils_ETU_NPC_M3&gt;</text:p>
            <text:p>&lt;Enable Requirements&gt;Switch On: 9999&lt;/Enable Requirements&gt;</text:p>
            <text:p>&lt;Info Text Top&gt;</text:p>
            <text:p>\C[15]\oc[0]ID 1 93 11 06 665 56  Statut: ETU</text:p>
            <text:p>\C[15]\oc[0]Année :  \fr\C[9]\oc[0]2ème \fr\C[15]\oc[0]\I[0]Genre : \fr\C[9]\oc[0]H \fr\C[15]\oc[0]\I[0]Age : \fr\C[9]\oc[0]20</text:p>
            <text:p>&lt;br&gt;</text:p>
            <text:p>\C[15]\oc[0]Evaluateur : Delaunay Théophile</text:p>
            <text:p>\C[15]\oc[0]Combats \px[130]| Vol.Dragon \px[280]| Strategie </text:p>
            <text:p>\C[15]\oc[0]◈◇◇◇◇\px[130]| ◈◈◇◇◇\px[280]| ◈◈◈◇◇</text:p>
            <text:p>\fr\C[9]\oc[0]Bon mentor pour les jeunes recrues,</text:p>
            <text:p>\fr\C[9]\oc[0]manque de confiance en ses capacités.</text:p>
            <text:p/>
            <text:p>\C[15]\oc[0]Lignage : \fr\C[9]\oc[0]Noble\px[250]\fr\C[15]\oc[0] Valeur : \fr\C[9]\oc[0]Tres haute</text:p>
            <text:p>\C[15]\oc[0]Notes : \fr\C[9]\oc[0]Genereux donateur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5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257" calcext:value-type="float">
            <text:p>25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Leclerc</text:p>
            <text:p>\C[15]\oc[0]Prénom : \fr\C[9]\oc[0]Priscilla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TU-P.Leclerc</text:p>
          </table:table-cell>
          <table:table-cell table:style-name="ce6" office:value-type="string" calcext:value-type="string">
            <text:p>&lt;Menu Category: Profils&gt;</text:p>
            <text:p>&lt;Picture: Profils_ETU_NPC_F3&gt;</text:p>
            <text:p>&lt;Enable Requirements&gt;Switch On: 9999&lt;/Enable Requirements&gt;</text:p>
            <text:p>&lt;Info Text Top&gt;</text:p>
            <text:p>\C[15]\oc[0]ID 2 93 10 01 956 61  Statut: ETU</text:p>
            <text:p>\C[15]\oc[0]Année :  \fr\C[9]\oc[0]2ème \fr\C[15]\oc[0]\I[0]Genre : \fr\C[9]\oc[0]F \fr\C[15]\oc[0]\I[0]Age : \fr\C[9]\oc[0]20</text:p>
            <text:p>&lt;br&gt;</text:p>
            <text:p>\C[15]\oc[0]Evaluateur : Renaud Marie-France</text:p>
            <text:p>\C[15]\oc[0]Combats \px[130]| Vol.Dragon \px[280]| Strategie </text:p>
            <text:p>\C[15]\oc[0]◈◇◇◇◇\px[130]| ◈◈◈◈◇\px[280]| ◈◈◇◇◇</text:p>
            <text:p>\fr\C[9]\oc[0]Calme et réfléchi,</text:p>
            <text:p>\fr\C[9]\oc[0]mais manque d'implication personnelle.</text:p>
            <text:p/>
            <text:p>\C[15]\oc[0]Lignage : \fr\C[9]\oc[0]Noble\px[250]\fr\C[15]\oc[0] Valeur : \fr\C[9]\oc[0]Moyenne</text:p>
            <text:p>\C[15]\oc[0]Notes : \fr\C[9]\oc[0]Famille de fonctionnaire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258" calcext:value-type="float">
            <text:p>258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Leger</text:p>
            <text:p>\C[15]\oc[0]Prénom : \fr\C[9]\oc[0]Wilfried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W.Leger</text:p>
          </table:table-cell>
          <table:table-cell table:style-name="ce7" office:value-type="string" calcext:value-type="string">
            <text:p>&lt;Menu Category: Profils&gt;</text:p>
            <text:p>&lt;Picture: Profils_ETU_NPC_M2&gt;</text:p>
            <text:p>&lt;Enable Requirements&gt;Switch On: 9999&lt;/Enable Requirements&gt;</text:p>
            <text:p>&lt;Info Text Top&gt;</text:p>
            <text:p>\C[15]\oc[0]ID 1 93 10 25 990 85  Statut: ETU</text:p>
            <text:p>\C[15]\oc[0]Année :  \fr\C[9]\oc[0]2ème \fr\C[15]\oc[0]\I[0]Genre : \fr\C[9]\oc[0]H \fr\C[15]\oc[0]\I[0]Age : \fr\C[9]\oc[0]20</text:p>
            <text:p>&lt;br&gt;</text:p>
            <text:p>\C[15]\oc[0]Evaluateur : Faure Edgar</text:p>
            <text:p>\C[15]\oc[0]Combats \px[130]| Vol.Dragon \px[280]| Strategie </text:p>
            <text:p>\C[15]\oc[0]◈◈◇◇◇\px[130]| ◈◇◇◇◇\px[280]| ◈◈◇◇◇</text:p>
            <text:p>\fr\C[9]\oc[0]Apprend rapidement,</text:p>
            <text:p>\fr\C[9]\oc[0]manque de confiance dans le combat.</text:p>
            <text:p/>
            <text:p>\C[15]\oc[0]Lignage : \fr\C[9]\oc[0]Citoyen\px[250]\fr\C[15]\oc[0] Valeur : \fr\C[9]\oc[0]Aucune</text:p>
            <text:p>\C[15]\oc[0]Notes : \fr\C[9]\oc[0]Orphelin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5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Lemaitre</text:p>
            <text:p>\C[15]\oc[0]Prénom : \fr\C[9]\oc[0]Enguerrand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TU-E.Lemaitre</text:p>
          </table:table-cell>
          <table:table-cell table:style-name="ce6" office:value-type="string" calcext:value-type="string">
            <text:p>&lt;Menu Category: Profils&gt;</text:p>
            <text:p>&lt;Picture: Profils_ETU_NPC_M3&gt;</text:p>
            <text:p>&lt;Enable Requirements&gt;Switch On: 9999&lt;/Enable Requirements&gt;</text:p>
            <text:p>&lt;Info Text Top&gt;</text:p>
            <text:p>\C[15]\oc[0]ID 1 93 01 10 154 41  Statut: ETU</text:p>
            <text:p>\C[15]\oc[0]Année :  \fr\C[9]\oc[0]2ème \fr\C[15]\oc[0]\I[0]Genre : \fr\C[9]\oc[0]H \fr\C[15]\oc[0]\I[0]Age : \fr\C[9]\oc[0]20</text:p>
            <text:p>&lt;br&gt;</text:p>
            <text:p>\C[15]\oc[0]Evaluateur : Poulain Philibert</text:p>
            <text:p>\C[15]\oc[0]Combats \px[130]| Vol.Dragon \px[280]| Strategie </text:p>
            <text:p>\C[15]\oc[0]◈◈◇◇◇\px[130]| ◈◈◈◈◇\px[280]| ◈◈◇◇◇</text:p>
            <text:p>\fr\C[9]\oc[0]Maîtrise des techniques défensives,</text:p>
            <text:p>\fr\C[9]\oc[0]mais souvent en retard.</text:p>
            <text:p/>
            <text:p>\C[15]\oc[0]Lignage : \fr\C[9]\oc[0]Noble\px[250]\fr\C[15]\oc[0] Valeur : \fr\C[9]\oc[0]Haute</text:p>
            <text:p>\C[15]\oc[0]Notes : \fr\C[9]\oc[0]Famille de fonctionnaire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Martinez</text:p>
            <text:p>\C[15]\oc[0]Prénom : \fr\C[9]\oc[0]Virgile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V.Martinez</text:p>
          </table:table-cell>
          <table:table-cell table:style-name="ce7" office:value-type="string" calcext:value-type="string">
            <text:p>&lt;Menu Category: Profils&gt;</text:p>
            <text:p>&lt;Picture: Profils_ETU_NPC_M3&gt;</text:p>
            <text:p>&lt;Enable Requirements&gt;Switch On: 9999&lt;/Enable Requirements&gt;</text:p>
            <text:p>&lt;Info Text Top&gt;</text:p>
            <text:p>\C[15]\oc[0]ID 1 93 01 35 795 53  Statut: ETU</text:p>
            <text:p>\C[15]\oc[0]Année :  \fr\C[9]\oc[0]2ème \fr\C[15]\oc[0]\I[0]Genre : \fr\C[9]\oc[0]H \fr\C[15]\oc[0]\I[0]Age : \fr\C[9]\oc[0]20</text:p>
            <text:p>&lt;br&gt;</text:p>
            <text:p>\C[15]\oc[0]Evaluateur : Roux Stéphanie</text:p>
            <text:p>\C[15]\oc[0]Combats \px[130]| Vol.Dragon \px[280]| Strategie </text:p>
            <text:p>\C[15]\oc[0]◈◈◇◇◇\px[130]| ◈◈◇◇◇\px[280]| ◈◈◈◈◇</text:p>
            <text:p>\fr\C[9]\oc[0]Bonne maîtrise des armes,</text:p>
            <text:p>\fr\C[9]\oc[0]mais trop peu offensif.</text:p>
            <text:p/>
            <text:p>\C[15]\oc[0]Lignage : \fr\C[9]\oc[0]Noble\px[250]\fr\C[15]\oc[0] Valeur : \fr\C[9]\oc[0]Tres haute</text:p>
            <text:p>\C[15]\oc[0]Notes : \fr\C[9]\oc[0]Famille de mage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5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261" calcext:value-type="float">
            <text:p>26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Millet</text:p>
            <text:p>\C[15]\oc[0]Prénom : \fr\C[9]\oc[0]Arian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TU-A.Millet</text:p>
          </table:table-cell>
          <table:table-cell table:style-name="ce6" office:value-type="string" calcext:value-type="string">
            <text:p>&lt;Menu Category: Profils&gt;</text:p>
            <text:p>&lt;Picture: Profils_ETU_NPC_F3&gt;</text:p>
            <text:p>&lt;Enable Requirements&gt;Switch On: 9999&lt;/Enable Requirements&gt;</text:p>
            <text:p>&lt;Info Text Top&gt;</text:p>
            <text:p>\C[15]\oc[0]ID 2 93 09 52 558 27  Statut: ETU</text:p>
            <text:p>\C[15]\oc[0]Année :  \fr\C[9]\oc[0]2ème \fr\C[15]\oc[0]\I[0]Genre : \fr\C[9]\oc[0]F \fr\C[15]\oc[0]\I[0]Age : \fr\C[9]\oc[0]20</text:p>
            <text:p>&lt;br&gt;</text:p>
            <text:p>\C[15]\oc[0]Evaluateur : Hoarau Ursula</text:p>
            <text:p>\C[15]\oc[0]Combats \px[130]| Vol.Dragon \px[280]| Strategie </text:p>
            <text:p>\C[15]\oc[0]◈◈◈◇◇\px[130]| ◈◇◇◇◇\px[280]| ◈◈◈◈◇</text:p>
            <text:p>\fr\C[9]\oc[0]Très à l’aise avec les dragons,</text:p>
            <text:p>\fr\C[9]\oc[0]manque d'initiative en cas d'urgence.</text:p>
            <text:p/>
            <text:p>\C[15]\oc[0]Lignage : \fr\C[9]\oc[0]Noble\px[250]\fr\C[15]\oc[0] Valeur : \fr\C[9]\oc[0]Tres haute</text:p>
            <text:p>\C[15]\oc[0]Notes : \fr\C[9]\oc[0]Famille de haute noblesse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262" calcext:value-type="float">
            <text:p>26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Noel</text:p>
            <text:p>\C[15]\oc[0]Prénom : \fr\C[9]\oc[0]Adolphe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A.Noel</text:p>
          </table:table-cell>
          <table:table-cell table:style-name="ce7" office:value-type="string" calcext:value-type="string">
            <text:p>&lt;Menu Category: Profils&gt;</text:p>
            <text:p>&lt;Picture: Profils_ETU_NPC_M2&gt;</text:p>
            <text:p>&lt;Enable Requirements&gt;Switch On: 9999&lt;/Enable Requirements&gt;</text:p>
            <text:p>&lt;Info Text Top&gt;</text:p>
            <text:p>\C[15]\oc[0]ID 1 93 10 18 107 33  Statut: ETU</text:p>
            <text:p>\C[15]\oc[0]Année :  \fr\C[9]\oc[0]2ème \fr\C[15]\oc[0]\I[0]Genre : \fr\C[9]\oc[0]H \fr\C[15]\oc[0]\I[0]Age : \fr\C[9]\oc[0]20</text:p>
            <text:p>&lt;br&gt;</text:p>
            <text:p>\C[15]\oc[0]Evaluateur : Lemoine Juliette</text:p>
            <text:p>\C[15]\oc[0]Combats \px[130]| Vol.Dragon \px[280]| Strategie </text:p>
            <text:p>\C[15]\oc[0]◈◈◈◇◇\px[130]| ◈◈◈◈◇\px[280]| ◈◈◈◇◇</text:p>
            <text:p>\fr\C[9]\oc[0]Toujours motivé et enjoué,</text:p>
            <text:p>\fr\C[9]\oc[0]manque de confiance en ses capacités.</text:p>
            <text:p/>
            <text:p>\C[15]\oc[0]Lignage : \fr\C[9]\oc[0]Noble\px[250]\fr\C[15]\oc[0] Valeur : \fr\C[9]\oc[0]Basse</text:p>
            <text:p>\C[15]\oc[0]Notes : \fr\C[9]\oc[0]Famille pauvre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6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263" calcext:value-type="float">
            <text:p>26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Petit</text:p>
            <text:p>\C[15]\oc[0]Prénom : \fr\C[9]\oc[0]Fabric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TU-F.Petit</text:p>
          </table:table-cell>
          <table:table-cell table:style-name="ce6" office:value-type="string" calcext:value-type="string">
            <text:p>&lt;Menu Category: Profils&gt;</text:p>
            <text:p>&lt;Picture: Profils_ETU_NPC_M2&gt;</text:p>
            <text:p>&lt;Enable Requirements&gt;Switch On: 9999&lt;/Enable Requirements&gt;</text:p>
            <text:p>&lt;Info Text Top&gt;</text:p>
            <text:p>\C[15]\oc[0]ID 1 93 06 09 651 02  Statut: ETU</text:p>
            <text:p>\C[15]\oc[0]Année :  \fr\C[9]\oc[0]2ème \fr\C[15]\oc[0]\I[0]Genre : \fr\C[9]\oc[0]H \fr\C[15]\oc[0]\I[0]Age : \fr\C[9]\oc[0]20</text:p>
            <text:p>&lt;br&gt;</text:p>
            <text:p>\C[15]\oc[0]Evaluateur : Levasseur Charles</text:p>
            <text:p>\C[15]\oc[0]Combats \px[130]| Vol.Dragon \px[280]| Strategie </text:p>
            <text:p>\C[15]\oc[0]◈◈◈◈◇\px[130]| ◈◈◇◇◇\px[280]| ◈◈◈◈◇</text:p>
            <text:p>\fr\C[9]\oc[0]Excellente endurance,</text:p>
            <text:p>\fr\C[9]\oc[0]mais réagit mal aux imprévues.</text:p>
            <text:p/>
            <text:p>\C[15]\oc[0]Lignage : \fr\C[9]\oc[0]Citoyen\px[250]\fr\C[15]\oc[0] Valeur : \fr\C[9]\oc[0]Basse</text:p>
            <text:p>\C[15]\oc[0]Notes : \fr\C[9]\oc[0]Orphelin</text:p>
            <text:p>\fr\C[9]\oc[0]Recomander par L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264" calcext:value-type="float">
            <text:p>264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Renaud</text:p>
            <text:p>\C[15]\oc[0]Prénom : \fr\C[9]\oc[0]Stéphanie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S.Renaud</text:p>
          </table:table-cell>
          <table:table-cell table:style-name="ce7" office:value-type="string" calcext:value-type="string">
            <text:p>&lt;Menu Category: Profils&gt;</text:p>
            <text:p>&lt;Picture: Profils_ETU_NPC_F2&gt;</text:p>
            <text:p>&lt;Enable Requirements&gt;Switch On: 9999&lt;/Enable Requirements&gt;</text:p>
            <text:p>&lt;Info Text Top&gt;</text:p>
            <text:p>\C[15]\oc[0]ID 2 93 01 01 419 46  Statut: ETU</text:p>
            <text:p>\C[15]\oc[0]Année :  \fr\C[9]\oc[0]2ème \fr\C[15]\oc[0]\I[0]Genre : \fr\C[9]\oc[0]F \fr\C[15]\oc[0]\I[0]Age : \fr\C[9]\oc[0]20</text:p>
            <text:p>&lt;br&gt;</text:p>
            <text:p>\C[15]\oc[0]Evaluateur : Roux Stéphanie</text:p>
            <text:p>\C[15]\oc[0]Combats \px[130]| Vol.Dragon \px[280]| Strategie </text:p>
            <text:p>\C[15]\oc[0]◈◈◈◈◇\px[130]| ◈◇◇◇◇\px[280]| ◈◈◈◇◇</text:p>
            <text:p>\fr\C[9]\oc[0]Capacité exceptionnelle à improviser,</text:p>
            <text:p>\fr\C[9]\oc[0]manque de patience avec les dragons.</text:p>
            <text:p/>
            <text:p>\C[15]\oc[0]Lignage : \fr\C[9]\oc[0]Noble\px[250]\fr\C[15]\oc[0] Valeur : \fr\C[9]\oc[0]Basse</text:p>
            <text:p>\C[15]\oc[0]Notes : \fr\C[9]\oc[0]Famille modeste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6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265" calcext:value-type="float">
            <text:p>26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Renaud</text:p>
            <text:p>\C[15]\oc[0]Prénom : \fr\C[9]\oc[0]Elsa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TU-E.Renaud</text:p>
          </table:table-cell>
          <table:table-cell table:style-name="ce6" office:value-type="string" calcext:value-type="string">
            <text:p>&lt;Menu Category: Profils&gt;</text:p>
            <text:p>&lt;Picture: Profils_ETU_NPC_F1&gt;</text:p>
            <text:p>&lt;Enable Requirements&gt;Switch On: 9999&lt;/Enable Requirements&gt;</text:p>
            <text:p>&lt;Info Text Top&gt;</text:p>
            <text:p>\C[15]\oc[0]ID 2 93 08 16 368 06  Statut: ETU</text:p>
            <text:p>\C[15]\oc[0]Année :  \fr\C[9]\oc[0]2ème \fr\C[15]\oc[0]\I[0]Genre : \fr\C[9]\oc[0]F \fr\C[15]\oc[0]\I[0]Age : \fr\C[9]\oc[0]20</text:p>
            <text:p>&lt;br&gt;</text:p>
            <text:p>\C[15]\oc[0]Evaluateur : Delaunay Théophile</text:p>
            <text:p>\C[15]\oc[0]Combats \px[130]| Vol.Dragon \px[280]| Strategie </text:p>
            <text:p>\C[15]\oc[0]◈◇◇◇◇\px[130]| ◈◈◈◈◇\px[280]| ◈◈◇◇◇</text:p>
            <text:p>\fr\C[9]\oc[0]Motivé et volontaire,</text:p>
            <text:p>\fr\C[9]\oc[0]mais manque de discipline en vol.</text:p>
            <text:p/>
            <text:p>\C[15]\oc[0]Lignage : \fr\C[9]\oc[0]Noble\px[250]\fr\C[15]\oc[0] Valeur : \fr\C[9]\oc[0]Moyenne</text:p>
            <text:p>\C[15]\oc[0]Notes : \fr\C[9]\oc[0]Famille de fonctionnaire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Royer</text:p>
            <text:p>\C[15]\oc[0]Prénom : \fr\C[9]\oc[0]Blaise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B.Royer</text:p>
          </table:table-cell>
          <table:table-cell table:style-name="ce7" office:value-type="string" calcext:value-type="string">
            <text:p>&lt;Menu Category: Profils&gt;</text:p>
            <text:p>&lt;Picture: Profils_ETU_NPC_M2&gt;</text:p>
            <text:p>&lt;Enable Requirements&gt;Switch On: 9999&lt;/Enable Requirements&gt;</text:p>
            <text:p>&lt;Info Text Top&gt;</text:p>
            <text:p>\C[15]\oc[0]ID 1 93 03 22 504 94  Statut: ETU</text:p>
            <text:p>\C[15]\oc[0]Année :  \fr\C[9]\oc[0]2ème \fr\C[15]\oc[0]\I[0]Genre : \fr\C[9]\oc[0]H \fr\C[15]\oc[0]\I[0]Age : \fr\C[9]\oc[0]20</text:p>
            <text:p>&lt;br&gt;</text:p>
            <text:p>\C[15]\oc[0]Evaluateur : Francois Marie-Ange</text:p>
            <text:p>\C[15]\oc[0]Combats \px[130]| Vol.Dragon \px[280]| Strategie </text:p>
            <text:p>\C[15]\oc[0]◈◈◈◇◇\px[130]| ◈◈◇◇◇\px[280]| ◈◈◈◈◇</text:p>
            <text:p>\fr\C[9]\oc[0]Maîtrise des techniques défensives,</text:p>
            <text:p>\fr\C[9]\oc[0]a du mal à équilibrer ses émotions.</text:p>
            <text:p/>
            <text:p>\C[15]\oc[0]Lignage : \fr\C[9]\oc[0]Noble\px[250]\fr\C[15]\oc[0] Valeur : \fr\C[9]\oc[0]Moyenne</text:p>
            <text:p>\C[15]\oc[0]Notes : \fr\C[9]\oc[0]Famille de fonctionnaire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6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267" calcext:value-type="float">
            <text:p>26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classe</text:p>
            <text:p>\C[15]\oc[0]Prénom : \fr\C[9]\oc[0]5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-5.classe</text:p>
          </table:table-cell>
          <table:table-cell table:style-name="ce6" office:value-type="string" calcext:value-type="string">
            <text:p>&lt;Menu Category: Profils&gt;</text:p>
            <text:p/>
            <text:p>&lt;Enable Requirements&gt;Switch On: 9999&lt;/Enable Requirements&gt;</text:p>
            <text:p>&lt;Info Text Top&gt;</text:p>
            <text:p>\C[15]\oc[0]  Statut: </text:p>
            <text:p>\C[15]\oc[0]Année :  \fr\C[9]\oc[0] \fr\C[15]\oc[0]\I[0]Genre : \fr\C[9]\oc[0] \fr\C[15]\oc[0]\I[0]Age : \fr\C[9]\oc[0]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268" calcext:value-type="float">
            <text:p>268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Collet</text:p>
            <text:p>\C[15]\oc[0]Prénom : \fr\C[9]\oc[0]Gilbert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G.Collet</text:p>
          </table:table-cell>
          <table:table-cell table:style-name="ce7" office:value-type="string" calcext:value-type="string">
            <text:p>&lt;Menu Category: Profils&gt;</text:p>
            <text:p>&lt;Picture: Profils_ETU_NPC_M2&gt;</text:p>
            <text:p>&lt;Enable Requirements&gt;Switch On: 9999&lt;/Enable Requirements&gt;</text:p>
            <text:p>&lt;Info Text Top&gt;</text:p>
            <text:p>\C[15]\oc[0]ID 1 92 03 49 938 93  Statut: ETU</text:p>
            <text:p>\C[15]\oc[0]Année :  \fr\C[9]\oc[0]3ème \fr\C[15]\oc[0]\I[0]Genre : \fr\C[9]\oc[0]H \fr\C[15]\oc[0]\I[0]Age : \fr\C[9]\oc[0]21</text:p>
            <text:p>&lt;br&gt;</text:p>
            <text:p>\C[15]\oc[0]Evaluateur : Roux Stéphanie</text:p>
            <text:p>\C[15]\oc[0]Combats \px[130]| Vol.Dragon \px[280]| Strategie </text:p>
            <text:p>\C[15]\oc[0]◈◈◈◈◇\px[130]| ◈◇◇◇◇\px[280]| ◈◈◈◈◇</text:p>
            <text:p>\fr\C[9]\oc[0]Très résistant physiquement,</text:p>
            <text:p>\fr\C[9]\oc[0]mais oublie l'entretien du dragon.</text:p>
            <text:p/>
            <text:p>\C[15]\oc[0]Lignage : \fr\C[9]\oc[0]Noble\px[250]\fr\C[15]\oc[0] Valeur : \fr\C[9]\oc[0]Haute</text:p>
            <text:p>\C[15]\oc[0]Notes : \fr\C[9]\oc[0]Famille agricole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6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Delaunay</text:p>
            <text:p>\C[15]\oc[0]Prénom : \fr\C[9]\oc[0]Ruth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TU-R.Delaunay</text:p>
          </table:table-cell>
          <table:table-cell table:style-name="ce6" office:value-type="string" calcext:value-type="string">
            <text:p>&lt;Menu Category: Profils&gt;</text:p>
            <text:p>&lt;Picture: Profils_ETU_NPC_F3&gt;</text:p>
            <text:p>&lt;Enable Requirements&gt;Switch On: 9999&lt;/Enable Requirements&gt;</text:p>
            <text:p>&lt;Info Text Top&gt;</text:p>
            <text:p>\C[15]\oc[0]ID 2 92 07 41 401 28  Statut: ETU</text:p>
            <text:p>\C[15]\oc[0]Année :  \fr\C[9]\oc[0]3ème \fr\C[15]\oc[0]\I[0]Genre : \fr\C[9]\oc[0]F \fr\C[15]\oc[0]\I[0]Age : \fr\C[9]\oc[0]21</text:p>
            <text:p>&lt;br&gt;</text:p>
            <text:p>\C[15]\oc[0]Evaluateur : Renaud Marie-France</text:p>
            <text:p>\C[15]\oc[0]Combats \px[130]| Vol.Dragon \px[280]| Strategie </text:p>
            <text:p>\C[15]\oc[0]◈◈◈◈◇\px[130]| ◈◈◈◈◇\px[280]| ◈◈◇◇◇</text:p>
            <text:p>\fr\C[9]\oc[0]Talent naturel au tir à l'arc en vol,</text:p>
            <text:p>\fr\C[9]\oc[0]mais manque de discipline en vol.</text:p>
            <text:p/>
            <text:p>\C[15]\oc[0]Lignage : \fr\C[9]\oc[0]Noble\px[250]\fr\C[15]\oc[0] Valeur : \fr\C[9]\oc[0]Tres haute</text:p>
            <text:p>\C[15]\oc[0]Notes : \fr\C[9]\oc[0]Famille de haute noblesse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270" calcext:value-type="float">
            <text:p>27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Fernandez</text:p>
            <text:p>\C[15]\oc[0]Prénom : \fr\C[9]\oc[0]Irène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I.Fernandez</text:p>
          </table:table-cell>
          <table:table-cell table:style-name="ce7" office:value-type="string" calcext:value-type="string">
            <text:p>&lt;Menu Category: Profils&gt;</text:p>
            <text:p>&lt;Picture: Profils_ETU_NPC_F2&gt;</text:p>
            <text:p>&lt;Enable Requirements&gt;Switch On: 9999&lt;/Enable Requirements&gt;</text:p>
            <text:p>&lt;Info Text Top&gt;</text:p>
            <text:p>\C[15]\oc[0]ID 2 92 06 43 277 49  Statut: ETU</text:p>
            <text:p>\C[15]\oc[0]Année :  \fr\C[9]\oc[0]3ème \fr\C[15]\oc[0]\I[0]Genre : \fr\C[9]\oc[0]F \fr\C[15]\oc[0]\I[0]Age : \fr\C[9]\oc[0]21</text:p>
            <text:p>&lt;br&gt;</text:p>
            <text:p>\C[15]\oc[0]Evaluateur : Francois Marie-Ange</text:p>
            <text:p>\C[15]\oc[0]Combats \px[130]| Vol.Dragon \px[280]| Strategie </text:p>
            <text:p>\C[15]\oc[0]◈◈◈◇◇\px[130]| ◈◈◈◈◇\px[280]| ◈◈◇◇◇</text:p>
            <text:p>\fr\C[9]\oc[0]Apprend rapidement,</text:p>
            <text:p>\fr\C[9]\oc[0]mais a tendance à prendre des risques.</text:p>
            <text:p/>
            <text:p>\C[15]\oc[0]Lignage : \fr\C[9]\oc[0]Noble\px[250]\fr\C[15]\oc[0] Valeur : \fr\C[9]\oc[0]Moyenne</text:p>
            <text:p>\C[15]\oc[0]Notes : \fr\C[9]\oc[0]Famille de fonctionnaire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6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271" calcext:value-type="float">
            <text:p>27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Gay</text:p>
            <text:p>\C[15]\oc[0]Prénom : \fr\C[9]\oc[0]Rodolph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TU-R.Gay</text:p>
          </table:table-cell>
          <table:table-cell table:style-name="ce6" office:value-type="string" calcext:value-type="string">
            <text:p>&lt;Menu Category: Profils&gt;</text:p>
            <text:p>&lt;Picture: Profils_ETU_NPC_M2&gt;</text:p>
            <text:p>&lt;Enable Requirements&gt;Switch On: 9999&lt;/Enable Requirements&gt;</text:p>
            <text:p>&lt;Info Text Top&gt;</text:p>
            <text:p>\C[15]\oc[0]ID 1 92 04 54 931 20  Statut: ETU</text:p>
            <text:p>\C[15]\oc[0]Année :  \fr\C[9]\oc[0]3ème \fr\C[15]\oc[0]\I[0]Genre : \fr\C[9]\oc[0]H \fr\C[15]\oc[0]\I[0]Age : \fr\C[9]\oc[0]21</text:p>
            <text:p>&lt;br&gt;</text:p>
            <text:p>\C[15]\oc[0]Evaluateur : Levasseur Charles</text:p>
            <text:p>\C[15]\oc[0]Combats \px[130]| Vol.Dragon \px[280]| Strategie </text:p>
            <text:p>\C[15]\oc[0]◈◈◈◈◇\px[130]| ◈◈◈◇◇\px[280]| ◈◈◇◇◇</text:p>
            <text:p>\fr\C[9]\oc[0]Toujours motivé et enjoué,</text:p>
            <text:p>\fr\C[9]\oc[0]mais difficultés en strategie.</text:p>
            <text:p/>
            <text:p>\C[15]\oc[0]Lignage : \fr\C[9]\oc[0]Noble\px[250]\fr\C[15]\oc[0] Valeur : \fr\C[9]\oc[0]Haute</text:p>
            <text:p>\C[15]\oc[0]Notes : \fr\C[9]\oc[0]Famille agricole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272" calcext:value-type="float">
            <text:p>27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Guillot</text:p>
            <text:p>\C[15]\oc[0]Prénom : \fr\C[9]\oc[0]Lazare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L.Guillot</text:p>
          </table:table-cell>
          <table:table-cell table:style-name="ce7" office:value-type="string" calcext:value-type="string">
            <text:p>&lt;Menu Category: Profils&gt;</text:p>
            <text:p>&lt;Picture: Profils_ETU_NPC_M2&gt;</text:p>
            <text:p>&lt;Enable Requirements&gt;Switch On: 9999&lt;/Enable Requirements&gt;</text:p>
            <text:p>&lt;Info Text Top&gt;</text:p>
            <text:p>\C[15]\oc[0]ID 1 92 03 20 408 13  Statut: ETU</text:p>
            <text:p>\C[15]\oc[0]Année :  \fr\C[9]\oc[0]3ème \fr\C[15]\oc[0]\I[0]Genre : \fr\C[9]\oc[0]H \fr\C[15]\oc[0]\I[0]Age : \fr\C[9]\oc[0]21</text:p>
            <text:p>&lt;br&gt;</text:p>
            <text:p>\C[15]\oc[0]Evaluateur : Levasseur Gontrand</text:p>
            <text:p>\C[15]\oc[0]Combats \px[130]| Vol.Dragon \px[280]| Strategie </text:p>
            <text:p>\C[15]\oc[0]◈◈◈◈◇\px[130]| ◈◈◈◈◇\px[280]| ◈◈◈◈◈</text:p>
            <text:p>\fr\C[9]\oc[0]Respectueux de la hiérarchie,</text:p>
            <text:p>\fr\C[9]\oc[0]manque de finesse en combat rapproché.</text:p>
            <text:p/>
            <text:p>\C[15]\oc[0]Lignage : \fr\C[9]\oc[0]Noble\px[250]\fr\C[15]\oc[0] Valeur : \fr\C[9]\oc[0]Tres haute</text:p>
            <text:p>\C[15]\oc[0]Notes : \fr\C[9]\oc[0]Genereux donateur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7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273" calcext:value-type="float">
            <text:p>27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Hubert</text:p>
            <text:p>\C[15]\oc[0]Prénom : \fr\C[9]\oc[0]Aurélien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TU-A.Hubert</text:p>
          </table:table-cell>
          <table:table-cell table:style-name="ce6" office:value-type="string" calcext:value-type="string">
            <text:p>&lt;Menu Category: Profils&gt;</text:p>
            <text:p>&lt;Picture: Profils_ETU_NPC_M2&gt;</text:p>
            <text:p>&lt;Enable Requirements&gt;Switch On: 9999&lt;/Enable Requirements&gt;</text:p>
            <text:p>&lt;Info Text Top&gt;</text:p>
            <text:p>\C[15]\oc[0]ID 1 92 04 43 924 16  Statut: ETU</text:p>
            <text:p>\C[15]\oc[0]Année :  \fr\C[9]\oc[0]3ème \fr\C[15]\oc[0]\I[0]Genre : \fr\C[9]\oc[0]H \fr\C[15]\oc[0]\I[0]Age : \fr\C[9]\oc[0]21</text:p>
            <text:p>&lt;br&gt;</text:p>
            <text:p>\C[15]\oc[0]Evaluateur : Francois Marie-Ange</text:p>
            <text:p>\C[15]\oc[0]Combats \px[130]| Vol.Dragon \px[280]| Strategie </text:p>
            <text:p>\C[15]\oc[0]◈◈◇◇◇\px[130]| ◈◇◇◇◇\px[280]| ◈◇◇◇◇</text:p>
            <text:p>\fr\C[9]\oc[0]Concentration exemplaire,</text:p>
            <text:p>\fr\C[9]\oc[0]mais difficultés à se concentrer.</text:p>
            <text:p/>
            <text:p>\C[15]\oc[0]Lignage : \fr\C[9]\oc[0]Noble\px[250]\fr\C[15]\oc[0] Valeur : \fr\C[9]\oc[0]Tres haute</text:p>
            <text:p>\C[15]\oc[0]Notes : \fr\C[9]\oc[0]Famille de diplomates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274" calcext:value-type="float">
            <text:p>274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Lemaitre</text:p>
            <text:p>\C[15]\oc[0]Prénom : \fr\C[9]\oc[0]Loïc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L.Lemaitre</text:p>
          </table:table-cell>
          <table:table-cell table:style-name="ce7" office:value-type="string" calcext:value-type="string">
            <text:p>&lt;Menu Category: Profils&gt;</text:p>
            <text:p>&lt;Picture: Profils_ETU_NPC_M2&gt;</text:p>
            <text:p>&lt;Enable Requirements&gt;Switch On: 9999&lt;/Enable Requirements&gt;</text:p>
            <text:p>&lt;Info Text Top&gt;</text:p>
            <text:p>\C[15]\oc[0]ID 1 92 12 06 758 78  Statut: ETU</text:p>
            <text:p>\C[15]\oc[0]Année :  \fr\C[9]\oc[0]3ème \fr\C[15]\oc[0]\I[0]Genre : \fr\C[9]\oc[0]H \fr\C[15]\oc[0]\I[0]Age : \fr\C[9]\oc[0]21</text:p>
            <text:p>&lt;br&gt;</text:p>
            <text:p>\C[15]\oc[0]Evaluateur : Levasseur Charles</text:p>
            <text:p>\C[15]\oc[0]Combats \px[130]| Vol.Dragon \px[280]| Strategie </text:p>
            <text:p>\C[15]\oc[0]◈◈◈◈◈\px[130]| ◈◈◈◈◈\px[280]| ◈◈◈◇◇</text:p>
            <text:p>\fr\C[9]\oc[0]Capacité exceptionnelle à improviser,</text:p>
            <text:p>\fr\C[9]\oc[0]mais difficultés à gérer son dragon.</text:p>
            <text:p/>
            <text:p>\C[15]\oc[0]Lignage : \fr\C[9]\oc[0]Noble\px[250]\fr\C[15]\oc[0] Valeur : \fr\C[9]\oc[0]Haute</text:p>
            <text:p>\C[15]\oc[0]Notes : \fr\C[9]\oc[0]Famille de diplomates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7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275" calcext:value-type="float">
            <text:p>27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Lemoine</text:p>
            <text:p>\C[15]\oc[0]Prénom : \fr\C[9]\oc[0]Hélèn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TU-H.Lemoine</text:p>
          </table:table-cell>
          <table:table-cell table:style-name="ce6" office:value-type="string" calcext:value-type="string">
            <text:p>&lt;Menu Category: Profils&gt;</text:p>
            <text:p>&lt;Picture: Profils_ETU_NPC_F3&gt;</text:p>
            <text:p>&lt;Enable Requirements&gt;Switch On: 9999&lt;/Enable Requirements&gt;</text:p>
            <text:p>&lt;Info Text Top&gt;</text:p>
            <text:p>\C[15]\oc[0]ID 2 92 06 18 803 61  Statut: ETU</text:p>
            <text:p>\C[15]\oc[0]Année :  \fr\C[9]\oc[0]3ème \fr\C[15]\oc[0]\I[0]Genre : \fr\C[9]\oc[0]F \fr\C[15]\oc[0]\I[0]Age : \fr\C[9]\oc[0]21</text:p>
            <text:p>&lt;br&gt;</text:p>
            <text:p>\C[15]\oc[0]Evaluateur : Poulain Philibert</text:p>
            <text:p>\C[15]\oc[0]Combats \px[130]| Vol.Dragon \px[280]| Strategie </text:p>
            <text:p>\C[15]\oc[0]◈◈◈◇◇\px[130]| ◈◈◈◈◇\px[280]| ◈◈◈◈◈</text:p>
            <text:p>\fr\C[9]\oc[0]A une approche unique du vol,</text:p>
            <text:p>\fr\C[9]\oc[0]mais manque de planification.</text:p>
            <text:p/>
            <text:p>\C[15]\oc[0]Lignage : \fr\C[9]\oc[0]Citoyen\px[250]\fr\C[15]\oc[0] Valeur : \fr\C[9]\oc[0]Aucune</text:p>
            <text:p>\C[15]\oc[0]Notes : \fr\C[9]\oc[0]Famille pauvre</text:p>
            <text:p>\fr\C[9]\oc[0]Recomander par L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276" calcext:value-type="float">
            <text:p>27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Martin</text:p>
            <text:p>\C[15]\oc[0]Prénom : \fr\C[9]\oc[0]Barthélémy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B.Martin</text:p>
          </table:table-cell>
          <table:table-cell table:style-name="ce7" office:value-type="string" calcext:value-type="string">
            <text:p>&lt;Menu Category: Profils&gt;</text:p>
            <text:p>&lt;Picture: Profils_ETU_NPC_M3&gt;</text:p>
            <text:p>&lt;Enable Requirements&gt;Switch On: 9999&lt;/Enable Requirements&gt;</text:p>
            <text:p>&lt;Info Text Top&gt;</text:p>
            <text:p>\C[15]\oc[0]ID 1 92 07 06 533 97  Statut: ETU</text:p>
            <text:p>\C[15]\oc[0]Année :  \fr\C[9]\oc[0]3ème \fr\C[15]\oc[0]\I[0]Genre : \fr\C[9]\oc[0]H \fr\C[15]\oc[0]\I[0]Age : \fr\C[9]\oc[0]21</text:p>
            <text:p>&lt;br&gt;</text:p>
            <text:p>\C[15]\oc[0]Evaluateur : Delaunay Théophile</text:p>
            <text:p>\C[15]\oc[0]Combats \px[130]| Vol.Dragon \px[280]| Strategie </text:p>
            <text:p>\C[15]\oc[0]◈◇◇◇◇\px[130]| ◈◈◈◈◈\px[280]| ◈◈◈◇◇</text:p>
            <text:p>\fr\C[9]\oc[0]Forte volonté,</text:p>
            <text:p>\fr\C[9]\oc[0]mais facilement distrait en selle.</text:p>
            <text:p/>
            <text:p>\C[15]\oc[0]Lignage : \fr\C[9]\oc[0]Noble\px[250]\fr\C[15]\oc[0] Valeur : \fr\C[9]\oc[0]Basse</text:p>
            <text:p>\C[15]\oc[0]Notes : \fr\C[9]\oc[0]Famille pauvre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7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277" calcext:value-type="float">
            <text:p>27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Nicolas</text:p>
            <text:p>\C[15]\oc[0]Prénom : \fr\C[9]\oc[0]Helga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TU-H.Nicolas</text:p>
          </table:table-cell>
          <table:table-cell table:style-name="ce6" office:value-type="string" calcext:value-type="string">
            <text:p>&lt;Menu Category: Profils&gt;</text:p>
            <text:p>&lt;Picture: Profils_ETU_NPC_F2&gt;</text:p>
            <text:p>&lt;Enable Requirements&gt;Switch On: 9999&lt;/Enable Requirements&gt;</text:p>
            <text:p>&lt;Info Text Top&gt;</text:p>
            <text:p>\C[15]\oc[0]ID 2 92 02 28 066 15  Statut: ETU</text:p>
            <text:p>\C[15]\oc[0]Année :  \fr\C[9]\oc[0]3ème \fr\C[15]\oc[0]\I[0]Genre : \fr\C[9]\oc[0]F \fr\C[15]\oc[0]\I[0]Age : \fr\C[9]\oc[0]21</text:p>
            <text:p>&lt;br&gt;</text:p>
            <text:p>\C[15]\oc[0]Evaluateur : Hoarau Ursula</text:p>
            <text:p>\C[15]\oc[0]Combats \px[130]| Vol.Dragon \px[280]| Strategie </text:p>
            <text:p>\C[15]\oc[0]◈◈◈◈◈\px[130]| ◈◇◇◇◇\px[280]| ◈◈◈◈◈</text:p>
            <text:p>\fr\C[9]\oc[0]Capacité exceptionnelle à improviser,</text:p>
            <text:p>\fr\C[9]\oc[0]mais difficultés à gérer son dragon.</text:p>
            <text:p/>
            <text:p>\C[15]\oc[0]Lignage : \fr\C[9]\oc[0]Noble\px[250]\fr\C[15]\oc[0] Valeur : \fr\C[9]\oc[0]Basse</text:p>
            <text:p>\C[15]\oc[0]Notes : \fr\C[9]\oc[0]Famille de marchand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Olivier</text:p>
            <text:p>\C[15]\oc[0]Prénom : \fr\C[9]\oc[0]Laurette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L.Olivier</text:p>
          </table:table-cell>
          <table:table-cell table:style-name="ce7" office:value-type="string" calcext:value-type="string">
            <text:p>&lt;Menu Category: Profils&gt;</text:p>
            <text:p>&lt;Picture: Profils_ETU_NPC_F2&gt;</text:p>
            <text:p>&lt;Enable Requirements&gt;Switch On: 9999&lt;/Enable Requirements&gt;</text:p>
            <text:p>&lt;Info Text Top&gt;</text:p>
            <text:p>\C[15]\oc[0]ID 2 92 03 41 654 14  Statut: ETU</text:p>
            <text:p>\C[15]\oc[0]Année :  \fr\C[9]\oc[0]3ème \fr\C[15]\oc[0]\I[0]Genre : \fr\C[9]\oc[0]F \fr\C[15]\oc[0]\I[0]Age : \fr\C[9]\oc[0]21</text:p>
            <text:p>&lt;br&gt;</text:p>
            <text:p>\C[15]\oc[0]Evaluateur : Levasseur Charles</text:p>
            <text:p>\C[15]\oc[0]Combats \px[130]| Vol.Dragon \px[280]| Strategie </text:p>
            <text:p>\C[15]\oc[0]◈◈◈◇◇\px[130]| ◈◈◈◈◇\px[280]| ◈◈◈◈◈</text:p>
            <text:p>\fr\C[9]\oc[0]Intelligent et rapide à apprendre,</text:p>
            <text:p>\fr\C[9]\oc[0]mais peu de tolérance aux critiques.</text:p>
            <text:p/>
            <text:p>\C[15]\oc[0]Lignage : \fr\C[9]\oc[0]Citoyen\px[250]\fr\C[15]\oc[0] Valeur : \fr\C[9]\oc[0]Moyenne</text:p>
            <text:p>\C[15]\oc[0]Notes : \fr\C[9]\oc[0]Orphelin</text:p>
            <text:p>\fr\C[9]\oc[0]Recomander par L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7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279" calcext:value-type="float">
            <text:p>27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Pasquier</text:p>
            <text:p>\C[15]\oc[0]Prénom : \fr\C[9]\oc[0]Gwendolin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TU-G.Pasquier</text:p>
          </table:table-cell>
          <table:table-cell table:style-name="ce6" office:value-type="string" calcext:value-type="string">
            <text:p>&lt;Menu Category: Profils&gt;</text:p>
            <text:p>&lt;Picture: Profils_ETU_NPC_F3&gt;</text:p>
            <text:p>&lt;Enable Requirements&gt;Switch On: 9999&lt;/Enable Requirements&gt;</text:p>
            <text:p>&lt;Info Text Top&gt;</text:p>
            <text:p>\C[15]\oc[0]ID 2 92 08 42 119 15  Statut: ETU</text:p>
            <text:p>\C[15]\oc[0]Année :  \fr\C[9]\oc[0]3ème \fr\C[15]\oc[0]\I[0]Genre : \fr\C[9]\oc[0]F \fr\C[15]\oc[0]\I[0]Age : \fr\C[9]\oc[0]21</text:p>
            <text:p>&lt;br&gt;</text:p>
            <text:p>\C[15]\oc[0]Evaluateur : Leger Jérôme</text:p>
            <text:p>\C[15]\oc[0]Combats \px[130]| Vol.Dragon \px[280]| Strategie </text:p>
            <text:p>\C[15]\oc[0]◈◈◈◈◈\px[130]| ◈◇◇◇◇\px[280]| ◈◈◈◇◇</text:p>
            <text:p>\fr\C[9]\oc[0]Très doué pour la tactique aérienne,</text:p>
            <text:p>\fr\C[9]\oc[0]mais souvent en retard.</text:p>
            <text:p/>
            <text:p>\C[15]\oc[0]Lignage : \fr\C[9]\oc[0]Noble\px[250]\fr\C[15]\oc[0] Valeur : \fr\C[9]\oc[0]Basse</text:p>
            <text:p>\C[15]\oc[0]Notes : \fr\C[9]\oc[0]Ancienne famille ruiné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Pichon</text:p>
            <text:p>\C[15]\oc[0]Prénom : \fr\C[9]\oc[0]Emmanuel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E.Pichon</text:p>
          </table:table-cell>
          <table:table-cell table:style-name="ce7" office:value-type="string" calcext:value-type="string">
            <text:p>&lt;Menu Category: Profils&gt;</text:p>
            <text:p>&lt;Picture: Profils_ETU_NPC_M2&gt;</text:p>
            <text:p>&lt;Enable Requirements&gt;Switch On: 9999&lt;/Enable Requirements&gt;</text:p>
            <text:p>&lt;Info Text Top&gt;</text:p>
            <text:p>\C[15]\oc[0]ID 1 92 09 21 461 82  Statut: ETU</text:p>
            <text:p>\C[15]\oc[0]Année :  \fr\C[9]\oc[0]3ème \fr\C[15]\oc[0]\I[0]Genre : \fr\C[9]\oc[0]H \fr\C[15]\oc[0]\I[0]Age : \fr\C[9]\oc[0]21</text:p>
            <text:p>&lt;br&gt;</text:p>
            <text:p>\C[15]\oc[0]Evaluateur : Francois Marie-Ange</text:p>
            <text:p>\C[15]\oc[0]Combats \px[130]| Vol.Dragon \px[280]| Strategie </text:p>
            <text:p>\C[15]\oc[0]◈◈◈◇◇\px[130]| ◈◈◈◇◇\px[280]| ◈◈◇◇◇</text:p>
            <text:p>\fr\C[9]\oc[0]A une approche unique du vol,</text:p>
            <text:p>\fr\C[9]\oc[0]mais attitude arrogante.</text:p>
            <text:p/>
            <text:p>\C[15]\oc[0]Lignage : \fr\C[9]\oc[0]Noble\px[250]\fr\C[15]\oc[0] Valeur : \fr\C[9]\oc[0]Tres haute</text:p>
            <text:p>\C[15]\oc[0]Notes : \fr\C[9]\oc[0]Genereux donateur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7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281" calcext:value-type="float">
            <text:p>28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Roger</text:p>
            <text:p>\C[15]\oc[0]Prénom : \fr\C[9]\oc[0]Véra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TU-V.Roger</text:p>
          </table:table-cell>
          <table:table-cell table:style-name="ce6" office:value-type="string" calcext:value-type="string">
            <text:p>&lt;Menu Category: Profils&gt;</text:p>
            <text:p>&lt;Picture: Profils_ETU_NPC_F2&gt;</text:p>
            <text:p>&lt;Enable Requirements&gt;Switch On: 9999&lt;/Enable Requirements&gt;</text:p>
            <text:p>&lt;Info Text Top&gt;</text:p>
            <text:p>\C[15]\oc[0]ID 2 92 08 07 740 17  Statut: ETU</text:p>
            <text:p>\C[15]\oc[0]Année :  \fr\C[9]\oc[0]3ème \fr\C[15]\oc[0]\I[0]Genre : \fr\C[9]\oc[0]F \fr\C[15]\oc[0]\I[0]Age : \fr\C[9]\oc[0]21</text:p>
            <text:p>&lt;br&gt;</text:p>
            <text:p>\C[15]\oc[0]Evaluateur : Renaud Marie-France</text:p>
            <text:p>\C[15]\oc[0]Combats \px[130]| Vol.Dragon \px[280]| Strategie </text:p>
            <text:p>\C[15]\oc[0]◈◈◈◈◇\px[130]| ◈◈◈◇◇\px[280]| ◈◈◈◈◈</text:p>
            <text:p>\fr\C[9]\oc[0]Bon mentor pour les jeunes recrues,</text:p>
            <text:p>\fr\C[9]\oc[0]mais difficulté à coopérer en équipe.</text:p>
            <text:p/>
            <text:p>\C[15]\oc[0]Lignage : \fr\C[9]\oc[0]Noble\px[250]\fr\C[15]\oc[0] Valeur : \fr\C[9]\oc[0]Tres haute</text:p>
            <text:p>\C[15]\oc[0]Notes : \fr\C[9]\oc[0]Famille d'ancien élèves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282" calcext:value-type="float">
            <text:p>28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Roussel</text:p>
            <text:p>\C[15]\oc[0]Prénom : \fr\C[9]\oc[0]Florence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F.Roussel</text:p>
          </table:table-cell>
          <table:table-cell table:style-name="ce7" office:value-type="string" calcext:value-type="string">
            <text:p>&lt;Menu Category: Profils&gt;</text:p>
            <text:p>&lt;Picture: Profils_ETU_NPC_F2&gt;</text:p>
            <text:p>&lt;Enable Requirements&gt;Switch On: 9999&lt;/Enable Requirements&gt;</text:p>
            <text:p>&lt;Info Text Top&gt;</text:p>
            <text:p>\C[15]\oc[0]ID 2 92 09 19 555 81  Statut: ETU</text:p>
            <text:p>\C[15]\oc[0]Année :  \fr\C[9]\oc[0]3ème \fr\C[15]\oc[0]\I[0]Genre : \fr\C[9]\oc[0]F \fr\C[15]\oc[0]\I[0]Age : \fr\C[9]\oc[0]21</text:p>
            <text:p>&lt;br&gt;</text:p>
            <text:p>\C[15]\oc[0]Evaluateur : Renaud Marie-France</text:p>
            <text:p>\C[15]\oc[0]Combats \px[130]| Vol.Dragon \px[280]| Strategie </text:p>
            <text:p>\C[15]\oc[0]◈◇◇◇◇\px[130]| ◈◇◇◇◇\px[280]| ◈◈◈◈◈</text:p>
            <text:p>\fr\C[9]\oc[0]Esprit de camaraderie fort,</text:p>
            <text:p>\fr\C[9]\oc[0]mais manque de planification.</text:p>
            <text:p/>
            <text:p>\C[15]\oc[0]Lignage : \fr\C[9]\oc[0]Citoyen\px[250]\fr\C[15]\oc[0] Valeur : \fr\C[9]\oc[0]Aucune</text:p>
            <text:p>\C[15]\oc[0]Notes : \fr\C[9]\oc[0]Orphelin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8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283" calcext:value-type="float">
            <text:p>28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classe</text:p>
            <text:p>\C[15]\oc[0]Prénom : \fr\C[9]\oc[0]6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-6.classe</text:p>
          </table:table-cell>
          <table:table-cell table:style-name="ce6" office:value-type="string" calcext:value-type="string">
            <text:p>&lt;Menu Category: Profils&gt;</text:p>
            <text:p/>
            <text:p>&lt;Enable Requirements&gt;Switch On: 9999&lt;/Enable Requirements&gt;</text:p>
            <text:p>&lt;Info Text Top&gt;</text:p>
            <text:p>\C[15]\oc[0]  Statut: </text:p>
            <text:p>\C[15]\oc[0]Année :  \fr\C[9]\oc[0] \fr\C[15]\oc[0]\I[0]Genre : \fr\C[9]\oc[0] \fr\C[15]\oc[0]\I[0]Age : \fr\C[9]\oc[0]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284" calcext:value-type="float">
            <text:p>284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Bailly</text:p>
            <text:p>\C[15]\oc[0]Prénom : \fr\C[9]\oc[0]Cédric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C.Bailly</text:p>
          </table:table-cell>
          <table:table-cell table:style-name="ce7" office:value-type="string" calcext:value-type="string">
            <text:p>&lt;Menu Category: Profils&gt;</text:p>
            <text:p>&lt;Picture: Profils_ETU_NPC_M3&gt;</text:p>
            <text:p>&lt;Enable Requirements&gt;Switch On: 9999&lt;/Enable Requirements&gt;</text:p>
            <text:p>&lt;Info Text Top&gt;</text:p>
            <text:p>\C[15]\oc[0]ID 1 92 09 01 211 91  Statut: ETU</text:p>
            <text:p>\C[15]\oc[0]Année :  \fr\C[9]\oc[0]3ème \fr\C[15]\oc[0]\I[0]Genre : \fr\C[9]\oc[0]H \fr\C[15]\oc[0]\I[0]Age : \fr\C[9]\oc[0]21</text:p>
            <text:p>&lt;br&gt;</text:p>
            <text:p>\C[15]\oc[0]Evaluateur : Delaunay Théophile</text:p>
            <text:p>\C[15]\oc[0]Combats \px[130]| Vol.Dragon \px[280]| Strategie </text:p>
            <text:p>\C[15]\oc[0]◈◈◇◇◇\px[130]| ◈◈◇◇◇\px[280]| ◈◇◇◇◇</text:p>
            <text:p>\fr\C[9]\oc[0]Maîtrise parfaite du vol en groupe,</text:p>
            <text:p>\fr\C[9]\oc[0]mais trop prudent.</text:p>
            <text:p/>
            <text:p>\C[15]\oc[0]Lignage : \fr\C[9]\oc[0]Noble\px[250]\fr\C[15]\oc[0] Valeur : \fr\C[9]\oc[0]Haute</text:p>
            <text:p>\C[15]\oc[0]Notes : \fr\C[9]\oc[0]Famille agricole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8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285" calcext:value-type="float">
            <text:p>28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Baron</text:p>
            <text:p>\C[15]\oc[0]Prénom : \fr\C[9]\oc[0]Anne-Mari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TU-A.Baron</text:p>
          </table:table-cell>
          <table:table-cell table:style-name="ce6" office:value-type="string" calcext:value-type="string">
            <text:p>&lt;Menu Category: Profils&gt;</text:p>
            <text:p>&lt;Picture: Profils_ETU_NPC_F2&gt;</text:p>
            <text:p>&lt;Enable Requirements&gt;Switch On: 9999&lt;/Enable Requirements&gt;</text:p>
            <text:p>&lt;Info Text Top&gt;</text:p>
            <text:p>\C[15]\oc[0]ID 2 92 04 41 003 29  Statut: ETU</text:p>
            <text:p>\C[15]\oc[0]Année :  \fr\C[9]\oc[0]3ème \fr\C[15]\oc[0]\I[0]Genre : \fr\C[9]\oc[0]F \fr\C[15]\oc[0]\I[0]Age : \fr\C[9]\oc[0]21</text:p>
            <text:p>&lt;br&gt;</text:p>
            <text:p>\C[15]\oc[0]Evaluateur : Poulain Philibert</text:p>
            <text:p>\C[15]\oc[0]Combats \px[130]| Vol.Dragon \px[280]| Strategie </text:p>
            <text:p>\C[15]\oc[0]◈◈◈◈◈\px[130]| ◈◇◇◇◇\px[280]| ◈◇◇◇◇</text:p>
            <text:p>\fr\C[9]\oc[0]Talent naturel au tir à l'arc en vol,</text:p>
            <text:p>\fr\C[9]\oc[0]mais manque de vision globale.</text:p>
            <text:p/>
            <text:p>\C[15]\oc[0]Lignage : \fr\C[9]\oc[0]Noble\px[250]\fr\C[15]\oc[0] Valeur : \fr\C[9]\oc[0]Haute</text:p>
            <text:p>\C[15]\oc[0]Notes : \fr\C[9]\oc[0]Famille d'ancien élèves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286" calcext:value-type="float">
            <text:p>28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Boucher</text:p>
            <text:p>\C[15]\oc[0]Prénom : \fr\C[9]\oc[0]Ludovic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L.Boucher</text:p>
          </table:table-cell>
          <table:table-cell table:style-name="ce7" office:value-type="string" calcext:value-type="string">
            <text:p>&lt;Menu Category: Profils&gt;</text:p>
            <text:p>&lt;Picture: Profils_ETU_NPC_M2&gt;</text:p>
            <text:p>&lt;Enable Requirements&gt;Switch On: 9999&lt;/Enable Requirements&gt;</text:p>
            <text:p>&lt;Info Text Top&gt;</text:p>
            <text:p>\C[15]\oc[0]ID 1 92 03 04 080 71  Statut: ETU</text:p>
            <text:p>\C[15]\oc[0]Année :  \fr\C[9]\oc[0]3ème \fr\C[15]\oc[0]\I[0]Genre : \fr\C[9]\oc[0]H \fr\C[15]\oc[0]\I[0]Age : \fr\C[9]\oc[0]21</text:p>
            <text:p>&lt;br&gt;</text:p>
            <text:p>\C[15]\oc[0]Evaluateur : Delaunay Théophile</text:p>
            <text:p>\C[15]\oc[0]Combats \px[130]| Vol.Dragon \px[280]| Strategie </text:p>
            <text:p>\C[15]\oc[0]◈◈◈◇◇\px[130]| ◈◈◈◈◈\px[280]| ◈◇◇◇◇</text:p>
            <text:p>\fr\C[9]\oc[0]Respectueux de la hiérarchie,</text:p>
            <text:p>\fr\C[9]\oc[0]peu fiable dans les plans détaillés.</text:p>
            <text:p/>
            <text:p>\C[15]\oc[0]Lignage : \fr\C[9]\oc[0]Citoyen\px[250]\fr\C[15]\oc[0] Valeur : \fr\C[9]\oc[0]Basse</text:p>
            <text:p>\C[15]\oc[0]Notes : \fr\C[9]\oc[0]Famille pauvre</text:p>
            <text:p>\fr\C[9]\oc[0]Recomander par L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8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287" calcext:value-type="float">
            <text:p>28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Caron</text:p>
            <text:p>\C[15]\oc[0]Prénom : \fr\C[9]\oc[0]Jonas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TU-J.Caron</text:p>
          </table:table-cell>
          <table:table-cell table:style-name="ce6" office:value-type="string" calcext:value-type="string">
            <text:p>&lt;Menu Category: Profils&gt;</text:p>
            <text:p>&lt;Picture: Profils_ETU_NPC_M3&gt;</text:p>
            <text:p>&lt;Enable Requirements&gt;Switch On: 9999&lt;/Enable Requirements&gt;</text:p>
            <text:p>&lt;Info Text Top&gt;</text:p>
            <text:p>\C[15]\oc[0]ID 1 92 04 03 358 20  Statut: ETU</text:p>
            <text:p>\C[15]\oc[0]Année :  \fr\C[9]\oc[0]3ème \fr\C[15]\oc[0]\I[0]Genre : \fr\C[9]\oc[0]H \fr\C[15]\oc[0]\I[0]Age : \fr\C[9]\oc[0]21</text:p>
            <text:p>&lt;br&gt;</text:p>
            <text:p>\C[15]\oc[0]Evaluateur : Levasseur Charles</text:p>
            <text:p>\C[15]\oc[0]Combats \px[130]| Vol.Dragon \px[280]| Strategie </text:p>
            <text:p>\C[15]\oc[0]◈◈◈◇◇\px[130]| ◈◈◈◈◇\px[280]| ◈◈◈◈◇</text:p>
            <text:p>\fr\C[9]\oc[0]Maîtrise des techniques défensives,</text:p>
            <text:p>\fr\C[9]\oc[0]peu fiable dans les plans détaillés.</text:p>
            <text:p/>
            <text:p>\C[15]\oc[0]Lignage : \fr\C[9]\oc[0]Noble\px[250]\fr\C[15]\oc[0] Valeur : \fr\C[9]\oc[0]Haute</text:p>
            <text:p>\C[15]\oc[0]Notes : \fr\C[9]\oc[0]Famille de riche marchand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288" calcext:value-type="float">
            <text:p>288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Dumas</text:p>
            <text:p>\C[15]\oc[0]Prénom : \fr\C[9]\oc[0]Stéphanie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S.Dumas</text:p>
          </table:table-cell>
          <table:table-cell table:style-name="ce7" office:value-type="string" calcext:value-type="string">
            <text:p>&lt;Menu Category: Profils&gt;</text:p>
            <text:p>&lt;Picture: Profils_ETU_NPC_F2&gt;</text:p>
            <text:p>&lt;Enable Requirements&gt;Switch On: 9999&lt;/Enable Requirements&gt;</text:p>
            <text:p>&lt;Info Text Top&gt;</text:p>
            <text:p>\C[15]\oc[0]ID 2 92 09 18 632 48  Statut: ETU</text:p>
            <text:p>\C[15]\oc[0]Année :  \fr\C[9]\oc[0]3ème \fr\C[15]\oc[0]\I[0]Genre : \fr\C[9]\oc[0]F \fr\C[15]\oc[0]\I[0]Age : \fr\C[9]\oc[0]21</text:p>
            <text:p>&lt;br&gt;</text:p>
            <text:p>\C[15]\oc[0]Evaluateur : Faure Edgar</text:p>
            <text:p>\C[15]\oc[0]Combats \px[130]| Vol.Dragon \px[280]| Strategie </text:p>
            <text:p>\C[15]\oc[0]◈◈◈◈◈\px[130]| ◈◈◈◈◇\px[280]| ◈◈◈◈◇</text:p>
            <text:p>\fr\C[9]\oc[0]Engagé et passionné,</text:p>
            <text:p>\fr\C[9]\oc[0]mais manque de leadership .</text:p>
            <text:p/>
            <text:p>\C[15]\oc[0]Lignage : \fr\C[9]\oc[0]Noble\px[250]\fr\C[15]\oc[0] Valeur : \fr\C[9]\oc[0]Haute</text:p>
            <text:p>\C[15]\oc[0]Notes : \fr\C[9]\oc[0]Famille agricole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8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289" calcext:value-type="float">
            <text:p>28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Dupuy</text:p>
            <text:p>\C[15]\oc[0]Prénom : \fr\C[9]\oc[0]Tamara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TU-T.Dupuy</text:p>
          </table:table-cell>
          <table:table-cell table:style-name="ce6" office:value-type="string" calcext:value-type="string">
            <text:p>&lt;Menu Category: Profils&gt;</text:p>
            <text:p>&lt;Picture: Profils_ETU_NPC_F1&gt;</text:p>
            <text:p>&lt;Enable Requirements&gt;Switch On: 9999&lt;/Enable Requirements&gt;</text:p>
            <text:p>&lt;Info Text Top&gt;</text:p>
            <text:p>\C[15]\oc[0]ID 2 92 08 20 382 96  Statut: ETU</text:p>
            <text:p>\C[15]\oc[0]Année :  \fr\C[9]\oc[0]3ème \fr\C[15]\oc[0]\I[0]Genre : \fr\C[9]\oc[0]F \fr\C[15]\oc[0]\I[0]Age : \fr\C[9]\oc[0]21</text:p>
            <text:p>&lt;br&gt;</text:p>
            <text:p>\C[15]\oc[0]Evaluateur : Levasseur Gontrand</text:p>
            <text:p>\C[15]\oc[0]Combats \px[130]| Vol.Dragon \px[280]| Strategie </text:p>
            <text:p>\C[15]\oc[0]◈◈◈◇◇\px[130]| ◈◈◈◈◇\px[280]| ◈◈◇◇◇</text:p>
            <text:p>\fr\C[9]\oc[0]Bon mentor pour les jeunes recrues,</text:p>
            <text:p>\fr\C[9]\oc[0]mais manque de vision globale.</text:p>
            <text:p/>
            <text:p>\C[15]\oc[0]Lignage : \fr\C[9]\oc[0]Noble\px[250]\fr\C[15]\oc[0] Valeur : \fr\C[9]\oc[0]Haute</text:p>
            <text:p>\C[15]\oc[0]Notes : \fr\C[9]\oc[0]Famille d'ancien élèves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Hubert</text:p>
            <text:p>\C[15]\oc[0]Prénom : \fr\C[9]\oc[0]Astrid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A.Hubert</text:p>
          </table:table-cell>
          <table:table-cell table:style-name="ce7" office:value-type="string" calcext:value-type="string">
            <text:p>&lt;Menu Category: Profils&gt;</text:p>
            <text:p>&lt;Picture: Profils_ETU_NPC_F1&gt;</text:p>
            <text:p>&lt;Enable Requirements&gt;Switch On: 9999&lt;/Enable Requirements&gt;</text:p>
            <text:p>&lt;Info Text Top&gt;</text:p>
            <text:p>\C[15]\oc[0]ID 2 92 12 11 835 16  Statut: ETU</text:p>
            <text:p>\C[15]\oc[0]Année :  \fr\C[9]\oc[0]3ème \fr\C[15]\oc[0]\I[0]Genre : \fr\C[9]\oc[0]F \fr\C[15]\oc[0]\I[0]Age : \fr\C[9]\oc[0]21</text:p>
            <text:p>&lt;br&gt;</text:p>
            <text:p>\C[15]\oc[0]Evaluateur : Roux Stéphanie</text:p>
            <text:p>\C[15]\oc[0]Combats \px[130]| Vol.Dragon \px[280]| Strategie </text:p>
            <text:p>\C[15]\oc[0]◈◈◈◈◈\px[130]| ◈◈◇◇◇\px[280]| ◈◈◈◈◈</text:p>
            <text:p>\fr\C[9]\oc[0]Bon dans l'exécution des ordres,</text:p>
            <text:p>\fr\C[9]\oc[0]mais manque de planification.</text:p>
            <text:p/>
            <text:p>\C[15]\oc[0]Lignage : \fr\C[9]\oc[0]Noble\px[250]\fr\C[15]\oc[0] Valeur : \fr\C[9]\oc[0]Moyenne</text:p>
            <text:p>\C[15]\oc[0]Notes : \fr\C[9]\oc[0]Famille de fonctionnaire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8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291" calcext:value-type="float">
            <text:p>29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Leclerc</text:p>
            <text:p>\C[15]\oc[0]Prénom : \fr\C[9]\oc[0]Athéna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TU-A.Leclerc</text:p>
          </table:table-cell>
          <table:table-cell table:style-name="ce6" office:value-type="string" calcext:value-type="string">
            <text:p>&lt;Menu Category: Profils&gt;</text:p>
            <text:p>&lt;Picture: Profils_ETU_NPC_F3&gt;</text:p>
            <text:p>&lt;Enable Requirements&gt;Switch On: 9999&lt;/Enable Requirements&gt;</text:p>
            <text:p>&lt;Info Text Top&gt;</text:p>
            <text:p>\C[15]\oc[0]ID 2 92 02 21 637 93  Statut: ETU</text:p>
            <text:p>\C[15]\oc[0]Année :  \fr\C[9]\oc[0]3ème \fr\C[15]\oc[0]\I[0]Genre : \fr\C[9]\oc[0]F \fr\C[15]\oc[0]\I[0]Age : \fr\C[9]\oc[0]21</text:p>
            <text:p>&lt;br&gt;</text:p>
            <text:p>\C[15]\oc[0]Evaluateur : Levasseur Charles</text:p>
            <text:p>\C[15]\oc[0]Combats \px[130]| Vol.Dragon \px[280]| Strategie </text:p>
            <text:p>\C[15]\oc[0]◈◈◈◈◇\px[130]| ◈◈◈◈◇\px[280]| ◈◈◈◈◈</text:p>
            <text:p>\fr\C[9]\oc[0]Calme et réfléchi,</text:p>
            <text:p>\fr\C[9]\oc[0]mais difficulté à coopérer en équipe.</text:p>
            <text:p/>
            <text:p>\C[15]\oc[0]Lignage : \fr\C[9]\oc[0]Noble\px[250]\fr\C[15]\oc[0] Valeur : \fr\C[9]\oc[0]Basse</text:p>
            <text:p>\C[15]\oc[0]Notes : \fr\C[9]\oc[0]Ancienne famille ruiné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292" calcext:value-type="float">
            <text:p>29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Maillard</text:p>
            <text:p>\C[15]\oc[0]Prénom : \fr\C[9]\oc[0]Romain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R.Maillard</text:p>
          </table:table-cell>
          <table:table-cell table:style-name="ce7" office:value-type="string" calcext:value-type="string">
            <text:p>&lt;Menu Category: Profils&gt;</text:p>
            <text:p>&lt;Picture: Profils_ETU_NPC_M2&gt;</text:p>
            <text:p>&lt;Enable Requirements&gt;Switch On: 9999&lt;/Enable Requirements&gt;</text:p>
            <text:p>&lt;Info Text Top&gt;</text:p>
            <text:p>\C[15]\oc[0]ID 1 92 06 20 854 65  Statut: ETU</text:p>
            <text:p>\C[15]\oc[0]Année :  \fr\C[9]\oc[0]3ème \fr\C[15]\oc[0]\I[0]Genre : \fr\C[9]\oc[0]H \fr\C[15]\oc[0]\I[0]Age : \fr\C[9]\oc[0]21</text:p>
            <text:p>&lt;br&gt;</text:p>
            <text:p>\C[15]\oc[0]Evaluateur : Guichard Florence</text:p>
            <text:p>\C[15]\oc[0]Combats \px[130]| Vol.Dragon \px[280]| Strategie </text:p>
            <text:p>\C[15]\oc[0]◈◈◈◈◇\px[130]| ◈◈◈◈◈\px[280]| ◈◈◈◈◇</text:p>
            <text:p>\fr\C[9]\oc[0]Excellent maniement de la lance,</text:p>
            <text:p>\fr\C[9]\oc[0]mais difficultés en strategie.</text:p>
            <text:p/>
            <text:p>\C[15]\oc[0]Lignage : \fr\C[9]\oc[0]Noble\px[250]\fr\C[15]\oc[0] Valeur : \fr\C[9]\oc[0]Tres haute</text:p>
            <text:p>\C[15]\oc[0]Notes : \fr\C[9]\oc[0]Genereux donateur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9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293" calcext:value-type="float">
            <text:p>29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Marchal</text:p>
            <text:p>\C[15]\oc[0]Prénom : \fr\C[9]\oc[0]Catherin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TU-C.Marchal</text:p>
          </table:table-cell>
          <table:table-cell table:style-name="ce6" office:value-type="string" calcext:value-type="string">
            <text:p>&lt;Menu Category: Profils&gt;</text:p>
            <text:p>&lt;Picture: Profils_ETU_NPC_F3&gt;</text:p>
            <text:p>&lt;Enable Requirements&gt;Switch On: 9999&lt;/Enable Requirements&gt;</text:p>
            <text:p>&lt;Info Text Top&gt;</text:p>
            <text:p>\C[15]\oc[0]ID 2 92 08 23 256 70  Statut: ETU</text:p>
            <text:p>\C[15]\oc[0]Année :  \fr\C[9]\oc[0]3ème \fr\C[15]\oc[0]\I[0]Genre : \fr\C[9]\oc[0]F \fr\C[15]\oc[0]\I[0]Age : \fr\C[9]\oc[0]21</text:p>
            <text:p>&lt;br&gt;</text:p>
            <text:p>\C[15]\oc[0]Evaluateur : Hoarau Ursula</text:p>
            <text:p>\C[15]\oc[0]Combats \px[130]| Vol.Dragon \px[280]| Strategie </text:p>
            <text:p>\C[15]\oc[0]◈◈◈◈◇\px[130]| ◈◈◇◇◇\px[280]| ◈◈◈◇◇</text:p>
            <text:p>\fr\C[9]\oc[0]Toujours motivé et enjoué,</text:p>
            <text:p>\fr\C[9]\oc[0]mais manque de planification.</text:p>
            <text:p/>
            <text:p>\C[15]\oc[0]Lignage : \fr\C[9]\oc[0]Noble\px[250]\fr\C[15]\oc[0] Valeur : \fr\C[9]\oc[0]Moyenne</text:p>
            <text:p>\C[15]\oc[0]Notes : \fr\C[9]\oc[0]Famille de fonctionnaire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Mathieu</text:p>
            <text:p>\C[15]\oc[0]Prénom : \fr\C[9]\oc[0]Margaux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M.Mathieu</text:p>
          </table:table-cell>
          <table:table-cell table:style-name="ce7" office:value-type="string" calcext:value-type="string">
            <text:p>&lt;Menu Category: Profils&gt;</text:p>
            <text:p>&lt;Picture: Profils_ETU_NPC_F1&gt;</text:p>
            <text:p>&lt;Enable Requirements&gt;Switch On: 9999&lt;/Enable Requirements&gt;</text:p>
            <text:p>&lt;Info Text Top&gt;</text:p>
            <text:p>\C[15]\oc[0]ID 2 92 01 39 133 32  Statut: ETU</text:p>
            <text:p>\C[15]\oc[0]Année :  \fr\C[9]\oc[0]3ème \fr\C[15]\oc[0]\I[0]Genre : \fr\C[9]\oc[0]F \fr\C[15]\oc[0]\I[0]Age : \fr\C[9]\oc[0]21</text:p>
            <text:p>&lt;br&gt;</text:p>
            <text:p>\C[15]\oc[0]Evaluateur : Leger Jérôme</text:p>
            <text:p>\C[15]\oc[0]Combats \px[130]| Vol.Dragon \px[280]| Strategie </text:p>
            <text:p>\C[15]\oc[0]◈◈◈◈◈\px[130]| ◈◈◈◈◈\px[280]| ◈◈◈◈◈</text:p>
            <text:p>\fr\C[9]\oc[0]Motivé et volontaire,</text:p>
            <text:p>\fr\C[9]\oc[0]ne supporte pas l'échec même mineur.</text:p>
            <text:p/>
            <text:p>\C[15]\oc[0]Lignage : \fr\C[9]\oc[0]Noble\px[250]\fr\C[15]\oc[0] Valeur : \fr\C[9]\oc[0]Tres haute</text:p>
            <text:p>\C[15]\oc[0]Notes : \fr\C[9]\oc[0]Famille de riche marchand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9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295" calcext:value-type="float">
            <text:p>29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Paris</text:p>
            <text:p>\C[15]\oc[0]Prénom : \fr\C[9]\oc[0]Clara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TU-C.Paris</text:p>
          </table:table-cell>
          <table:table-cell table:style-name="ce6" office:value-type="string" calcext:value-type="string">
            <text:p>&lt;Menu Category: Profils&gt;</text:p>
            <text:p>&lt;Picture: Profils_ETU_NPC_F2&gt;</text:p>
            <text:p>&lt;Enable Requirements&gt;Switch On: 9999&lt;/Enable Requirements&gt;</text:p>
            <text:p>&lt;Info Text Top&gt;</text:p>
            <text:p>\C[15]\oc[0]ID 2 92 10 15 012 83  Statut: ETU</text:p>
            <text:p>\C[15]\oc[0]Année :  \fr\C[9]\oc[0]3ème \fr\C[15]\oc[0]\I[0]Genre : \fr\C[9]\oc[0]F \fr\C[15]\oc[0]\I[0]Age : \fr\C[9]\oc[0]21</text:p>
            <text:p>&lt;br&gt;</text:p>
            <text:p>\C[15]\oc[0]Evaluateur : Faure Edgar</text:p>
            <text:p>\C[15]\oc[0]Combats \px[130]| Vol.Dragon \px[280]| Strategie </text:p>
            <text:p>\C[15]\oc[0]◈◈◈◈◈\px[130]| ◈◈◇◇◇\px[280]| ◈◇◇◇◇</text:p>
            <text:p>\fr\C[9]\oc[0]Technique impeccable,</text:p>
            <text:p>\fr\C[9]\oc[0]mais manque de précision au sol.</text:p>
            <text:p/>
            <text:p>\C[15]\oc[0]Lignage : \fr\C[9]\oc[0]Noble\px[250]\fr\C[15]\oc[0] Valeur : \fr\C[9]\oc[0]Moyenne</text:p>
            <text:p>\C[15]\oc[0]Notes : \fr\C[9]\oc[0]Ancienne famille ruiné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296" calcext:value-type="float">
            <text:p>29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Perrier</text:p>
            <text:p>\C[15]\oc[0]Prénom : \fr\C[9]\oc[0]Léopoldine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L.Perrier</text:p>
          </table:table-cell>
          <table:table-cell table:style-name="ce7" office:value-type="string" calcext:value-type="string">
            <text:p>&lt;Menu Category: Profils&gt;</text:p>
            <text:p>&lt;Picture: Profils_ETU_NPC_F2&gt;</text:p>
            <text:p>&lt;Enable Requirements&gt;Switch On: 9999&lt;/Enable Requirements&gt;</text:p>
            <text:p>&lt;Info Text Top&gt;</text:p>
            <text:p>\C[15]\oc[0]ID 2 92 04 32 208 87  Statut: ETU</text:p>
            <text:p>\C[15]\oc[0]Année :  \fr\C[9]\oc[0]3ème \fr\C[15]\oc[0]\I[0]Genre : \fr\C[9]\oc[0]F \fr\C[15]\oc[0]\I[0]Age : \fr\C[9]\oc[0]21</text:p>
            <text:p>&lt;br&gt;</text:p>
            <text:p>\C[15]\oc[0]Evaluateur : Leger Jérôme</text:p>
            <text:p>\C[15]\oc[0]Combats \px[130]| Vol.Dragon \px[280]| Strategie </text:p>
            <text:p>\C[15]\oc[0]◈◈◈◈◇\px[130]| ◈◈◇◇◇\px[280]| ◈◈◈◈◇</text:p>
            <text:p>\fr\C[9]\oc[0]Ressource fiable lors des manœuvres,</text:p>
            <text:p>\fr\C[9]\oc[0]mais réagit mal aux imprévues.</text:p>
            <text:p/>
            <text:p>\C[15]\oc[0]Lignage : \fr\C[9]\oc[0]Noble\px[250]\fr\C[15]\oc[0] Valeur : \fr\C[9]\oc[0]Haute</text:p>
            <text:p>\C[15]\oc[0]Notes : \fr\C[9]\oc[0]Famille de riche marchand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9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297" calcext:value-type="float">
            <text:p>29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Poulain</text:p>
            <text:p>\C[15]\oc[0]Prénom : \fr\C[9]\oc[0]Suzann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TU-S.Poulain</text:p>
          </table:table-cell>
          <table:table-cell table:style-name="ce6" office:value-type="string" calcext:value-type="string">
            <text:p>&lt;Menu Category: Profils&gt;</text:p>
            <text:p>&lt;Picture: Profils_ETU_NPC_F1&gt;</text:p>
            <text:p>&lt;Enable Requirements&gt;Switch On: 9999&lt;/Enable Requirements&gt;</text:p>
            <text:p>&lt;Info Text Top&gt;</text:p>
            <text:p>\C[15]\oc[0]ID 2 92 06 27 848 71  Statut: ETU</text:p>
            <text:p>\C[15]\oc[0]Année :  \fr\C[9]\oc[0]3ème \fr\C[15]\oc[0]\I[0]Genre : \fr\C[9]\oc[0]F \fr\C[15]\oc[0]\I[0]Age : \fr\C[9]\oc[0]21</text:p>
            <text:p>&lt;br&gt;</text:p>
            <text:p>\C[15]\oc[0]Evaluateur : Perrot Thècle</text:p>
            <text:p>\C[15]\oc[0]Combats \px[130]| Vol.Dragon \px[280]| Strategie </text:p>
            <text:p>\C[15]\oc[0]◈◈◈◈◇\px[130]| ◈◈◈◈◇\px[280]| ◈◈◇◇◇</text:p>
            <text:p>\fr\C[9]\oc[0]Progrès réguliers,</text:p>
            <text:p>\fr\C[9]\oc[0]mais néglige ses propres entraînements.</text:p>
            <text:p/>
            <text:p>\C[15]\oc[0]Lignage : \fr\C[9]\oc[0]Citoyen\px[250]\fr\C[15]\oc[0] Valeur : \fr\C[9]\oc[0]Basse</text:p>
            <text:p>\C[15]\oc[0]Notes : \fr\C[9]\oc[0]Orphelin</text:p>
            <text:p>\fr\C[9]\oc[0]Recomander par L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298" calcext:value-type="float">
            <text:p>298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Rodriguez</text:p>
            <text:p>\C[15]\oc[0]Prénom : \fr\C[9]\oc[0]Donatien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D.Rodriguez</text:p>
          </table:table-cell>
          <table:table-cell table:style-name="ce7" office:value-type="string" calcext:value-type="string">
            <text:p>&lt;Menu Category: Profils&gt;</text:p>
            <text:p>&lt;Picture: Profils_ETU_NPC_M1&gt;</text:p>
            <text:p>&lt;Enable Requirements&gt;Switch On: 9999&lt;/Enable Requirements&gt;</text:p>
            <text:p>&lt;Info Text Top&gt;</text:p>
            <text:p>\C[15]\oc[0]ID 1 92 03 04 376 63  Statut: ETU</text:p>
            <text:p>\C[15]\oc[0]Année :  \fr\C[9]\oc[0]3ème \fr\C[15]\oc[0]\I[0]Genre : \fr\C[9]\oc[0]H \fr\C[15]\oc[0]\I[0]Age : \fr\C[9]\oc[0]21</text:p>
            <text:p>&lt;br&gt;</text:p>
            <text:p>\C[15]\oc[0]Evaluateur : Lemoine Juliette</text:p>
            <text:p>\C[15]\oc[0]Combats \px[130]| Vol.Dragon \px[280]| Strategie </text:p>
            <text:p>\C[15]\oc[0]◈◈◇◇◇\px[130]| ◈◈◈◇◇\px[280]| ◈◈◈◈◈</text:p>
            <text:p>\fr\C[9]\oc[0]Courageux lors des situations critiques,</text:p>
            <text:p>\fr\C[9]\oc[0]mais manque d'implication personnelle.</text:p>
            <text:p/>
            <text:p>\C[15]\oc[0]Lignage : \fr\C[9]\oc[0]Noble\px[250]\fr\C[15]\oc[0] Valeur : \fr\C[9]\oc[0]Haute</text:p>
            <text:p>\C[15]\oc[0]Notes : \fr\C[9]\oc[0]Famille agricole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9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299" calcext:value-type="float">
            <text:p>29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classe</text:p>
            <text:p>\C[15]\oc[0]Prénom : \fr\C[9]\oc[0]7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-7.classe</text:p>
          </table:table-cell>
          <table:table-cell table:style-name="ce6" office:value-type="string" calcext:value-type="string">
            <text:p>&lt;Menu Category: Profils&gt;</text:p>
            <text:p/>
            <text:p>&lt;Enable Requirements&gt;Switch On: 9999&lt;/Enable Requirements&gt;</text:p>
            <text:p>&lt;Info Text Top&gt;</text:p>
            <text:p>\C[15]\oc[0]  Statut: </text:p>
            <text:p>\C[15]\oc[0]Année :  \fr\C[9]\oc[0] \fr\C[15]\oc[0]\I[0]Genre : \fr\C[9]\oc[0] \fr\C[15]\oc[0]\I[0]Age : \fr\C[9]\oc[0]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Benard</text:p>
            <text:p>\C[15]\oc[0]Prénom : \fr\C[9]\oc[0]Pierre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P.Benard</text:p>
          </table:table-cell>
          <table:table-cell table:style-name="ce7" office:value-type="string" calcext:value-type="string">
            <text:p>&lt;Menu Category: Profils&gt;</text:p>
            <text:p>&lt;Picture: Profils_ETU_NPC_M3&gt;</text:p>
            <text:p>&lt;Enable Requirements&gt;Switch On: 9999&lt;/Enable Requirements&gt;</text:p>
            <text:p>&lt;Info Text Top&gt;</text:p>
            <text:p>\C[15]\oc[0]ID 1 91 02 09 832 47  Statut: ETU</text:p>
            <text:p>\C[15]\oc[0]Année :  \fr\C[9]\oc[0]4ème \fr\C[15]\oc[0]\I[0]Genre : \fr\C[9]\oc[0]H \fr\C[15]\oc[0]\I[0]Age : \fr\C[9]\oc[0]22</text:p>
            <text:p>&lt;br&gt;</text:p>
            <text:p>\C[15]\oc[0]Evaluateur : Jean Stéphanie</text:p>
            <text:p>\C[15]\oc[0]Combats \px[130]| Vol.Dragon \px[280]| Strategie </text:p>
            <text:p>\C[15]\oc[0]◈◈◈◈◈\px[130]| ◈◇◇◇◇\px[280]| ◈◈◈◈◈</text:p>
            <text:p>\fr\C[9]\oc[0]Excellente endurance,</text:p>
            <text:p>\fr\C[9]\oc[0]mais difficultés à se concentrer.</text:p>
            <text:p/>
            <text:p>\C[15]\oc[0]Lignage : \fr\C[9]\oc[0]Noble\px[250]\fr\C[15]\oc[0] Valeur : \fr\C[9]\oc[0]Haute</text:p>
            <text:p>\C[15]\oc[0]Notes : \fr\C[9]\oc[0]Famille de fonctionnaire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9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301" calcext:value-type="float">
            <text:p>30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Bertrand</text:p>
            <text:p>\C[15]\oc[0]Prénom : \fr\C[9]\oc[0]Ludivin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TU-L.Bertrand</text:p>
          </table:table-cell>
          <table:table-cell table:style-name="ce6" office:value-type="string" calcext:value-type="string">
            <text:p>&lt;Menu Category: Profils&gt;</text:p>
            <text:p>&lt;Picture: Profils_ETU_NPC_F2&gt;</text:p>
            <text:p>&lt;Enable Requirements&gt;Switch On: 9999&lt;/Enable Requirements&gt;</text:p>
            <text:p>&lt;Info Text Top&gt;</text:p>
            <text:p>\C[15]\oc[0]ID 2 91 01 11 416 16  Statut: ETU</text:p>
            <text:p>\C[15]\oc[0]Année :  \fr\C[9]\oc[0]4ème \fr\C[15]\oc[0]\I[0]Genre : \fr\C[9]\oc[0]F \fr\C[15]\oc[0]\I[0]Age : \fr\C[9]\oc[0]22</text:p>
            <text:p>&lt;br&gt;</text:p>
            <text:p>\C[15]\oc[0]Evaluateur : Hoarau Ursula</text:p>
            <text:p>\C[15]\oc[0]Combats \px[130]| Vol.Dragon \px[280]| Strategie </text:p>
            <text:p>\C[15]\oc[0]◈◈◈◈◈\px[130]| ◈◈◇◇◇\px[280]| ◈◇◇◇◇</text:p>
            <text:p>\fr\C[9]\oc[0]Curieux et inventif,</text:p>
            <text:p>\fr\C[9]\oc[0]mais facilement distrait en selle.</text:p>
            <text:p/>
            <text:p>\C[15]\oc[0]Lignage : \fr\C[9]\oc[0]Noble\px[250]\fr\C[15]\oc[0] Valeur : \fr\C[9]\oc[0]Basse</text:p>
            <text:p>\C[15]\oc[0]Notes : \fr\C[9]\oc[0]Ancienne famille ruiné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302" calcext:value-type="float">
            <text:p>30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Collin</text:p>
            <text:p>\C[15]\oc[0]Prénom : \fr\C[9]\oc[0]Wendy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W.Collin</text:p>
          </table:table-cell>
          <table:table-cell table:style-name="ce7" office:value-type="string" calcext:value-type="string">
            <text:p>&lt;Menu Category: Profils&gt;</text:p>
            <text:p>&lt;Picture: Profils_ETU_NPC_F2&gt;</text:p>
            <text:p>&lt;Enable Requirements&gt;Switch On: 9999&lt;/Enable Requirements&gt;</text:p>
            <text:p>&lt;Info Text Top&gt;</text:p>
            <text:p>\C[15]\oc[0]ID 2 91 09 55 406 39  Statut: ETU</text:p>
            <text:p>\C[15]\oc[0]Année :  \fr\C[9]\oc[0]4ème \fr\C[15]\oc[0]\I[0]Genre : \fr\C[9]\oc[0]F \fr\C[15]\oc[0]\I[0]Age : \fr\C[9]\oc[0]22</text:p>
            <text:p>&lt;br&gt;</text:p>
            <text:p>\C[15]\oc[0]Evaluateur : Roux Stéphanie</text:p>
            <text:p>\C[15]\oc[0]Combats \px[130]| Vol.Dragon \px[280]| Strategie </text:p>
            <text:p>\C[15]\oc[0]◈◈◇◇◇\px[130]| ◈◇◇◇◇\px[280]| ◈◈◈◈◈</text:p>
            <text:p>\fr\C[9]\oc[0]Intelligent et rapide à apprendre,</text:p>
            <text:p>\fr\C[9]\oc[0]mais tendance à bavarder.</text:p>
            <text:p/>
            <text:p>\C[15]\oc[0]Lignage : \fr\C[9]\oc[0]Noble\px[250]\fr\C[15]\oc[0] Valeur : \fr\C[9]\oc[0]Haute</text:p>
            <text:p>\C[15]\oc[0]Notes : \fr\C[9]\oc[0]Famille de riche marchand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0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303" calcext:value-type="float">
            <text:p>30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Girard</text:p>
            <text:p>\C[15]\oc[0]Prénom : \fr\C[9]\oc[0]Sibyll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TU-S.Girard</text:p>
          </table:table-cell>
          <table:table-cell table:style-name="ce6" office:value-type="string" calcext:value-type="string">
            <text:p>&lt;Menu Category: Profils&gt;</text:p>
            <text:p>&lt;Picture: Profils_ETU_NPC_F1&gt;</text:p>
            <text:p>&lt;Enable Requirements&gt;Switch On: 9999&lt;/Enable Requirements&gt;</text:p>
            <text:p>&lt;Info Text Top&gt;</text:p>
            <text:p>\C[15]\oc[0]ID 2 91 06 05 967 31  Statut: ETU</text:p>
            <text:p>\C[15]\oc[0]Année :  \fr\C[9]\oc[0]4ème \fr\C[15]\oc[0]\I[0]Genre : \fr\C[9]\oc[0]F \fr\C[15]\oc[0]\I[0]Age : \fr\C[9]\oc[0]22</text:p>
            <text:p>&lt;br&gt;</text:p>
            <text:p>\C[15]\oc[0]Evaluateur : Roux Stéphanie</text:p>
            <text:p>\C[15]\oc[0]Combats \px[130]| Vol.Dragon \px[280]| Strategie </text:p>
            <text:p>\C[15]\oc[0]◈◈◈◈◈\px[130]| ◈◈◈◈◇\px[280]| ◈◈◇◇◇</text:p>
            <text:p>\fr\C[9]\oc[0]Esprit stratégique vif,</text:p>
            <text:p>\fr\C[9]\oc[0]mais tendance à ignorer les conseils.</text:p>
            <text:p/>
            <text:p>\C[15]\oc[0]Lignage : \fr\C[9]\oc[0]Noble\px[250]\fr\C[15]\oc[0] Valeur : \fr\C[9]\oc[0]Basse</text:p>
            <text:p>\C[15]\oc[0]Notes : \fr\C[9]\oc[0]Ancienne famille ruiné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304" calcext:value-type="float">
            <text:p>304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Huet</text:p>
            <text:p>\C[15]\oc[0]Prénom : \fr\C[9]\oc[0]Berthier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B.Huet</text:p>
          </table:table-cell>
          <table:table-cell table:style-name="ce7" office:value-type="string" calcext:value-type="string">
            <text:p>&lt;Menu Category: Profils&gt;</text:p>
            <text:p>&lt;Picture: Profils_ETU_NPC_M1&gt;</text:p>
            <text:p>&lt;Enable Requirements&gt;Switch On: 9999&lt;/Enable Requirements&gt;</text:p>
            <text:p>&lt;Info Text Top&gt;</text:p>
            <text:p>\C[15]\oc[0]ID 1 91 09 14 495 94  Statut: ETU</text:p>
            <text:p>\C[15]\oc[0]Année :  \fr\C[9]\oc[0]4ème \fr\C[15]\oc[0]\I[0]Genre : \fr\C[9]\oc[0]H \fr\C[15]\oc[0]\I[0]Age : \fr\C[9]\oc[0]22</text:p>
            <text:p>&lt;br&gt;</text:p>
            <text:p>\C[15]\oc[0]Evaluateur : Guichard Florence</text:p>
            <text:p>\C[15]\oc[0]Combats \px[130]| Vol.Dragon \px[280]| Strategie </text:p>
            <text:p>\C[15]\oc[0]◈◇◇◇◇\px[130]| ◈◈◇◇◇\px[280]| ◈◈◈◈◇</text:p>
            <text:p>\fr\C[9]\oc[0]A une approche unique du vol,</text:p>
            <text:p>\fr\C[9]\oc[0]mais trop peu offensif.</text:p>
            <text:p/>
            <text:p>\C[15]\oc[0]Lignage : \fr\C[9]\oc[0]Noble\px[250]\fr\C[15]\oc[0] Valeur : \fr\C[9]\oc[0]Basse</text:p>
            <text:p>\C[15]\oc[0]Notes : \fr\C[9]\oc[0]Famille de marchand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0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305" calcext:value-type="float">
            <text:p>30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Le Gall</text:p>
            <text:p>\C[15]\oc[0]Prénom : \fr\C[9]\oc[0]Félicien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TU-F.Le Gall</text:p>
          </table:table-cell>
          <table:table-cell table:style-name="ce6" office:value-type="string" calcext:value-type="string">
            <text:p>&lt;Menu Category: Profils&gt;</text:p>
            <text:p>&lt;Picture: Profils_ETU_NPC_M2&gt;</text:p>
            <text:p>&lt;Enable Requirements&gt;Switch On: 9999&lt;/Enable Requirements&gt;</text:p>
            <text:p>&lt;Info Text Top&gt;</text:p>
            <text:p>\C[15]\oc[0]ID 1 91 02 54 083 87  Statut: ETU</text:p>
            <text:p>\C[15]\oc[0]Année :  \fr\C[9]\oc[0]4ème \fr\C[15]\oc[0]\I[0]Genre : \fr\C[9]\oc[0]H \fr\C[15]\oc[0]\I[0]Age : \fr\C[9]\oc[0]22</text:p>
            <text:p>&lt;br&gt;</text:p>
            <text:p>\C[15]\oc[0]Evaluateur : Delaunay Théophile</text:p>
            <text:p>\C[15]\oc[0]Combats \px[130]| Vol.Dragon \px[280]| Strategie </text:p>
            <text:p>\C[15]\oc[0]◈◈◇◇◇\px[130]| ◈◇◇◇◇\px[280]| ◈◈◈◇◇</text:p>
            <text:p>\fr\C[9]\oc[0]Très doué pour la stratégie,</text:p>
            <text:p>\fr\C[9]\oc[0]manque de patience avec les dragons.</text:p>
            <text:p/>
            <text:p>\C[15]\oc[0]Lignage : \fr\C[9]\oc[0]Noble\px[250]\fr\C[15]\oc[0] Valeur : \fr\C[9]\oc[0]Haute</text:p>
            <text:p>\C[15]\oc[0]Notes : \fr\C[9]\oc[0]Famille d'ancien élèves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306" calcext:value-type="float">
            <text:p>30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Lefebvre</text:p>
            <text:p>\C[15]\oc[0]Prénom : \fr\C[9]\oc[0]Rodolphe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R.Lefebvre</text:p>
          </table:table-cell>
          <table:table-cell table:style-name="ce7" office:value-type="string" calcext:value-type="string">
            <text:p>&lt;Menu Category: Profils&gt;</text:p>
            <text:p>&lt;Picture: Profils_ETU_NPC_M2&gt;</text:p>
            <text:p>&lt;Enable Requirements&gt;Switch On: 9999&lt;/Enable Requirements&gt;</text:p>
            <text:p>&lt;Info Text Top&gt;</text:p>
            <text:p>\C[15]\oc[0]ID 1 91 05 14 924 20  Statut: ETU</text:p>
            <text:p>\C[15]\oc[0]Année :  \fr\C[9]\oc[0]4ème \fr\C[15]\oc[0]\I[0]Genre : \fr\C[9]\oc[0]H \fr\C[15]\oc[0]\I[0]Age : \fr\C[9]\oc[0]22</text:p>
            <text:p>&lt;br&gt;</text:p>
            <text:p>\C[15]\oc[0]Evaluateur : Perrot Thècle</text:p>
            <text:p>\C[15]\oc[0]Combats \px[130]| Vol.Dragon \px[280]| Strategie </text:p>
            <text:p>\C[15]\oc[0]◈◈◈◇◇\px[130]| ◈◈◈◈◈\px[280]| ◈◈◇◇◇</text:p>
            <text:p>\fr\C[9]\oc[0]Très résistant physiquement,</text:p>
            <text:p>\fr\C[9]\oc[0]manque de confiance dans le combat.</text:p>
            <text:p/>
            <text:p>\C[15]\oc[0]Lignage : \fr\C[9]\oc[0]Noble\px[250]\fr\C[15]\oc[0] Valeur : \fr\C[9]\oc[0]Moyenne</text:p>
            <text:p>\C[15]\oc[0]Notes : \fr\C[9]\oc[0]Famille militaire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0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307" calcext:value-type="float">
            <text:p>30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Legrand</text:p>
            <text:p>\C[15]\oc[0]Prénom : \fr\C[9]\oc[0]Gustav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TU-G.Legrand</text:p>
          </table:table-cell>
          <table:table-cell table:style-name="ce6" office:value-type="string" calcext:value-type="string">
            <text:p>&lt;Menu Category: Profils&gt;</text:p>
            <text:p>&lt;Picture: Profils_ETU_NPC_M1&gt;</text:p>
            <text:p>&lt;Enable Requirements&gt;Switch On: 9999&lt;/Enable Requirements&gt;</text:p>
            <text:p>&lt;Info Text Top&gt;</text:p>
            <text:p>\C[15]\oc[0]ID 1 91 06 13 702 56  Statut: ETU</text:p>
            <text:p>\C[15]\oc[0]Année :  \fr\C[9]\oc[0]4ème \fr\C[15]\oc[0]\I[0]Genre : \fr\C[9]\oc[0]H \fr\C[15]\oc[0]\I[0]Age : \fr\C[9]\oc[0]22</text:p>
            <text:p>&lt;br&gt;</text:p>
            <text:p>\C[15]\oc[0]Evaluateur : Francois Marie-Ange</text:p>
            <text:p>\C[15]\oc[0]Combats \px[130]| Vol.Dragon \px[280]| Strategie </text:p>
            <text:p>\C[15]\oc[0]◈◈◈◇◇\px[130]| ◈◈◈◈◈\px[280]| ◈◇◇◇◇</text:p>
            <text:p>\fr\C[9]\oc[0]Très résistant physiquement,</text:p>
            <text:p>\fr\C[9]\oc[0]mais facilement distrait en selle.</text:p>
            <text:p/>
            <text:p>\C[15]\oc[0]Lignage : \fr\C[9]\oc[0]Noble\px[250]\fr\C[15]\oc[0] Valeur : \fr\C[9]\oc[0]Basse</text:p>
            <text:p>\C[15]\oc[0]Notes : \fr\C[9]\oc[0]Famille modeste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Lemaire</text:p>
            <text:p>\C[15]\oc[0]Prénom : \fr\C[9]\oc[0]Ursula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U.Lemaire</text:p>
          </table:table-cell>
          <table:table-cell table:style-name="ce7" office:value-type="string" calcext:value-type="string">
            <text:p>&lt;Menu Category: Profils&gt;</text:p>
            <text:p>&lt;Picture: Profils_ETU_NPC_F1&gt;</text:p>
            <text:p>&lt;Enable Requirements&gt;Switch On: 9999&lt;/Enable Requirements&gt;</text:p>
            <text:p>&lt;Info Text Top&gt;</text:p>
            <text:p>\C[15]\oc[0]ID 2 91 08 14 930 88  Statut: ETU</text:p>
            <text:p>\C[15]\oc[0]Année :  \fr\C[9]\oc[0]4ème \fr\C[15]\oc[0]\I[0]Genre : \fr\C[9]\oc[0]F \fr\C[15]\oc[0]\I[0]Age : \fr\C[9]\oc[0]22</text:p>
            <text:p>&lt;br&gt;</text:p>
            <text:p>\C[15]\oc[0]Evaluateur : Francois Marie-Ange</text:p>
            <text:p>\C[15]\oc[0]Combats \px[130]| Vol.Dragon \px[280]| Strategie </text:p>
            <text:p>\C[15]\oc[0]◈◈◇◇◇\px[130]| ◈◈◈◈◈\px[280]| ◈◈◈◈◇</text:p>
            <text:p>\fr\C[9]\oc[0]Forte volonté,</text:p>
            <text:p>\fr\C[9]\oc[0]mais trop peu offensif.</text:p>
            <text:p/>
            <text:p>\C[15]\oc[0]Lignage : \fr\C[9]\oc[0]Noble\px[250]\fr\C[15]\oc[0] Valeur : \fr\C[9]\oc[0]Basse</text:p>
            <text:p>\C[15]\oc[0]Notes : \fr\C[9]\oc[0]Famille modeste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0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309" calcext:value-type="float">
            <text:p>30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Lucas</text:p>
            <text:p>\C[15]\oc[0]Prénom : \fr\C[9]\oc[0]Blais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TU-B.Lucas</text:p>
          </table:table-cell>
          <table:table-cell table:style-name="ce6" office:value-type="string" calcext:value-type="string">
            <text:p>&lt;Menu Category: Profils&gt;</text:p>
            <text:p>&lt;Picture: Profils_ETU_NPC_M3&gt;</text:p>
            <text:p>&lt;Enable Requirements&gt;Switch On: 9999&lt;/Enable Requirements&gt;</text:p>
            <text:p>&lt;Info Text Top&gt;</text:p>
            <text:p>\C[15]\oc[0]ID 1 91 12 48 616 19  Statut: ETU</text:p>
            <text:p>\C[15]\oc[0]Année :  \fr\C[9]\oc[0]4ème \fr\C[15]\oc[0]\I[0]Genre : \fr\C[9]\oc[0]H \fr\C[15]\oc[0]\I[0]Age : \fr\C[9]\oc[0]22</text:p>
            <text:p>&lt;br&gt;</text:p>
            <text:p>\C[15]\oc[0]Evaluateur : Lemoine Juliette</text:p>
            <text:p>\C[15]\oc[0]Combats \px[130]| Vol.Dragon \px[280]| Strategie </text:p>
            <text:p>\C[15]\oc[0]◈◇◇◇◇\px[130]| ◈◈◈◈◈\px[280]| ◈◈◈◇◇</text:p>
            <text:p>\fr\C[9]\oc[0]Bon mentor pour les jeunes recrues,</text:p>
            <text:p>\fr\C[9]\oc[0]manque d'initiative en cas d'urgence.</text:p>
            <text:p/>
            <text:p>\C[15]\oc[0]Lignage : \fr\C[9]\oc[0]Citoyen\px[250]\fr\C[15]\oc[0] Valeur : \fr\C[9]\oc[0]Moyenne</text:p>
            <text:p>\C[15]\oc[0]Notes : \fr\C[9]\oc[0]Orphelin</text:p>
            <text:p>\fr\C[9]\oc[0]Recomander par L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Marechal</text:p>
            <text:p>\C[15]\oc[0]Prénom : \fr\C[9]\oc[0]Léopoldine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L.Marechal</text:p>
          </table:table-cell>
          <table:table-cell table:style-name="ce7" office:value-type="string" calcext:value-type="string">
            <text:p>&lt;Menu Category: Profils&gt;</text:p>
            <text:p>&lt;Picture: Profils_ETU_NPC_F2&gt;</text:p>
            <text:p>&lt;Enable Requirements&gt;Switch On: 9999&lt;/Enable Requirements&gt;</text:p>
            <text:p>&lt;Info Text Top&gt;</text:p>
            <text:p>\C[15]\oc[0]ID 2 91 04 47 079 48  Statut: ETU</text:p>
            <text:p>\C[15]\oc[0]Année :  \fr\C[9]\oc[0]4ème \fr\C[15]\oc[0]\I[0]Genre : \fr\C[9]\oc[0]F \fr\C[15]\oc[0]\I[0]Age : \fr\C[9]\oc[0]22</text:p>
            <text:p>&lt;br&gt;</text:p>
            <text:p>\C[15]\oc[0]Evaluateur : Guillot Ariane</text:p>
            <text:p>\C[15]\oc[0]Combats \px[130]| Vol.Dragon \px[280]| Strategie </text:p>
            <text:p>\C[15]\oc[0]◈◈◈◇◇\px[130]| ◈◇◇◇◇\px[280]| ◈◈◈◈◈</text:p>
            <text:p>\fr\C[9]\oc[0]Aisance en vol acrobatique,</text:p>
            <text:p>\fr\C[9]\oc[0]mais néglige son entraînement.</text:p>
            <text:p/>
            <text:p>\C[15]\oc[0]Lignage : \fr\C[9]\oc[0]Citoyen\px[250]\fr\C[15]\oc[0] Valeur : \fr\C[9]\oc[0]Aucune</text:p>
            <text:p>\C[15]\oc[0]Notes : \fr\C[9]\oc[0]Orphelin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0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311" calcext:value-type="float">
            <text:p>31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Roussel</text:p>
            <text:p>\C[15]\oc[0]Prénom : \fr\C[9]\oc[0]Jonathan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TU-J.Roussel</text:p>
          </table:table-cell>
          <table:table-cell table:style-name="ce6" office:value-type="string" calcext:value-type="string">
            <text:p>&lt;Menu Category: Profils&gt;</text:p>
            <text:p>&lt;Picture: Profils_ETU_NPC_M2&gt;</text:p>
            <text:p>&lt;Enable Requirements&gt;Switch On: 9999&lt;/Enable Requirements&gt;</text:p>
            <text:p>&lt;Info Text Top&gt;</text:p>
            <text:p>\C[15]\oc[0]ID 1 91 12 01 156 31  Statut: ETU</text:p>
            <text:p>\C[15]\oc[0]Année :  \fr\C[9]\oc[0]4ème \fr\C[15]\oc[0]\I[0]Genre : \fr\C[9]\oc[0]H \fr\C[15]\oc[0]\I[0]Age : \fr\C[9]\oc[0]22</text:p>
            <text:p>&lt;br&gt;</text:p>
            <text:p>\C[15]\oc[0]Evaluateur : Renaud Marie-France</text:p>
            <text:p>\C[15]\oc[0]Combats \px[130]| Vol.Dragon \px[280]| Strategie </text:p>
            <text:p>\C[15]\oc[0]◈◈◈◈◇\px[130]| ◈◈◇◇◇\px[280]| ◈◈◈◇◇</text:p>
            <text:p>\fr\C[9]\oc[0]Très résistant physiquement,</text:p>
            <text:p>\fr\C[9]\oc[0]mais manque de précision au sol.</text:p>
            <text:p/>
            <text:p>\C[15]\oc[0]Lignage : \fr\C[9]\oc[0]Noble\px[250]\fr\C[15]\oc[0] Valeur : \fr\C[9]\oc[0]Haute</text:p>
            <text:p>\C[15]\oc[0]Notes : \fr\C[9]\oc[0]Famille militaire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312" calcext:value-type="float">
            <text:p>31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Simon</text:p>
            <text:p>\C[15]\oc[0]Prénom : \fr\C[9]\oc[0]Jonathan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J.Simon</text:p>
          </table:table-cell>
          <table:table-cell table:style-name="ce7" office:value-type="string" calcext:value-type="string">
            <text:p>&lt;Menu Category: Profils&gt;</text:p>
            <text:p>&lt;Picture: Profils_ETU_NPC_M2&gt;</text:p>
            <text:p>&lt;Enable Requirements&gt;Switch On: 9999&lt;/Enable Requirements&gt;</text:p>
            <text:p>&lt;Info Text Top&gt;</text:p>
            <text:p>\C[15]\oc[0]ID 1 91 09 39 415 89  Statut: ETU</text:p>
            <text:p>\C[15]\oc[0]Année :  \fr\C[9]\oc[0]4ème \fr\C[15]\oc[0]\I[0]Genre : \fr\C[9]\oc[0]H \fr\C[15]\oc[0]\I[0]Age : \fr\C[9]\oc[0]22</text:p>
            <text:p>&lt;br&gt;</text:p>
            <text:p>\C[15]\oc[0]Evaluateur : Jean Stéphanie</text:p>
            <text:p>\C[15]\oc[0]Combats \px[130]| Vol.Dragon \px[280]| Strategie </text:p>
            <text:p>\C[15]\oc[0]◈◈◈◈◈\px[130]| ◈◈◈◇◇\px[280]| ◈◈◇◇◇</text:p>
            <text:p>\fr\C[9]\oc[0]Intelligent et rapide à apprendre,</text:p>
            <text:p>\fr\C[9]\oc[0]manque de confiance dans le combat.</text:p>
            <text:p/>
            <text:p>\C[15]\oc[0]Lignage : \fr\C[9]\oc[0]Noble\px[250]\fr\C[15]\oc[0] Valeur : \fr\C[9]\oc[0]Basse</text:p>
            <text:p>\C[15]\oc[0]Notes : \fr\C[9]\oc[0]Famille de marchand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1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313" calcext:value-type="float">
            <text:p>31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Tessier</text:p>
            <text:p>\C[15]\oc[0]Prénom : \fr\C[9]\oc[0]Jocelin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TU-J.Tessier</text:p>
          </table:table-cell>
          <table:table-cell table:style-name="ce6" office:value-type="string" calcext:value-type="string">
            <text:p>&lt;Menu Category: Profils&gt;</text:p>
            <text:p>&lt;Picture: Profils_ETU_NPC_M1&gt;</text:p>
            <text:p>&lt;Enable Requirements&gt;Switch On: 9999&lt;/Enable Requirements&gt;</text:p>
            <text:p>&lt;Info Text Top&gt;</text:p>
            <text:p>\C[15]\oc[0]ID 1 91 08 41 570 27  Statut: ETU</text:p>
            <text:p>\C[15]\oc[0]Année :  \fr\C[9]\oc[0]4ème \fr\C[15]\oc[0]\I[0]Genre : \fr\C[9]\oc[0]H \fr\C[15]\oc[0]\I[0]Age : \fr\C[9]\oc[0]22</text:p>
            <text:p>&lt;br&gt;</text:p>
            <text:p>\C[15]\oc[0]Evaluateur : Poulain Philibert</text:p>
            <text:p>\C[15]\oc[0]Combats \px[130]| Vol.Dragon \px[280]| Strategie </text:p>
            <text:p>\C[15]\oc[0]◈◈◈◈◈\px[130]| ◈◈◈◈◇\px[280]| ◈◇◇◇◇</text:p>
            <text:p>\fr\C[9]\oc[0]Fort en combat aérien,</text:p>
            <text:p>\fr\C[9]\oc[0]mais hésite à prendre des initiatives.</text:p>
            <text:p/>
            <text:p>\C[15]\oc[0]Lignage : \fr\C[9]\oc[0]Noble\px[250]\fr\C[15]\oc[0] Valeur : \fr\C[9]\oc[0]Basse</text:p>
            <text:p>\C[15]\oc[0]Notes : \fr\C[9]\oc[0]Famille de marchand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Vasseur</text:p>
            <text:p>\C[15]\oc[0]Prénom : \fr\C[9]\oc[0]Mona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M.Vasseur</text:p>
          </table:table-cell>
          <table:table-cell table:style-name="ce7" office:value-type="string" calcext:value-type="string">
            <text:p>&lt;Menu Category: Profils&gt;</text:p>
            <text:p>&lt;Picture: Profils_ETU_NPC_F2&gt;</text:p>
            <text:p>&lt;Enable Requirements&gt;Switch On: 9999&lt;/Enable Requirements&gt;</text:p>
            <text:p>&lt;Info Text Top&gt;</text:p>
            <text:p>\C[15]\oc[0]ID 2 91 05 48 825 54  Statut: ETU</text:p>
            <text:p>\C[15]\oc[0]Année :  \fr\C[9]\oc[0]4ème \fr\C[15]\oc[0]\I[0]Genre : \fr\C[9]\oc[0]F \fr\C[15]\oc[0]\I[0]Age : \fr\C[9]\oc[0]22</text:p>
            <text:p>&lt;br&gt;</text:p>
            <text:p>\C[15]\oc[0]Evaluateur : Levasseur Charles</text:p>
            <text:p>\C[15]\oc[0]Combats \px[130]| Vol.Dragon \px[280]| Strategie </text:p>
            <text:p>\C[15]\oc[0]◈◇◇◇◇\px[130]| ◈◈◈◈◈\px[280]| ◈◈◈◇◇</text:p>
            <text:p>\fr\C[9]\oc[0]Respectueux de la hiérarchie,</text:p>
            <text:p>\fr\C[9]\oc[0]mais manque de créativité.</text:p>
            <text:p/>
            <text:p>\C[15]\oc[0]Lignage : \fr\C[9]\oc[0]Noble\px[250]\fr\C[15]\oc[0] Valeur : \fr\C[9]\oc[0]Haute</text:p>
            <text:p>\C[15]\oc[0]Notes : \fr\C[9]\oc[0]Famille militaire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1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classe</text:p>
            <text:p>\C[15]\oc[0]Prénom : \fr\C[9]\oc[0]8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-8.classe</text:p>
          </table:table-cell>
          <table:table-cell table:style-name="ce6" office:value-type="string" calcext:value-type="string">
            <text:p>&lt;Menu Category: Profils&gt;</text:p>
            <text:p/>
            <text:p>&lt;Enable Requirements&gt;Switch On: 9999&lt;/Enable Requirements&gt;</text:p>
            <text:p>&lt;Info Text Top&gt;</text:p>
            <text:p>\C[15]\oc[0]  Statut: </text:p>
            <text:p>\C[15]\oc[0]Année :  \fr\C[9]\oc[0] \fr\C[15]\oc[0]\I[0]Genre : \fr\C[9]\oc[0] \fr\C[15]\oc[0]\I[0]Age : \fr\C[9]\oc[0]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316" calcext:value-type="float">
            <text:p>31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Antoine</text:p>
            <text:p>\C[15]\oc[0]Prénom : \fr\C[9]\oc[0]Alfred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A.Antoine</text:p>
          </table:table-cell>
          <table:table-cell table:style-name="ce7" office:value-type="string" calcext:value-type="string">
            <text:p>&lt;Menu Category: Profils&gt;</text:p>
            <text:p>&lt;Picture: Profils_ETU_NPC_M1&gt;</text:p>
            <text:p>&lt;Enable Requirements&gt;Switch On: 9999&lt;/Enable Requirements&gt;</text:p>
            <text:p>&lt;Info Text Top&gt;</text:p>
            <text:p>\C[15]\oc[0]ID 1 91 07 33 949 84  Statut: ETU</text:p>
            <text:p>\C[15]\oc[0]Année :  \fr\C[9]\oc[0]4ème \fr\C[15]\oc[0]\I[0]Genre : \fr\C[9]\oc[0]H \fr\C[15]\oc[0]\I[0]Age : \fr\C[9]\oc[0]22</text:p>
            <text:p>&lt;br&gt;</text:p>
            <text:p>\C[15]\oc[0]Evaluateur : Faure Edgar</text:p>
            <text:p>\C[15]\oc[0]Combats \px[130]| Vol.Dragon \px[280]| Strategie </text:p>
            <text:p>\C[15]\oc[0]◈◈◈◈◈\px[130]| ◈◈◈◇◇\px[280]| ◈◈◈◈◇</text:p>
            <text:p>\fr\C[9]\oc[0]Forte volonté,</text:p>
            <text:p>\fr\C[9]\oc[0]mais néglige ses propres entraînements.</text:p>
            <text:p/>
            <text:p>\C[15]\oc[0]Lignage : \fr\C[9]\oc[0]Noble\px[250]\fr\C[15]\oc[0] Valeur : \fr\C[9]\oc[0]Basse</text:p>
            <text:p>\C[15]\oc[0]Notes : \fr\C[9]\oc[0]Famille pauvre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317" calcext:value-type="float">
            <text:p>31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Barthelemy</text:p>
            <text:p>\C[15]\oc[0]Prénom : \fr\C[9]\oc[0]Frédéric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TU-F.Barthelemy</text:p>
          </table:table-cell>
          <table:table-cell table:style-name="ce6" office:value-type="string" calcext:value-type="string">
            <text:p>&lt;Menu Category: Profils&gt;</text:p>
            <text:p>&lt;Picture: Profils_ETU_NPC_M1&gt;</text:p>
            <text:p>&lt;Enable Requirements&gt;Switch On: 9999&lt;/Enable Requirements&gt;</text:p>
            <text:p>&lt;Info Text Top&gt;</text:p>
            <text:p>\C[15]\oc[0]ID 1 91 09 05 553 99  Statut: ETU</text:p>
            <text:p>\C[15]\oc[0]Année :  \fr\C[9]\oc[0]4ème \fr\C[15]\oc[0]\I[0]Genre : \fr\C[9]\oc[0]H \fr\C[15]\oc[0]\I[0]Age : \fr\C[9]\oc[0]22</text:p>
            <text:p>&lt;br&gt;</text:p>
            <text:p>\C[15]\oc[0]Evaluateur : Roux Stéphanie</text:p>
            <text:p>\C[15]\oc[0]Combats \px[130]| Vol.Dragon \px[280]| Strategie </text:p>
            <text:p>\C[15]\oc[0]◈◈◈◈◇\px[130]| ◈◈◈◈◈\px[280]| ◈◇◇◇◇</text:p>
            <text:p>\fr\C[9]\oc[0]Bon dans l'exécution des ordres,</text:p>
            <text:p>\fr\C[9]\oc[0]mais peu de tolérance aux critiques.</text:p>
            <text:p/>
            <text:p>\C[15]\oc[0]Lignage : \fr\C[9]\oc[0]Citoyen\px[250]\fr\C[15]\oc[0] Valeur : \fr\C[9]\oc[0]Aucune</text:p>
            <text:p>\C[15]\oc[0]Notes : \fr\C[9]\oc[0]Orphelin</text:p>
            <text:p>\fr\C[9]\oc[0]Recomander par L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318" calcext:value-type="float">
            <text:p>318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Bouvier</text:p>
            <text:p>\C[15]\oc[0]Prénom : \fr\C[9]\oc[0]Clara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C.Bouvier</text:p>
          </table:table-cell>
          <table:table-cell table:style-name="ce7" office:value-type="string" calcext:value-type="string">
            <text:p>&lt;Menu Category: Profils&gt;</text:p>
            <text:p>&lt;Picture: Profils_ETU_NPC_F3&gt;</text:p>
            <text:p>&lt;Enable Requirements&gt;Switch On: 9999&lt;/Enable Requirements&gt;</text:p>
            <text:p>&lt;Info Text Top&gt;</text:p>
            <text:p>\C[15]\oc[0]ID 2 91 04 19 810 78  Statut: ETU</text:p>
            <text:p>\C[15]\oc[0]Année :  \fr\C[9]\oc[0]4ème \fr\C[15]\oc[0]\I[0]Genre : \fr\C[9]\oc[0]F \fr\C[15]\oc[0]\I[0]Age : \fr\C[9]\oc[0]22</text:p>
            <text:p>&lt;br&gt;</text:p>
            <text:p>\C[15]\oc[0]Evaluateur : Francois Marie-Ange</text:p>
            <text:p>\C[15]\oc[0]Combats \px[130]| Vol.Dragon \px[280]| Strategie </text:p>
            <text:p>\C[15]\oc[0]◈◈◈◈◇\px[130]| ◈◈◇◇◇\px[280]| ◈◇◇◇◇</text:p>
            <text:p>\fr\C[9]\oc[0]Esprit de camaraderie fort,</text:p>
            <text:p>\fr\C[9]\oc[0]hésitant à prendre des décisions.</text:p>
            <text:p/>
            <text:p>\C[15]\oc[0]Lignage : \fr\C[9]\oc[0]Noble\px[250]\fr\C[15]\oc[0] Valeur : \fr\C[9]\oc[0]Tres haute</text:p>
            <text:p>\C[15]\oc[0]Notes : \fr\C[9]\oc[0]Famille de diplomates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1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Carlier</text:p>
            <text:p>\C[15]\oc[0]Prénom : \fr\C[9]\oc[0]Francin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TU-F.Carlier</text:p>
          </table:table-cell>
          <table:table-cell table:style-name="ce6" office:value-type="string" calcext:value-type="string">
            <text:p>&lt;Menu Category: Profils&gt;</text:p>
            <text:p>&lt;Picture: Profils_ETU_NPC_F1&gt;</text:p>
            <text:p>&lt;Enable Requirements&gt;Switch On: 9999&lt;/Enable Requirements&gt;</text:p>
            <text:p>&lt;Info Text Top&gt;</text:p>
            <text:p>\C[15]\oc[0]ID 2 91 10 49 354 99  Statut: ETU</text:p>
            <text:p>\C[15]\oc[0]Année :  \fr\C[9]\oc[0]4ème \fr\C[15]\oc[0]\I[0]Genre : \fr\C[9]\oc[0]F \fr\C[15]\oc[0]\I[0]Age : \fr\C[9]\oc[0]22</text:p>
            <text:p>&lt;br&gt;</text:p>
            <text:p>\C[15]\oc[0]Evaluateur : Poulain Philibert</text:p>
            <text:p>\C[15]\oc[0]Combats \px[130]| Vol.Dragon \px[280]| Strategie </text:p>
            <text:p>\C[15]\oc[0]◈◇◇◇◇\px[130]| ◈◇◇◇◇\px[280]| ◈◈◇◇◇</text:p>
            <text:p>\fr\C[9]\oc[0]Bonne maîtrise des armes,</text:p>
            <text:p>\fr\C[9]\oc[0]manque de confiance dans le combat.</text:p>
            <text:p/>
            <text:p>\C[15]\oc[0]Lignage : \fr\C[9]\oc[0]Noble\px[250]\fr\C[15]\oc[0] Valeur : \fr\C[9]\oc[0]Haute</text:p>
            <text:p>\C[15]\oc[0]Notes : \fr\C[9]\oc[0]Famille de fonctionnaire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Chevallier</text:p>
            <text:p>\C[15]\oc[0]Prénom : \fr\C[9]\oc[0]Hélène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H.Chevallier</text:p>
          </table:table-cell>
          <table:table-cell table:style-name="ce7" office:value-type="string" calcext:value-type="string">
            <text:p>&lt;Menu Category: Profils&gt;</text:p>
            <text:p>&lt;Picture: Profils_ETU_NPC_F3&gt;</text:p>
            <text:p>&lt;Enable Requirements&gt;Switch On: 9999&lt;/Enable Requirements&gt;</text:p>
            <text:p>&lt;Info Text Top&gt;</text:p>
            <text:p>\C[15]\oc[0]ID 2 91 11 43 001 28  Statut: ETU</text:p>
            <text:p>\C[15]\oc[0]Année :  \fr\C[9]\oc[0]4ème \fr\C[15]\oc[0]\I[0]Genre : \fr\C[9]\oc[0]F \fr\C[15]\oc[0]\I[0]Age : \fr\C[9]\oc[0]22</text:p>
            <text:p>&lt;br&gt;</text:p>
            <text:p>\C[15]\oc[0]Evaluateur : Guichard Florence</text:p>
            <text:p>\C[15]\oc[0]Combats \px[130]| Vol.Dragon \px[280]| Strategie </text:p>
            <text:p>\C[15]\oc[0]◈◈◇◇◇\px[130]| ◈◈◈◈◇\px[280]| ◈◇◇◇◇</text:p>
            <text:p>\fr\C[9]\oc[0]Excellent maniement de la lance,</text:p>
            <text:p>\fr\C[9]\oc[0]mais néglige ses propres entraînements.</text:p>
            <text:p/>
            <text:p>\C[15]\oc[0]Lignage : \fr\C[9]\oc[0]Noble\px[250]\fr\C[15]\oc[0] Valeur : \fr\C[9]\oc[0]Moyenne</text:p>
            <text:p>\C[15]\oc[0]Notes : \fr\C[9]\oc[0]Famille de fonctionnaire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1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321" calcext:value-type="float">
            <text:p>32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Clement</text:p>
            <text:p>\C[15]\oc[0]Prénom : \fr\C[9]\oc[0]Jeann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TU-J.Clement</text:p>
          </table:table-cell>
          <table:table-cell table:style-name="ce6" office:value-type="string" calcext:value-type="string">
            <text:p>&lt;Menu Category: Profils&gt;</text:p>
            <text:p>&lt;Picture: Profils_ETU_NPC_F3&gt;</text:p>
            <text:p>&lt;Enable Requirements&gt;Switch On: 9999&lt;/Enable Requirements&gt;</text:p>
            <text:p>&lt;Info Text Top&gt;</text:p>
            <text:p>\C[15]\oc[0]ID 2 91 12 28 340 72  Statut: ETU</text:p>
            <text:p>\C[15]\oc[0]Année :  \fr\C[9]\oc[0]4ème \fr\C[15]\oc[0]\I[0]Genre : \fr\C[9]\oc[0]F \fr\C[15]\oc[0]\I[0]Age : \fr\C[9]\oc[0]22</text:p>
            <text:p>&lt;br&gt;</text:p>
            <text:p>\C[15]\oc[0]Evaluateur : Leger Jérôme</text:p>
            <text:p>\C[15]\oc[0]Combats \px[130]| Vol.Dragon \px[280]| Strategie </text:p>
            <text:p>\C[15]\oc[0]◈◈◇◇◇\px[130]| ◈◈◈◈◇\px[280]| ◈◈◈◈◈</text:p>
            <text:p>\fr\C[9]\oc[0]Intelligent et rapide à apprendre,</text:p>
            <text:p>\fr\C[9]\oc[0]mais néglige son entraînement.</text:p>
            <text:p/>
            <text:p>\C[15]\oc[0]Lignage : \fr\C[9]\oc[0]Noble\px[250]\fr\C[15]\oc[0] Valeur : \fr\C[9]\oc[0]Moyenne</text:p>
            <text:p>\C[15]\oc[0]Notes : \fr\C[9]\oc[0]Famille modeste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322" calcext:value-type="float">
            <text:p>32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Dubois</text:p>
            <text:p>\C[15]\oc[0]Prénom : \fr\C[9]\oc[0]Anne-Lise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A.Dubois</text:p>
          </table:table-cell>
          <table:table-cell table:style-name="ce7" office:value-type="string" calcext:value-type="string">
            <text:p>&lt;Menu Category: Profils&gt;</text:p>
            <text:p>&lt;Picture: Profils_ETU_NPC_F2&gt;</text:p>
            <text:p>&lt;Enable Requirements&gt;Switch On: 9999&lt;/Enable Requirements&gt;</text:p>
            <text:p>&lt;Info Text Top&gt;</text:p>
            <text:p>\C[15]\oc[0]ID 2 91 09 25 744 89  Statut: ETU</text:p>
            <text:p>\C[15]\oc[0]Année :  \fr\C[9]\oc[0]4ème \fr\C[15]\oc[0]\I[0]Genre : \fr\C[9]\oc[0]F \fr\C[15]\oc[0]\I[0]Age : \fr\C[9]\oc[0]22</text:p>
            <text:p>&lt;br&gt;</text:p>
            <text:p>\C[15]\oc[0]Evaluateur : Jean Stéphanie</text:p>
            <text:p>\C[15]\oc[0]Combats \px[130]| Vol.Dragon \px[280]| Strategie </text:p>
            <text:p>\C[15]\oc[0]◈◇◇◇◇\px[130]| ◈◇◇◇◇\px[280]| ◈◇◇◇◇</text:p>
            <text:p>\fr\C[9]\oc[0]Volontaire pour aider ses pairs,</text:p>
            <text:p>\fr\C[9]\oc[0]mais manque de créativité.</text:p>
            <text:p/>
            <text:p>\C[15]\oc[0]Lignage : \fr\C[9]\oc[0]Noble\px[250]\fr\C[15]\oc[0] Valeur : \fr\C[9]\oc[0]Tres haute</text:p>
            <text:p>\C[15]\oc[0]Notes : \fr\C[9]\oc[0]Famille de mage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2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Etienne</text:p>
            <text:p>\C[15]\oc[0]Prénom : \fr\C[9]\oc[0]Églantin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TU-É.Etienne</text:p>
          </table:table-cell>
          <table:table-cell table:style-name="ce6" office:value-type="string" calcext:value-type="string">
            <text:p>&lt;Menu Category: Profils&gt;</text:p>
            <text:p>&lt;Picture: Profils_ETU_NPC_F3&gt;</text:p>
            <text:p>&lt;Enable Requirements&gt;Switch On: 9999&lt;/Enable Requirements&gt;</text:p>
            <text:p>&lt;Info Text Top&gt;</text:p>
            <text:p>\C[15]\oc[0]ID 2 91 10 43 011 35  Statut: ETU</text:p>
            <text:p>\C[15]\oc[0]Année :  \fr\C[9]\oc[0]4ème \fr\C[15]\oc[0]\I[0]Genre : \fr\C[9]\oc[0]F \fr\C[15]\oc[0]\I[0]Age : \fr\C[9]\oc[0]22</text:p>
            <text:p>&lt;br&gt;</text:p>
            <text:p>\C[15]\oc[0]Evaluateur : Levasseur Charles</text:p>
            <text:p>\C[15]\oc[0]Combats \px[130]| Vol.Dragon \px[280]| Strategie </text:p>
            <text:p>\C[15]\oc[0]◈◈◈◈◈\px[130]| ◈◈◈◇◇\px[280]| ◈◇◇◇◇</text:p>
            <text:p>\fr\C[9]\oc[0]Obéissant en formation,</text:p>
            <text:p>\fr\C[9]\oc[0]mais manque de discipline en vol.</text:p>
            <text:p/>
            <text:p>\C[15]\oc[0]Lignage : \fr\C[9]\oc[0]Noble\px[250]\fr\C[15]\oc[0] Valeur : \fr\C[9]\oc[0]Tres haute</text:p>
            <text:p>\C[15]\oc[0]Notes : \fr\C[9]\oc[0]Genereux donateur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324" calcext:value-type="float">
            <text:p>324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Fernandez</text:p>
            <text:p>\C[15]\oc[0]Prénom : \fr\C[9]\oc[0]Walter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W.Fernandez</text:p>
          </table:table-cell>
          <table:table-cell table:style-name="ce7" office:value-type="string" calcext:value-type="string">
            <text:p>&lt;Menu Category: Profils&gt;</text:p>
            <text:p>&lt;Picture: Profils_ETU_NPC_M3&gt;</text:p>
            <text:p>&lt;Enable Requirements&gt;Switch On: 9999&lt;/Enable Requirements&gt;</text:p>
            <text:p>&lt;Info Text Top&gt;</text:p>
            <text:p>\C[15]\oc[0]ID 1 91 01 06 349 84  Statut: ETU</text:p>
            <text:p>\C[15]\oc[0]Année :  \fr\C[9]\oc[0]4ème \fr\C[15]\oc[0]\I[0]Genre : \fr\C[9]\oc[0]H \fr\C[15]\oc[0]\I[0]Age : \fr\C[9]\oc[0]22</text:p>
            <text:p>&lt;br&gt;</text:p>
            <text:p>\C[15]\oc[0]Evaluateur : Francois Marie-Ange</text:p>
            <text:p>\C[15]\oc[0]Combats \px[130]| Vol.Dragon \px[280]| Strategie </text:p>
            <text:p>\C[15]\oc[0]◈◈◈◇◇\px[130]| ◈◈◈◈◈\px[280]| ◈◈◈◈◈</text:p>
            <text:p>\fr\C[9]\oc[0]Impressionnante maîtrise du vol de nuit,</text:p>
            <text:p>\fr\C[9]\oc[0]mais hésite à prendre des initiatives.</text:p>
            <text:p/>
            <text:p>\C[15]\oc[0]Lignage : \fr\C[9]\oc[0]Noble\px[250]\fr\C[15]\oc[0] Valeur : \fr\C[9]\oc[0]Basse</text:p>
            <text:p>\C[15]\oc[0]Notes : \fr\C[9]\oc[0]Famille modeste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325" calcext:value-type="float">
            <text:p>32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Fournier</text:p>
            <text:p>\C[15]\oc[0]Prénom : \fr\C[9]\oc[0]Édith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TU-É.Fournier</text:p>
          </table:table-cell>
          <table:table-cell table:style-name="ce6" office:value-type="string" calcext:value-type="string">
            <text:p>&lt;Menu Category: Profils&gt;</text:p>
            <text:p>&lt;Picture: Profils_ETU_NPC_F2&gt;</text:p>
            <text:p>&lt;Enable Requirements&gt;Switch On: 9999&lt;/Enable Requirements&gt;</text:p>
            <text:p>&lt;Info Text Top&gt;</text:p>
            <text:p>\C[15]\oc[0]ID 2 91 06 50 612 55  Statut: ETU</text:p>
            <text:p>\C[15]\oc[0]Année :  \fr\C[9]\oc[0]4ème \fr\C[15]\oc[0]\I[0]Genre : \fr\C[9]\oc[0]F \fr\C[15]\oc[0]\I[0]Age : \fr\C[9]\oc[0]22</text:p>
            <text:p>&lt;br&gt;</text:p>
            <text:p>\C[15]\oc[0]Evaluateur : Guillot Ariane</text:p>
            <text:p>\C[15]\oc[0]Combats \px[130]| Vol.Dragon \px[280]| Strategie </text:p>
            <text:p>\C[15]\oc[0]◈◈◈◈◇\px[130]| ◈◇◇◇◇\px[280]| ◈◈◈◈◇</text:p>
            <text:p>\fr\C[9]\oc[0]Précis dans ses calculs de vol,</text:p>
            <text:p>\fr\C[9]\oc[0]mais tendance à ignorer les conseils.</text:p>
            <text:p/>
            <text:p>\C[15]\oc[0]Lignage : \fr\C[9]\oc[0]Noble\px[250]\fr\C[15]\oc[0] Valeur : \fr\C[9]\oc[0]Haute</text:p>
            <text:p>\C[15]\oc[0]Notes : \fr\C[9]\oc[0]Famille de riche marchand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326" calcext:value-type="float">
            <text:p>32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Francois</text:p>
            <text:p>\C[15]\oc[0]Prénom : \fr\C[9]\oc[0]Gertrude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G.Francois</text:p>
          </table:table-cell>
          <table:table-cell table:style-name="ce7" office:value-type="string" calcext:value-type="string">
            <text:p>&lt;Menu Category: Profils&gt;</text:p>
            <text:p>&lt;Picture: Profils_ETU_NPC_F1&gt;</text:p>
            <text:p>&lt;Enable Requirements&gt;Switch On: 9999&lt;/Enable Requirements&gt;</text:p>
            <text:p>&lt;Info Text Top&gt;</text:p>
            <text:p>\C[15]\oc[0]ID 2 91 07 26 302 26  Statut: ETU</text:p>
            <text:p>\C[15]\oc[0]Année :  \fr\C[9]\oc[0]4ème \fr\C[15]\oc[0]\I[0]Genre : \fr\C[9]\oc[0]F \fr\C[15]\oc[0]\I[0]Age : \fr\C[9]\oc[0]22</text:p>
            <text:p>&lt;br&gt;</text:p>
            <text:p>\C[15]\oc[0]Evaluateur : Levasseur Gontrand</text:p>
            <text:p>\C[15]\oc[0]Combats \px[130]| Vol.Dragon \px[280]| Strategie </text:p>
            <text:p>\C[15]\oc[0]◈◈◈◈◈\px[130]| ◈◈◈◈◈\px[280]| ◈◈◈◈◇</text:p>
            <text:p>\fr\C[9]\oc[0]Respectueux de la hiérarchie,</text:p>
            <text:p>\fr\C[9]\oc[0]mais manque d'implication personnelle.</text:p>
            <text:p/>
            <text:p>\C[15]\oc[0]Lignage : \fr\C[9]\oc[0]Noble\px[250]\fr\C[15]\oc[0] Valeur : \fr\C[9]\oc[0]Tres haute</text:p>
            <text:p>\C[15]\oc[0]Notes : \fr\C[9]\oc[0]Genereux donateur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327" calcext:value-type="float">
            <text:p>32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Jacob</text:p>
            <text:p>\C[15]\oc[0]Prénom : \fr\C[9]\oc[0]Élias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TU-É.Jacob</text:p>
          </table:table-cell>
          <table:table-cell table:style-name="ce6" office:value-type="string" calcext:value-type="string">
            <text:p>&lt;Menu Category: Profils&gt;</text:p>
            <text:p>&lt;Picture: Profils_ETU_NPC_M1&gt;</text:p>
            <text:p>&lt;Enable Requirements&gt;Switch On: 9999&lt;/Enable Requirements&gt;</text:p>
            <text:p>&lt;Info Text Top&gt;</text:p>
            <text:p>\C[15]\oc[0]ID 1 91 01 36 495 20  Statut: ETU</text:p>
            <text:p>\C[15]\oc[0]Année :  \fr\C[9]\oc[0]4ème \fr\C[15]\oc[0]\I[0]Genre : \fr\C[9]\oc[0]H \fr\C[15]\oc[0]\I[0]Age : \fr\C[9]\oc[0]22</text:p>
            <text:p>&lt;br&gt;</text:p>
            <text:p>\C[15]\oc[0]Evaluateur : Roux Stéphanie</text:p>
            <text:p>\C[15]\oc[0]Combats \px[130]| Vol.Dragon \px[280]| Strategie </text:p>
            <text:p>\C[15]\oc[0]◈◈◈◈◈\px[130]| ◈◈◇◇◇\px[280]| ◈◈◈◇◇</text:p>
            <text:p>\fr\C[9]\oc[0]Fort en combat aérien,</text:p>
            <text:p>\fr\C[9]\oc[0]mais manque de discipline en vol.</text:p>
            <text:p/>
            <text:p>\C[15]\oc[0]Lignage : \fr\C[9]\oc[0]Noble\px[250]\fr\C[15]\oc[0] Valeur : \fr\C[9]\oc[0]Basse</text:p>
            <text:p>\C[15]\oc[0]Notes : \fr\C[9]\oc[0]Famille modeste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Lacroix</text:p>
            <text:p>\C[15]\oc[0]Prénom : \fr\C[9]\oc[0]Gladys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G.Lacroix</text:p>
          </table:table-cell>
          <table:table-cell table:style-name="ce7" office:value-type="string" calcext:value-type="string">
            <text:p>&lt;Menu Category: Profils&gt;</text:p>
            <text:p>&lt;Picture: Profils_ETU_NPC_F3&gt;</text:p>
            <text:p>&lt;Enable Requirements&gt;Switch On: 9999&lt;/Enable Requirements&gt;</text:p>
            <text:p>&lt;Info Text Top&gt;</text:p>
            <text:p>\C[15]\oc[0]ID 2 91 08 27 833 15  Statut: ETU</text:p>
            <text:p>\C[15]\oc[0]Année :  \fr\C[9]\oc[0]4ème \fr\C[15]\oc[0]\I[0]Genre : \fr\C[9]\oc[0]F \fr\C[15]\oc[0]\I[0]Age : \fr\C[9]\oc[0]22</text:p>
            <text:p>&lt;br&gt;</text:p>
            <text:p>\C[15]\oc[0]Evaluateur : Francois Marie-Ange</text:p>
            <text:p>\C[15]\oc[0]Combats \px[130]| Vol.Dragon \px[280]| Strategie </text:p>
            <text:p>\C[15]\oc[0]◈◇◇◇◇\px[130]| ◈◈◈◈◇\px[280]| ◈◈◈◈◇</text:p>
            <text:p>\fr\C[9]\oc[0]Impressionnante maîtrise du vol de nuit,</text:p>
            <text:p>\fr\C[9]\oc[0]manque de confiance en ses capacités.</text:p>
            <text:p/>
            <text:p>\C[15]\oc[0]Lignage : \fr\C[9]\oc[0]Noble\px[250]\fr\C[15]\oc[0] Valeur : \fr\C[9]\oc[0]Haute</text:p>
            <text:p>\C[15]\oc[0]Notes : \fr\C[9]\oc[0]Famille militaire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2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Lemaire</text:p>
            <text:p>\C[15]\oc[0]Prénom : \fr\C[9]\oc[0]Sarah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TU-S.Lemaire</text:p>
          </table:table-cell>
          <table:table-cell table:style-name="ce6" office:value-type="string" calcext:value-type="string">
            <text:p>&lt;Menu Category: Profils&gt;</text:p>
            <text:p>&lt;Picture: Profils_ETU_NPC_F3&gt;</text:p>
            <text:p>&lt;Enable Requirements&gt;Switch On: 9999&lt;/Enable Requirements&gt;</text:p>
            <text:p>&lt;Info Text Top&gt;</text:p>
            <text:p>\C[15]\oc[0]ID 2 91 08 21 147 74  Statut: ETU</text:p>
            <text:p>\C[15]\oc[0]Année :  \fr\C[9]\oc[0]4ème \fr\C[15]\oc[0]\I[0]Genre : \fr\C[9]\oc[0]F \fr\C[15]\oc[0]\I[0]Age : \fr\C[9]\oc[0]22</text:p>
            <text:p>&lt;br&gt;</text:p>
            <text:p>\C[15]\oc[0]Evaluateur : Jean Stéphanie</text:p>
            <text:p>\C[15]\oc[0]Combats \px[130]| Vol.Dragon \px[280]| Strategie </text:p>
            <text:p>\C[15]\oc[0]◈◈◈◈◈\px[130]| ◈◈◈◇◇\px[280]| ◈◇◇◇◇</text:p>
            <text:p>\fr\C[9]\oc[0]Concentration inébranlable sous pression,</text:p>
            <text:p>\fr\C[9]\oc[0]mais difficulté à coopérer en équipe.</text:p>
            <text:p/>
            <text:p>\C[15]\oc[0]Lignage : \fr\C[9]\oc[0]Noble\px[250]\fr\C[15]\oc[0] Valeur : \fr\C[9]\oc[0]Tres haute</text:p>
            <text:p>\C[15]\oc[0]Notes : \fr\C[9]\oc[0]Famille d'ancien élèves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330" calcext:value-type="float">
            <text:p>33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Michel</text:p>
            <text:p>\C[15]\oc[0]Prénom : \fr\C[9]\oc[0]Robinson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R.Michel</text:p>
          </table:table-cell>
          <table:table-cell table:style-name="ce7" office:value-type="string" calcext:value-type="string">
            <text:p>&lt;Menu Category: Profils&gt;</text:p>
            <text:p>&lt;Picture: Profils_ETU_NPC_M1&gt;</text:p>
            <text:p>&lt;Enable Requirements&gt;Switch On: 9999&lt;/Enable Requirements&gt;</text:p>
            <text:p>&lt;Info Text Top&gt;</text:p>
            <text:p>\C[15]\oc[0]ID 1 91 07 24 763 27  Statut: ETU</text:p>
            <text:p>\C[15]\oc[0]Année :  \fr\C[9]\oc[0]4ème \fr\C[15]\oc[0]\I[0]Genre : \fr\C[9]\oc[0]H \fr\C[15]\oc[0]\I[0]Age : \fr\C[9]\oc[0]22</text:p>
            <text:p>&lt;br&gt;</text:p>
            <text:p>\C[15]\oc[0]Evaluateur : Guichard Florence</text:p>
            <text:p>\C[15]\oc[0]Combats \px[130]| Vol.Dragon \px[280]| Strategie </text:p>
            <text:p>\C[15]\oc[0]◈◈◇◇◇\px[130]| ◈◈◈◇◇\px[280]| ◈◈◈◈◇</text:p>
            <text:p>\fr\C[9]\oc[0]Excellente affinité avec son dragon,</text:p>
            <text:p>\fr\C[9]\oc[0]mais manque de planification.</text:p>
            <text:p/>
            <text:p>\C[15]\oc[0]Lignage : \fr\C[9]\oc[0]Noble\px[250]\fr\C[15]\oc[0] Valeur : \fr\C[9]\oc[0]Haute</text:p>
            <text:p>\C[15]\oc[0]Notes : \fr\C[9]\oc[0]Famille de fonctionnaire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2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331" calcext:value-type="float">
            <text:p>33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Prof</text:p>
            <text:p>\C[15]\oc[0]Prénom : \fr\C[9]\oc[0]2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-2.Prof</text:p>
          </table:table-cell>
          <table:table-cell table:style-name="ce6" office:value-type="string" calcext:value-type="string">
            <text:p>&lt;Menu Category: Profils&gt;</text:p>
            <text:p/>
            <text:p>&lt;Enable Requirements&gt;Switch On: 9999&lt;/Enable Requirements&gt;</text:p>
            <text:p>&lt;Info Text Top&gt;</text:p>
            <text:p>\C[15]\oc[0]  Statut: </text:p>
            <text:p>\C[15]\oc[0]Année :  \fr\C[9]\oc[0] \fr\C[15]\oc[0]\I[0]Genre : \fr\C[9]\oc[0] \fr\C[15]\oc[0]\I[0]Age : \fr\C[9]\oc[0]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Delaunay</text:p>
            <text:p>\C[15]\oc[0]Prénom : \fr\C[9]\oc[0]Théophile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PRO-T.Delaunay</text:p>
          </table:table-cell>
          <table:table-cell table:style-name="ce7" office:value-type="string" calcext:value-type="string">
            <text:p>&lt;Menu Category: Profils&gt;</text:p>
            <text:p>&lt;Picture: Profils_PRO_NPC_M1&gt;</text:p>
            <text:p>&lt;Enable Requirements&gt;Switch On: 9999&lt;/Enable Requirements&gt;</text:p>
            <text:p>&lt;Info Text Top&gt;</text:p>
            <text:p>\C[15]\oc[0]ID 1 81 02 48 811 87  Statut: PRO</text:p>
            <text:p>\C[15]\oc[0]Année :  \fr\C[9]\oc[0]- \fr\C[15]\oc[0]\I[0]Genre : \fr\C[9]\oc[0]H \fr\C[15]\oc[0]\I[0]Age : \fr\C[9]\oc[0]32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3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333" calcext:value-type="float">
            <text:p>33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Faure</text:p>
            <text:p>\C[15]\oc[0]Prénom : \fr\C[9]\oc[0]Edgar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PRO-E.Faure</text:p>
          </table:table-cell>
          <table:table-cell table:style-name="ce6" office:value-type="string" calcext:value-type="string">
            <text:p>&lt;Menu Category: Profils&gt;</text:p>
            <text:p>&lt;Picture: Profils_PRO_NPC_M1&gt;</text:p>
            <text:p>&lt;Enable Requirements&gt;Switch On: 9999&lt;/Enable Requirements&gt;</text:p>
            <text:p>&lt;Info Text Top&gt;</text:p>
            <text:p>\C[15]\oc[0]ID 1 88 03 28 495 64  Statut: PRO</text:p>
            <text:p>\C[15]\oc[0]Année :  \fr\C[9]\oc[0]- \fr\C[15]\oc[0]\I[0]Genre : \fr\C[9]\oc[0]H \fr\C[15]\oc[0]\I[0]Age : \fr\C[9]\oc[0]25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Francois</text:p>
            <text:p>\C[15]\oc[0]Prénom : \fr\C[9]\oc[0]Marie-Ange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PRO-M.Francois</text:p>
          </table:table-cell>
          <table:table-cell table:style-name="ce7" office:value-type="string" calcext:value-type="string">
            <text:p>&lt;Menu Category: Profils&gt;</text:p>
            <text:p>&lt;Picture: Profils_PRO_NPC_F1&gt;</text:p>
            <text:p>&lt;Enable Requirements&gt;Switch On: 9999&lt;/Enable Requirements&gt;</text:p>
            <text:p>&lt;Info Text Top&gt;</text:p>
            <text:p>\C[15]\oc[0]ID 2 87 10 44 430 73  Statut: PRO</text:p>
            <text:p>\C[15]\oc[0]Année :  \fr\C[9]\oc[0]- \fr\C[15]\oc[0]\I[0]Genre : \fr\C[9]\oc[0]F \fr\C[15]\oc[0]\I[0]Age : \fr\C[9]\oc[0]26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3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335" calcext:value-type="float">
            <text:p>33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Guichard</text:p>
            <text:p>\C[15]\oc[0]Prénom : \fr\C[9]\oc[0]Florenc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PRO-F.Guichard</text:p>
          </table:table-cell>
          <table:table-cell table:style-name="ce6" office:value-type="string" calcext:value-type="string">
            <text:p>&lt;Menu Category: Profils&gt;</text:p>
            <text:p>&lt;Picture: Profils_PRO_NPC_F2&gt;</text:p>
            <text:p>&lt;Enable Requirements&gt;Switch On: 9999&lt;/Enable Requirements&gt;</text:p>
            <text:p>&lt;Info Text Top&gt;</text:p>
            <text:p>\C[15]\oc[0]ID 2 84 01 49 169 02  Statut: PRO</text:p>
            <text:p>\C[15]\oc[0]Année :  \fr\C[9]\oc[0]- \fr\C[15]\oc[0]\I[0]Genre : \fr\C[9]\oc[0]F \fr\C[15]\oc[0]\I[0]Age : \fr\C[9]\oc[0]29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336" calcext:value-type="float">
            <text:p>33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Guillot</text:p>
            <text:p>\C[15]\oc[0]Prénom : \fr\C[9]\oc[0]Ariane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PRO-A.Guillot</text:p>
          </table:table-cell>
          <table:table-cell table:style-name="ce7" office:value-type="string" calcext:value-type="string">
            <text:p>&lt;Menu Category: Profils&gt;</text:p>
            <text:p>&lt;Picture: Profils_PRO_NPC_F3&gt;</text:p>
            <text:p>&lt;Enable Requirements&gt;Switch On: 9999&lt;/Enable Requirements&gt;</text:p>
            <text:p>&lt;Info Text Top&gt;</text:p>
            <text:p>\C[15]\oc[0]ID 2 77 07 19 950 61  Statut: PRO</text:p>
            <text:p>\C[15]\oc[0]Année :  \fr\C[9]\oc[0]- \fr\C[15]\oc[0]\I[0]Genre : \fr\C[9]\oc[0]F \fr\C[15]\oc[0]\I[0]Age : \fr\C[9]\oc[0]36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3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337" calcext:value-type="float">
            <text:p>33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Hoarau</text:p>
            <text:p>\C[15]\oc[0]Prénom : \fr\C[9]\oc[0]Ursula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PRO-U.Hoarau</text:p>
          </table:table-cell>
          <table:table-cell table:style-name="ce6" office:value-type="string" calcext:value-type="string">
            <text:p>&lt;Menu Category: Profils&gt;</text:p>
            <text:p>&lt;Picture: Profils_PRO_NPC_F2&gt;</text:p>
            <text:p>&lt;Enable Requirements&gt;Switch On: 9999&lt;/Enable Requirements&gt;</text:p>
            <text:p>&lt;Info Text Top&gt;</text:p>
            <text:p>\C[15]\oc[0]ID 2 75 01 54 467 67  Statut: PRO</text:p>
            <text:p>\C[15]\oc[0]Année :  \fr\C[9]\oc[0]- \fr\C[15]\oc[0]\I[0]Genre : \fr\C[9]\oc[0]F \fr\C[15]\oc[0]\I[0]Age : \fr\C[9]\oc[0]38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Jean</text:p>
            <text:p>\C[15]\oc[0]Prénom : \fr\C[9]\oc[0]Stéphanie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PRO-S.Jean</text:p>
          </table:table-cell>
          <table:table-cell table:style-name="ce7" office:value-type="string" calcext:value-type="string">
            <text:p>&lt;Menu Category: Profils&gt;</text:p>
            <text:p>&lt;Picture: Profils_PRO_NPC_F1&gt;</text:p>
            <text:p>&lt;Enable Requirements&gt;Switch On: 9999&lt;/Enable Requirements&gt;</text:p>
            <text:p>&lt;Info Text Top&gt;</text:p>
            <text:p>\C[15]\oc[0]ID 2 80 06 33 143 76  Statut: PRO</text:p>
            <text:p>\C[15]\oc[0]Année :  \fr\C[9]\oc[0]- \fr\C[15]\oc[0]\I[0]Genre : \fr\C[9]\oc[0]F \fr\C[15]\oc[0]\I[0]Age : \fr\C[9]\oc[0]33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3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Leger</text:p>
            <text:p>\C[15]\oc[0]Prénom : \fr\C[9]\oc[0]Jérôm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PRO-J.Leger</text:p>
          </table:table-cell>
          <table:table-cell table:style-name="ce6" office:value-type="string" calcext:value-type="string">
            <text:p>&lt;Menu Category: Profils&gt;</text:p>
            <text:p>&lt;Picture: Profils_PRO_NPC_M2&gt;</text:p>
            <text:p>&lt;Enable Requirements&gt;Switch On: 9999&lt;/Enable Requirements&gt;</text:p>
            <text:p>&lt;Info Text Top&gt;</text:p>
            <text:p>\C[15]\oc[0]ID 1 85 08 24 451 47  Statut: PRO</text:p>
            <text:p>\C[15]\oc[0]Année :  \fr\C[9]\oc[0]- \fr\C[15]\oc[0]\I[0]Genre : \fr\C[9]\oc[0]H \fr\C[15]\oc[0]\I[0]Age : \fr\C[9]\oc[0]28</text:p>
            <text:p>&lt;br&gt;</text:p>
            <text:p>\C[15]\oc[0]Evaluateur : </text:p>
            <text:p>\C[15]\oc[0]Combats \px[130]| Vol.Dragon \px[280]| Strategie </text:p>
            <text:p>\C[15]\oc[0]◈◇◇◇◇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340" calcext:value-type="float">
            <text:p>34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Lemoine</text:p>
            <text:p>\C[15]\oc[0]Prénom : \fr\C[9]\oc[0]Juliette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PRO-J.Lemoine</text:p>
          </table:table-cell>
          <table:table-cell table:style-name="ce7" office:value-type="string" calcext:value-type="string">
            <text:p>&lt;Menu Category: Profils&gt;</text:p>
            <text:p>&lt;Picture: Profils_PRO_NPC_F3&gt;</text:p>
            <text:p>&lt;Enable Requirements&gt;Switch On: 9999&lt;/Enable Requirements&gt;</text:p>
            <text:p>&lt;Info Text Top&gt;</text:p>
            <text:p>\C[15]\oc[0]ID 2 77 01 25 699 30  Statut: PRO</text:p>
            <text:p>\C[15]\oc[0]Année :  \fr\C[9]\oc[0]- \fr\C[15]\oc[0]\I[0]Genre : \fr\C[9]\oc[0]F \fr\C[15]\oc[0]\I[0]Age : \fr\C[9]\oc[0]36</text:p>
            <text:p>&lt;br&gt;</text:p>
            <text:p>\C[15]\oc[0]Evaluateur : </text:p>
            <text:p>\C[15]\oc[0]Combats \px[130]| Vol.Dragon \px[280]| Strategie </text:p>
            <text:p>\C[15]\oc[0]◈◈◇◇◇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3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341" calcext:value-type="float">
            <text:p>34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Levasseur</text:p>
            <text:p>\C[15]\oc[0]Prénom : \fr\C[9]\oc[0]Charles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PRO-C.Levasseur</text:p>
          </table:table-cell>
          <table:table-cell table:style-name="ce6" office:value-type="string" calcext:value-type="string">
            <text:p>&lt;Menu Category: Profils&gt;</text:p>
            <text:p>&lt;Picture: Profils_PRO_MC_Charles&gt;</text:p>
            <text:p>&lt;Enable Requirements&gt;Switch On: 9999&lt;/Enable Requirements&gt;</text:p>
            <text:p>&lt;Info Text Top&gt;</text:p>
            <text:p>\C[15]\oc[0]ID 1 86 09 37 282 05  Statut: PRO</text:p>
            <text:p>\C[15]\oc[0]Année :  \fr\C[9]\oc[0]- \fr\C[15]\oc[0]\I[0]Genre : \fr\C[9]\oc[0]H \fr\C[15]\oc[0]\I[0]Age : \fr\C[9]\oc[0]27</text:p>
            <text:p>&lt;br&gt;</text:p>
            <text:p>\C[15]\oc[0]Evaluateur : </text:p>
            <text:p>\C[15]\oc[0]Combats \px[130]| Vol.Dragon \px[280]| Strategie </text:p>
            <text:p>\C[15]\oc[0]◈◈◈◇◇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342" calcext:value-type="float">
            <text:p>34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Levasseur</text:p>
            <text:p>\C[15]\oc[0]Prénom : \fr\C[9]\oc[0]Gontrand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G.Levasseur</text:p>
          </table:table-cell>
          <table:table-cell table:style-name="ce7" office:value-type="string" calcext:value-type="string">
            <text:p>&lt;Menu Category: Profils&gt;</text:p>
            <text:p>&lt;Picture: Profils_ETU_IC_Gontrand&gt;</text:p>
            <text:p>&lt;Enable Requirements&gt;Switch On: 9999&lt;/Enable Requirements&gt;</text:p>
            <text:p>&lt;Info Text Top&gt;</text:p>
            <text:p>\C[15]\oc[0]ID 1 63 12 40 020 69  Statut: ETU</text:p>
            <text:p>\C[15]\oc[0]Année :  \fr\C[9]\oc[0]- \fr\C[15]\oc[0]\I[0]Genre : \fr\C[9]\oc[0]H \fr\C[15]\oc[0]\I[0]Age : \fr\C[9]\oc[0]50</text:p>
            <text:p>&lt;br&gt;</text:p>
            <text:p>\C[15]\oc[0]Evaluateur : </text:p>
            <text:p>\C[15]\oc[0]Combats \px[130]| Vol.Dragon \px[280]| Strategie </text:p>
            <text:p>\C[15]\oc[0]◈◈◈◈◇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4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343" calcext:value-type="float">
            <text:p>34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Perrot</text:p>
            <text:p>\C[15]\oc[0]Prénom : \fr\C[9]\oc[0]Thècl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PRO-T.Perrot</text:p>
          </table:table-cell>
          <table:table-cell table:style-name="ce6" office:value-type="string" calcext:value-type="string">
            <text:p>&lt;Menu Category: Profils&gt;</text:p>
            <text:p>&lt;Picture: Profils_PRO_NPC_F3&gt;</text:p>
            <text:p>&lt;Enable Requirements&gt;Switch On: 9999&lt;/Enable Requirements&gt;</text:p>
            <text:p>&lt;Info Text Top&gt;</text:p>
            <text:p>\C[15]\oc[0]ID 2 88 06 15 645 86  Statut: PRO</text:p>
            <text:p>\C[15]\oc[0]Année :  \fr\C[9]\oc[0]- \fr\C[15]\oc[0]\I[0]Genre : \fr\C[9]\oc[0]F \fr\C[15]\oc[0]\I[0]Age : \fr\C[9]\oc[0]25</text:p>
            <text:p>&lt;br&gt;</text:p>
            <text:p>\C[15]\oc[0]Evaluateur : </text:p>
            <text:p>\C[15]\oc[0]Combats \px[130]| Vol.Dragon \px[280]| Strategie </text:p>
            <text:p>\C[15]\oc[0]◈◈◈◈◈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Poulain</text:p>
            <text:p>\C[15]\oc[0]Prénom : \fr\C[9]\oc[0]Philibert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PRO-P.Poulain</text:p>
          </table:table-cell>
          <table:table-cell table:style-name="ce7" office:value-type="string" calcext:value-type="string">
            <text:p>&lt;Menu Category: Profils&gt;</text:p>
            <text:p>&lt;Picture: Profils_PRO_NPC_M1&gt;</text:p>
            <text:p>&lt;Enable Requirements&gt;Switch On: 9999&lt;/Enable Requirements&gt;</text:p>
            <text:p>&lt;Info Text Top&gt;</text:p>
            <text:p>\C[15]\oc[0]ID 1 82 09 10 732 55  Statut: PRO</text:p>
            <text:p>\C[15]\oc[0]Année :  \fr\C[9]\oc[0]- \fr\C[15]\oc[0]\I[0]Genre : \fr\C[9]\oc[0]H \fr\C[15]\oc[0]\I[0]Age : \fr\C[9]\oc[0]31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4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Renaud</text:p>
            <text:p>\C[15]\oc[0]Prénom : \fr\C[9]\oc[0]Marie-Franc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PRO-M.Renaud</text:p>
          </table:table-cell>
          <table:table-cell table:style-name="ce6" office:value-type="string" calcext:value-type="string">
            <text:p>&lt;Menu Category: Profils&gt;</text:p>
            <text:p>&lt;Picture: Profils_PRO_NPC_F1&gt;</text:p>
            <text:p>&lt;Enable Requirements&gt;Switch On: 9999&lt;/Enable Requirements&gt;</text:p>
            <text:p>&lt;Info Text Top&gt;</text:p>
            <text:p>\C[15]\oc[0]ID 2 87 02 29 632 95  Statut: PRO</text:p>
            <text:p>\C[15]\oc[0]Année :  \fr\C[9]\oc[0]- \fr\C[15]\oc[0]\I[0]Genre : \fr\C[9]\oc[0]F \fr\C[15]\oc[0]\I[0]Age : \fr\C[9]\oc[0]26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346" calcext:value-type="float">
            <text:p>34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Roux</text:p>
            <text:p>\C[15]\oc[0]Prénom : \fr\C[9]\oc[0]Stéphanie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PRO-S.Roux</text:p>
          </table:table-cell>
          <table:table-cell table:style-name="ce7" office:value-type="string" calcext:value-type="string">
            <text:p>&lt;Menu Category: Profils&gt;</text:p>
            <text:p>&lt;Picture: Profils_PRO_NPC_F2&gt;</text:p>
            <text:p>&lt;Enable Requirements&gt;Switch On: 9999&lt;/Enable Requirements&gt;</text:p>
            <text:p>&lt;Info Text Top&gt;</text:p>
            <text:p>\C[15]\oc[0]ID 2 79 06 54 830 96  Statut: PRO</text:p>
            <text:p>\C[15]\oc[0]Année :  \fr\C[9]\oc[0]- \fr\C[15]\oc[0]\I[0]Genre : \fr\C[9]\oc[0]F \fr\C[15]\oc[0]\I[0]Age : \fr\C[9]\oc[0]34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4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347" calcext:value-type="float">
            <text:p>34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old classe</text:p>
            <text:p>\C[15]\oc[0]Prénom : \fr\C[9]\oc[0]2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-2.old classe</text:p>
          </table:table-cell>
          <table:table-cell table:style-name="ce6" office:value-type="string" calcext:value-type="string">
            <text:p>&lt;Menu Category: Profils&gt;</text:p>
            <text:p/>
            <text:p>&lt;Enable Requirements&gt;Switch On: 9999&lt;/Enable Requirements&gt;</text:p>
            <text:p>&lt;Info Text Top&gt;</text:p>
            <text:p>\C[15]\oc[0]  Statut: </text:p>
            <text:p>\C[15]\oc[0]Année :  \fr\C[9]\oc[0] \fr\C[15]\oc[0]\I[0]Genre : \fr\C[9]\oc[0] \fr\C[15]\oc[0]\I[0]Age : \fr\C[9]\oc[0]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Barbier</text:p>
            <text:p>\C[15]\oc[0]Prénom : \fr\C[9]\oc[0]Roger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R.Barbier</text:p>
          </table:table-cell>
          <table:table-cell table:style-name="ce7" office:value-type="string" calcext:value-type="string">
            <text:p>&lt;Menu Category: Profils&gt;</text:p>
            <text:p>&lt;Picture: Profils_ETU_NPC_F2&gt;</text:p>
            <text:p>&lt;Enable Requirements&gt;Switch On: 9999&lt;/Enable Requirements&gt;</text:p>
            <text:p>&lt;Info Text Top&gt;</text:p>
            <text:p>\C[15]\oc[0]ID 2 86 04 45 641 30  Statut: ETU</text:p>
            <text:p>\C[15]\oc[0]Année :  \fr\C[9]\oc[0]4ème \fr\C[15]\oc[0]\I[0]Genre : \fr\C[9]\oc[0]F \fr\C[15]\oc[0]\I[0]Age : \fr\C[9]\oc[0]22</text:p>
            <text:p>&lt;br&gt;</text:p>
            <text:p>\C[15]\oc[0]Evaluateur : Renaud Wilfried</text:p>
            <text:p>\C[15]\oc[0]Combats \px[130]| Vol.Dragon \px[280]| Strategie </text:p>
            <text:p>\C[15]\oc[0]◈◈◈◇◇\px[130]| ◈◈◈◈◇\px[280]| ◈◈◇◇◇</text:p>
            <text:p>\fr\C[9]\oc[0]Volontaire pour aider ses pairs,</text:p>
            <text:p>\fr\C[9]\oc[0]mais manque de précision au sol.</text:p>
            <text:p/>
            <text:p>\C[15]\oc[0]Lignage : \fr\C[9]\oc[0]Noble\px[250]\fr\C[15]\oc[0] Valeur : \fr\C[9]\oc[0]Moyenne</text:p>
            <text:p>\C[15]\oc[0]Notes : \fr\C[9]\oc[0]Famille modeste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4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349" calcext:value-type="float">
            <text:p>34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Berger</text:p>
            <text:p>\C[15]\oc[0]Prénom : \fr\C[9]\oc[0]Catherin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TU-C.Berger</text:p>
          </table:table-cell>
          <table:table-cell table:style-name="ce6" office:value-type="string" calcext:value-type="string">
            <text:p>&lt;Menu Category: Profils&gt;</text:p>
            <text:p>&lt;Picture: Profils_ETU_IC_Catherine&gt;</text:p>
            <text:p>&lt;Enable Requirements&gt;Switch On: 9999&lt;/Enable Requirements&gt;</text:p>
            <text:p>&lt;Info Text Top&gt;</text:p>
            <text:p>\C[15]\oc[0]ID 2 86 10 16 098 69  Statut: ETU</text:p>
            <text:p>\C[15]\oc[0]Année :  \fr\C[9]\oc[0]4ème \fr\C[15]\oc[0]\I[0]Genre : \fr\C[9]\oc[0]F \fr\C[15]\oc[0]\I[0]Age : \fr\C[9]\oc[0]22</text:p>
            <text:p>&lt;br&gt;</text:p>
            <text:p>\C[15]\oc[0]Evaluateur : Herve Léonard</text:p>
            <text:p>\C[15]\oc[0]Combats \px[130]| Vol.Dragon \px[280]| Strategie </text:p>
            <text:p>\C[15]\oc[0]◈◈◈◈◇\px[130]| ◈◈◈◇◇\px[280]| ◈◈◈◈◈</text:p>
            <text:p>\fr\C[9]\oc[0]Progrès réguliers,</text:p>
            <text:p>\fr\C[9]\oc[0]mais néglige ses propres entraînements.</text:p>
            <text:p/>
            <text:p>\C[15]\oc[0]Lignage : \fr\C[9]\oc[0]Citoyen\px[250]\fr\C[15]\oc[0] Valeur : \fr\C[9]\oc[0]Moyenne</text:p>
            <text:p>\C[15]\oc[0]Notes : \fr\C[9]\oc[0]Orphelin</text:p>
            <text:p>\fr\C[9]\oc[0]Recomander par L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Carre</text:p>
            <text:p>\C[15]\oc[0]Prénom : \fr\C[9]\oc[0]Aymeric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A.Carre</text:p>
          </table:table-cell>
          <table:table-cell table:style-name="ce7" office:value-type="string" calcext:value-type="string">
            <text:p>&lt;Menu Category: Profils&gt;</text:p>
            <text:p>&lt;Picture: Profils_ETU_NPC_F1&gt;</text:p>
            <text:p>&lt;Enable Requirements&gt;Switch On: 9999&lt;/Enable Requirements&gt;</text:p>
            <text:p>&lt;Info Text Top&gt;</text:p>
            <text:p>\C[15]\oc[0]ID 2 86 07 33 321 91  Statut: ETU</text:p>
            <text:p>\C[15]\oc[0]Année :  \fr\C[9]\oc[0]4ème \fr\C[15]\oc[0]\I[0]Genre : \fr\C[9]\oc[0]F \fr\C[15]\oc[0]\I[0]Age : \fr\C[9]\oc[0]22</text:p>
            <text:p>&lt;br&gt;</text:p>
            <text:p>\C[15]\oc[0]Evaluateur : Germain Célestine</text:p>
            <text:p>\C[15]\oc[0]Combats \px[130]| Vol.Dragon \px[280]| Strategie </text:p>
            <text:p>\C[15]\oc[0]◈◈◇◇◇\px[130]| ◈◇◇◇◇\px[280]| ◈◇◇◇◇</text:p>
            <text:p>\fr\C[9]\oc[0]Intelligent et rapide à apprendre,</text:p>
            <text:p>\fr\C[9]\oc[0]mais difficultés sous pression.</text:p>
            <text:p/>
            <text:p>\C[15]\oc[0]Lignage : \fr\C[9]\oc[0]Citoyen\px[250]\fr\C[15]\oc[0] Valeur : \fr\C[9]\oc[0]Moyenne</text:p>
            <text:p>\C[15]\oc[0]Notes : \fr\C[9]\oc[0]Ancienne famille ruiné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4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351" calcext:value-type="float">
            <text:p>35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Collin</text:p>
            <text:p>\C[15]\oc[0]Prénom : \fr\C[9]\oc[0]Guy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TU-G.Collin</text:p>
          </table:table-cell>
          <table:table-cell table:style-name="ce6" office:value-type="string" calcext:value-type="string">
            <text:p>&lt;Menu Category: Profils&gt;</text:p>
            <text:p>&lt;Picture: Profils_ETU_NPC_F3&gt;</text:p>
            <text:p>&lt;Enable Requirements&gt;Switch On: 9999&lt;/Enable Requirements&gt;</text:p>
            <text:p>&lt;Info Text Top&gt;</text:p>
            <text:p>\C[15]\oc[0]ID 2 86 01 04 763 93  Statut: ETU</text:p>
            <text:p>\C[15]\oc[0]Année :  \fr\C[9]\oc[0]4ème \fr\C[15]\oc[0]\I[0]Genre : \fr\C[9]\oc[0]F \fr\C[15]\oc[0]\I[0]Age : \fr\C[9]\oc[0]22</text:p>
            <text:p>&lt;br&gt;</text:p>
            <text:p>\C[15]\oc[0]Evaluateur : Millet Jérôme</text:p>
            <text:p>\C[15]\oc[0]Combats \px[130]| Vol.Dragon \px[280]| Strategie </text:p>
            <text:p>\C[15]\oc[0]◈◈◈◈◇\px[130]| ◈◈◇◇◇\px[280]| ◈◈◈◈◇</text:p>
            <text:p>\fr\C[9]\oc[0]Intelligent et rapide à apprendre,</text:p>
            <text:p>\fr\C[9]\oc[0]mais trop peu offensif.</text:p>
            <text:p/>
            <text:p>\C[15]\oc[0]Lignage : \fr\C[9]\oc[0]Noble\px[250]\fr\C[15]\oc[0] Valeur : \fr\C[9]\oc[0]Haute</text:p>
            <text:p>\C[15]\oc[0]Notes : \fr\C[9]\oc[0]Famille de riche marchand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352" calcext:value-type="float">
            <text:p>35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Dupont</text:p>
            <text:p>\C[15]\oc[0]Prénom : \fr\C[9]\oc[0]Annette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A.Dupont</text:p>
          </table:table-cell>
          <table:table-cell table:style-name="ce7" office:value-type="string" calcext:value-type="string">
            <text:p>&lt;Menu Category: Profils&gt;</text:p>
            <text:p>&lt;Picture: Profils_ETU_NPC_M2&gt;</text:p>
            <text:p>&lt;Enable Requirements&gt;Switch On: 9999&lt;/Enable Requirements&gt;</text:p>
            <text:p>&lt;Info Text Top&gt;</text:p>
            <text:p>\C[15]\oc[0]ID 1 86 04 42 149 06  Statut: ETU</text:p>
            <text:p>\C[15]\oc[0]Année :  \fr\C[9]\oc[0]4ème \fr\C[15]\oc[0]\I[0]Genre : \fr\C[9]\oc[0]H \fr\C[15]\oc[0]\I[0]Age : \fr\C[9]\oc[0]22</text:p>
            <text:p>&lt;br&gt;</text:p>
            <text:p>\C[15]\oc[0]Evaluateur : Mallet Marjorie</text:p>
            <text:p>\C[15]\oc[0]Combats \px[130]| Vol.Dragon \px[280]| Strategie </text:p>
            <text:p>\C[15]\oc[0]◈◈◈◈◇\px[130]| ◈◈◇◇◇\px[280]| ◈◇◇◇◇</text:p>
            <text:p>\fr\C[9]\oc[0]Capable de gérer des situations complexes,</text:p>
            <text:p>\fr\C[9]\oc[0]mais hésite à prendre des initiatives.</text:p>
            <text:p/>
            <text:p>\C[15]\oc[0]Lignage : \fr\C[9]\oc[0]Noble\px[250]\fr\C[15]\oc[0] Valeur : \fr\C[9]\oc[0]Tres haute</text:p>
            <text:p>\C[15]\oc[0]Notes : \fr\C[9]\oc[0]Famille de mage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5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353" calcext:value-type="float">
            <text:p>35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Faure</text:p>
            <text:p>\C[15]\oc[0]Prénom : \fr\C[9]\oc[0]Hyacinth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TU-H.Faure</text:p>
          </table:table-cell>
          <table:table-cell table:style-name="ce6" office:value-type="string" calcext:value-type="string">
            <text:p>&lt;Menu Category: Profils&gt;</text:p>
            <text:p>&lt;Picture: Profils_ETU_NPC_F1&gt;</text:p>
            <text:p>&lt;Enable Requirements&gt;Switch On: 9999&lt;/Enable Requirements&gt;</text:p>
            <text:p>&lt;Info Text Top&gt;</text:p>
            <text:p>\C[15]\oc[0]ID 2 86 03 24 769 34  Statut: ETU</text:p>
            <text:p>\C[15]\oc[0]Année :  \fr\C[9]\oc[0]4ème \fr\C[15]\oc[0]\I[0]Genre : \fr\C[9]\oc[0]F \fr\C[15]\oc[0]\I[0]Age : \fr\C[9]\oc[0]22</text:p>
            <text:p>&lt;br&gt;</text:p>
            <text:p>\C[15]\oc[0]Evaluateur : Durand Sauveur</text:p>
            <text:p>\C[15]\oc[0]Combats \px[130]| Vol.Dragon \px[280]| Strategie </text:p>
            <text:p>\C[15]\oc[0]◈◈◈◇◇\px[130]| ◈◈◈◈◇\px[280]| ◈◈◈◈◇</text:p>
            <text:p>\fr\C[9]\oc[0]Apprend rapidement,</text:p>
            <text:p>\fr\C[9]\oc[0]a du mal à équilibrer ses émotions.</text:p>
            <text:p/>
            <text:p>\C[15]\oc[0]Lignage : \fr\C[9]\oc[0]Citoyen\px[250]\fr\C[15]\oc[0] Valeur : \fr\C[9]\oc[0]Basse</text:p>
            <text:p>\C[15]\oc[0]Notes : \fr\C[9]\oc[0]Famille modeste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354" calcext:value-type="float">
            <text:p>354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Gilbert</text:p>
            <text:p>\C[15]\oc[0]Prénom : \fr\C[9]\oc[0]Gérald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G.Gilbert</text:p>
          </table:table-cell>
          <table:table-cell table:style-name="ce7" office:value-type="string" calcext:value-type="string">
            <text:p>&lt;Menu Category: Profils&gt;</text:p>
            <text:p>&lt;Picture: Profils_ETU_NPC_F1&gt;</text:p>
            <text:p>&lt;Enable Requirements&gt;Switch On: 9999&lt;/Enable Requirements&gt;</text:p>
            <text:p>&lt;Info Text Top&gt;</text:p>
            <text:p>\C[15]\oc[0]ID 2 86 06 52 318 75  Statut: ETU</text:p>
            <text:p>\C[15]\oc[0]Année :  \fr\C[9]\oc[0]4ème \fr\C[15]\oc[0]\I[0]Genre : \fr\C[9]\oc[0]F \fr\C[15]\oc[0]\I[0]Age : \fr\C[9]\oc[0]22</text:p>
            <text:p>&lt;br&gt;</text:p>
            <text:p>\C[15]\oc[0]Evaluateur : Leclerc Odette</text:p>
            <text:p>\C[15]\oc[0]Combats \px[130]| Vol.Dragon \px[280]| Strategie </text:p>
            <text:p>\C[15]\oc[0]◈◈◈◇◇\px[130]| ◈◈◈◈◇\px[280]| ◈◈◈◇◇</text:p>
            <text:p>\fr\C[9]\oc[0]Apprend rapidement,</text:p>
            <text:p>\fr\C[9]\oc[0]manque de confiance dans le combat.</text:p>
            <text:p/>
            <text:p>\C[15]\oc[0]Lignage : \fr\C[9]\oc[0]Noble\px[250]\fr\C[15]\oc[0] Valeur : \fr\C[9]\oc[0]Moyenne</text:p>
            <text:p>\C[15]\oc[0]Notes : \fr\C[9]\oc[0]Ancienne famille ruiné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5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Humbert</text:p>
            <text:p>\C[15]\oc[0]Prénom : \fr\C[9]\oc[0]Raphaëll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TU-R.Humbert</text:p>
          </table:table-cell>
          <table:table-cell table:style-name="ce6" office:value-type="string" calcext:value-type="string">
            <text:p>&lt;Menu Category: Profils&gt;</text:p>
            <text:p>&lt;Picture: Profils_ETU_NPC_M1&gt;</text:p>
            <text:p>&lt;Enable Requirements&gt;Switch On: 9999&lt;/Enable Requirements&gt;</text:p>
            <text:p>&lt;Info Text Top&gt;</text:p>
            <text:p>\C[15]\oc[0]ID 1 86 06 09 487 27  Statut: ETU</text:p>
            <text:p>\C[15]\oc[0]Année :  \fr\C[9]\oc[0]4ème \fr\C[15]\oc[0]\I[0]Genre : \fr\C[9]\oc[0]H \fr\C[15]\oc[0]\I[0]Age : \fr\C[9]\oc[0]22</text:p>
            <text:p>&lt;br&gt;</text:p>
            <text:p>\C[15]\oc[0]Evaluateur : Leger Solange</text:p>
            <text:p>\C[15]\oc[0]Combats \px[130]| Vol.Dragon \px[280]| Strategie </text:p>
            <text:p>\C[15]\oc[0]◈◈◈◇◇\px[130]| ◈◇◇◇◇\px[280]| ◈◈◈◈◇</text:p>
            <text:p>\fr\C[9]\oc[0]Engagé et passionné,</text:p>
            <text:p>\fr\C[9]\oc[0]mais hésite à prendre des initiatives.</text:p>
            <text:p/>
            <text:p>\C[15]\oc[0]Lignage : \fr\C[9]\oc[0]Noble\px[250]\fr\C[15]\oc[0] Valeur : \fr\C[9]\oc[0]Basse</text:p>
            <text:p>\C[15]\oc[0]Notes : \fr\C[9]\oc[0]Famille pauvre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356" calcext:value-type="float">
            <text:p>35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Le Roux</text:p>
            <text:p>\C[15]\oc[0]Prénom : \fr\C[9]\oc[0]Anne-Marie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A.Le Roux</text:p>
          </table:table-cell>
          <table:table-cell table:style-name="ce7" office:value-type="string" calcext:value-type="string">
            <text:p>&lt;Menu Category: Profils&gt;</text:p>
            <text:p>&lt;Picture: Profils_ETU_NPC_M1&gt;</text:p>
            <text:p>&lt;Enable Requirements&gt;Switch On: 9999&lt;/Enable Requirements&gt;</text:p>
            <text:p>&lt;Info Text Top&gt;</text:p>
            <text:p>\C[15]\oc[0]ID 1 86 02 48 625 27  Statut: ETU</text:p>
            <text:p>\C[15]\oc[0]Année :  \fr\C[9]\oc[0]4ème \fr\C[15]\oc[0]\I[0]Genre : \fr\C[9]\oc[0]H \fr\C[15]\oc[0]\I[0]Age : \fr\C[9]\oc[0]22</text:p>
            <text:p>&lt;br&gt;</text:p>
            <text:p>\C[15]\oc[0]Evaluateur : Dubois Fabien</text:p>
            <text:p>\C[15]\oc[0]Combats \px[130]| Vol.Dragon \px[280]| Strategie </text:p>
            <text:p>\C[15]\oc[0]◈◈◈◈◇\px[130]| ◈◈◈◈◇\px[280]| ◈◈◈◇◇</text:p>
            <text:p>\fr\C[9]\oc[0]Impressionnante maîtrise du vol de nuit,</text:p>
            <text:p>\fr\C[9]\oc[0]mais souvent en retard.</text:p>
            <text:p/>
            <text:p>\C[15]\oc[0]Lignage : \fr\C[9]\oc[0]Citoyen\px[250]\fr\C[15]\oc[0] Valeur : \fr\C[9]\oc[0]Aucune</text:p>
            <text:p>\C[15]\oc[0]Notes : \fr\C[9]\oc[0]Famille pauvre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5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357" calcext:value-type="float">
            <text:p>35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Legrand</text:p>
            <text:p>\C[15]\oc[0]Prénom : \fr\C[9]\oc[0]Florenc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TU-F.Legrand</text:p>
          </table:table-cell>
          <table:table-cell table:style-name="ce6" office:value-type="string" calcext:value-type="string">
            <text:p>&lt;Menu Category: Profils&gt;</text:p>
            <text:p>&lt;Picture: Profils_ETU_NPC_M1&gt;</text:p>
            <text:p>&lt;Enable Requirements&gt;Switch On: 9999&lt;/Enable Requirements&gt;</text:p>
            <text:p>&lt;Info Text Top&gt;</text:p>
            <text:p>\C[15]\oc[0]ID 1 86 04 23 079 39  Statut: ETU</text:p>
            <text:p>\C[15]\oc[0]Année :  \fr\C[9]\oc[0]4ème \fr\C[15]\oc[0]\I[0]Genre : \fr\C[9]\oc[0]H \fr\C[15]\oc[0]\I[0]Age : \fr\C[9]\oc[0]22</text:p>
            <text:p>&lt;br&gt;</text:p>
            <text:p>\C[15]\oc[0]Evaluateur : Bouchet Marie-France</text:p>
            <text:p>\C[15]\oc[0]Combats \px[130]| Vol.Dragon \px[280]| Strategie </text:p>
            <text:p>\C[15]\oc[0]◈◈◈◈◇\px[130]| ◈◈◈◇◇\px[280]| ◈◈◈◈◇</text:p>
            <text:p>\fr\C[9]\oc[0]Excellente endurance,</text:p>
            <text:p>\fr\C[9]\oc[0]mais difficultés à gérer son dragon.</text:p>
            <text:p/>
            <text:p>\C[15]\oc[0]Lignage : \fr\C[9]\oc[0]Citoyen\px[250]\fr\C[15]\oc[0] Valeur : \fr\C[9]\oc[0]Basse</text:p>
            <text:p>\C[15]\oc[0]Notes : \fr\C[9]\oc[0]Famille modeste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358" calcext:value-type="float">
            <text:p>358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Levasseur</text:p>
            <text:p>\C[15]\oc[0]Prénom : \fr\C[9]\oc[0]Charles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C.Levasseur</text:p>
          </table:table-cell>
          <table:table-cell table:style-name="ce7" office:value-type="string" calcext:value-type="string">
            <text:p>&lt;Menu Category: Profils&gt;</text:p>
            <text:p>&lt;Picture: Profils_ETU_MC_Charles&gt;</text:p>
            <text:p>&lt;Enable Requirements&gt;Switch On: 9999&lt;/Enable Requirements&gt;</text:p>
            <text:p>&lt;Info Text Top&gt;</text:p>
            <text:p>\C[15]\oc[0]ID 1 86 09 37 282 05  Statut: ETU</text:p>
            <text:p>\C[15]\oc[0]Année :  \fr\C[9]\oc[0]4ème \fr\C[15]\oc[0]\I[0]Genre : \fr\C[9]\oc[0]H \fr\C[15]\oc[0]\I[0]Age : \fr\C[9]\oc[0]22</text:p>
            <text:p>&lt;br&gt;</text:p>
            <text:p>\C[15]\oc[0]Evaluateur : Lecomte Eddy</text:p>
            <text:p>\C[15]\oc[0]Combats \px[130]| Vol.Dragon \px[280]| Strategie </text:p>
            <text:p>\C[15]\oc[0]◈◈◈◈◈\px[130]| ◈◈◈◇◇\px[280]| ◈◈◈◈◇</text:p>
            <text:p>\fr\C[9]\oc[0]Concentration exemplaire,</text:p>
            <text:p>\fr\C[9]\oc[0]mais souvent en retard.</text:p>
            <text:p/>
            <text:p>\C[15]\oc[0]Lignage : \fr\C[9]\oc[0]Noble\px[250]\fr\C[15]\oc[0] Valeur : \fr\C[9]\oc[0]Haute</text:p>
            <text:p>\C[15]\oc[0]Notes : \fr\C[9]\oc[0]Famille de riche marchand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5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359" calcext:value-type="float">
            <text:p>35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Payet</text:p>
            <text:p>\C[15]\oc[0]Prénom : \fr\C[9]\oc[0]Élisabeth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TU-É.Payet</text:p>
          </table:table-cell>
          <table:table-cell table:style-name="ce6" office:value-type="string" calcext:value-type="string">
            <text:p>&lt;Menu Category: Profils&gt;</text:p>
            <text:p>&lt;Picture: Profils_ETU_NPC_M2&gt;</text:p>
            <text:p>&lt;Enable Requirements&gt;Switch On: 9999&lt;/Enable Requirements&gt;</text:p>
            <text:p>&lt;Info Text Top&gt;</text:p>
            <text:p>\C[15]\oc[0]ID 1 86 06 30 832 06  Statut: ETU</text:p>
            <text:p>\C[15]\oc[0]Année :  \fr\C[9]\oc[0]4ème \fr\C[15]\oc[0]\I[0]Genre : \fr\C[9]\oc[0]H \fr\C[15]\oc[0]\I[0]Age : \fr\C[9]\oc[0]22</text:p>
            <text:p>&lt;br&gt;</text:p>
            <text:p>\C[15]\oc[0]Evaluateur : Boucher Hector</text:p>
            <text:p>\C[15]\oc[0]Combats \px[130]| Vol.Dragon \px[280]| Strategie </text:p>
            <text:p>\C[15]\oc[0]◈◈◈◇◇\px[130]| ◈◈◈◇◇\px[280]| ◈◇◇◇◇</text:p>
            <text:p>\fr\C[9]\oc[0]Talent naturel au tir à l'arc en vol,</text:p>
            <text:p>\fr\C[9]\oc[0]mais facilement distrait en selle.</text:p>
            <text:p/>
            <text:p>\C[15]\oc[0]Lignage : \fr\C[9]\oc[0]Noble\px[250]\fr\C[15]\oc[0] Valeur : \fr\C[9]\oc[0]Moyenne</text:p>
            <text:p>\C[15]\oc[0]Notes : \fr\C[9]\oc[0]Famille agricole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360" calcext:value-type="float">
            <text:p>36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Prevost</text:p>
            <text:p>\C[15]\oc[0]Prénom : \fr\C[9]\oc[0]Mathias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TU-M.Prevost</text:p>
          </table:table-cell>
          <table:table-cell table:style-name="ce7" office:value-type="string" calcext:value-type="string">
            <text:p>&lt;Menu Category: Profils&gt;</text:p>
            <text:p>&lt;Picture: Profils_ETU_MC_Mathias&gt;</text:p>
            <text:p>&lt;Enable Requirements&gt;Switch On: 9999&lt;/Enable Requirements&gt;</text:p>
            <text:p>&lt;Info Text Top&gt;</text:p>
            <text:p>\C[15]\oc[0]ID 1 86 01 16 729 96  Statut: ETU</text:p>
            <text:p>\C[15]\oc[0]Année :  \fr\C[9]\oc[0]4ème \fr\C[15]\oc[0]\I[0]Genre : \fr\C[9]\oc[0]H \fr\C[15]\oc[0]\I[0]Age : \fr\C[9]\oc[0]22</text:p>
            <text:p>&lt;br&gt;</text:p>
            <text:p>\C[15]\oc[0]Evaluateur : Bernart Ludivine</text:p>
            <text:p>\C[15]\oc[0]Combats \px[130]| Vol.Dragon \px[280]| Strategie </text:p>
            <text:p>\C[15]\oc[0]◈◈◇◇◇\px[130]| ◈◈◈◇◇\px[280]| ◈◈◈◇◇</text:p>
            <text:p>\fr\C[9]\oc[0]Courageux lors des situations critiques,</text:p>
            <text:p>\fr\C[9]\oc[0]mais néglige ses propres entraînements.</text:p>
            <text:p/>
            <text:p>\C[15]\oc[0]Lignage : \fr\C[9]\oc[0]Citoyen\px[250]\fr\C[15]\oc[0] Valeur : \fr\C[9]\oc[0]Basse</text:p>
            <text:p>\C[15]\oc[0]Notes : \fr\C[9]\oc[0]Ancienne famille ruiné</text:p>
            <text:p>\fr\C[9]\oc[0]Recomander par L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5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361" calcext:value-type="float">
            <text:p>36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Roux</text:p>
            <text:p>\C[15]\oc[0]Prénom : \fr\C[9]\oc[0]Denis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TU-D.Roux</text:p>
          </table:table-cell>
          <table:table-cell table:style-name="ce6" office:value-type="string" calcext:value-type="string">
            <text:p>&lt;Menu Category: Profils&gt;</text:p>
            <text:p>&lt;Picture: Profils_ETU_NPC_M2&gt;</text:p>
            <text:p>&lt;Enable Requirements&gt;Switch On: 9999&lt;/Enable Requirements&gt;</text:p>
            <text:p>&lt;Info Text Top&gt;</text:p>
            <text:p>\C[15]\oc[0]ID 1 86 03 39 905 39  Statut: ETU</text:p>
            <text:p>\C[15]\oc[0]Année :  \fr\C[9]\oc[0]4ème \fr\C[15]\oc[0]\I[0]Genre : \fr\C[9]\oc[0]H \fr\C[15]\oc[0]\I[0]Age : \fr\C[9]\oc[0]22</text:p>
            <text:p>&lt;br&gt;</text:p>
            <text:p>\C[15]\oc[0]Evaluateur : Cousin Linda</text:p>
            <text:p>\C[15]\oc[0]Combats \px[130]| Vol.Dragon \px[280]| Strategie </text:p>
            <text:p>\C[15]\oc[0]◈◈◈◇◇\px[130]| ◈◇◇◇◇\px[280]| ◈◈◈◈◇</text:p>
            <text:p>\fr\C[9]\oc[0]Bon dans l'exécution des ordres,</text:p>
            <text:p>\fr\C[9]\oc[0]hésitant à prendre des décisions.</text:p>
            <text:p/>
            <text:p>\C[15]\oc[0]Lignage : \fr\C[9]\oc[0]Citoyen\px[250]\fr\C[15]\oc[0] Valeur : \fr\C[9]\oc[0]Moyenne</text:p>
            <text:p>\C[15]\oc[0]Notes : \fr\C[9]\oc[0]Famille de marchand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362" calcext:value-type="float">
            <text:p>36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age</text:p>
            <text:p>\C[15]\oc[0]Prénom : \fr\C[9]\oc[0]Mage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-M.age</text:p>
          </table:table-cell>
          <table:table-cell table:style-name="ce7" office:value-type="string" calcext:value-type="string">
            <text:p>&lt;Menu Category: Profils&gt;</text:p>
            <text:p/>
            <text:p>&lt;Enable Requirements&gt;Switch On: 9999&lt;/Enable Requirements&gt;</text:p>
            <text:p>&lt;Info Text Top&gt;</text:p>
            <text:p>\C[15]\oc[0]  Statut: </text:p>
            <text:p>\C[15]\oc[0]Année :  \fr\C[9]\oc[0] \fr\C[15]\oc[0]\I[0]Genre : \fr\C[9]\oc[0] \fr\C[15]\oc[0]\I[0]Age : \fr\C[9]\oc[0]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6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363" calcext:value-type="float">
            <text:p>36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Boucher</text:p>
            <text:p>\C[15]\oc[0]Prénom : \fr\C[9]\oc[0]Lucil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MAG-L.Boucher</text:p>
          </table:table-cell>
          <table:table-cell table:style-name="ce6" office:value-type="string" calcext:value-type="string">
            <text:p>&lt;Menu Category: Profils&gt;</text:p>
            <text:p>&lt;Picture: Profils_MAG_NPC_F3&gt;</text:p>
            <text:p>&lt;Enable Requirements&gt;Switch On: 9999&lt;/Enable Requirements&gt;</text:p>
            <text:p>&lt;Info Text Top&gt;</text:p>
            <text:p>\C[15]\oc[0]ID 2 75 02 18 234 25  Statut: MAG</text:p>
            <text:p>\C[15]\oc[0]Année :  \fr\C[9]\oc[0]- \fr\C[15]\oc[0]\I[0]Genre : \fr\C[9]\oc[0]F \fr\C[15]\oc[0]\I[0]Age : \fr\C[9]\oc[0]38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364" calcext:value-type="float">
            <text:p>364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Caron</text:p>
            <text:p>\C[15]\oc[0]Prénom : \fr\C[9]\oc[0]Murielle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AG-M.Caron</text:p>
          </table:table-cell>
          <table:table-cell table:style-name="ce7" office:value-type="string" calcext:value-type="string">
            <text:p>&lt;Menu Category: Profils&gt;</text:p>
            <text:p>&lt;Picture: Profils_MAG_NPC_F1&gt;</text:p>
            <text:p>&lt;Enable Requirements&gt;Switch On: 9999&lt;/Enable Requirements&gt;</text:p>
            <text:p>&lt;Info Text Top&gt;</text:p>
            <text:p>\C[15]\oc[0]ID 2 83 02 27 214 98  Statut: MAG</text:p>
            <text:p>\C[15]\oc[0]Année :  \fr\C[9]\oc[0]- \fr\C[15]\oc[0]\I[0]Genre : \fr\C[9]\oc[0]F \fr\C[15]\oc[0]\I[0]Age : \fr\C[9]\oc[0]30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6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365" calcext:value-type="float">
            <text:p>36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Dupuy</text:p>
            <text:p>\C[15]\oc[0]Prénom : \fr\C[9]\oc[0]Juliett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MAG-J.Dupuy</text:p>
          </table:table-cell>
          <table:table-cell table:style-name="ce6" office:value-type="string" calcext:value-type="string">
            <text:p>&lt;Menu Category: Profils&gt;</text:p>
            <text:p>&lt;Picture: Profils_MAG_NPC_F3&gt;</text:p>
            <text:p>&lt;Enable Requirements&gt;Switch On: 9999&lt;/Enable Requirements&gt;</text:p>
            <text:p>&lt;Info Text Top&gt;</text:p>
            <text:p>\C[15]\oc[0]ID 2 75 03 30 580 10  Statut: MAG</text:p>
            <text:p>\C[15]\oc[0]Année :  \fr\C[9]\oc[0]- \fr\C[15]\oc[0]\I[0]Genre : \fr\C[9]\oc[0]F \fr\C[15]\oc[0]\I[0]Age : \fr\C[9]\oc[0]38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366" calcext:value-type="float">
            <text:p>36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Millet</text:p>
            <text:p>\C[15]\oc[0]Prénom : \fr\C[9]\oc[0]Marjolaine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AG-M.Millet</text:p>
          </table:table-cell>
          <table:table-cell table:style-name="ce7" office:value-type="string" calcext:value-type="string">
            <text:p>&lt;Menu Category: Profils&gt;</text:p>
            <text:p>&lt;Picture: Profils_MAG_NPC_F3&gt;</text:p>
            <text:p>&lt;Enable Requirements&gt;Switch On: 9999&lt;/Enable Requirements&gt;</text:p>
            <text:p>&lt;Info Text Top&gt;</text:p>
            <text:p>\C[15]\oc[0]ID 2 79 03 18 408 42  Statut: MAG</text:p>
            <text:p>\C[15]\oc[0]Année :  \fr\C[9]\oc[0]- \fr\C[15]\oc[0]\I[0]Genre : \fr\C[9]\oc[0]F \fr\C[15]\oc[0]\I[0]Age : \fr\C[9]\oc[0]34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6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Pelletier</text:p>
            <text:p>\C[15]\oc[0]Prénom : \fr\C[9]\oc[0]Florentin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MAG-F.Pelletier</text:p>
          </table:table-cell>
          <table:table-cell table:style-name="ce6" office:value-type="string" calcext:value-type="string">
            <text:p>&lt;Menu Category: Profils&gt;</text:p>
            <text:p>&lt;Picture: Profils_MAG_NPC_M1&gt;</text:p>
            <text:p>&lt;Enable Requirements&gt;Switch On: 9999&lt;/Enable Requirements&gt;</text:p>
            <text:p>&lt;Info Text Top&gt;</text:p>
            <text:p>\C[15]\oc[0]ID 1 79 11 24 360 42  Statut: MAG</text:p>
            <text:p>\C[15]\oc[0]Année :  \fr\C[9]\oc[0]- \fr\C[15]\oc[0]\I[0]Genre : \fr\C[9]\oc[0]H \fr\C[15]\oc[0]\I[0]Age : \fr\C[9]\oc[0]34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368" calcext:value-type="float">
            <text:p>368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Levasseur</text:p>
            <text:p>\C[15]\oc[0]Prénom : \fr\C[9]\oc[0]Isabelle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AG-I.Levasseur</text:p>
          </table:table-cell>
          <table:table-cell table:style-name="ce7" office:value-type="string" calcext:value-type="string">
            <text:p>&lt;Menu Category: Profils&gt;</text:p>
            <text:p>&lt;Picture: Profils_MAG_IC_Isabelle&gt;</text:p>
            <text:p>&lt;Enable Requirements&gt;Switch On: 9999&lt;/Enable Requirements&gt;</text:p>
            <text:p>&lt;Info Text Top&gt;</text:p>
            <text:p>\C[15]\oc[0]ID 2 66 05 37 515 53  Statut: MAG</text:p>
            <text:p>\C[15]\oc[0]Année :  \fr\C[9]\oc[0]- \fr\C[15]\oc[0]\I[0]Genre : \fr\C[9]\oc[0]F \fr\C[15]\oc[0]\I[0]Age : \fr\C[9]\oc[0]47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6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Laporte</text:p>
            <text:p>\C[15]\oc[0]Prénom : \fr\C[9]\oc[0]Ros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MAG-R.Laporte</text:p>
          </table:table-cell>
          <table:table-cell table:style-name="ce6" office:value-type="string" calcext:value-type="string">
            <text:p>&lt;Menu Category: Profils&gt;</text:p>
            <text:p>&lt;Picture: Profils_MAG_NPC_M2&gt;</text:p>
            <text:p>&lt;Enable Requirements&gt;Switch On: 9999&lt;/Enable Requirements&gt;</text:p>
            <text:p>&lt;Info Text Top&gt;</text:p>
            <text:p>\C[15]\oc[0]ID 1 75 10 52 326 74  Statut: MAG</text:p>
            <text:p>\C[15]\oc[0]Année :  \fr\C[9]\oc[0]- \fr\C[15]\oc[0]\I[0]Genre : \fr\C[9]\oc[0]H \fr\C[15]\oc[0]\I[0]Age : \fr\C[9]\oc[0]38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370" calcext:value-type="float">
            <text:p>37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Charles</text:p>
            <text:p>\C[15]\oc[0]Prénom : \fr\C[9]\oc[0]Pierrick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AG-P.Charles</text:p>
          </table:table-cell>
          <table:table-cell table:style-name="ce7" office:value-type="string" calcext:value-type="string">
            <text:p>&lt;Menu Category: Profils&gt;</text:p>
            <text:p>&lt;Picture: Profils_MAG_NPC_F1&gt;</text:p>
            <text:p>&lt;Enable Requirements&gt;Switch On: 9999&lt;/Enable Requirements&gt;</text:p>
            <text:p>&lt;Info Text Top&gt;</text:p>
            <text:p>\C[15]\oc[0]ID 2 87 10 34 442 60  Statut: MAG</text:p>
            <text:p>\C[15]\oc[0]Année :  \fr\C[9]\oc[0]- \fr\C[15]\oc[0]\I[0]Genre : \fr\C[9]\oc[0]F \fr\C[15]\oc[0]\I[0]Age : \fr\C[9]\oc[0]26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6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371" calcext:value-type="float">
            <text:p>37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Cousin</text:p>
            <text:p>\C[15]\oc[0]Prénom : \fr\C[9]\oc[0]Corinn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MAG-C.Cousin</text:p>
          </table:table-cell>
          <table:table-cell table:style-name="ce6" office:value-type="string" calcext:value-type="string">
            <text:p>&lt;Menu Category: Profils&gt;</text:p>
            <text:p>&lt;Picture: Profils_MAG_NPC_M2&gt;</text:p>
            <text:p>&lt;Enable Requirements&gt;Switch On: 9999&lt;/Enable Requirements&gt;</text:p>
            <text:p>&lt;Info Text Top&gt;</text:p>
            <text:p>\C[15]\oc[0]ID 1 81 01 29 140 84  Statut: MAG</text:p>
            <text:p>\C[15]\oc[0]Année :  \fr\C[9]\oc[0]- \fr\C[15]\oc[0]\I[0]Genre : \fr\C[9]\oc[0]H \fr\C[15]\oc[0]\I[0]Age : \fr\C[9]\oc[0]32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372" calcext:value-type="float">
            <text:p>37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Noel</text:p>
            <text:p>\C[15]\oc[0]Prénom : \fr\C[9]\oc[0]Aglaé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AG-A.Noel</text:p>
          </table:table-cell>
          <table:table-cell table:style-name="ce7" office:value-type="string" calcext:value-type="string">
            <text:p>&lt;Menu Category: Profils&gt;</text:p>
            <text:p>&lt;Picture: Profils_MAG_NPC_M2&gt;</text:p>
            <text:p>&lt;Enable Requirements&gt;Switch On: 9999&lt;/Enable Requirements&gt;</text:p>
            <text:p>&lt;Info Text Top&gt;</text:p>
            <text:p>\C[15]\oc[0]ID 1 82 05 37 006 81  Statut: MAG</text:p>
            <text:p>\C[15]\oc[0]Année :  \fr\C[9]\oc[0]- \fr\C[15]\oc[0]\I[0]Genre : \fr\C[9]\oc[0]H \fr\C[15]\oc[0]\I[0]Age : \fr\C[9]\oc[0]31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7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373" calcext:value-type="float">
            <text:p>37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Pasquier</text:p>
            <text:p>\C[15]\oc[0]Prénom : \fr\C[9]\oc[0]Hilda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MAG-H.Pasquier</text:p>
          </table:table-cell>
          <table:table-cell table:style-name="ce6" office:value-type="string" calcext:value-type="string">
            <text:p>&lt;Menu Category: Profils&gt;</text:p>
            <text:p>&lt;Picture: Profils_MAG_NPC_M2&gt;</text:p>
            <text:p>&lt;Enable Requirements&gt;Switch On: 9999&lt;/Enable Requirements&gt;</text:p>
            <text:p>&lt;Info Text Top&gt;</text:p>
            <text:p>\C[15]\oc[0]ID 1 78 02 23 639 88  Statut: MAG</text:p>
            <text:p>\C[15]\oc[0]Année :  \fr\C[9]\oc[0]- \fr\C[15]\oc[0]\I[0]Genre : \fr\C[9]\oc[0]H \fr\C[15]\oc[0]\I[0]Age : \fr\C[9]\oc[0]35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374" calcext:value-type="float">
            <text:p>374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erviteur</text:p>
            <text:p>\C[15]\oc[0]Prénom : \fr\C[9]\oc[0]Serviteur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-S.erviteur</text:p>
          </table:table-cell>
          <table:table-cell table:style-name="ce7" office:value-type="string" calcext:value-type="string">
            <text:p>&lt;Menu Category: Profils&gt;</text:p>
            <text:p/>
            <text:p>&lt;Enable Requirements&gt;Switch On: 9999&lt;/Enable Requirements&gt;</text:p>
            <text:p>&lt;Info Text Top&gt;</text:p>
            <text:p>\C[15]\oc[0]  Statut: </text:p>
            <text:p>\C[15]\oc[0]Année :  \fr\C[9]\oc[0] \fr\C[15]\oc[0]\I[0]Genre : \fr\C[9]\oc[0] \fr\C[15]\oc[0]\I[0]Age : \fr\C[9]\oc[0]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7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375" calcext:value-type="float">
            <text:p>37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Adam</text:p>
            <text:p>\C[15]\oc[0]Prénom : \fr\C[9]\oc[0]Grégoir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SER-G.Adam</text:p>
          </table:table-cell>
          <table:table-cell table:style-name="ce6" office:value-type="string" calcext:value-type="string">
            <text:p>&lt;Menu Category: Profils&gt;</text:p>
            <text:p>&lt;Picture: Profils_SER_NPC_M2&gt;</text:p>
            <text:p>&lt;Enable Requirements&gt;Switch On: 9999&lt;/Enable Requirements&gt;</text:p>
            <text:p>&lt;Info Text Top&gt;</text:p>
            <text:p>\C[15]\oc[0]ID 1 90 01 37 678 62  Statut: SER</text:p>
            <text:p>\C[15]\oc[0]Année :  \fr\C[9]\oc[0]- \fr\C[15]\oc[0]\I[0]Genre : \fr\C[9]\oc[0]H \fr\C[15]\oc[0]\I[0]Age : \fr\C[9]\oc[0]23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376" calcext:value-type="float">
            <text:p>37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Arnaud</text:p>
            <text:p>\C[15]\oc[0]Prénom : \fr\C[9]\oc[0]Liliane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ER-L.Arnaud</text:p>
          </table:table-cell>
          <table:table-cell table:style-name="ce7" office:value-type="string" calcext:value-type="string">
            <text:p>&lt;Menu Category: Profils&gt;</text:p>
            <text:p>&lt;Picture: Profils_SER_NPC_F3&gt;</text:p>
            <text:p>&lt;Enable Requirements&gt;Switch On: 9999&lt;/Enable Requirements&gt;</text:p>
            <text:p>&lt;Info Text Top&gt;</text:p>
            <text:p>\C[15]\oc[0]ID 2 93 01 11 217 07  Statut: SER</text:p>
            <text:p>\C[15]\oc[0]Année :  \fr\C[9]\oc[0]- \fr\C[15]\oc[0]\I[0]Genre : \fr\C[9]\oc[0]F \fr\C[15]\oc[0]\I[0]Age : \fr\C[9]\oc[0]20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7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377" calcext:value-type="float">
            <text:p>37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Aubert</text:p>
            <text:p>\C[15]\oc[0]Prénom : \fr\C[9]\oc[0]Ladislas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SER-L.Aubert</text:p>
          </table:table-cell>
          <table:table-cell table:style-name="ce6" office:value-type="string" calcext:value-type="string">
            <text:p>&lt;Menu Category: Profils&gt;</text:p>
            <text:p>&lt;Picture: Profils_SER_NPC_M2&gt;</text:p>
            <text:p>&lt;Enable Requirements&gt;Switch On: 9999&lt;/Enable Requirements&gt;</text:p>
            <text:p>&lt;Info Text Top&gt;</text:p>
            <text:p>\C[15]\oc[0]ID 1 81 12 14 351 94  Statut: SER</text:p>
            <text:p>\C[15]\oc[0]Année :  \fr\C[9]\oc[0]- \fr\C[15]\oc[0]\I[0]Genre : \fr\C[9]\oc[0]H \fr\C[15]\oc[0]\I[0]Age : \fr\C[9]\oc[0]32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Barthelemy</text:p>
            <text:p>\C[15]\oc[0]Prénom : \fr\C[9]\oc[0]Barnabé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ER-B.Barthelemy</text:p>
          </table:table-cell>
          <table:table-cell table:style-name="ce7" office:value-type="string" calcext:value-type="string">
            <text:p>&lt;Menu Category: Profils&gt;</text:p>
            <text:p>&lt;Picture: Profils_SER_NPC_M2&gt;</text:p>
            <text:p>&lt;Enable Requirements&gt;Switch On: 9999&lt;/Enable Requirements&gt;</text:p>
            <text:p>&lt;Info Text Top&gt;</text:p>
            <text:p>\C[15]\oc[0]ID 1 82 05 44 774 77  Statut: SER</text:p>
            <text:p>\C[15]\oc[0]Année :  \fr\C[9]\oc[0]- \fr\C[15]\oc[0]\I[0]Genre : \fr\C[9]\oc[0]H \fr\C[15]\oc[0]\I[0]Age : \fr\C[9]\oc[0]31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7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379" calcext:value-type="float">
            <text:p>37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Berger</text:p>
            <text:p>\C[15]\oc[0]Prénom : \fr\C[9]\oc[0]Catherin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SER-C.Berger</text:p>
          </table:table-cell>
          <table:table-cell table:style-name="ce6" office:value-type="string" calcext:value-type="string">
            <text:p>&lt;Menu Category: Profils&gt;</text:p>
            <text:p>&lt;Picture: Profils_SER_IC_Catherine&gt;</text:p>
            <text:p>&lt;Enable Requirements&gt;Switch On: 9999&lt;/Enable Requirements&gt;</text:p>
            <text:p>&lt;Info Text Top&gt;</text:p>
            <text:p>\C[15]\oc[0]ID 2 85 02 55 788 80  Statut: SER</text:p>
            <text:p>\C[15]\oc[0]Année :  \fr\C[9]\oc[0]- \fr\C[15]\oc[0]\I[0]Genre : \fr\C[9]\oc[0]F \fr\C[15]\oc[0]\I[0]Age : \fr\C[9]\oc[0]28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380" calcext:value-type="float">
            <text:p>38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Boulanger</text:p>
            <text:p>\C[15]\oc[0]Prénom : \fr\C[9]\oc[0]Rodolphe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ER-R.Boulanger</text:p>
          </table:table-cell>
          <table:table-cell table:style-name="ce7" office:value-type="string" calcext:value-type="string">
            <text:p>&lt;Menu Category: Profils&gt;</text:p>
            <text:p>&lt;Picture: Profils_SER_NPC_M1&gt;</text:p>
            <text:p>&lt;Enable Requirements&gt;Switch On: 9999&lt;/Enable Requirements&gt;</text:p>
            <text:p>&lt;Info Text Top&gt;</text:p>
            <text:p>\C[15]\oc[0]ID 1 91 03 55 916 22  Statut: SER</text:p>
            <text:p>\C[15]\oc[0]Année :  \fr\C[9]\oc[0]- \fr\C[15]\oc[0]\I[0]Genre : \fr\C[9]\oc[0]H \fr\C[15]\oc[0]\I[0]Age : \fr\C[9]\oc[0]22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7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381" calcext:value-type="float">
            <text:p>38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Bouvier</text:p>
            <text:p>\C[15]\oc[0]Prénom : \fr\C[9]\oc[0]Linda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SER-L.Bouvier</text:p>
          </table:table-cell>
          <table:table-cell table:style-name="ce6" office:value-type="string" calcext:value-type="string">
            <text:p>&lt;Menu Category: Profils&gt;</text:p>
            <text:p>&lt;Picture: Profils_SER_NPC_F2&gt;</text:p>
            <text:p>&lt;Enable Requirements&gt;Switch On: 9999&lt;/Enable Requirements&gt;</text:p>
            <text:p>&lt;Info Text Top&gt;</text:p>
            <text:p>\C[15]\oc[0]ID 2 81 07 48 852 01  Statut: SER</text:p>
            <text:p>\C[15]\oc[0]Année :  \fr\C[9]\oc[0]- \fr\C[15]\oc[0]\I[0]Genre : \fr\C[9]\oc[0]F \fr\C[15]\oc[0]\I[0]Age : \fr\C[9]\oc[0]32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382" calcext:value-type="float">
            <text:p>38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Carlier</text:p>
            <text:p>\C[15]\oc[0]Prénom : \fr\C[9]\oc[0]Zoé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ER-Z.Carlier</text:p>
          </table:table-cell>
          <table:table-cell table:style-name="ce7" office:value-type="string" calcext:value-type="string">
            <text:p>&lt;Menu Category: Profils&gt;</text:p>
            <text:p>&lt;Picture: Profils_SER_NPC_F2&gt;</text:p>
            <text:p>&lt;Enable Requirements&gt;Switch On: 9999&lt;/Enable Requirements&gt;</text:p>
            <text:p>&lt;Info Text Top&gt;</text:p>
            <text:p>\C[15]\oc[0]ID 2 81 10 20 087 10  Statut: SER</text:p>
            <text:p>\C[15]\oc[0]Année :  \fr\C[9]\oc[0]- \fr\C[15]\oc[0]\I[0]Genre : \fr\C[9]\oc[0]F \fr\C[15]\oc[0]\I[0]Age : \fr\C[9]\oc[0]32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8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383" calcext:value-type="float">
            <text:p>38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Carpentier</text:p>
            <text:p>\C[15]\oc[0]Prénom : \fr\C[9]\oc[0]Clotair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SER-C.Carpentier</text:p>
          </table:table-cell>
          <table:table-cell table:style-name="ce6" office:value-type="string" calcext:value-type="string">
            <text:p>&lt;Menu Category: Profils&gt;</text:p>
            <text:p>&lt;Picture: Profils_SER_NPC_M1&gt;</text:p>
            <text:p>&lt;Enable Requirements&gt;Switch On: 9999&lt;/Enable Requirements&gt;</text:p>
            <text:p>&lt;Info Text Top&gt;</text:p>
            <text:p>\C[15]\oc[0]ID 1 82 06 08 678 19  Statut: SER</text:p>
            <text:p>\C[15]\oc[0]Année :  \fr\C[9]\oc[0]- \fr\C[15]\oc[0]\I[0]Genre : \fr\C[9]\oc[0]H \fr\C[15]\oc[0]\I[0]Age : \fr\C[9]\oc[0]31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384" calcext:value-type="float">
            <text:p>384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Chevalier</text:p>
            <text:p>\C[15]\oc[0]Prénom : \fr\C[9]\oc[0]Robinson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ER-R.Chevalier</text:p>
          </table:table-cell>
          <table:table-cell table:style-name="ce7" office:value-type="string" calcext:value-type="string">
            <text:p>&lt;Menu Category: Profils&gt;</text:p>
            <text:p>&lt;Picture: Profils_SER_NPC_M1&gt;</text:p>
            <text:p>&lt;Enable Requirements&gt;Switch On: 9999&lt;/Enable Requirements&gt;</text:p>
            <text:p>&lt;Info Text Top&gt;</text:p>
            <text:p>\C[15]\oc[0]ID 1 88 10 20 409 26  Statut: SER</text:p>
            <text:p>\C[15]\oc[0]Année :  \fr\C[9]\oc[0]- \fr\C[15]\oc[0]\I[0]Genre : \fr\C[9]\oc[0]H \fr\C[15]\oc[0]\I[0]Age : \fr\C[9]\oc[0]25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8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385" calcext:value-type="float">
            <text:p>38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Clement</text:p>
            <text:p>\C[15]\oc[0]Prénom : \fr\C[9]\oc[0]Éléonor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SER-É.Clement</text:p>
          </table:table-cell>
          <table:table-cell table:style-name="ce6" office:value-type="string" calcext:value-type="string">
            <text:p>&lt;Menu Category: Profils&gt;</text:p>
            <text:p>&lt;Picture: Profils_SER_NPC_F3&gt;</text:p>
            <text:p>&lt;Enable Requirements&gt;Switch On: 9999&lt;/Enable Requirements&gt;</text:p>
            <text:p>&lt;Info Text Top&gt;</text:p>
            <text:p>\C[15]\oc[0]ID 2 84 02 14 266 81  Statut: SER</text:p>
            <text:p>\C[15]\oc[0]Année :  \fr\C[9]\oc[0]- \fr\C[15]\oc[0]\I[0]Genre : \fr\C[9]\oc[0]F \fr\C[15]\oc[0]\I[0]Age : \fr\C[9]\oc[0]29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386" calcext:value-type="float">
            <text:p>38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Cordier</text:p>
            <text:p>\C[15]\oc[0]Prénom : \fr\C[9]\oc[0]Narcisse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ER-N.Cordier</text:p>
          </table:table-cell>
          <table:table-cell table:style-name="ce7" office:value-type="string" calcext:value-type="string">
            <text:p>&lt;Menu Category: Profils&gt;</text:p>
            <text:p>&lt;Picture: Profils_SER_NPC_M1&gt;</text:p>
            <text:p>&lt;Enable Requirements&gt;Switch On: 9999&lt;/Enable Requirements&gt;</text:p>
            <text:p>&lt;Info Text Top&gt;</text:p>
            <text:p>\C[15]\oc[0]ID 1 89 08 30 818 61  Statut: SER</text:p>
            <text:p>\C[15]\oc[0]Année :  \fr\C[9]\oc[0]- \fr\C[15]\oc[0]\I[0]Genre : \fr\C[9]\oc[0]H \fr\C[15]\oc[0]\I[0]Age : \fr\C[9]\oc[0]24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8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387" calcext:value-type="float">
            <text:p>38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Cousin</text:p>
            <text:p>\C[15]\oc[0]Prénom : \fr\C[9]\oc[0]Féréol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SER-F.Cousin</text:p>
          </table:table-cell>
          <table:table-cell table:style-name="ce6" office:value-type="string" calcext:value-type="string">
            <text:p>&lt;Menu Category: Profils&gt;</text:p>
            <text:p>&lt;Picture: Profils_SER_NPC_M3&gt;</text:p>
            <text:p>&lt;Enable Requirements&gt;Switch On: 9999&lt;/Enable Requirements&gt;</text:p>
            <text:p>&lt;Info Text Top&gt;</text:p>
            <text:p>\C[15]\oc[0]ID 1 93 05 21 666 73  Statut: SER</text:p>
            <text:p>\C[15]\oc[0]Année :  \fr\C[9]\oc[0]- \fr\C[15]\oc[0]\I[0]Genre : \fr\C[9]\oc[0]H \fr\C[15]\oc[0]\I[0]Age : \fr\C[9]\oc[0]20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388" calcext:value-type="float">
            <text:p>388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Da Silva</text:p>
            <text:p>\C[15]\oc[0]Prénom : \fr\C[9]\oc[0]Florian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ER-F.Da Silva</text:p>
          </table:table-cell>
          <table:table-cell table:style-name="ce7" office:value-type="string" calcext:value-type="string">
            <text:p>&lt;Menu Category: Profils&gt;</text:p>
            <text:p>&lt;Picture: Profils_SER_NPC_M3&gt;</text:p>
            <text:p>&lt;Enable Requirements&gt;Switch On: 9999&lt;/Enable Requirements&gt;</text:p>
            <text:p>&lt;Info Text Top&gt;</text:p>
            <text:p>\C[15]\oc[0]ID 1 77 12 19 922 81  Statut: SER</text:p>
            <text:p>\C[15]\oc[0]Année :  \fr\C[9]\oc[0]- \fr\C[15]\oc[0]\I[0]Genre : \fr\C[9]\oc[0]H \fr\C[15]\oc[0]\I[0]Age : \fr\C[9]\oc[0]36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8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389" calcext:value-type="float">
            <text:p>38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Da Silva</text:p>
            <text:p>\C[15]\oc[0]Prénom : \fr\C[9]\oc[0]Laurett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SER-L.Da Silva</text:p>
          </table:table-cell>
          <table:table-cell table:style-name="ce6" office:value-type="string" calcext:value-type="string">
            <text:p>&lt;Menu Category: Profils&gt;</text:p>
            <text:p>&lt;Picture: Profils_SER_NPC_F3&gt;</text:p>
            <text:p>&lt;Enable Requirements&gt;Switch On: 9999&lt;/Enable Requirements&gt;</text:p>
            <text:p>&lt;Info Text Top&gt;</text:p>
            <text:p>\C[15]\oc[0]ID 2 88 12 20 277 69  Statut: SER</text:p>
            <text:p>\C[15]\oc[0]Année :  \fr\C[9]\oc[0]- \fr\C[15]\oc[0]\I[0]Genre : \fr\C[9]\oc[0]F \fr\C[15]\oc[0]\I[0]Age : \fr\C[9]\oc[0]25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390" calcext:value-type="float">
            <text:p>39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Dufour</text:p>
            <text:p>\C[15]\oc[0]Prénom : \fr\C[9]\oc[0]Yvette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ER-Y.Dufour</text:p>
          </table:table-cell>
          <table:table-cell table:style-name="ce7" office:value-type="string" calcext:value-type="string">
            <text:p>&lt;Menu Category: Profils&gt;</text:p>
            <text:p>&lt;Picture: Profils_SER_NPC_F1&gt;</text:p>
            <text:p>&lt;Enable Requirements&gt;Switch On: 9999&lt;/Enable Requirements&gt;</text:p>
            <text:p>&lt;Info Text Top&gt;</text:p>
            <text:p>\C[15]\oc[0]ID 2 77 09 46 319 55  Statut: SER</text:p>
            <text:p>\C[15]\oc[0]Année :  \fr\C[9]\oc[0]- \fr\C[15]\oc[0]\I[0]Genre : \fr\C[9]\oc[0]F \fr\C[15]\oc[0]\I[0]Age : \fr\C[9]\oc[0]36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8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391" calcext:value-type="float">
            <text:p>39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Dumont</text:p>
            <text:p>\C[15]\oc[0]Prénom : \fr\C[9]\oc[0]Élian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SER-É.Dumont</text:p>
          </table:table-cell>
          <table:table-cell table:style-name="ce6" office:value-type="string" calcext:value-type="string">
            <text:p>&lt;Menu Category: Profils&gt;</text:p>
            <text:p>&lt;Picture: Profils_SER_NPC_F1&gt;</text:p>
            <text:p>&lt;Enable Requirements&gt;Switch On: 9999&lt;/Enable Requirements&gt;</text:p>
            <text:p>&lt;Info Text Top&gt;</text:p>
            <text:p>\C[15]\oc[0]ID 2 89 08 06 022 65  Statut: SER</text:p>
            <text:p>\C[15]\oc[0]Année :  \fr\C[9]\oc[0]- \fr\C[15]\oc[0]\I[0]Genre : \fr\C[9]\oc[0]F \fr\C[15]\oc[0]\I[0]Age : \fr\C[9]\oc[0]24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392" calcext:value-type="float">
            <text:p>39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Etienne</text:p>
            <text:p>\C[15]\oc[0]Prénom : \fr\C[9]\oc[0]Lothaire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ER-L.Etienne</text:p>
          </table:table-cell>
          <table:table-cell table:style-name="ce7" office:value-type="string" calcext:value-type="string">
            <text:p>&lt;Menu Category: Profils&gt;</text:p>
            <text:p>&lt;Picture: Profils_SER_NPC_M3&gt;</text:p>
            <text:p>&lt;Enable Requirements&gt;Switch On: 9999&lt;/Enable Requirements&gt;</text:p>
            <text:p>&lt;Info Text Top&gt;</text:p>
            <text:p>\C[15]\oc[0]ID 1 81 07 36 190 36  Statut: SER</text:p>
            <text:p>\C[15]\oc[0]Année :  \fr\C[9]\oc[0]- \fr\C[15]\oc[0]\I[0]Genre : \fr\C[9]\oc[0]H \fr\C[15]\oc[0]\I[0]Age : \fr\C[9]\oc[0]32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9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393" calcext:value-type="float">
            <text:p>39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Fontaine</text:p>
            <text:p>\C[15]\oc[0]Prénom : \fr\C[9]\oc[0]Alfred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SER-A.Fontaine</text:p>
          </table:table-cell>
          <table:table-cell table:style-name="ce6" office:value-type="string" calcext:value-type="string">
            <text:p>&lt;Menu Category: Profils&gt;</text:p>
            <text:p>&lt;Picture: Profils_SER_NPC_M3&gt;</text:p>
            <text:p>&lt;Enable Requirements&gt;Switch On: 9999&lt;/Enable Requirements&gt;</text:p>
            <text:p>&lt;Info Text Top&gt;</text:p>
            <text:p>\C[15]\oc[0]ID 1 88 03 30 246 03  Statut: SER</text:p>
            <text:p>\C[15]\oc[0]Année :  \fr\C[9]\oc[0]- \fr\C[15]\oc[0]\I[0]Genre : \fr\C[9]\oc[0]H \fr\C[15]\oc[0]\I[0]Age : \fr\C[9]\oc[0]25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394" calcext:value-type="float">
            <text:p>394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Gaillard</text:p>
            <text:p>\C[15]\oc[0]Prénom : \fr\C[9]\oc[0]Soizic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ER-S.Gaillard</text:p>
          </table:table-cell>
          <table:table-cell table:style-name="ce7" office:value-type="string" calcext:value-type="string">
            <text:p>&lt;Menu Category: Profils&gt;</text:p>
            <text:p>&lt;Picture: Profils_SER_NPC_F1&gt;</text:p>
            <text:p>&lt;Enable Requirements&gt;Switch On: 9999&lt;/Enable Requirements&gt;</text:p>
            <text:p>&lt;Info Text Top&gt;</text:p>
            <text:p>\C[15]\oc[0]ID 2 79 09 44 707 27  Statut: SER</text:p>
            <text:p>\C[15]\oc[0]Année :  \fr\C[9]\oc[0]- \fr\C[15]\oc[0]\I[0]Genre : \fr\C[9]\oc[0]F \fr\C[15]\oc[0]\I[0]Age : \fr\C[9]\oc[0]34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9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395" calcext:value-type="float">
            <text:p>39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Gerard</text:p>
            <text:p>\C[15]\oc[0]Prénom : \fr\C[9]\oc[0]Jeoffrey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SER-J.Gerard</text:p>
          </table:table-cell>
          <table:table-cell table:style-name="ce6" office:value-type="string" calcext:value-type="string">
            <text:p>&lt;Menu Category: Profils&gt;</text:p>
            <text:p>&lt;Picture: Profils_SER_NPC_M1&gt;</text:p>
            <text:p>&lt;Enable Requirements&gt;Switch On: 9999&lt;/Enable Requirements&gt;</text:p>
            <text:p>&lt;Info Text Top&gt;</text:p>
            <text:p>\C[15]\oc[0]ID 1 79 04 16 115 39  Statut: SER</text:p>
            <text:p>\C[15]\oc[0]Année :  \fr\C[9]\oc[0]- \fr\C[15]\oc[0]\I[0]Genre : \fr\C[9]\oc[0]H \fr\C[15]\oc[0]\I[0]Age : \fr\C[9]\oc[0]34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396" calcext:value-type="float">
            <text:p>39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Gilbert</text:p>
            <text:p>\C[15]\oc[0]Prénom : \fr\C[9]\oc[0]Hyacinthe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ER-H.Gilbert</text:p>
          </table:table-cell>
          <table:table-cell table:style-name="ce7" office:value-type="string" calcext:value-type="string">
            <text:p>&lt;Menu Category: Profils&gt;</text:p>
            <text:p>&lt;Picture: Profils_SER_NPC_M3&gt;</text:p>
            <text:p>&lt;Enable Requirements&gt;Switch On: 9999&lt;/Enable Requirements&gt;</text:p>
            <text:p>&lt;Info Text Top&gt;</text:p>
            <text:p>\C[15]\oc[0]ID 1 87 09 46 651 23  Statut: SER</text:p>
            <text:p>\C[15]\oc[0]Année :  \fr\C[9]\oc[0]- \fr\C[15]\oc[0]\I[0]Genre : \fr\C[9]\oc[0]H \fr\C[15]\oc[0]\I[0]Age : \fr\C[9]\oc[0]26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9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397" calcext:value-type="float">
            <text:p>39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Girard</text:p>
            <text:p>\C[15]\oc[0]Prénom : \fr\C[9]\oc[0]Nadin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SER-N.Girard</text:p>
          </table:table-cell>
          <table:table-cell table:style-name="ce6" office:value-type="string" calcext:value-type="string">
            <text:p>&lt;Menu Category: Profils&gt;</text:p>
            <text:p>&lt;Picture: Profils_SER_NPC_F3&gt;</text:p>
            <text:p>&lt;Enable Requirements&gt;Switch On: 9999&lt;/Enable Requirements&gt;</text:p>
            <text:p>&lt;Info Text Top&gt;</text:p>
            <text:p>\C[15]\oc[0]ID 2 76 08 16 860 40  Statut: SER</text:p>
            <text:p>\C[15]\oc[0]Année :  \fr\C[9]\oc[0]- \fr\C[15]\oc[0]\I[0]Genre : \fr\C[9]\oc[0]F \fr\C[15]\oc[0]\I[0]Age : \fr\C[9]\oc[0]37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398" calcext:value-type="float">
            <text:p>398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Hoarau</text:p>
            <text:p>\C[15]\oc[0]Prénom : \fr\C[9]\oc[0]Sibylle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ER-S.Hoarau</text:p>
          </table:table-cell>
          <table:table-cell table:style-name="ce7" office:value-type="string" calcext:value-type="string">
            <text:p>&lt;Menu Category: Profils&gt;</text:p>
            <text:p>&lt;Picture: Profils_SER_NPC_F2&gt;</text:p>
            <text:p>&lt;Enable Requirements&gt;Switch On: 9999&lt;/Enable Requirements&gt;</text:p>
            <text:p>&lt;Info Text Top&gt;</text:p>
            <text:p>\C[15]\oc[0]ID 2 80 01 10 828 82  Statut: SER</text:p>
            <text:p>\C[15]\oc[0]Année :  \fr\C[9]\oc[0]- \fr\C[15]\oc[0]\I[0]Genre : \fr\C[9]\oc[0]F \fr\C[15]\oc[0]\I[0]Age : \fr\C[9]\oc[0]33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9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399" calcext:value-type="float">
            <text:p>39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Joly</text:p>
            <text:p>\C[15]\oc[0]Prénom : \fr\C[9]\oc[0]Solveig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SER-S.Joly</text:p>
          </table:table-cell>
          <table:table-cell table:style-name="ce6" office:value-type="string" calcext:value-type="string">
            <text:p>&lt;Menu Category: Profils&gt;</text:p>
            <text:p>&lt;Picture: Profils_SER_NPC_F3&gt;</text:p>
            <text:p>&lt;Enable Requirements&gt;Switch On: 9999&lt;/Enable Requirements&gt;</text:p>
            <text:p>&lt;Info Text Top&gt;</text:p>
            <text:p>\C[15]\oc[0]ID 2 75 08 38 270 59  Statut: SER</text:p>
            <text:p>\C[15]\oc[0]Année :  \fr\C[9]\oc[0]- \fr\C[15]\oc[0]\I[0]Genre : \fr\C[9]\oc[0]F \fr\C[15]\oc[0]\I[0]Age : \fr\C[9]\oc[0]38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Joly</text:p>
            <text:p>\C[15]\oc[0]Prénom : \fr\C[9]\oc[0]Évariste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ER-É.Joly</text:p>
          </table:table-cell>
          <table:table-cell table:style-name="ce7" office:value-type="string" calcext:value-type="string">
            <text:p>&lt;Menu Category: Profils&gt;</text:p>
            <text:p>&lt;Picture: Profils_SER_NPC_M2&gt;</text:p>
            <text:p>&lt;Enable Requirements&gt;Switch On: 9999&lt;/Enable Requirements&gt;</text:p>
            <text:p>&lt;Info Text Top&gt;</text:p>
            <text:p>\C[15]\oc[0]ID 1 91 06 07 003 47  Statut: SER</text:p>
            <text:p>\C[15]\oc[0]Année :  \fr\C[9]\oc[0]- \fr\C[15]\oc[0]\I[0]Genre : \fr\C[9]\oc[0]H \fr\C[15]\oc[0]\I[0]Age : \fr\C[9]\oc[0]22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9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401" calcext:value-type="float">
            <text:p>40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Julien</text:p>
            <text:p>\C[15]\oc[0]Prénom : \fr\C[9]\oc[0]Bérénic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SER-B.Julien</text:p>
          </table:table-cell>
          <table:table-cell table:style-name="ce6" office:value-type="string" calcext:value-type="string">
            <text:p>&lt;Menu Category: Profils&gt;</text:p>
            <text:p>&lt;Picture: Profils_SER_NPC_F3&gt;</text:p>
            <text:p>&lt;Enable Requirements&gt;Switch On: 9999&lt;/Enable Requirements&gt;</text:p>
            <text:p>&lt;Info Text Top&gt;</text:p>
            <text:p>\C[15]\oc[0]ID 2 77 10 18 667 62  Statut: SER</text:p>
            <text:p>\C[15]\oc[0]Année :  \fr\C[9]\oc[0]- \fr\C[15]\oc[0]\I[0]Genre : \fr\C[9]\oc[0]F \fr\C[15]\oc[0]\I[0]Age : \fr\C[9]\oc[0]36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402" calcext:value-type="float">
            <text:p>40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Lambert</text:p>
            <text:p>\C[15]\oc[0]Prénom : \fr\C[9]\oc[0]Élie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ER-É.Lambert</text:p>
          </table:table-cell>
          <table:table-cell table:style-name="ce7" office:value-type="string" calcext:value-type="string">
            <text:p>&lt;Menu Category: Profils&gt;</text:p>
            <text:p>&lt;Picture: Profils_SER_NPC_M3&gt;</text:p>
            <text:p>&lt;Enable Requirements&gt;Switch On: 9999&lt;/Enable Requirements&gt;</text:p>
            <text:p>&lt;Info Text Top&gt;</text:p>
            <text:p>\C[15]\oc[0]ID 1 75 07 25 713 22  Statut: SER</text:p>
            <text:p>\C[15]\oc[0]Année :  \fr\C[9]\oc[0]- \fr\C[15]\oc[0]\I[0]Genre : \fr\C[9]\oc[0]H \fr\C[15]\oc[0]\I[0]Age : \fr\C[9]\oc[0]38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20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403" calcext:value-type="float">
            <text:p>40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Leblanc</text:p>
            <text:p>\C[15]\oc[0]Prénom : \fr\C[9]\oc[0]Arian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SER-A.Leblanc</text:p>
          </table:table-cell>
          <table:table-cell table:style-name="ce6" office:value-type="string" calcext:value-type="string">
            <text:p>&lt;Menu Category: Profils&gt;</text:p>
            <text:p>&lt;Picture: Profils_SER_NPC_F3&gt;</text:p>
            <text:p>&lt;Enable Requirements&gt;Switch On: 9999&lt;/Enable Requirements&gt;</text:p>
            <text:p>&lt;Info Text Top&gt;</text:p>
            <text:p>\C[15]\oc[0]ID 2 77 05 45 184 73  Statut: SER</text:p>
            <text:p>\C[15]\oc[0]Année :  \fr\C[9]\oc[0]- \fr\C[15]\oc[0]\I[0]Genre : \fr\C[9]\oc[0]F \fr\C[15]\oc[0]\I[0]Age : \fr\C[9]\oc[0]36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2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404" calcext:value-type="float">
            <text:p>404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Leclercq</text:p>
            <text:p>\C[15]\oc[0]Prénom : \fr\C[9]\oc[0]Martial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ER-M.Leclercq</text:p>
          </table:table-cell>
          <table:table-cell table:style-name="ce7" office:value-type="string" calcext:value-type="string">
            <text:p>&lt;Menu Category: Profils&gt;</text:p>
            <text:p>&lt;Picture: Profils_SER_NPC_M3&gt;</text:p>
            <text:p>&lt;Enable Requirements&gt;Switch On: 9999&lt;/Enable Requirements&gt;</text:p>
            <text:p>&lt;Info Text Top&gt;</text:p>
            <text:p>\C[15]\oc[0]ID 1 92 02 39 904 46  Statut: SER</text:p>
            <text:p>\C[15]\oc[0]Année :  \fr\C[9]\oc[0]- \fr\C[15]\oc[0]\I[0]Genre : \fr\C[9]\oc[0]H \fr\C[15]\oc[0]\I[0]Age : \fr\C[9]\oc[0]21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20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405" calcext:value-type="float">
            <text:p>40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Lemoine</text:p>
            <text:p>\C[15]\oc[0]Prénom : \fr\C[9]\oc[0]Gonzagu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SER-G.Lemoine</text:p>
          </table:table-cell>
          <table:table-cell table:style-name="ce6" office:value-type="string" calcext:value-type="string">
            <text:p>&lt;Menu Category: Profils&gt;</text:p>
            <text:p>&lt;Picture: Profils_SER_NPC_M3&gt;</text:p>
            <text:p>&lt;Enable Requirements&gt;Switch On: 9999&lt;/Enable Requirements&gt;</text:p>
            <text:p>&lt;Info Text Top&gt;</text:p>
            <text:p>\C[15]\oc[0]ID 1 77 06 52 503 68  Statut: SER</text:p>
            <text:p>\C[15]\oc[0]Année :  \fr\C[9]\oc[0]- \fr\C[15]\oc[0]\I[0]Genre : \fr\C[9]\oc[0]H \fr\C[15]\oc[0]\I[0]Age : \fr\C[9]\oc[0]36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2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406" calcext:value-type="float">
            <text:p>40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Maillard</text:p>
            <text:p>\C[15]\oc[0]Prénom : \fr\C[9]\oc[0]Adrien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ER-A.Maillard</text:p>
          </table:table-cell>
          <table:table-cell table:style-name="ce7" office:value-type="string" calcext:value-type="string">
            <text:p>&lt;Menu Category: Profils&gt;</text:p>
            <text:p>&lt;Picture: Profils_SER_NPC_M2&gt;</text:p>
            <text:p>&lt;Enable Requirements&gt;Switch On: 9999&lt;/Enable Requirements&gt;</text:p>
            <text:p>&lt;Info Text Top&gt;</text:p>
            <text:p>\C[15]\oc[0]ID 1 89 02 27 451 46  Statut: SER</text:p>
            <text:p>\C[15]\oc[0]Année :  \fr\C[9]\oc[0]- \fr\C[15]\oc[0]\I[0]Genre : \fr\C[9]\oc[0]H \fr\C[15]\oc[0]\I[0]Age : \fr\C[9]\oc[0]24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20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407" calcext:value-type="float">
            <text:p>40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Marie</text:p>
            <text:p>\C[15]\oc[0]Prénom : \fr\C[9]\oc[0]Donna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SER-D.Marie</text:p>
          </table:table-cell>
          <table:table-cell table:style-name="ce6" office:value-type="string" calcext:value-type="string">
            <text:p>&lt;Menu Category: Profils&gt;</text:p>
            <text:p>&lt;Picture: Profils_SER_NPC_F1&gt;</text:p>
            <text:p>&lt;Enable Requirements&gt;Switch On: 9999&lt;/Enable Requirements&gt;</text:p>
            <text:p>&lt;Info Text Top&gt;</text:p>
            <text:p>\C[15]\oc[0]ID 2 96 10 25 135 09  Statut: SER</text:p>
            <text:p>\C[15]\oc[0]Année :  \fr\C[9]\oc[0]- \fr\C[15]\oc[0]\I[0]Genre : \fr\C[9]\oc[0]F \fr\C[15]\oc[0]\I[0]Age : \fr\C[9]\oc[0]17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2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408" calcext:value-type="float">
            <text:p>408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Marty</text:p>
            <text:p>\C[15]\oc[0]Prénom : \fr\C[9]\oc[0]Constance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ER-C.Marty</text:p>
          </table:table-cell>
          <table:table-cell table:style-name="ce7" office:value-type="string" calcext:value-type="string">
            <text:p>&lt;Menu Category: Profils&gt;</text:p>
            <text:p>&lt;Picture: Profils_SER_NPC_F1&gt;</text:p>
            <text:p>&lt;Enable Requirements&gt;Switch On: 9999&lt;/Enable Requirements&gt;</text:p>
            <text:p>&lt;Info Text Top&gt;</text:p>
            <text:p>\C[15]\oc[0]ID 2 94 05 54 166 67  Statut: SER</text:p>
            <text:p>\C[15]\oc[0]Année :  \fr\C[9]\oc[0]- \fr\C[15]\oc[0]\I[0]Genre : \fr\C[9]\oc[0]F \fr\C[15]\oc[0]\I[0]Age : \fr\C[9]\oc[0]19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20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409" calcext:value-type="float">
            <text:p>40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Mathieu</text:p>
            <text:p>\C[15]\oc[0]Prénom : \fr\C[9]\oc[0]Ogier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SER-O.Mathieu</text:p>
          </table:table-cell>
          <table:table-cell table:style-name="ce6" office:value-type="string" calcext:value-type="string">
            <text:p>&lt;Menu Category: Profils&gt;</text:p>
            <text:p>&lt;Picture: Profils_SER_NPC_M2&gt;</text:p>
            <text:p>&lt;Enable Requirements&gt;Switch On: 9999&lt;/Enable Requirements&gt;</text:p>
            <text:p>&lt;Info Text Top&gt;</text:p>
            <text:p>\C[15]\oc[0]ID 1 92 03 46 980 63  Statut: SER</text:p>
            <text:p>\C[15]\oc[0]Année :  \fr\C[9]\oc[0]- \fr\C[15]\oc[0]\I[0]Genre : \fr\C[9]\oc[0]H \fr\C[15]\oc[0]\I[0]Age : \fr\C[9]\oc[0]21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2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410" calcext:value-type="float">
            <text:p>41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Michel</text:p>
            <text:p>\C[15]\oc[0]Prénom : \fr\C[9]\oc[0]Gauthier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ER-G.Michel</text:p>
          </table:table-cell>
          <table:table-cell table:style-name="ce7" office:value-type="string" calcext:value-type="string">
            <text:p>&lt;Menu Category: Profils&gt;</text:p>
            <text:p>&lt;Picture: Profils_SER_NPC_M1&gt;</text:p>
            <text:p>&lt;Enable Requirements&gt;Switch On: 9999&lt;/Enable Requirements&gt;</text:p>
            <text:p>&lt;Info Text Top&gt;</text:p>
            <text:p>\C[15]\oc[0]ID 1 81 01 37 466 52  Statut: SER</text:p>
            <text:p>\C[15]\oc[0]Année :  \fr\C[9]\oc[0]- \fr\C[15]\oc[0]\I[0]Genre : \fr\C[9]\oc[0]H \fr\C[15]\oc[0]\I[0]Age : \fr\C[9]\oc[0]32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20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411" calcext:value-type="float">
            <text:p>41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Millet</text:p>
            <text:p>\C[15]\oc[0]Prénom : \fr\C[9]\oc[0]Walter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SER-W.Millet</text:p>
          </table:table-cell>
          <table:table-cell table:style-name="ce6" office:value-type="string" calcext:value-type="string">
            <text:p>&lt;Menu Category: Profils&gt;</text:p>
            <text:p>&lt;Picture: Profils_SER_NPC_M2&gt;</text:p>
            <text:p>&lt;Enable Requirements&gt;Switch On: 9999&lt;/Enable Requirements&gt;</text:p>
            <text:p>&lt;Info Text Top&gt;</text:p>
            <text:p>\C[15]\oc[0]ID 1 91 02 12 240 09  Statut: SER</text:p>
            <text:p>\C[15]\oc[0]Année :  \fr\C[9]\oc[0]- \fr\C[15]\oc[0]\I[0]Genre : \fr\C[9]\oc[0]H \fr\C[15]\oc[0]\I[0]Age : \fr\C[9]\oc[0]22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2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412" calcext:value-type="float">
            <text:p>41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Morel</text:p>
            <text:p>\C[15]\oc[0]Prénom : \fr\C[9]\oc[0]Aymeric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ER-A.Morel</text:p>
          </table:table-cell>
          <table:table-cell table:style-name="ce7" office:value-type="string" calcext:value-type="string">
            <text:p>&lt;Menu Category: Profils&gt;</text:p>
            <text:p>&lt;Picture: Profils_SER_NPC_M3&gt;</text:p>
            <text:p>&lt;Enable Requirements&gt;Switch On: 9999&lt;/Enable Requirements&gt;</text:p>
            <text:p>&lt;Info Text Top&gt;</text:p>
            <text:p>\C[15]\oc[0]ID 1 79 05 16 133 02  Statut: SER</text:p>
            <text:p>\C[15]\oc[0]Année :  \fr\C[9]\oc[0]- \fr\C[15]\oc[0]\I[0]Genre : \fr\C[9]\oc[0]H \fr\C[15]\oc[0]\I[0]Age : \fr\C[9]\oc[0]34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21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413" calcext:value-type="float">
            <text:p>41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Pelletier</text:p>
            <text:p>\C[15]\oc[0]Prénom : \fr\C[9]\oc[0]Priscilla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SER-P.Pelletier</text:p>
          </table:table-cell>
          <table:table-cell table:style-name="ce6" office:value-type="string" calcext:value-type="string">
            <text:p>&lt;Menu Category: Profils&gt;</text:p>
            <text:p>&lt;Picture: Profils_SER_NPC_F1&gt;</text:p>
            <text:p>&lt;Enable Requirements&gt;Switch On: 9999&lt;/Enable Requirements&gt;</text:p>
            <text:p>&lt;Info Text Top&gt;</text:p>
            <text:p>\C[15]\oc[0]ID 2 80 12 45 111 23  Statut: SER</text:p>
            <text:p>\C[15]\oc[0]Année :  \fr\C[9]\oc[0]- \fr\C[15]\oc[0]\I[0]Genre : \fr\C[9]\oc[0]F \fr\C[15]\oc[0]\I[0]Age : \fr\C[9]\oc[0]33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2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414" calcext:value-type="float">
            <text:p>414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Perrin</text:p>
            <text:p>\C[15]\oc[0]Prénom : \fr\C[9]\oc[0]Yseult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ER-Y.Perrin</text:p>
          </table:table-cell>
          <table:table-cell table:style-name="ce7" office:value-type="string" calcext:value-type="string">
            <text:p>&lt;Menu Category: Profils&gt;</text:p>
            <text:p>&lt;Picture: Profils_SER_NPC_F1&gt;</text:p>
            <text:p>&lt;Enable Requirements&gt;Switch On: 9999&lt;/Enable Requirements&gt;</text:p>
            <text:p>&lt;Info Text Top&gt;</text:p>
            <text:p>\C[15]\oc[0]ID 2 90 11 49 244 72  Statut: SER</text:p>
            <text:p>\C[15]\oc[0]Année :  \fr\C[9]\oc[0]- \fr\C[15]\oc[0]\I[0]Genre : \fr\C[9]\oc[0]F \fr\C[15]\oc[0]\I[0]Age : \fr\C[9]\oc[0]23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21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415" calcext:value-type="float">
            <text:p>41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Philippe</text:p>
            <text:p>\C[15]\oc[0]Prénom : \fr\C[9]\oc[0]Édith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SER-É.Philippe</text:p>
          </table:table-cell>
          <table:table-cell table:style-name="ce6" office:value-type="string" calcext:value-type="string">
            <text:p>&lt;Menu Category: Profils&gt;</text:p>
            <text:p>&lt;Picture: Profils_SER_NPC_F1&gt;</text:p>
            <text:p>&lt;Enable Requirements&gt;Switch On: 9999&lt;/Enable Requirements&gt;</text:p>
            <text:p>&lt;Info Text Top&gt;</text:p>
            <text:p>\C[15]\oc[0]ID 2 94 08 31 434 69  Statut: SER</text:p>
            <text:p>\C[15]\oc[0]Année :  \fr\C[9]\oc[0]- \fr\C[15]\oc[0]\I[0]Genre : \fr\C[9]\oc[0]F \fr\C[15]\oc[0]\I[0]Age : \fr\C[9]\oc[0]19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2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416" calcext:value-type="float">
            <text:p>41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Pichon</text:p>
            <text:p>\C[15]\oc[0]Prénom : \fr\C[9]\oc[0]Gladys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ER-G.Pichon</text:p>
          </table:table-cell>
          <table:table-cell table:style-name="ce7" office:value-type="string" calcext:value-type="string">
            <text:p>&lt;Menu Category: Profils&gt;</text:p>
            <text:p>&lt;Picture: Profils_SER_NPC_F2&gt;</text:p>
            <text:p>&lt;Enable Requirements&gt;Switch On: 9999&lt;/Enable Requirements&gt;</text:p>
            <text:p>&lt;Info Text Top&gt;</text:p>
            <text:p>\C[15]\oc[0]ID 2 83 04 45 220 65  Statut: SER</text:p>
            <text:p>\C[15]\oc[0]Année :  \fr\C[9]\oc[0]- \fr\C[15]\oc[0]\I[0]Genre : \fr\C[9]\oc[0]F \fr\C[15]\oc[0]\I[0]Age : \fr\C[9]\oc[0]30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2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417" calcext:value-type="float">
            <text:p>41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Pierre</text:p>
            <text:p>\C[15]\oc[0]Prénom : \fr\C[9]\oc[0]Annett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SER-A.Pierre</text:p>
          </table:table-cell>
          <table:table-cell table:style-name="ce6" office:value-type="string" calcext:value-type="string">
            <text:p>&lt;Menu Category: Profils&gt;</text:p>
            <text:p>&lt;Picture: Profils_SER_NPC_F2&gt;</text:p>
            <text:p>&lt;Enable Requirements&gt;Switch On: 9999&lt;/Enable Requirements&gt;</text:p>
            <text:p>&lt;Info Text Top&gt;</text:p>
            <text:p>\C[15]\oc[0]ID 2 95 07 53 247 96  Statut: SER</text:p>
            <text:p>\C[15]\oc[0]Année :  \fr\C[9]\oc[0]- \fr\C[15]\oc[0]\I[0]Genre : \fr\C[9]\oc[0]F \fr\C[15]\oc[0]\I[0]Age : \fr\C[9]\oc[0]18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2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418" calcext:value-type="float">
            <text:p>418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Rey</text:p>
            <text:p>\C[15]\oc[0]Prénom : \fr\C[9]\oc[0]Stanislas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ER-S.Rey</text:p>
          </table:table-cell>
          <table:table-cell table:style-name="ce7" office:value-type="string" calcext:value-type="string">
            <text:p>&lt;Menu Category: Profils&gt;</text:p>
            <text:p>&lt;Picture: Profils_SER_NPC_M1&gt;</text:p>
            <text:p>&lt;Enable Requirements&gt;Switch On: 9999&lt;/Enable Requirements&gt;</text:p>
            <text:p>&lt;Info Text Top&gt;</text:p>
            <text:p>\C[15]\oc[0]ID 1 75 11 02 317 59  Statut: SER</text:p>
            <text:p>\C[15]\oc[0]Année :  \fr\C[9]\oc[0]- \fr\C[15]\oc[0]\I[0]Genre : \fr\C[9]\oc[0]H \fr\C[15]\oc[0]\I[0]Age : \fr\C[9]\oc[0]38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21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419" calcext:value-type="float">
            <text:p>41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Reynaud</text:p>
            <text:p>\C[15]\oc[0]Prénom : \fr\C[9]\oc[0]Ogier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SER-O.Reynaud</text:p>
          </table:table-cell>
          <table:table-cell table:style-name="ce6" office:value-type="string" calcext:value-type="string">
            <text:p>&lt;Menu Category: Profils&gt;</text:p>
            <text:p>&lt;Picture: Profils_SER_NPC_M1&gt;</text:p>
            <text:p>&lt;Enable Requirements&gt;Switch On: 9999&lt;/Enable Requirements&gt;</text:p>
            <text:p>&lt;Info Text Top&gt;</text:p>
            <text:p>\C[15]\oc[0]ID 1 95 06 11 549 73  Statut: SER</text:p>
            <text:p>\C[15]\oc[0]Année :  \fr\C[9]\oc[0]- \fr\C[15]\oc[0]\I[0]Genre : \fr\C[9]\oc[0]H \fr\C[15]\oc[0]\I[0]Age : \fr\C[9]\oc[0]18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2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420" calcext:value-type="float">
            <text:p>42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Richard</text:p>
            <text:p>\C[15]\oc[0]Prénom : \fr\C[9]\oc[0]Rodolphe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ER-R.Richard</text:p>
          </table:table-cell>
          <table:table-cell table:style-name="ce7" office:value-type="string" calcext:value-type="string">
            <text:p>&lt;Menu Category: Profils&gt;</text:p>
            <text:p>&lt;Picture: Profils_SER_NPC_M3&gt;</text:p>
            <text:p>&lt;Enable Requirements&gt;Switch On: 9999&lt;/Enable Requirements&gt;</text:p>
            <text:p>&lt;Info Text Top&gt;</text:p>
            <text:p>\C[15]\oc[0]ID 1 86 02 51 219 55  Statut: SER</text:p>
            <text:p>\C[15]\oc[0]Année :  \fr\C[9]\oc[0]- \fr\C[15]\oc[0]\I[0]Genre : \fr\C[9]\oc[0]H \fr\C[15]\oc[0]\I[0]Age : \fr\C[9]\oc[0]27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21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421" calcext:value-type="float">
            <text:p>42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Robert</text:p>
            <text:p>\C[15]\oc[0]Prénom : \fr\C[9]\oc[0]Célestin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SER-C.Robert</text:p>
          </table:table-cell>
          <table:table-cell table:style-name="ce6" office:value-type="string" calcext:value-type="string">
            <text:p>&lt;Menu Category: Profils&gt;</text:p>
            <text:p>&lt;Picture: Profils_SER_NPC_F2&gt;</text:p>
            <text:p>&lt;Enable Requirements&gt;Switch On: 9999&lt;/Enable Requirements&gt;</text:p>
            <text:p>&lt;Info Text Top&gt;</text:p>
            <text:p>\C[15]\oc[0]ID 2 92 09 38 651 04  Statut: SER</text:p>
            <text:p>\C[15]\oc[0]Année :  \fr\C[9]\oc[0]- \fr\C[15]\oc[0]\I[0]Genre : \fr\C[9]\oc[0]F \fr\C[15]\oc[0]\I[0]Age : \fr\C[9]\oc[0]21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2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422" calcext:value-type="float">
            <text:p>42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Simon</text:p>
            <text:p>\C[15]\oc[0]Prénom : \fr\C[9]\oc[0]Oswald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ER-O.Simon</text:p>
          </table:table-cell>
          <table:table-cell table:style-name="ce7" office:value-type="string" calcext:value-type="string">
            <text:p>&lt;Menu Category: Profils&gt;</text:p>
            <text:p>&lt;Picture: Profils_SER_NPC_M3&gt;</text:p>
            <text:p>&lt;Enable Requirements&gt;Switch On: 9999&lt;/Enable Requirements&gt;</text:p>
            <text:p>&lt;Info Text Top&gt;</text:p>
            <text:p>\C[15]\oc[0]ID 1 75 12 21 536 97  Statut: SER</text:p>
            <text:p>\C[15]\oc[0]Année :  \fr\C[9]\oc[0]- \fr\C[15]\oc[0]\I[0]Genre : \fr\C[9]\oc[0]H \fr\C[15]\oc[0]\I[0]Age : \fr\C[9]\oc[0]38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22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423" calcext:value-type="float">
            <text:p>42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Tessier</text:p>
            <text:p>\C[15]\oc[0]Prénom : \fr\C[9]\oc[0]Donatien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SER-D.Tessier</text:p>
          </table:table-cell>
          <table:table-cell table:style-name="ce6" office:value-type="string" calcext:value-type="string">
            <text:p>&lt;Menu Category: Profils&gt;</text:p>
            <text:p>&lt;Picture: Profils_SER_NPC_M3&gt;</text:p>
            <text:p>&lt;Enable Requirements&gt;Switch On: 9999&lt;/Enable Requirements&gt;</text:p>
            <text:p>&lt;Info Text Top&gt;</text:p>
            <text:p>\C[15]\oc[0]ID 1 83 06 12 499 72  Statut: SER</text:p>
            <text:p>\C[15]\oc[0]Année :  \fr\C[9]\oc[0]- \fr\C[15]\oc[0]\I[0]Genre : \fr\C[9]\oc[0]H \fr\C[15]\oc[0]\I[0]Age : \fr\C[9]\oc[0]30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2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424" calcext:value-type="float">
            <text:p>424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Weber</text:p>
            <text:p>\C[15]\oc[0]Prénom : \fr\C[9]\oc[0]Gauthier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ER-G.Weber</text:p>
          </table:table-cell>
          <table:table-cell table:style-name="ce7" office:value-type="string" calcext:value-type="string">
            <text:p>&lt;Menu Category: Profils&gt;</text:p>
            <text:p>&lt;Picture: Profils_SER_NPC_M1&gt;</text:p>
            <text:p>&lt;Enable Requirements&gt;Switch On: 9999&lt;/Enable Requirements&gt;</text:p>
            <text:p>&lt;Info Text Top&gt;</text:p>
            <text:p>\C[15]\oc[0]ID 1 81 03 22 110 54  Statut: SER</text:p>
            <text:p>\C[15]\oc[0]Année :  \fr\C[9]\oc[0]- \fr\C[15]\oc[0]\I[0]Genre : \fr\C[9]\oc[0]H \fr\C[15]\oc[0]\I[0]Age : \fr\C[9]\oc[0]32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2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425" calcext:value-type="float">
            <text:p>42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nvitee</text:p>
            <text:p>\C[15]\oc[0]Prénom : \fr\C[9]\oc[0]Invite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-I.nvitee</text:p>
          </table:table-cell>
          <table:table-cell table:style-name="ce6" office:value-type="string" calcext:value-type="string">
            <text:p>&lt;Menu Category: Profils&gt;</text:p>
            <text:p/>
            <text:p>&lt;Enable Requirements&gt;Switch On: 9999&lt;/Enable Requirements&gt;</text:p>
            <text:p>&lt;Info Text Top&gt;</text:p>
            <text:p>\C[15]\oc[0]  Statut: </text:p>
            <text:p>\C[15]\oc[0]Année :  \fr\C[9]\oc[0] \fr\C[15]\oc[0]\I[0]Genre : \fr\C[9]\oc[0] \fr\C[15]\oc[0]\I[0]Age : \fr\C[9]\oc[0]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2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426" calcext:value-type="float">
            <text:p>42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Bourgeois</text:p>
            <text:p>\C[15]\oc[0]Prénom : \fr\C[9]\oc[0]Firmin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NV-F.Bourgeois</text:p>
          </table:table-cell>
          <table:table-cell table:style-name="ce7" office:value-type="string" calcext:value-type="string">
            <text:p>&lt;Menu Category: Profils&gt;</text:p>
            <text:p>&lt;Picture: Profils_INV_NPC_M1&gt;</text:p>
            <text:p>&lt;Enable Requirements&gt;Switch On: 9999&lt;/Enable Requirements&gt;</text:p>
            <text:p>&lt;Info Text Top&gt;</text:p>
            <text:p>\C[15]\oc[0]ID 1 88 05 30 212 09  Statut: INV</text:p>
            <text:p>\C[15]\oc[0]Année :  \fr\C[9]\oc[0]- \fr\C[15]\oc[0]\I[0]Genre : \fr\C[9]\oc[0]H \fr\C[15]\oc[0]\I[0]Age : \fr\C[9]\oc[0]25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2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427" calcext:value-type="float">
            <text:p>42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Dubois</text:p>
            <text:p>\C[15]\oc[0]Prénom : \fr\C[9]\oc[0]César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INV-C.Dubois</text:p>
          </table:table-cell>
          <table:table-cell table:style-name="ce6" office:value-type="string" calcext:value-type="string">
            <text:p>&lt;Menu Category: Profils&gt;</text:p>
            <text:p>&lt;Picture: Profils_INV_NPC_M1&gt;</text:p>
            <text:p>&lt;Enable Requirements&gt;Switch On: 9999&lt;/Enable Requirements&gt;</text:p>
            <text:p>&lt;Info Text Top&gt;</text:p>
            <text:p>\C[15]\oc[0]ID 1 82 10 53 007 16  Statut: INV</text:p>
            <text:p>\C[15]\oc[0]Année :  \fr\C[9]\oc[0]- \fr\C[15]\oc[0]\I[0]Genre : \fr\C[9]\oc[0]H \fr\C[15]\oc[0]\I[0]Age : \fr\C[9]\oc[0]31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2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428" calcext:value-type="float">
            <text:p>428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Le Gall</text:p>
            <text:p>\C[15]\oc[0]Prénom : \fr\C[9]\oc[0]Sigismond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NV-S.Le Gall</text:p>
          </table:table-cell>
          <table:table-cell table:style-name="ce7" office:value-type="string" calcext:value-type="string">
            <text:p>&lt;Menu Category: Profils&gt;</text:p>
            <text:p>&lt;Picture: Profils_INV_NPC_M2&gt;</text:p>
            <text:p>&lt;Enable Requirements&gt;Switch On: 9999&lt;/Enable Requirements&gt;</text:p>
            <text:p>&lt;Info Text Top&gt;</text:p>
            <text:p>\C[15]\oc[0]ID 1 79 01 03 265 13  Statut: INV</text:p>
            <text:p>\C[15]\oc[0]Année :  \fr\C[9]\oc[0]- \fr\C[15]\oc[0]\I[0]Genre : \fr\C[9]\oc[0]H \fr\C[15]\oc[0]\I[0]Age : \fr\C[9]\oc[0]34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22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429" calcext:value-type="float">
            <text:p>42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Leroux</text:p>
            <text:p>\C[15]\oc[0]Prénom : \fr\C[9]\oc[0]Eustach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INV-E.Leroux</text:p>
          </table:table-cell>
          <table:table-cell table:style-name="ce6" office:value-type="string" calcext:value-type="string">
            <text:p>&lt;Menu Category: Profils&gt;</text:p>
            <text:p>&lt;Picture: Profils_INV_NPC_M2&gt;</text:p>
            <text:p>&lt;Enable Requirements&gt;Switch On: 9999&lt;/Enable Requirements&gt;</text:p>
            <text:p>&lt;Info Text Top&gt;</text:p>
            <text:p>\C[15]\oc[0]ID 1 87 04 31 789 99  Statut: INV</text:p>
            <text:p>\C[15]\oc[0]Année :  \fr\C[9]\oc[0]- \fr\C[15]\oc[0]\I[0]Genre : \fr\C[9]\oc[0]H \fr\C[15]\oc[0]\I[0]Age : \fr\C[9]\oc[0]26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2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430" calcext:value-type="float">
            <text:p>43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Masson</text:p>
            <text:p>\C[15]\oc[0]Prénom : \fr\C[9]\oc[0]Désiré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NV-D.Masson</text:p>
          </table:table-cell>
          <table:table-cell table:style-name="ce7" office:value-type="string" calcext:value-type="string">
            <text:p>&lt;Menu Category: Profils&gt;</text:p>
            <text:p>&lt;Picture: Profils_INV_NPC_M1&gt;</text:p>
            <text:p>&lt;Enable Requirements&gt;Switch On: 9999&lt;/Enable Requirements&gt;</text:p>
            <text:p>&lt;Info Text Top&gt;</text:p>
            <text:p>\C[15]\oc[0]ID 1 84 08 53 841 14  Statut: INV</text:p>
            <text:p>\C[15]\oc[0]Année :  \fr\C[9]\oc[0]- \fr\C[15]\oc[0]\I[0]Genre : \fr\C[9]\oc[0]H \fr\C[15]\oc[0]\I[0]Age : \fr\C[9]\oc[0]29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22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431" calcext:value-type="float">
            <text:p>43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Charpentier</text:p>
            <text:p>\C[15]\oc[0]Prénom : \fr\C[9]\oc[0]Donna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FSI-D.Charpentier</text:p>
          </table:table-cell>
          <table:table-cell table:style-name="ce6" office:value-type="string" calcext:value-type="string">
            <text:p>&lt;Menu Category: Profils&gt;</text:p>
            <text:p>&lt;Picture: Profils_FSI_NPC_F1&gt;</text:p>
            <text:p>&lt;Enable Requirements&gt;Switch On: 9999&lt;/Enable Requirements&gt;</text:p>
            <text:p>&lt;Info Text Top&gt;</text:p>
            <text:p>\C[15]\oc[0]ID 2 81 02 08 414 16  Statut: FSI</text:p>
            <text:p>\C[15]\oc[0]Année :  \fr\C[9]\oc[0]- \fr\C[15]\oc[0]\I[0]Genre : \fr\C[9]\oc[0]F \fr\C[15]\oc[0]\I[0]Age : \fr\C[9]\oc[0]32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2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432" calcext:value-type="float">
            <text:p>43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Dupuy</text:p>
            <text:p>\C[15]\oc[0]Prénom : \fr\C[9]\oc[0]Eudes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FSI-E.Dupuy</text:p>
          </table:table-cell>
          <table:table-cell table:style-name="ce7" office:value-type="string" calcext:value-type="string">
            <text:p>&lt;Menu Category: Profils&gt;</text:p>
            <text:p>&lt;Picture: Profils_FSI_NPC_M3&gt;</text:p>
            <text:p>&lt;Enable Requirements&gt;Switch On: 9999&lt;/Enable Requirements&gt;</text:p>
            <text:p>&lt;Info Text Top&gt;</text:p>
            <text:p>\C[15]\oc[0]ID 1 86 03 03 504 58  Statut: FSI</text:p>
            <text:p>\C[15]\oc[0]Année :  \fr\C[9]\oc[0]- \fr\C[15]\oc[0]\I[0]Genre : \fr\C[9]\oc[0]H \fr\C[15]\oc[0]\I[0]Age : \fr\C[9]\oc[0]27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23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433" calcext:value-type="float">
            <text:p>43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Barthelemy</text:p>
            <text:p>\C[15]\oc[0]Prénom : \fr\C[9]\oc[0]Nadin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FSI-N.Barthelemy</text:p>
          </table:table-cell>
          <table:table-cell table:style-name="ce6" office:value-type="string" calcext:value-type="string">
            <text:p>&lt;Menu Category: Profils&gt;</text:p>
            <text:p>&lt;Picture: Profils_FSI_NPC_F3&gt;</text:p>
            <text:p>&lt;Enable Requirements&gt;Switch On: 9999&lt;/Enable Requirements&gt;</text:p>
            <text:p>&lt;Info Text Top&gt;</text:p>
            <text:p>\C[15]\oc[0]ID 2 84 11 13 444 97  Statut: FSI</text:p>
            <text:p>\C[15]\oc[0]Année :  \fr\C[9]\oc[0]- \fr\C[15]\oc[0]\I[0]Genre : \fr\C[9]\oc[0]F \fr\C[15]\oc[0]\I[0]Age : \fr\C[9]\oc[0]29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2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434" calcext:value-type="float">
            <text:p>434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Delaunay</text:p>
            <text:p>\C[15]\oc[0]Prénom : \fr\C[9]\oc[0]Mathilde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FSI-M.Delaunay</text:p>
          </table:table-cell>
          <table:table-cell table:style-name="ce7" office:value-type="string" calcext:value-type="string">
            <text:p>&lt;Menu Category: Profils&gt;</text:p>
            <text:p>&lt;Picture: Profils_FSI_NPC_F2&gt;</text:p>
            <text:p>&lt;Enable Requirements&gt;Switch On: 9999&lt;/Enable Requirements&gt;</text:p>
            <text:p>&lt;Info Text Top&gt;</text:p>
            <text:p>\C[15]\oc[0]ID 2 83 06 52 470 16  Statut: FSI</text:p>
            <text:p>\C[15]\oc[0]Année :  \fr\C[9]\oc[0]- \fr\C[15]\oc[0]\I[0]Genre : \fr\C[9]\oc[0]F \fr\C[15]\oc[0]\I[0]Age : \fr\C[9]\oc[0]30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23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435" calcext:value-type="float">
            <text:p>43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Fabre</text:p>
            <text:p>\C[15]\oc[0]Prénom : \fr\C[9]\oc[0]Francin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FSI-F.Fabre</text:p>
          </table:table-cell>
          <table:table-cell table:style-name="ce6" office:value-type="string" calcext:value-type="string">
            <text:p>&lt;Menu Category: Profils&gt;</text:p>
            <text:p>&lt;Picture: Profils_FSI_NPC_F1&gt;</text:p>
            <text:p>&lt;Enable Requirements&gt;Switch On: 9999&lt;/Enable Requirements&gt;</text:p>
            <text:p>&lt;Info Text Top&gt;</text:p>
            <text:p>\C[15]\oc[0]ID 2 79 05 04 481 13  Statut: FSI</text:p>
            <text:p>\C[15]\oc[0]Année :  \fr\C[9]\oc[0]- \fr\C[15]\oc[0]\I[0]Genre : \fr\C[9]\oc[0]F \fr\C[15]\oc[0]\I[0]Age : \fr\C[9]\oc[0]34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2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436" calcext:value-type="float">
            <text:p>43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Mallet</text:p>
            <text:p>\C[15]\oc[0]Prénom : \fr\C[9]\oc[0]Pacôme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FSI-P.Mallet</text:p>
          </table:table-cell>
          <table:table-cell table:style-name="ce7" office:value-type="string" calcext:value-type="string">
            <text:p>&lt;Menu Category: Profils&gt;</text:p>
            <text:p>&lt;Picture: Profils_FSI_NPC_M2&gt;</text:p>
            <text:p>&lt;Enable Requirements&gt;Switch On: 9999&lt;/Enable Requirements&gt;</text:p>
            <text:p>&lt;Info Text Top&gt;</text:p>
            <text:p>\C[15]\oc[0]ID 1 80 10 56 410 30  Statut: FSI</text:p>
            <text:p>\C[15]\oc[0]Année :  \fr\C[9]\oc[0]- \fr\C[15]\oc[0]\I[0]Genre : \fr\C[9]\oc[0]H \fr\C[15]\oc[0]\I[0]Age : \fr\C[9]\oc[0]33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23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437" calcext:value-type="float">
            <text:p>43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Meunier</text:p>
            <text:p>\C[15]\oc[0]Prénom : \fr\C[9]\oc[0]Gauthier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FSI-G.Meunier</text:p>
          </table:table-cell>
          <table:table-cell table:style-name="ce6" office:value-type="string" calcext:value-type="string">
            <text:p>&lt;Menu Category: Profils&gt;</text:p>
            <text:p>&lt;Picture: Profils_FSI_NPC_M3&gt;</text:p>
            <text:p>&lt;Enable Requirements&gt;Switch On: 9999&lt;/Enable Requirements&gt;</text:p>
            <text:p>&lt;Info Text Top&gt;</text:p>
            <text:p>\C[15]\oc[0]ID 1 75 12 31 268 96  Statut: FSI</text:p>
            <text:p>\C[15]\oc[0]Année :  \fr\C[9]\oc[0]- \fr\C[15]\oc[0]\I[0]Genre : \fr\C[9]\oc[0]H \fr\C[15]\oc[0]\I[0]Age : \fr\C[9]\oc[0]38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2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438" calcext:value-type="float">
            <text:p>438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Dupuis</text:p>
            <text:p>\C[15]\oc[0]Prénom : \fr\C[9]\oc[0]Flavien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FSI-F.Dupuis</text:p>
          </table:table-cell>
          <table:table-cell table:style-name="ce7" office:value-type="string" calcext:value-type="string">
            <text:p>&lt;Menu Category: Profils&gt;</text:p>
            <text:p>&lt;Picture: Profils_FSI_NPC_M2&gt;</text:p>
            <text:p>&lt;Enable Requirements&gt;Switch On: 9999&lt;/Enable Requirements&gt;</text:p>
            <text:p>&lt;Info Text Top&gt;</text:p>
            <text:p>\C[15]\oc[0]ID 1 86 08 20 435 44  Statut: FSI</text:p>
            <text:p>\C[15]\oc[0]Année :  \fr\C[9]\oc[0]- \fr\C[15]\oc[0]\I[0]Genre : \fr\C[9]\oc[0]H \fr\C[15]\oc[0]\I[0]Age : \fr\C[9]\oc[0]27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23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439" calcext:value-type="float">
            <text:p>43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Rousseau</text:p>
            <text:p>\C[15]\oc[0]Prénom : \fr\C[9]\oc[0]Léopold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FSI-L.Rousseau</text:p>
          </table:table-cell>
          <table:table-cell table:style-name="ce6" office:value-type="string" calcext:value-type="string">
            <text:p>&lt;Menu Category: Profils&gt;</text:p>
            <text:p>&lt;Picture: Profils_FSI_NPC_M2&gt;</text:p>
            <text:p>&lt;Enable Requirements&gt;Switch On: 9999&lt;/Enable Requirements&gt;</text:p>
            <text:p>&lt;Info Text Top&gt;</text:p>
            <text:p>\C[15]\oc[0]ID 1 86 12 56 431 82  Statut: FSI</text:p>
            <text:p>\C[15]\oc[0]Année :  \fr\C[9]\oc[0]- \fr\C[15]\oc[0]\I[0]Genre : \fr\C[9]\oc[0]H \fr\C[15]\oc[0]\I[0]Age : \fr\C[9]\oc[0]27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2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440" calcext:value-type="float">
            <text:p>44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Mercier</text:p>
            <text:p>\C[15]\oc[0]Prénom : \fr\C[9]\oc[0]Théophile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FSI-T.Mercier</text:p>
          </table:table-cell>
          <table:table-cell table:style-name="ce7" office:value-type="string" calcext:value-type="string">
            <text:p>&lt;Menu Category: Profils&gt;</text:p>
            <text:p>&lt;Picture: Profils_FSI_NPC_M2&gt;</text:p>
            <text:p>&lt;Enable Requirements&gt;Switch On: 9999&lt;/Enable Requirements&gt;</text:p>
            <text:p>&lt;Info Text Top&gt;</text:p>
            <text:p>\C[15]\oc[0]ID 1 83 12 27 609 98  Statut: FSI</text:p>
            <text:p>\C[15]\oc[0]Année :  \fr\C[9]\oc[0]- \fr\C[15]\oc[0]\I[0]Genre : \fr\C[9]\oc[0]H \fr\C[15]\oc[0]\I[0]Age : \fr\C[9]\oc[0]30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23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441" calcext:value-type="float">
            <text:p>44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Leroux</text:p>
            <text:p>\C[15]\oc[0]Prénom : \fr\C[9]\oc[0]Yannick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FSI-Y.Leroux</text:p>
          </table:table-cell>
          <table:table-cell table:style-name="ce6" office:value-type="string" calcext:value-type="string">
            <text:p>&lt;Menu Category: Profils&gt;</text:p>
            <text:p>&lt;Picture: Profils_FSI_NPC_M2&gt;</text:p>
            <text:p>&lt;Enable Requirements&gt;Switch On: 9999&lt;/Enable Requirements&gt;</text:p>
            <text:p>&lt;Info Text Top&gt;</text:p>
            <text:p>\C[15]\oc[0]ID 1 79 09 40 662 53  Statut: FSI</text:p>
            <text:p>\C[15]\oc[0]Année :  \fr\C[9]\oc[0]- \fr\C[15]\oc[0]\I[0]Genre : \fr\C[9]\oc[0]H \fr\C[15]\oc[0]\I[0]Age : \fr\C[9]\oc[0]34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2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442" calcext:value-type="float">
            <text:p>44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Levasseur</text:p>
            <text:p>\C[15]\oc[0]Prénom : \fr\C[9]\oc[0]Louis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FSI-L.Levasseur</text:p>
          </table:table-cell>
          <table:table-cell table:style-name="ce7" office:value-type="string" calcext:value-type="string">
            <text:p>&lt;Menu Category: Profils&gt;</text:p>
            <text:p>&lt;Picture: Profils_FSI_MC_Louis&gt;</text:p>
            <text:p>&lt;Enable Requirements&gt;Switch On: 9999&lt;/Enable Requirements&gt;</text:p>
            <text:p>&lt;Info Text Top&gt;</text:p>
            <text:p>\C[15]\oc[0]ID 1 89 01 37 908 97  Statut: FSI</text:p>
            <text:p>\C[15]\oc[0]Année :  \fr\C[9]\oc[0]- \fr\C[15]\oc[0]\I[0]Genre : \fr\C[9]\oc[0]H \fr\C[15]\oc[0]\I[0]Age : \fr\C[9]\oc[0]24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24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443" calcext:value-type="float">
            <text:p>44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Mathieu</text:p>
            <text:p>\C[15]\oc[0]Prénom : \fr\C[9]\oc[0]Casimir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FSI-C.Mathieu</text:p>
          </table:table-cell>
          <table:table-cell table:style-name="ce6" office:value-type="string" calcext:value-type="string">
            <text:p>&lt;Menu Category: Profils&gt;</text:p>
            <text:p>&lt;Picture: Profils_FSI_NPC_M3&gt;</text:p>
            <text:p>&lt;Enable Requirements&gt;Switch On: 9999&lt;/Enable Requirements&gt;</text:p>
            <text:p>&lt;Info Text Top&gt;</text:p>
            <text:p>\C[15]\oc[0]ID 1 79 11 43 150 24  Statut: FSI</text:p>
            <text:p>\C[15]\oc[0]Année :  \fr\C[9]\oc[0]- \fr\C[15]\oc[0]\I[0]Genre : \fr\C[9]\oc[0]H \fr\C[15]\oc[0]\I[0]Age : \fr\C[9]\oc[0]34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2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444" calcext:value-type="float">
            <text:p>444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Fleury</text:p>
            <text:p>\C[15]\oc[0]Prénom : \fr\C[9]\oc[0]Aimé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FSI-A.Fleury</text:p>
          </table:table-cell>
          <table:table-cell table:style-name="ce7" office:value-type="string" calcext:value-type="string">
            <text:p>&lt;Menu Category: Profils&gt;</text:p>
            <text:p>&lt;Picture: Profils_FSI_NPC_M2&gt;</text:p>
            <text:p>&lt;Enable Requirements&gt;Switch On: 9999&lt;/Enable Requirements&gt;</text:p>
            <text:p>&lt;Info Text Top&gt;</text:p>
            <text:p>\C[15]\oc[0]ID 1 78 06 35 374 16  Statut: FSI</text:p>
            <text:p>\C[15]\oc[0]Année :  \fr\C[9]\oc[0]- \fr\C[15]\oc[0]\I[0]Genre : \fr\C[9]\oc[0]H \fr\C[15]\oc[0]\I[0]Age : \fr\C[9]\oc[0]35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24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445" calcext:value-type="float">
            <text:p>44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Cordier</text:p>
            <text:p>\C[15]\oc[0]Prénom : \fr\C[9]\oc[0]Ogier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FSI-O.Cordier</text:p>
          </table:table-cell>
          <table:table-cell table:style-name="ce6" office:value-type="string" calcext:value-type="string">
            <text:p>&lt;Menu Category: Profils&gt;</text:p>
            <text:p>&lt;Picture: Profils_FSI_NPC_M2&gt;</text:p>
            <text:p>&lt;Enable Requirements&gt;Switch On: 9999&lt;/Enable Requirements&gt;</text:p>
            <text:p>&lt;Info Text Top&gt;</text:p>
            <text:p>\C[15]\oc[0]ID 1 88 07 10 243 46  Statut: FSI</text:p>
            <text:p>\C[15]\oc[0]Année :  \fr\C[9]\oc[0]- \fr\C[15]\oc[0]\I[0]Genre : \fr\C[9]\oc[0]H \fr\C[15]\oc[0]\I[0]Age : \fr\C[9]\oc[0]25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2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446" calcext:value-type="float">
            <text:p>44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Picard</text:p>
            <text:p>\C[15]\oc[0]Prénom : \fr\C[9]\oc[0]Helga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FSI-H.Picard</text:p>
          </table:table-cell>
          <table:table-cell table:style-name="ce7" office:value-type="string" calcext:value-type="string">
            <text:p>&lt;Menu Category: Profils&gt;</text:p>
            <text:p>&lt;Picture: Profils_FSI_NPC_F3&gt;</text:p>
            <text:p>&lt;Enable Requirements&gt;Switch On: 9999&lt;/Enable Requirements&gt;</text:p>
            <text:p>&lt;Info Text Top&gt;</text:p>
            <text:p>\C[15]\oc[0]ID 2 85 02 46 921 91  Statut: FSI</text:p>
            <text:p>\C[15]\oc[0]Année :  \fr\C[9]\oc[0]- \fr\C[15]\oc[0]\I[0]Genre : \fr\C[9]\oc[0]F \fr\C[15]\oc[0]\I[0]Age : \fr\C[9]\oc[0]28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24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447" calcext:value-type="float">
            <text:p>44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Henry</text:p>
            <text:p>\C[15]\oc[0]Prénom : \fr\C[9]\oc[0]Elsa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FSI-E.Henry</text:p>
          </table:table-cell>
          <table:table-cell table:style-name="ce6" office:value-type="string" calcext:value-type="string">
            <text:p>&lt;Menu Category: Profils&gt;</text:p>
            <text:p>&lt;Picture: Profils_FSI_NPC_F3&gt;</text:p>
            <text:p>&lt;Enable Requirements&gt;Switch On: 9999&lt;/Enable Requirements&gt;</text:p>
            <text:p>&lt;Info Text Top&gt;</text:p>
            <text:p>\C[15]\oc[0]ID 2 86 07 53 467 02  Statut: FSI</text:p>
            <text:p>\C[15]\oc[0]Année :  \fr\C[9]\oc[0]- \fr\C[15]\oc[0]\I[0]Genre : \fr\C[9]\oc[0]F \fr\C[15]\oc[0]\I[0]Age : \fr\C[9]\oc[0]27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2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448" calcext:value-type="float">
            <text:p>448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Muller</text:p>
            <text:p>\C[15]\oc[0]Prénom : \fr\C[9]\oc[0]Horace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FSI-H.Muller</text:p>
          </table:table-cell>
          <table:table-cell table:style-name="ce7" office:value-type="string" calcext:value-type="string">
            <text:p>&lt;Menu Category: Profils&gt;</text:p>
            <text:p>&lt;Picture: Profils_FSI_NPC_M2&gt;</text:p>
            <text:p>&lt;Enable Requirements&gt;Switch On: 9999&lt;/Enable Requirements&gt;</text:p>
            <text:p>&lt;Info Text Top&gt;</text:p>
            <text:p>\C[15]\oc[0]ID 1 78 10 06 738 44  Statut: FSI</text:p>
            <text:p>\C[15]\oc[0]Année :  \fr\C[9]\oc[0]- \fr\C[15]\oc[0]\I[0]Genre : \fr\C[9]\oc[0]H \fr\C[15]\oc[0]\I[0]Age : \fr\C[9]\oc[0]35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24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5" office:value-type="float" office:value="449" calcext:value-type="float">
            <text:p>44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\C[15]\oc[0]Nom : \fr\C[9]\oc[0]Millet</text:p>
            <text:p>\C[15]\oc[0]Prénom : \fr\C[9]\oc[0]Blaise</text:p>
          </table:table-cell>
          <table:table-cell table:style-name="ce3" office:value-type="string" calcext:value-type="string">
            <text:p>[]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FSI-B.Millet</text:p>
          </table:table-cell>
          <table:table-cell table:style-name="ce6" office:value-type="string" calcext:value-type="string">
            <text:p>&lt;Menu Category: Profils&gt;</text:p>
            <text:p>&lt;Picture: Profils_FSI_NPC_M2&gt;</text:p>
            <text:p>&lt;Enable Requirements&gt;Switch On: 9999&lt;/Enable Requirements&gt;</text:p>
            <text:p>&lt;Info Text Top&gt;</text:p>
            <text:p>\C[15]\oc[0]ID 1 82 12 35 651 52  Statut: FSI</text:p>
            <text:p>\C[15]\oc[0]Année :  \fr\C[9]\oc[0]- \fr\C[15]\oc[0]\I[0]Genre : \fr\C[9]\oc[0]H \fr\C[15]\oc[0]\I[0]Age : \fr\C[9]\oc[0]31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2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number-columns-repeated="4"/>
          <table:table-cell table:number-columns-repeated="998"/>
        </table:table-row>
        <table:table-row table:style-name="ro2">
          <table:table-cell table:style-name="ce5" office:value-type="float" office:value="450" calcext:value-type="float">
            <text:p>45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\C[15]\oc[0]Nom : \fr\C[9]\oc[0]Roger</text:p>
            <text:p>\C[15]\oc[0]Prénom : \fr\C[9]\oc[0]Priscilla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FSI-P.Roger</text:p>
          </table:table-cell>
          <table:table-cell table:style-name="ce7" office:value-type="string" calcext:value-type="string">
            <text:p>&lt;Menu Category: Profils&gt;</text:p>
            <text:p>&lt;Picture: Profils_FSI_NPC_F1&gt;</text:p>
            <text:p>&lt;Enable Requirements&gt;Switch On: 9999&lt;/Enable Requirements&gt;</text:p>
            <text:p>&lt;Info Text Top&gt;</text:p>
            <text:p>\C[15]\oc[0]ID 2 85 05 56 963 13  Statut: FSI</text:p>
            <text:p>\C[15]\oc[0]Année :  \fr\C[9]\oc[0]- \fr\C[15]\oc[0]\I[0]Genre : \fr\C[9]\oc[0]F \fr\C[15]\oc[0]\I[0]Age : \fr\C[9]\oc[0]28</text:p>
            <text:p>&lt;br&gt;</text:p>
            <text:p>\C[15]\oc[0]Evaluateur : </text:p>
            <text:p>\C[15]\oc[0]Combats \px[130]| Vol.Dragon \px[280]| Strategie </text:p>
            <text:p>\C[15]\oc[0]\px[130]| \px[280]| </text:p>
            <text:p>\fr\C[9]\oc[0],</text:p>
            <text:p>\fr\C[9]\oc[0].</text:p>
            <text:p/>
            <text:p>\C[15]\oc[0]Lignage : \fr\C[9]\oc[0]\px[250]\fr\C[15]\oc[0] Valeur : \fr\C[9]\oc[0]</text:p>
            <text:p>\C[15]\oc[0]Notes : \fr\C[9]\oc[0]</text:p>
            <text:p>\fr\C[9]\oc[0]</text:p>
            <text:p>&lt;/Info Text Top&gt;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24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3" office:value-type="float" office:value="451" calcext:value-type="float">
            <text:p>451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452" calcext:value-type="float">
            <text:p>452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453" calcext:value-type="float">
            <text:p>453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454" calcext:value-type="float">
            <text:p>454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455" calcext:value-type="float">
            <text:p>455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456" calcext:value-type="float">
            <text:p>456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457" calcext:value-type="float">
            <text:p>457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458" calcext:value-type="float">
            <text:p>458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459" calcext:value-type="float">
            <text:p>459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460" calcext:value-type="float">
            <text:p>460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461" calcext:value-type="float">
            <text:p>461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462" calcext:value-type="float">
            <text:p>462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463" calcext:value-type="float">
            <text:p>463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464" calcext:value-type="float">
            <text:p>464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465" calcext:value-type="float">
            <text:p>465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466" calcext:value-type="float">
            <text:p>466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467" calcext:value-type="float">
            <text:p>467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468" calcext:value-type="float">
            <text:p>468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469" calcext:value-type="float">
            <text:p>469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470" calcext:value-type="float">
            <text:p>470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471" calcext:value-type="float">
            <text:p>471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472" calcext:value-type="float">
            <text:p>472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473" calcext:value-type="float">
            <text:p>473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474" calcext:value-type="float">
            <text:p>474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475" calcext:value-type="float">
            <text:p>475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476" calcext:value-type="float">
            <text:p>476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477" calcext:value-type="float">
            <text:p>477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478" calcext:value-type="float">
            <text:p>478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479" calcext:value-type="float">
            <text:p>479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480" calcext:value-type="float">
            <text:p>480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481" calcext:value-type="float">
            <text:p>481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482" calcext:value-type="float">
            <text:p>482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483" calcext:value-type="float">
            <text:p>483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484" calcext:value-type="float">
            <text:p>484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485" calcext:value-type="float">
            <text:p>485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486" calcext:value-type="float">
            <text:p>486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487" calcext:value-type="float">
            <text:p>487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488" calcext:value-type="float">
            <text:p>488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489" calcext:value-type="float">
            <text:p>489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490" calcext:value-type="float">
            <text:p>490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491" calcext:value-type="float">
            <text:p>491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492" calcext:value-type="float">
            <text:p>492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493" calcext:value-type="float">
            <text:p>493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494" calcext:value-type="float">
            <text:p>494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495" calcext:value-type="float">
            <text:p>495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496" calcext:value-type="float">
            <text:p>496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497" calcext:value-type="float">
            <text:p>497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498" calcext:value-type="float">
            <text:p>498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499" calcext:value-type="float">
            <text:p>499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500" calcext:value-type="float">
            <text:p>500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501" calcext:value-type="float">
            <text:p>501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502" calcext:value-type="float">
            <text:p>502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503" calcext:value-type="float">
            <text:p>503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504" calcext:value-type="float">
            <text:p>504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505" calcext:value-type="float">
            <text:p>505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506" calcext:value-type="float">
            <text:p>506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507" calcext:value-type="float">
            <text:p>507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508" calcext:value-type="float">
            <text:p>508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509" calcext:value-type="float">
            <text:p>509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510" calcext:value-type="float">
            <text:p>510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511" calcext:value-type="float">
            <text:p>511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512" calcext:value-type="float">
            <text:p>512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513" calcext:value-type="float">
            <text:p>513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514" calcext:value-type="float">
            <text:p>514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515" calcext:value-type="float">
            <text:p>515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516" calcext:value-type="float">
            <text:p>516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517" calcext:value-type="float">
            <text:p>517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518" calcext:value-type="float">
            <text:p>518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519" calcext:value-type="float">
            <text:p>519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520" calcext:value-type="float">
            <text:p>520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521" calcext:value-type="float">
            <text:p>521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522" calcext:value-type="float">
            <text:p>522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523" calcext:value-type="float">
            <text:p>523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524" calcext:value-type="float">
            <text:p>524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525" calcext:value-type="float">
            <text:p>525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526" calcext:value-type="float">
            <text:p>526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527" calcext:value-type="float">
            <text:p>527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528" calcext:value-type="float">
            <text:p>528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529" calcext:value-type="float">
            <text:p>529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530" calcext:value-type="float">
            <text:p>530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531" calcext:value-type="float">
            <text:p>531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532" calcext:value-type="float">
            <text:p>532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533" calcext:value-type="float">
            <text:p>533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534" calcext:value-type="float">
            <text:p>534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535" calcext:value-type="float">
            <text:p>535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536" calcext:value-type="float">
            <text:p>536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537" calcext:value-type="float">
            <text:p>537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538" calcext:value-type="float">
            <text:p>538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539" calcext:value-type="float">
            <text:p>539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540" calcext:value-type="float">
            <text:p>540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541" calcext:value-type="float">
            <text:p>541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542" calcext:value-type="float">
            <text:p>542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543" calcext:value-type="float">
            <text:p>543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544" calcext:value-type="float">
            <text:p>544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545" calcext:value-type="float">
            <text:p>545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546" calcext:value-type="float">
            <text:p>546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547" calcext:value-type="float">
            <text:p>547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548" calcext:value-type="float">
            <text:p>548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549" calcext:value-type="float">
            <text:p>549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550" calcext:value-type="float">
            <text:p>550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551" calcext:value-type="float">
            <text:p>551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552" calcext:value-type="float">
            <text:p>552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553" calcext:value-type="float">
            <text:p>553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554" calcext:value-type="float">
            <text:p>554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555" calcext:value-type="float">
            <text:p>555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556" calcext:value-type="float">
            <text:p>556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557" calcext:value-type="float">
            <text:p>557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558" calcext:value-type="float">
            <text:p>558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559" calcext:value-type="float">
            <text:p>559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560" calcext:value-type="float">
            <text:p>560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561" calcext:value-type="float">
            <text:p>561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562" calcext:value-type="float">
            <text:p>562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563" calcext:value-type="float">
            <text:p>563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564" calcext:value-type="float">
            <text:p>564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565" calcext:value-type="float">
            <text:p>565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566" calcext:value-type="float">
            <text:p>566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567" calcext:value-type="float">
            <text:p>567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568" calcext:value-type="float">
            <text:p>568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569" calcext:value-type="float">
            <text:p>569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570" calcext:value-type="float">
            <text:p>570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571" calcext:value-type="float">
            <text:p>571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572" calcext:value-type="float">
            <text:p>572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573" calcext:value-type="float">
            <text:p>573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574" calcext:value-type="float">
            <text:p>574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575" calcext:value-type="float">
            <text:p>575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576" calcext:value-type="float">
            <text:p>576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577" calcext:value-type="float">
            <text:p>577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578" calcext:value-type="float">
            <text:p>578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579" calcext:value-type="float">
            <text:p>579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580" calcext:value-type="float">
            <text:p>580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581" calcext:value-type="float">
            <text:p>581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582" calcext:value-type="float">
            <text:p>582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583" calcext:value-type="float">
            <text:p>583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584" calcext:value-type="float">
            <text:p>584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585" calcext:value-type="float">
            <text:p>585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586" calcext:value-type="float">
            <text:p>586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587" calcext:value-type="float">
            <text:p>587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588" calcext:value-type="float">
            <text:p>588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589" calcext:value-type="float">
            <text:p>589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590" calcext:value-type="float">
            <text:p>590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591" calcext:value-type="float">
            <text:p>591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592" calcext:value-type="float">
            <text:p>592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593" calcext:value-type="float">
            <text:p>593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594" calcext:value-type="float">
            <text:p>594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595" calcext:value-type="float">
            <text:p>595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596" calcext:value-type="float">
            <text:p>596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597" calcext:value-type="float">
            <text:p>597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598" calcext:value-type="float">
            <text:p>598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599" calcext:value-type="float">
            <text:p>599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600" calcext:value-type="float">
            <text:p>600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601" calcext:value-type="float">
            <text:p>601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602" calcext:value-type="float">
            <text:p>602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603" calcext:value-type="float">
            <text:p>603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604" calcext:value-type="float">
            <text:p>604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605" calcext:value-type="float">
            <text:p>605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606" calcext:value-type="float">
            <text:p>606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607" calcext:value-type="float">
            <text:p>607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608" calcext:value-type="float">
            <text:p>608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609" calcext:value-type="float">
            <text:p>609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610" calcext:value-type="float">
            <text:p>610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611" calcext:value-type="float">
            <text:p>611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612" calcext:value-type="float">
            <text:p>612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613" calcext:value-type="float">
            <text:p>613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614" calcext:value-type="float">
            <text:p>614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615" calcext:value-type="float">
            <text:p>615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616" calcext:value-type="float">
            <text:p>616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617" calcext:value-type="float">
            <text:p>617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618" calcext:value-type="float">
            <text:p>618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619" calcext:value-type="float">
            <text:p>619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620" calcext:value-type="float">
            <text:p>620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621" calcext:value-type="float">
            <text:p>621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622" calcext:value-type="float">
            <text:p>622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623" calcext:value-type="float">
            <text:p>623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624" calcext:value-type="float">
            <text:p>624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625" calcext:value-type="float">
            <text:p>625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626" calcext:value-type="float">
            <text:p>626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627" calcext:value-type="float">
            <text:p>627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628" calcext:value-type="float">
            <text:p>628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629" calcext:value-type="float">
            <text:p>629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630" calcext:value-type="float">
            <text:p>630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631" calcext:value-type="float">
            <text:p>631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632" calcext:value-type="float">
            <text:p>632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633" calcext:value-type="float">
            <text:p>633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634" calcext:value-type="float">
            <text:p>634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635" calcext:value-type="float">
            <text:p>635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636" calcext:value-type="float">
            <text:p>636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637" calcext:value-type="float">
            <text:p>637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638" calcext:value-type="float">
            <text:p>638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639" calcext:value-type="float">
            <text:p>639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640" calcext:value-type="float">
            <text:p>640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641" calcext:value-type="float">
            <text:p>641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642" calcext:value-type="float">
            <text:p>642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643" calcext:value-type="float">
            <text:p>643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644" calcext:value-type="float">
            <text:p>644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645" calcext:value-type="float">
            <text:p>645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646" calcext:value-type="float">
            <text:p>646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647" calcext:value-type="float">
            <text:p>647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648" calcext:value-type="float">
            <text:p>648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649" calcext:value-type="float">
            <text:p>649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650" calcext:value-type="float">
            <text:p>650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651" calcext:value-type="float">
            <text:p>651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652" calcext:value-type="float">
            <text:p>652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653" calcext:value-type="float">
            <text:p>653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654" calcext:value-type="float">
            <text:p>654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655" calcext:value-type="float">
            <text:p>655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656" calcext:value-type="float">
            <text:p>656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657" calcext:value-type="float">
            <text:p>657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658" calcext:value-type="float">
            <text:p>658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659" calcext:value-type="float">
            <text:p>659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660" calcext:value-type="float">
            <text:p>660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661" calcext:value-type="float">
            <text:p>661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662" calcext:value-type="float">
            <text:p>662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663" calcext:value-type="float">
            <text:p>663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664" calcext:value-type="float">
            <text:p>664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665" calcext:value-type="float">
            <text:p>665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666" calcext:value-type="float">
            <text:p>666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667" calcext:value-type="float">
            <text:p>667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668" calcext:value-type="float">
            <text:p>668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669" calcext:value-type="float">
            <text:p>669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670" calcext:value-type="float">
            <text:p>670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671" calcext:value-type="float">
            <text:p>671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672" calcext:value-type="float">
            <text:p>672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673" calcext:value-type="float">
            <text:p>673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674" calcext:value-type="float">
            <text:p>674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675" calcext:value-type="float">
            <text:p>675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676" calcext:value-type="float">
            <text:p>676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677" calcext:value-type="float">
            <text:p>677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678" calcext:value-type="float">
            <text:p>678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679" calcext:value-type="float">
            <text:p>679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680" calcext:value-type="float">
            <text:p>680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681" calcext:value-type="float">
            <text:p>681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682" calcext:value-type="float">
            <text:p>682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683" calcext:value-type="float">
            <text:p>683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684" calcext:value-type="float">
            <text:p>684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685" calcext:value-type="float">
            <text:p>685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686" calcext:value-type="float">
            <text:p>686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687" calcext:value-type="float">
            <text:p>687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688" calcext:value-type="float">
            <text:p>688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689" calcext:value-type="float">
            <text:p>689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690" calcext:value-type="float">
            <text:p>690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691" calcext:value-type="float">
            <text:p>691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692" calcext:value-type="float">
            <text:p>692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693" calcext:value-type="float">
            <text:p>693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694" calcext:value-type="float">
            <text:p>694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695" calcext:value-type="float">
            <text:p>695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696" calcext:value-type="float">
            <text:p>696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697" calcext:value-type="float">
            <text:p>697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698" calcext:value-type="float">
            <text:p>698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699" calcext:value-type="float">
            <text:p>699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700" calcext:value-type="float">
            <text:p>700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701" calcext:value-type="float">
            <text:p>701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702" calcext:value-type="float">
            <text:p>702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703" calcext:value-type="float">
            <text:p>703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704" calcext:value-type="float">
            <text:p>704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705" calcext:value-type="float">
            <text:p>705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706" calcext:value-type="float">
            <text:p>706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707" calcext:value-type="float">
            <text:p>707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708" calcext:value-type="float">
            <text:p>708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709" calcext:value-type="float">
            <text:p>709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710" calcext:value-type="float">
            <text:p>710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711" calcext:value-type="float">
            <text:p>711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712" calcext:value-type="float">
            <text:p>712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713" calcext:value-type="float">
            <text:p>713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714" calcext:value-type="float">
            <text:p>714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715" calcext:value-type="float">
            <text:p>715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716" calcext:value-type="float">
            <text:p>716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717" calcext:value-type="float">
            <text:p>717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718" calcext:value-type="float">
            <text:p>718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719" calcext:value-type="float">
            <text:p>719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720" calcext:value-type="float">
            <text:p>720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721" calcext:value-type="float">
            <text:p>721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722" calcext:value-type="float">
            <text:p>722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723" calcext:value-type="float">
            <text:p>723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724" calcext:value-type="float">
            <text:p>724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725" calcext:value-type="float">
            <text:p>725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726" calcext:value-type="float">
            <text:p>726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727" calcext:value-type="float">
            <text:p>727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728" calcext:value-type="float">
            <text:p>728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729" calcext:value-type="float">
            <text:p>729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730" calcext:value-type="float">
            <text:p>730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731" calcext:value-type="float">
            <text:p>731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732" calcext:value-type="float">
            <text:p>732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733" calcext:value-type="float">
            <text:p>733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734" calcext:value-type="float">
            <text:p>734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735" calcext:value-type="float">
            <text:p>735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736" calcext:value-type="float">
            <text:p>736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737" calcext:value-type="float">
            <text:p>737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738" calcext:value-type="float">
            <text:p>738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739" calcext:value-type="float">
            <text:p>739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740" calcext:value-type="float">
            <text:p>740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741" calcext:value-type="float">
            <text:p>741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742" calcext:value-type="float">
            <text:p>742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743" calcext:value-type="float">
            <text:p>743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744" calcext:value-type="float">
            <text:p>744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745" calcext:value-type="float">
            <text:p>745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746" calcext:value-type="float">
            <text:p>746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747" calcext:value-type="float">
            <text:p>747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748" calcext:value-type="float">
            <text:p>748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749" calcext:value-type="float">
            <text:p>749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750" calcext:value-type="float">
            <text:p>750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751" calcext:value-type="float">
            <text:p>751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752" calcext:value-type="float">
            <text:p>752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753" calcext:value-type="float">
            <text:p>753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754" calcext:value-type="float">
            <text:p>754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755" calcext:value-type="float">
            <text:p>755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756" calcext:value-type="float">
            <text:p>756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757" calcext:value-type="float">
            <text:p>757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758" calcext:value-type="float">
            <text:p>758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759" calcext:value-type="float">
            <text:p>759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760" calcext:value-type="float">
            <text:p>760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761" calcext:value-type="float">
            <text:p>761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762" calcext:value-type="float">
            <text:p>762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763" calcext:value-type="float">
            <text:p>763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764" calcext:value-type="float">
            <text:p>764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765" calcext:value-type="float">
            <text:p>765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766" calcext:value-type="float">
            <text:p>766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767" calcext:value-type="float">
            <text:p>767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768" calcext:value-type="float">
            <text:p>768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769" calcext:value-type="float">
            <text:p>769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770" calcext:value-type="float">
            <text:p>770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771" calcext:value-type="float">
            <text:p>771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772" calcext:value-type="float">
            <text:p>772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773" calcext:value-type="float">
            <text:p>773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774" calcext:value-type="float">
            <text:p>774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775" calcext:value-type="float">
            <text:p>775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776" calcext:value-type="float">
            <text:p>776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777" calcext:value-type="float">
            <text:p>777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778" calcext:value-type="float">
            <text:p>778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779" calcext:value-type="float">
            <text:p>779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780" calcext:value-type="float">
            <text:p>780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781" calcext:value-type="float">
            <text:p>781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782" calcext:value-type="float">
            <text:p>782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783" calcext:value-type="float">
            <text:p>783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784" calcext:value-type="float">
            <text:p>784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785" calcext:value-type="float">
            <text:p>785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786" calcext:value-type="float">
            <text:p>786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787" calcext:value-type="float">
            <text:p>787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788" calcext:value-type="float">
            <text:p>788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789" calcext:value-type="float">
            <text:p>789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790" calcext:value-type="float">
            <text:p>790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791" calcext:value-type="float">
            <text:p>791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792" calcext:value-type="float">
            <text:p>792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793" calcext:value-type="float">
            <text:p>793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794" calcext:value-type="float">
            <text:p>794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795" calcext:value-type="float">
            <text:p>795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796" calcext:value-type="float">
            <text:p>796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797" calcext:value-type="float">
            <text:p>797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798" calcext:value-type="float">
            <text:p>798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799" calcext:value-type="float">
            <text:p>799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800" calcext:value-type="float">
            <text:p>800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801" calcext:value-type="float">
            <text:p>801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802" calcext:value-type="float">
            <text:p>802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803" calcext:value-type="float">
            <text:p>803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804" calcext:value-type="float">
            <text:p>804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805" calcext:value-type="float">
            <text:p>805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806" calcext:value-type="float">
            <text:p>806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807" calcext:value-type="float">
            <text:p>807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808" calcext:value-type="float">
            <text:p>808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809" calcext:value-type="float">
            <text:p>809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810" calcext:value-type="float">
            <text:p>810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811" calcext:value-type="float">
            <text:p>811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812" calcext:value-type="float">
            <text:p>812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813" calcext:value-type="float">
            <text:p>813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814" calcext:value-type="float">
            <text:p>814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815" calcext:value-type="float">
            <text:p>815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816" calcext:value-type="float">
            <text:p>816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817" calcext:value-type="float">
            <text:p>817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818" calcext:value-type="float">
            <text:p>818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819" calcext:value-type="float">
            <text:p>819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820" calcext:value-type="float">
            <text:p>820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821" calcext:value-type="float">
            <text:p>821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822" calcext:value-type="float">
            <text:p>822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823" calcext:value-type="float">
            <text:p>823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824" calcext:value-type="float">
            <text:p>824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825" calcext:value-type="float">
            <text:p>825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826" calcext:value-type="float">
            <text:p>826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827" calcext:value-type="float">
            <text:p>827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828" calcext:value-type="float">
            <text:p>828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829" calcext:value-type="float">
            <text:p>829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830" calcext:value-type="float">
            <text:p>830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831" calcext:value-type="float">
            <text:p>831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832" calcext:value-type="float">
            <text:p>832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833" calcext:value-type="float">
            <text:p>833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834" calcext:value-type="float">
            <text:p>834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835" calcext:value-type="float">
            <text:p>835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836" calcext:value-type="float">
            <text:p>836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837" calcext:value-type="float">
            <text:p>837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838" calcext:value-type="float">
            <text:p>838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839" calcext:value-type="float">
            <text:p>839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840" calcext:value-type="float">
            <text:p>840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841" calcext:value-type="float">
            <text:p>841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842" calcext:value-type="float">
            <text:p>842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843" calcext:value-type="float">
            <text:p>843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844" calcext:value-type="float">
            <text:p>844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845" calcext:value-type="float">
            <text:p>845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846" calcext:value-type="float">
            <text:p>846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847" calcext:value-type="float">
            <text:p>847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848" calcext:value-type="float">
            <text:p>848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849" calcext:value-type="float">
            <text:p>849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850" calcext:value-type="float">
            <text:p>850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851" calcext:value-type="float">
            <text:p>851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852" calcext:value-type="float">
            <text:p>852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853" calcext:value-type="float">
            <text:p>853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854" calcext:value-type="float">
            <text:p>854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855" calcext:value-type="float">
            <text:p>855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856" calcext:value-type="float">
            <text:p>856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857" calcext:value-type="float">
            <text:p>857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858" calcext:value-type="float">
            <text:p>858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859" calcext:value-type="float">
            <text:p>859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860" calcext:value-type="float">
            <text:p>860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861" calcext:value-type="float">
            <text:p>861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862" calcext:value-type="float">
            <text:p>862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863" calcext:value-type="float">
            <text:p>863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864" calcext:value-type="float">
            <text:p>864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865" calcext:value-type="float">
            <text:p>865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866" calcext:value-type="float">
            <text:p>866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867" calcext:value-type="float">
            <text:p>867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868" calcext:value-type="float">
            <text:p>868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869" calcext:value-type="float">
            <text:p>869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870" calcext:value-type="float">
            <text:p>870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871" calcext:value-type="float">
            <text:p>871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872" calcext:value-type="float">
            <text:p>872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873" calcext:value-type="float">
            <text:p>873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874" calcext:value-type="float">
            <text:p>874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875" calcext:value-type="float">
            <text:p>875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876" calcext:value-type="float">
            <text:p>876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877" calcext:value-type="float">
            <text:p>877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878" calcext:value-type="float">
            <text:p>878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879" calcext:value-type="float">
            <text:p>879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880" calcext:value-type="float">
            <text:p>880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881" calcext:value-type="float">
            <text:p>881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882" calcext:value-type="float">
            <text:p>882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883" calcext:value-type="float">
            <text:p>883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884" calcext:value-type="float">
            <text:p>884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885" calcext:value-type="float">
            <text:p>885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886" calcext:value-type="float">
            <text:p>886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887" calcext:value-type="float">
            <text:p>887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888" calcext:value-type="float">
            <text:p>888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889" calcext:value-type="float">
            <text:p>889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890" calcext:value-type="float">
            <text:p>890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891" calcext:value-type="float">
            <text:p>891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892" calcext:value-type="float">
            <text:p>892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893" calcext:value-type="float">
            <text:p>893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894" calcext:value-type="float">
            <text:p>894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895" calcext:value-type="float">
            <text:p>895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896" calcext:value-type="float">
            <text:p>896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897" calcext:value-type="float">
            <text:p>897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898" calcext:value-type="float">
            <text:p>898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899" calcext:value-type="float">
            <text:p>899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900" calcext:value-type="float">
            <text:p>900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901" calcext:value-type="float">
            <text:p>901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902" calcext:value-type="float">
            <text:p>902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903" calcext:value-type="float">
            <text:p>903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904" calcext:value-type="float">
            <text:p>904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905" calcext:value-type="float">
            <text:p>905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906" calcext:value-type="float">
            <text:p>906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907" calcext:value-type="float">
            <text:p>907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908" calcext:value-type="float">
            <text:p>908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909" calcext:value-type="float">
            <text:p>909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910" calcext:value-type="float">
            <text:p>910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911" calcext:value-type="float">
            <text:p>911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912" calcext:value-type="float">
            <text:p>912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913" calcext:value-type="float">
            <text:p>913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914" calcext:value-type="float">
            <text:p>914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915" calcext:value-type="float">
            <text:p>915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916" calcext:value-type="float">
            <text:p>916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917" calcext:value-type="float">
            <text:p>917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918" calcext:value-type="float">
            <text:p>918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919" calcext:value-type="float">
            <text:p>919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920" calcext:value-type="float">
            <text:p>920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921" calcext:value-type="float">
            <text:p>921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922" calcext:value-type="float">
            <text:p>922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923" calcext:value-type="float">
            <text:p>923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924" calcext:value-type="float">
            <text:p>924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925" calcext:value-type="float">
            <text:p>925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926" calcext:value-type="float">
            <text:p>926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927" calcext:value-type="float">
            <text:p>927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928" calcext:value-type="float">
            <text:p>928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929" calcext:value-type="float">
            <text:p>929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930" calcext:value-type="float">
            <text:p>930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931" calcext:value-type="float">
            <text:p>931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932" calcext:value-type="float">
            <text:p>932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933" calcext:value-type="float">
            <text:p>933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934" calcext:value-type="float">
            <text:p>934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935" calcext:value-type="float">
            <text:p>935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936" calcext:value-type="float">
            <text:p>936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937" calcext:value-type="float">
            <text:p>937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938" calcext:value-type="float">
            <text:p>938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939" calcext:value-type="float">
            <text:p>939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940" calcext:value-type="float">
            <text:p>940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941" calcext:value-type="float">
            <text:p>941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942" calcext:value-type="float">
            <text:p>942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943" calcext:value-type="float">
            <text:p>943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944" calcext:value-type="float">
            <text:p>944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945" calcext:value-type="float">
            <text:p>945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946" calcext:value-type="float">
            <text:p>946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947" calcext:value-type="float">
            <text:p>947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948" calcext:value-type="float">
            <text:p>948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949" calcext:value-type="float">
            <text:p>949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950" calcext:value-type="float">
            <text:p>950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951" calcext:value-type="float">
            <text:p>951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952" calcext:value-type="float">
            <text:p>952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953" calcext:value-type="float">
            <text:p>953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954" calcext:value-type="float">
            <text:p>954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955" calcext:value-type="float">
            <text:p>955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956" calcext:value-type="float">
            <text:p>956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957" calcext:value-type="float">
            <text:p>957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958" calcext:value-type="float">
            <text:p>958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959" calcext:value-type="float">
            <text:p>959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960" calcext:value-type="float">
            <text:p>960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961" calcext:value-type="float">
            <text:p>961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962" calcext:value-type="float">
            <text:p>962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963" calcext:value-type="float">
            <text:p>963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964" calcext:value-type="float">
            <text:p>964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965" calcext:value-type="float">
            <text:p>965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966" calcext:value-type="float">
            <text:p>966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967" calcext:value-type="float">
            <text:p>967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968" calcext:value-type="float">
            <text:p>968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969" calcext:value-type="float">
            <text:p>969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970" calcext:value-type="float">
            <text:p>970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971" calcext:value-type="float">
            <text:p>971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972" calcext:value-type="float">
            <text:p>972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973" calcext:value-type="float">
            <text:p>973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974" calcext:value-type="float">
            <text:p>974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975" calcext:value-type="float">
            <text:p>975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976" calcext:value-type="float">
            <text:p>976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977" calcext:value-type="float">
            <text:p>977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978" calcext:value-type="float">
            <text:p>978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979" calcext:value-type="float">
            <text:p>979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980" calcext:value-type="float">
            <text:p>980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981" calcext:value-type="float">
            <text:p>981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982" calcext:value-type="float">
            <text:p>982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983" calcext:value-type="float">
            <text:p>983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984" calcext:value-type="float">
            <text:p>984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985" calcext:value-type="float">
            <text:p>985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986" calcext:value-type="float">
            <text:p>986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987" calcext:value-type="float">
            <text:p>987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988" calcext:value-type="float">
            <text:p>988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989" calcext:value-type="float">
            <text:p>989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990" calcext:value-type="float">
            <text:p>990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991" calcext:value-type="float">
            <text:p>991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992" calcext:value-type="float">
            <text:p>992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993" calcext:value-type="float">
            <text:p>993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994" calcext:value-type="float">
            <text:p>994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995" calcext:value-type="float">
            <text:p>995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996" calcext:value-type="float">
            <text:p>996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3" office:value-type="float" office:value="997" calcext:value-type="float">
            <text:p>997</text:p>
          </table:table-cell>
          <table:table-cell table:style-name="ce6" table:number-columns-repeated="25"/>
          <table:table-cell table:number-columns-repeated="998"/>
        </table:table-row>
        <table:table-row table:style-name="ro2">
          <table:table-cell table:style-name="ce4" office:value-type="float" office:value="998" calcext:value-type="float">
            <text:p>998</text:p>
          </table:table-cell>
          <table:table-cell table:style-name="ce7" table:number-columns-repeated="25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Table_1" table:target-range-address="Items.A1:Items.Z100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name-asian="Linux Libertine G" style:font-family-asian="'Linux Libertine G'" style:font-family-generic-asian="system" style:font-pitch-asian="variable" style:font-size-asian="12pt" style:font-name-complex="Linux Libertine G" style:font-family-complex="'Linux Libertine G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tems" style:display-name="PageStyle_Item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961" meta:object-count="0"/>
    <meta:generator>LibreOfficeDev/6.0.5.2$Linux_X86_64 LibreOffice_project/</meta:generator>
  </office:meta>
</office:document-meta>
</file>